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6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11.94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7.53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0.04mm"/>
    </style:style>
    <style:style style:name="co11" style:family="table-column">
      <style:table-column-properties fo:break-before="auto" style:column-width="11.98mm"/>
    </style:style>
    <style:style style:name="co12" style:family="table-column">
      <style:table-column-properties fo:break-before="auto" style:column-width="13.6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0.85mm"/>
    </style:style>
    <style:style style:name="co15" style:family="table-column">
      <style:table-column-properties fo:break-before="auto" style:column-width="8.64mm"/>
    </style:style>
    <style:style style:name="co16" style:family="table-column">
      <style:table-column-properties fo:break-before="auto" style:column-width="9.75mm"/>
    </style:style>
    <style:style style:name="co17" style:family="table-column">
      <style:table-column-properties fo:break-before="auto" style:column-width="6.93mm"/>
    </style:style>
    <style:style style:name="co18" style:family="table-column">
      <style:table-column-properties fo:break-before="auto" style:column-width="20.25mm"/>
    </style:style>
    <style:style style:name="co19" style:family="table-column">
      <style:table-column-properties fo:break-before="auto" style:column-width="10.87mm"/>
    </style:style>
    <style:style style:name="co20" style:family="table-column">
      <style:table-column-properties fo:break-before="auto" style:column-width="13.09mm"/>
    </style:style>
    <style:style style:name="co21" style:family="table-column">
      <style:table-column-properties fo:break-before="auto" style:column-width="15.31mm"/>
    </style:style>
    <style:style style:name="co22" style:family="table-column">
      <style:table-column-properties fo:break-before="auto" style:column-width="6.97mm"/>
    </style:style>
    <style:style style:name="co23" style:family="table-column">
      <style:table-column-properties fo:break-before="auto" style:column-width="9.45mm"/>
    </style:style>
    <style:style style:name="co24" style:family="table-column">
      <style:table-column-properties fo:break-before="auto" style:column-width="12.77mm"/>
    </style:style>
    <style:style style:name="co25" style:family="table-column">
      <style:table-column-properties fo:break-before="auto" style:column-width="13.04mm"/>
    </style:style>
    <style:style style:name="co26" style:family="table-column">
      <style:table-column-properties fo:break-before="auto" style:column-width="7.18mm"/>
    </style:style>
    <style:style style:name="co27" style:family="table-column">
      <style:table-column-properties fo:break-before="auto" style:column-width="19.12mm"/>
    </style:style>
    <style:style style:name="co28" style:family="table-column">
      <style:table-column-properties fo:break-before="auto" style:column-width="5.52mm"/>
    </style:style>
    <style:style style:name="co29" style:family="table-column">
      <style:table-column-properties fo:break-before="auto" style:column-width="13.32mm"/>
    </style:style>
    <style:style style:name="co30" style:family="table-column">
      <style:table-column-properties fo:break-before="auto" style:column-width="6.35mm"/>
    </style:style>
    <style:style style:name="co31" style:family="table-column">
      <style:table-column-properties fo:break-before="auto" style:column-width="8.06mm"/>
    </style:style>
    <style:style style:name="co32" style:family="table-column">
      <style:table-column-properties fo:break-before="auto" style:column-width="8.89mm"/>
    </style:style>
    <style:style style:name="co33" style:family="table-column">
      <style:table-column-properties fo:break-before="auto" style:column-width="3.03mm"/>
    </style:style>
    <style:style style:name="co34" style:family="table-column">
      <style:table-column-properties fo:break-before="auto" style:column-width="14.09mm"/>
    </style:style>
    <style:style style:name="co35" style:family="table-column">
      <style:table-column-properties fo:break-before="auto" style:column-width="4.15mm"/>
    </style:style>
    <style:style style:name="co36" style:family="table-column">
      <style:table-column-properties fo:break-before="auto" style:column-width="3.86mm"/>
    </style:style>
    <style:style style:name="co37" style:family="table-column">
      <style:table-column-properties fo:break-before="auto" style:column-width="14.01mm"/>
    </style:style>
    <style:style style:name="co38" style:family="table-column">
      <style:table-column-properties fo:break-before="auto" style:column-width="8.84mm"/>
    </style:style>
    <style:style style:name="co39" style:family="table-column">
      <style:table-column-properties fo:break-before="auto" style:column-width="10.78mm"/>
    </style:style>
    <style:style style:name="co40" style:family="table-column">
      <style:table-column-properties fo:break-before="auto" style:column-width="13mm"/>
    </style:style>
    <style:style style:name="co41" style:family="table-column">
      <style:table-column-properties fo:break-before="auto" style:column-width="11.87mm"/>
    </style:style>
    <style:style style:name="co42" style:family="table-column">
      <style:table-column-properties fo:break-before="auto" style:column-width="4.41mm"/>
    </style:style>
    <style:style style:name="co43" style:family="table-column">
      <style:table-column-properties fo:break-before="auto" style:column-width="14.69mm"/>
    </style:style>
    <style:style style:name="co44" style:family="table-column">
      <style:table-column-properties fo:break-before="auto" style:column-width="11.11mm"/>
    </style:style>
    <style:style style:name="co45" style:family="table-column">
      <style:table-column-properties fo:break-before="auto" style:column-width="10mm"/>
    </style:style>
    <style:style style:name="co46" style:family="table-column">
      <style:table-column-properties fo:break-before="auto" style:column-width="20.78mm"/>
    </style:style>
    <style:style style:name="co47" style:family="table-column">
      <style:table-column-properties fo:break-before="auto" style:column-width="9.12mm"/>
    </style:style>
    <style:style style:name="co48" style:family="table-column">
      <style:table-column-properties fo:break-before="auto" style:column-width="8.55mm"/>
    </style:style>
    <style:style style:name="co49" style:family="table-column">
      <style:table-column-properties fo:break-before="auto" style:column-width="9.95mm"/>
    </style:style>
    <style:style style:name="co50" style:family="table-column">
      <style:table-column-properties fo:break-before="auto" style:column-width="17.2mm"/>
    </style:style>
    <style:style style:name="co51" style:family="table-column">
      <style:table-column-properties fo:break-before="auto" style:column-width="22.72mm"/>
    </style:style>
    <style:style style:name="co52" style:family="table-column">
      <style:table-column-properties fo:break-before="auto" style:column-width="5.24mm"/>
    </style:style>
    <style:style style:name="co53" style:family="table-column">
      <style:table-column-properties fo:break-before="auto" style:column-width="6.07mm"/>
    </style:style>
    <style:style style:name="co54" style:family="table-column">
      <style:table-column-properties fo:break-before="auto" style:column-width="15.75mm"/>
    </style:style>
    <style:style style:name="co55" style:family="table-column">
      <style:table-column-properties fo:break-before="auto" style:column-width="23.83mm"/>
    </style:style>
    <style:style style:name="co56" style:family="table-column">
      <style:table-column-properties fo:break-before="auto" style:column-width="7.73mm"/>
    </style:style>
    <style:style style:name="co57" style:family="table-column">
      <style:table-column-properties fo:break-before="auto" style:column-width="21.34mm"/>
    </style:style>
    <style:style style:name="co58" style:family="table-column">
      <style:table-column-properties fo:break-before="auto" style:column-width="17.74mm"/>
    </style:style>
    <style:style style:name="co59" style:family="table-column">
      <style:table-column-properties fo:break-before="auto" style:column-width="8.01mm"/>
    </style:style>
    <style:style style:name="ro1" style:family="table-row">
      <style:table-row-properties style:row-height="9.77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6" style:family="table-cell" style:parent-style-name="Default" style:data-style-name="N10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tyle="italic" style:font-style-asian="italic" style:font-style-complex="italic"/>
    </style:style>
    <style:style style:name="ce10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61">
      <style:table-cell-properties fo:border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font-name="Arial1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 style:data-style-name="N1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8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9" style:family="table-cell" style:parent-style-name="Default" style:data-style-name="N1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mm"/>
    </style:style>
    <style:style style:name="ce41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42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7" style:family="table-cell" style:parent-style-name="Default" style:data-style-name="N109"/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Arial1"/>
    </style:style>
    <style:style style:name="ce5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2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</style:style>
    <style:style style:name="ce53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mm"/>
    </style:style>
    <style:style style:name="ce54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55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 style:data-style-name="N1">
      <style:table-cell-properties fo:border="none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3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4" style:family="table-cell" style:parent-style-name="Default" style:data-style-name="N2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7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76" style:family="table-cell" style:parent-style-name="Default" style:data-style-name="N2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style:font-name="Arial1" fo:font-style="italic" style:font-style-asian="italic" style:font-style-complex="italic"/>
    </style:style>
    <style:style style:name="ce7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3" style:family="table-cell" style:parent-style-name="Default" style:data-style-name="N116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4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5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6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0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2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93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rial1" fo:font-style="italic" style:font-style-asian="italic" style:font-style-complex="italic"/>
    </style:style>
    <style:style style:name="ce96" style:family="table-cell" style:parent-style-name="Default" style:data-style-name="N11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7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"/>
    </style:style>
    <style:style style:name="T2" style:family="text">
      <style:text-properties style:text-position="0%"/>
    </style:style>
    <style:style style:name="T3" style:family="text">
      <style:text-properties style:text-position="-33%"/>
    </style:style>
    <style:style style:name="T4" style:family="text">
      <style:text-properties style:font-name="Arial"/>
    </style:style>
    <style:style style:name="T5" style:family="text">
      <style:text-properties style:font-name="Arial" style:text-position="-33%"/>
    </style:style>
    <style:style style:name="T6" style:family="text">
      <style:text-properties style:font-name="Arial" style:text-position="0%"/>
    </style:style>
    <style:style style:name="T7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Лаба 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2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Атом</text:p>
          </table:table-cell>
          <table:table-cell office:value-type="string" calcext:value-type="string">
            <text:p>М</text:p>
            <text:p>г/моль</text:p>
          </table:table-cell>
          <table:table-cell table:style-name="ce1" office:value-type="string" calcext:value-type="string">
            <text:p>T<text:span text:style-name="T3">1/2</text:span></text:p>
            <text:p><text:span text:style-name="T2">лет</text:span></text:p>
          </table:table-cell>
          <table:table-cell table:style-name="ce9" office:value-type="string" calcext:value-type="string">
            <text:p>λ</text:p>
            <text:p>лет<text:span text:style-name="T1">-1</text:span></text:p>
          </table:table-cell>
          <table:table-cell table:style-name="ce1" office:value-type="string" calcext:value-type="string" table:number-columns-spanned="8" table:number-rows-spanned="1">
            <text:p>A<text:span text:style-name="T3">0</text:span><text:span text:style-name="T2"> , кБк</text:span></text:p>
          </table:table-cell>
          <table:covered-table-cell table:style-name="ce1" office:value-type="string" calcext:value-type="string">
            <text:p>A<text:span text:style-name="T3">0</text:span><text:span text:style-name="T2"> , кБк</text:span></text:p>
          </table:covered-table-cell>
          <table:covered-table-cell table:style-name="ce1" office:value-type="string" calcext:value-type="string">
            <text:p>A<text:span text:style-name="T3">0</text:span><text:span text:style-name="T2"> , кБк</text:span></text:p>
          </table:covered-table-cell>
          <table:covered-table-cell table:style-name="ce1" office:value-type="string" calcext:value-type="string">
            <text:p>A<text:span text:style-name="T3">0</text:span><text:span text:style-name="T2"> , кБк</text:span></text:p>
          </table:covered-table-cell>
          <table:covered-table-cell table:style-name="ce1" office:value-type="string" calcext:value-type="string">
            <text:p>A<text:span text:style-name="T3">0</text:span><text:span text:style-name="T2"> , кБк</text:span></text:p>
          </table:covered-table-cell>
          <table:covered-table-cell table:style-name="ce1" office:value-type="string" calcext:value-type="string">
            <text:p>A<text:span text:style-name="T3">0</text:span><text:span text:style-name="T2"> , кБк</text:span></text:p>
          </table:covered-table-cell>
          <table:covered-table-cell table:style-name="ce1" office:value-type="string" calcext:value-type="string">
            <text:p>A<text:span text:style-name="T3">0</text:span><text:span text:style-name="T2"> , кБк</text:span></text:p>
          </table:covered-table-cell>
          <table:covered-table-cell table:style-name="ce1" office:value-type="string" calcext:value-type="string">
            <text:p>A<text:span text:style-name="T3">0</text:span><text:span text:style-name="T2"> , кБк</text:span></text:p>
          </table:covered-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241</text:span><text:span text:style-name="T2">Am</text:span><text:span text:style-name="T3">125</text:span></text:p>
          </table:table-cell>
          <table:table-cell office:value-type="float" office:value="241" calcext:value-type="float">
            <text:p>241</text:p>
          </table:table-cell>
          <table:table-cell table:style-name="ce7" office:value-type="float" office:value="432.1" calcext:value-type="float">
            <text:p>432,1</text:p>
          </table:table-cell>
          <table:table-cell table:style-name="ce10" table:formula="of:=LN(2)/[.C2]" office:value-type="float" office:value="0.00160413603462149" calcext:value-type="float">
            <text:p>1,6E-3</text:p>
          </table:table-cell>
          <table:table-cell table:style-name="ce12" office:value-type="float" office:value="3.52" calcext:value-type="float">
            <text:p>3,52</text:p>
          </table:table-cell>
          <table:table-cell table:style-name="ce12" office:value-type="float" office:value="3.33" calcext:value-type="float">
            <text:p>3,33</text:p>
          </table:table-cell>
          <table:table-cell office:value-type="float" office:value="3.46" calcext:value-type="float">
            <text:p>3,46</text:p>
          </table:table-cell>
          <table:table-cell table:style-name="ce12" office:value-type="float" office:value="3.44" calcext:value-type="float">
            <text:p>3,44</text:p>
          </table:table-cell>
          <table:table-cell table:style-name="ce12" office:value-type="float" office:value="3.54" calcext:value-type="float">
            <text:p>3,54</text:p>
          </table:table-cell>
          <table:table-cell table:style-name="ce12" office:value-type="float" office:value="3.35" calcext:value-type="float">
            <text:p>3,35</text:p>
          </table:table-cell>
          <table:table-cell table:style-name="ce12" office:value-type="float" office:value="3.43" calcext:value-type="float">
            <text:p>3,43</text:p>
          </table:table-cell>
          <table:table-cell table:style-name="ce12" office:value-type="float" office:value="3.33" calcext:value-type="float">
            <text:p>3,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22</text:span><text:span text:style-name="T2">Na</text:span><text:span text:style-name="T3">11</text:span>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2.603" calcext:value-type="float">
            <text:p>2,603</text:p>
          </table:table-cell>
          <table:table-cell table:style-name="ce10" table:formula="of:=LN(2)/[.C3]" office:value-type="float" office:value="0.266287814275815" calcext:value-type="float">
            <text:p>2,7E-1</text:p>
          </table:table-cell>
          <table:table-cell table:style-name="ce12" office:value-type="float" office:value="5.75" calcext:value-type="float">
            <text:p>5,75</text:p>
          </table:table-cell>
          <table:table-cell table:style-name="ce12" office:value-type="float" office:value="6.19" calcext:value-type="float">
            <text:p>6,19</text:p>
          </table:table-cell>
          <table:table-cell office:value-type="float" office:value="6.22" calcext:value-type="float">
            <text:p>6,22</text:p>
          </table:table-cell>
          <table:table-cell table:style-name="ce12" office:value-type="float" office:value="6.63" calcext:value-type="float">
            <text:p>6,63</text:p>
          </table:table-cell>
          <table:table-cell table:style-name="ce12" office:value-type="float" office:value="6.06" calcext:value-type="float">
            <text:p>6,06</text:p>
          </table:table-cell>
          <table:table-cell table:style-name="ce12" office:value-type="float" office:value="6.05" calcext:value-type="float">
            <text:p>6,05</text:p>
          </table:table-cell>
          <table:table-cell table:style-name="ce12" office:value-type="float" office:value="6.09" calcext:value-type="float">
            <text:p>6,09</text:p>
          </table:table-cell>
          <table:table-cell table:style-name="ce12" office:value-type="float" office:value="6.25" calcext:value-type="float">
            <text:p>6,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60</text:span><text:span text:style-name="T2">Co</text:span><text:span text:style-name="T3">27</text:span>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5.27" calcext:value-type="float">
            <text:p>5,27</text:p>
          </table:table-cell>
          <table:table-cell table:style-name="ce10" table:formula="of:=LN(2)/[.C4]" office:value-type="float" office:value="0.131526979233386" calcext:value-type="float">
            <text:p>1,3E-1</text:p>
          </table:table-cell>
          <table:table-cell table:style-name="ce12" office:value-type="float" office:value="7.38" calcext:value-type="float">
            <text:p>7,38</text:p>
          </table:table-cell>
          <table:table-cell table:style-name="ce12" office:value-type="float" office:value="7.82" calcext:value-type="float">
            <text:p>7,82</text:p>
          </table:table-cell>
          <table:table-cell office:value-type="float" office:value="8.11" calcext:value-type="float">
            <text:p>8,11</text:p>
          </table:table-cell>
          <table:table-cell table:style-name="ce12" office:value-type="float" office:value="7.63" calcext:value-type="float">
            <text:p>7,63</text:p>
          </table:table-cell>
          <table:table-cell table:style-name="ce12" office:value-type="float" office:value="7.82" calcext:value-type="float">
            <text:p>7,82</text:p>
          </table:table-cell>
          <table:table-cell table:style-name="ce12" office:value-type="float" office:value="8" calcext:value-type="float">
            <text:p>8,00</text:p>
          </table:table-cell>
          <table:table-cell table:style-name="ce12" office:value-type="float" office:value="7.97" calcext:value-type="float">
            <text:p>7,97</text:p>
          </table:table-cell>
          <table:table-cell table:style-name="ce12" office:value-type="float" office:value="7.9" calcext:value-type="float">
            <text:p>7,9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137</text:span><text:span text:style-name="T2">Cs</text:span><text:span text:style-name="T3">55</text:span></text:p>
          </table:table-cell>
          <table:table-cell office:value-type="float" office:value="137" calcext:value-type="float">
            <text:p>137</text:p>
          </table:table-cell>
          <table:table-cell table:style-name="ce7" office:value-type="float" office:value="30.169" calcext:value-type="float">
            <text:p>30,169</text:p>
          </table:table-cell>
          <table:table-cell table:style-name="ce10" table:formula="of:=LN(2)/[.C5]" office:value-type="float" office:value="0.0229754774954405" calcext:value-type="float">
            <text:p>2,3E-2</text:p>
          </table:table-cell>
          <table:table-cell table:style-name="ce12" office:value-type="float" office:value="11.2" calcext:value-type="float">
            <text:p>11,20</text:p>
          </table:table-cell>
          <table:table-cell table:style-name="ce12" office:value-type="float" office:value="11.5" calcext:value-type="float">
            <text:p>11,50</text:p>
          </table:table-cell>
          <table:table-cell office:value-type="float" office:value="11.3" calcext:value-type="float">
            <text:p>11,30</text:p>
          </table:table-cell>
          <table:table-cell table:style-name="ce12" office:value-type="float" office:value="11.7" calcext:value-type="float">
            <text:p>11,70</text:p>
          </table:table-cell>
          <table:table-cell table:style-name="ce12" office:value-type="float" office:value="11.2" calcext:value-type="float">
            <text:p>11,20</text:p>
          </table:table-cell>
          <table:table-cell table:style-name="ce12" office:value-type="float" office:value="10.9" calcext:value-type="float">
            <text:p>10,90</text:p>
          </table:table-cell>
          <table:table-cell table:style-name="ce12" office:value-type="float" office:value="11.3" calcext:value-type="float">
            <text:p>11,30</text:p>
          </table:table-cell>
          <table:table-cell table:style-name="ce12" office:value-type="float" office:value="11" calcext:value-type="float">
            <text:p>11,00</text:p>
          </table:table-cell>
          <table:table-cell table:number-columns-repeated="9"/>
        </table:table-row>
        <table:table-row table:style-name="ro3"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Атом</text:p>
          </table:table-cell>
          <table:table-cell office:value-type="string" calcext:value-type="string">
            <text:p>&lt;A<text:span text:style-name="T3">0</text:span><text:span text:style-name="T2">&gt;</text:span></text:p>
            <text:p><text:span text:style-name="T2">кБк</text:span></text:p>
          </table:table-cell>
          <table:table-cell table:style-name="ce1" office:value-type="string" calcext:value-type="string">
            <text:p>A(t)</text:p>
            <text:p>кБк</text:p>
          </table:table-cell>
          <table:table-cell table:style-name="ce1" office:value-type="string" calcext:value-type="string">
            <text:p>N<text:span text:style-name="T3">0</text:span></text:p>
            <text:p>штук</text:p>
          </table:table-cell>
          <table:table-cell table:style-name="ce1" office:value-type="string" calcext:value-type="string">
            <text:p>N(t)</text:p>
            <text:p>штук</text:p>
          </table:table-cell>
          <table:table-cell table:style-name="ce7" office:value-type="string" calcext:value-type="string">
            <text:p>m(t), г</text:p>
          </table:table-cell>
          <table:table-cell table:style-name="ce1" office:value-type="string" calcext:value-type="string">
            <text:p><text:span text:style-name="T4">Δ</text:span>A</text:p>
            <text:p><text:span text:style-name="T2">кБк</text:span></text:p>
          </table:table-cell>
          <table:table-cell table:style-name="ce9" office:value-type="string" calcext:value-type="string">
            <text:p>ΔT</text:p>
            <text:p>лет</text:p>
          </table:table-cell>
          <table:table-cell table:style-name="ce9" office:value-type="string" calcext:value-type="string">
            <text:p><text:span text:style-name="T4">Δ</text:span>λ</text:p>
            <text:p>лет<text:span text:style-name="T1">-1</text:span></text:p>
          </table:table-cell>
          <table:table-cell table:style-name="ce1" office:value-type="string" calcext:value-type="string">
            <text:p><text:span text:style-name="T4">Δ</text:span>N<text:span text:style-name="T3">0</text:span></text:p>
            <text:p>штук</text:p>
          </table:table-cell>
          <table:table-cell table:style-name="ce1" office:value-type="string" calcext:value-type="string">
            <text:p><text:span text:style-name="T4">Δ</text:span>N(t)</text:p>
            <text:p>штук</text:p>
          </table:table-cell>
          <table:table-cell table:style-name="ce7" office:value-type="string" calcext:value-type="string">
            <text:p><text:span text:style-name="T4">Δ</text:span>m(t), г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241</text:span><text:span text:style-name="T2">Am</text:span><text:span text:style-name="T3">125</text:span></text:p>
          </table:table-cell>
          <table:table-cell table:style-name="ce4" table:formula="of:=AVERAGE([.E2:.L2])" office:value-type="float" office:value="3.425" calcext:value-type="float">
            <text:p>3,4</text:p>
          </table:table-cell>
          <table:table-cell table:style-name="ce8" table:formula="of:=[.B8]*EXP(-[.$B$14]*[.D2])" office:value-type="float" office:value="3.29564601159004" calcext:value-type="float">
            <text:p>3,2956</text:p>
          </table:table-cell>
          <table:table-cell table:style-name="ce11" table:formula="of:=[.B8]*3.14*10^10/[.D2]" office:value-type="float" office:value="67042319154295.6" calcext:value-type="float">
            <text:p>6,7E+13</text:p>
          </table:table-cell>
          <table:table-cell table:style-name="ce11" table:formula="of:=[.C8]*3.14*10^10/[.D2]" office:value-type="float" office:value="64510292475504" calcext:value-type="float">
            <text:p>6,5E+13</text:p>
          </table:table-cell>
          <table:table-cell table:style-name="ce13" table:formula="of:=[.B2]*[.E8]/(6.022*10^23)" office:value-type="float" office:value="0.0000000258169719139762" calcext:value-type="float">
            <text:p>2,58E-08</text:p>
          </table:table-cell>
          <table:table-cell table:formula="of:=TINV(1-[.$B$15];COUNT([.E2:.L2]))*STDEV([.E2:.L2])/SQRT(COUNT([.E2:.L2]))" office:value-type="float" office:value="0.0670896056448857" calcext:value-type="float">
            <text:p>0,07</text:p>
          </table:table-cell>
          <table:table-cell table:style-name="ce7" office:value-type="float" office:value="0.6" calcext:value-type="float">
            <text:p>0,6</text:p>
          </table:table-cell>
          <table:table-cell table:style-name="ce10" table:formula="of:=[.D2]*[.H8]/[.C2]" office:value-type="float" office:value="0.00000222745110107126" calcext:value-type="float">
            <text:p>2,2E-6</text:p>
          </table:table-cell>
          <table:table-cell table:style-name="ce11" table:formula="of:=[.D8]*SQRT(([.G8]/[.B8])^2+([.I8]/[.D2])^2)" office:value-type="float" office:value="1316534202913.09" calcext:value-type="float">
            <text:p>1,3E+12</text:p>
          </table:table-cell>
          <table:table-cell table:style-name="ce11" table:formula="of:=[.E8]*SQRT(([.G8]/[.B8])^2+([.I8]/[.D2])^2)" office:value-type="float" office:value="1266811881737.93" calcext:value-type="float">
            <text:p>1,3E+12</text:p>
          </table:table-cell>
          <table:table-cell table:style-name="ce14" table:formula="of:=[.F8]*[.K8]/[.E8]" office:value-type="float" office:value="0.000000000506977189470013" calcext:value-type="float">
            <text:p>5,07E-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22</text:span><text:span text:style-name="T2">Na</text:span><text:span text:style-name="T3">11</text:span></text:p>
          </table:table-cell>
          <table:table-cell table:style-name="ce4" table:formula="of:=AVERAGE([.E3:.L3])" office:value-type="float" office:value="6.155" calcext:value-type="float">
            <text:p>6,2</text:p>
          </table:table-cell>
          <table:table-cell table:style-name="ce8" table:formula="of:=[.B9]*EXP(-[.$B$14]*[.D3])" office:value-type="float" office:value="0.0103202965592194" calcext:value-type="float">
            <text:p>0,0103</text:p>
          </table:table-cell>
          <table:table-cell table:style-name="ce11" table:formula="of:=[.B9]*3.14*10^10/[.D3]" office:value-type="float" office:value="725782366442.869" calcext:value-type="float">
            <text:p>7,3E+11</text:p>
          </table:table-cell>
          <table:table-cell table:style-name="ce11" table:formula="of:=[.C9]*3.14*10^10/[.D3]" office:value-type="float" office:value="1216943827.64297" calcext:value-type="float">
            <text:p>1,2E+09</text:p>
          </table:table-cell>
          <table:table-cell table:style-name="ce13" table:formula="of:=[.B3]*[.E9]/(6.022*10^23)" office:value-type="float" office:value="0.000000000000044458260060022" calcext:value-type="float">
            <text:p>4,45E-14</text:p>
          </table:table-cell>
          <table:table-cell table:formula="of:=TINV(1-[.$B$15];COUNT([.E3:.L3]))*STDEV([.E3:.L3])/SQRT(COUNT([.E3:.L3]))" office:value-type="float" office:value="0.201692987725348" calcext:value-type="float">
            <text:p>0,20</text:p>
          </table:table-cell>
          <table:table-cell table:style-name="ce7" office:value-type="float" office:value="0.04" calcext:value-type="float">
            <text:p>0,04</text:p>
          </table:table-cell>
          <table:table-cell table:style-name="ce10" table:formula="of:=[.D3]*[.H9]/[.C3]" office:value-type="float" office:value="0.00409201404957072" calcext:value-type="float">
            <text:p>4,1E-3</text:p>
          </table:table-cell>
          <table:table-cell table:style-name="ce11" table:formula="of:=[.D9]*SQRT(([.G9]/[.B9])^2+([.I9]/[.D3])^2)" office:value-type="float" office:value="26268371934.8272" calcext:value-type="float">
            <text:p>2,6E+10</text:p>
          </table:table-cell>
          <table:table-cell table:style-name="ce11" table:formula="of:=[.E9]*SQRT(([.G9]/[.B9])^2+([.I9]/[.D3])^2)" office:value-type="float" office:value="44045067.1803887" calcext:value-type="float">
            <text:p>4,4E+07</text:p>
          </table:table-cell>
          <table:table-cell table:style-name="ce14" table:formula="of:=[.F9]*[.K9]/[.E9]" office:value-type="float" office:value="1.60908581529152E-015" calcext:value-type="float">
            <text:p>1,61E-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60</text:span><text:span text:style-name="T2">Co</text:span><text:span text:style-name="T3">27</text:span></text:p>
          </table:table-cell>
          <table:table-cell table:style-name="ce4" table:formula="of:=AVERAGE([.E4:.L4])" office:value-type="float" office:value="7.82875" calcext:value-type="float">
            <text:p>7,8</text:p>
          </table:table-cell>
          <table:table-cell table:style-name="ce8" table:formula="of:=[.B10]*EXP(-[.$B$14]*[.D4])" office:value-type="float" office:value="0.333255889639124" calcext:value-type="float">
            <text:p>0,3333</text:p>
          </table:table-cell>
          <table:table-cell table:style-name="ce11" table:formula="of:=[.B10]*3.14*10^10/[.D4]" office:value-type="float" office:value="1868991072651.36" calcext:value-type="float">
            <text:p>1,9E+12</text:p>
          </table:table-cell>
          <table:table-cell table:style-name="ce11" table:formula="of:=[.C10]*3.14*10^10/[.D4]" office:value-type="float" office:value="79559608193.3911" calcext:value-type="float">
            <text:p>8,0E+10</text:p>
          </table:table-cell>
          <table:table-cell table:style-name="ce13" table:formula="of:=[.B4]*[.E10]/(6.022*10^23)" office:value-type="float" office:value="0.00000000000792689553570819" calcext:value-type="float">
            <text:p>7,93E-12</text:p>
          </table:table-cell>
          <table:table-cell table:formula="of:=TINV(1-[.$B$15];COUNT([.E4:.L4]))*STDEV([.E4:.L4])/SQRT(COUNT([.E4:.L4]))" office:value-type="float" office:value="0.188575266974766" calcext:value-type="float">
            <text:p>0,19</text:p>
          </table:table-cell>
          <table:table-cell table:style-name="ce7" office:value-type="float" office:value="0.022" calcext:value-type="float">
            <text:p>0,022</text:p>
          </table:table-cell>
          <table:table-cell table:style-name="ce10" table:formula="of:=[.D4]*[.H10]/[.C4]" office:value-type="float" office:value="0.000549068983516982" calcext:value-type="float">
            <text:p>5,5E-4</text:p>
          </table:table-cell>
          <table:table-cell table:style-name="ce11" table:formula="of:=[.D10]*SQRT(([.G10]/[.B10])^2+([.I10]/[.D4])^2)" office:value-type="float" office:value="45690477599.674" calcext:value-type="float">
            <text:p>4,6E+10</text:p>
          </table:table-cell>
          <table:table-cell table:style-name="ce11" table:formula="of:=[.E10]*SQRT(([.G10]/[.B10])^2+([.I10]/[.D4])^2)" office:value-type="float" office:value="1944961936.51807" calcext:value-type="float">
            <text:p>1,9E+09</text:p>
          </table:table-cell>
          <table:table-cell table:style-name="ce14" table:formula="of:=[.F10]*[.K10]/[.E10]" office:value-type="float" office:value="0.000000000000193785646282106" calcext:value-type="float">
            <text:p>1,94E-1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137</text:span><text:span text:style-name="T2">Cs</text:span><text:span text:style-name="T3">55</text:span></text:p>
          </table:table-cell>
          <table:table-cell table:style-name="ce4" table:formula="of:=AVERAGE([.E5:.L5])" office:value-type="float" office:value="11.2625" calcext:value-type="float">
            <text:p>11,3</text:p>
          </table:table-cell>
          <table:table-cell table:style-name="ce8" table:formula="of:=[.B11]*EXP(-[.$B$14]*[.D5])" office:value-type="float" office:value="6.48873218765678" calcext:value-type="float">
            <text:p>6,4887</text:p>
          </table:table-cell>
          <table:table-cell table:style-name="ce11" table:formula="of:=[.B11]*3.14*10^10/[.D5]" office:value-type="float" office:value="15392171939415.9" calcext:value-type="float">
            <text:p>1,5E+13</text:p>
          </table:table-cell>
          <table:table-cell table:style-name="ce11" table:formula="of:=[.C11]*3.14*10^10/[.D5]" office:value-type="float" office:value="8867985038955.39" calcext:value-type="float">
            <text:p>8,9E+12</text:p>
          </table:table-cell>
          <table:table-cell table:style-name="ce13" table:formula="of:=[.B5]*[.E11]/(6.022*10^23)" office:value-type="float" office:value="0.00000000201745923337245" calcext:value-type="float">
            <text:p>2,02E-09</text:p>
          </table:table-cell>
          <table:table-cell table:formula="of:=TINV(1-[.$B$15];COUNT([.E5:.L5]))*STDEV([.E5:.L5])/SQRT(COUNT([.E5:.L5]))" office:value-type="float" office:value="0.208715213700679" calcext:value-type="float">
            <text:p>0,21</text:p>
          </table:table-cell>
          <table:table-cell table:style-name="ce7" office:value-type="float" office:value="0.025" calcext:value-type="float">
            <text:p>0,025</text:p>
          </table:table-cell>
          <table:table-cell table:style-name="ce10" table:formula="of:=[.D5]*[.H11]/[.C5]" office:value-type="float" office:value="0.0000190389783349138" calcext:value-type="float">
            <text:p>1,9E-5</text:p>
          </table:table-cell>
          <table:table-cell table:style-name="ce11" table:formula="of:=[.D11]*SQRT(([.G11]/[.B11])^2+([.I11]/[.D5])^2)" office:value-type="float" office:value="285530798275.843" calcext:value-type="float">
            <text:p>2,9E+11</text:p>
          </table:table-cell>
          <table:table-cell table:style-name="ce11" table:formula="of:=[.E11]*SQRT(([.G11]/[.B11])^2+([.I11]/[.D5])^2)" office:value-type="float" office:value="164504584358.694" calcext:value-type="float">
            <text:p>1,6E+11</text:p>
          </table:table-cell>
          <table:table-cell table:style-name="ce14" table:formula="of:=[.F11]*[.K11]/[.E11]" office:value-type="float" office:value="0.0000000000374246563552659" calcext:value-type="float">
            <text:p>3,74E-11</text:p>
          </table:table-cell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</table:table-row>
        <table:table-row table:style-name="ro3">
          <table:table-cell table:style-name="ce2" office:value-type="string" calcext:value-type="string">
            <text:p>t = 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3">
          <table:table-cell table:style-name="ce3" office:value-type="string" calcext:value-type="string">
            <text:p>p = </text:p>
          </table:table-cell>
          <table:table-cell table:style-name="ce6" office:value-type="percentage" office:value="0.95" calcext:value-type="percentage">
            <text:p>95%</text:p>
          </table:table-cell>
          <table:table-cell table:number-columns-repeated="4"/>
          <table:table-cell table:style-name="Default"/>
          <table:table-cell table:number-columns-repeated="14"/>
        </table:table-row>
      </table:table>
      <table:table table:name="Лаба 2" table:style-name="ta1" table:print="false">
        <table:table-column table:style-name="co14" table:default-cell-style-name="ce16"/>
        <table:table-column table:style-name="co15" table:default-cell-style-name="ce16"/>
        <table:table-column table:style-name="co16" table:number-columns-repeated="4" table:default-cell-style-name="ce1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15" office:value-type="string" calcext:value-type="string">
            <text:p>№</text:p>
            <text:p>измерения</text:p>
          </table:table-cell>
          <table:table-cell table:style-name="ce1" office:value-type="string" calcext:value-type="string">
            <text:p>А*<text:span text:style-name="T3">Ф</text:span></text:p>
          </table:table-cell>
          <table:table-cell table:style-name="ce1" office:value-type="string" calcext:value-type="string">
            <text:p>А*<text:span text:style-name="T3">Na</text:span></text:p>
          </table:table-cell>
          <table:table-cell table:style-name="ce1" office:value-type="string" calcext:value-type="string">
            <text:p>A*<text:span text:style-name="T3">Co</text:span></text:p>
          </table:table-cell>
          <table:table-cell table:style-name="ce1" office:value-type="string" calcext:value-type="string">
            <text:p>A*<text:span text:style-name="T3">Cs</text:span></text:p>
          </table:table-cell>
          <table:table-cell table:style-name="ce17" office:value-type="string" calcext:value-type="string">
            <text:p>A*<text:span text:style-name="T3">Am</text:span></text:p>
          </table:table-cell>
          <table:table-cell/>
          <table:table-cell table:style-name="ce19" office:value-type="string" calcext:value-type="string">
            <text:p>Величина</text:p>
          </table:table-cell>
          <table:table-cell table:style-name="ce1" office:value-type="string" calcext:value-type="string">
            <text:p>фон</text:p>
          </table:table-cell>
          <table:table-cell table:style-name="ce1" office:value-type="string" calcext:value-type="string">
            <text:p><text:span text:style-name="T1">22</text:span><text:span text:style-name="T2">Na</text:span><text:span text:style-name="T3">11</text:span></text:p>
          </table:table-cell>
          <table:table-cell table:style-name="ce1" office:value-type="string" calcext:value-type="string">
            <text:p><text:span text:style-name="T1">60</text:span><text:span text:style-name="T2">Co</text:span><text:span text:style-name="T3">27</text:span></text:p>
          </table:table-cell>
          <table:table-cell table:style-name="ce1" office:value-type="string" calcext:value-type="string">
            <text:p><text:span text:style-name="T1">137</text:span><text:span text:style-name="T2">Cs</text:span><text:span text:style-name="T3">55</text:span></text:p>
          </table:table-cell>
          <table:table-cell table:style-name="ce17" office:value-type="string" calcext:value-type="string">
            <text:p><text:span text:style-name="T1">241</text:span><text:span text:style-name="T2">Am</text:span><text:span text:style-name="T3">125</text:span></text:p>
          </table:table-cell>
        </table:table-row>
        <table:table-row table:style-name="ro5">
          <table:table-cell table:style-name="ce15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4" calcext:value-type="float">
            <text:p>54</text:p>
          </table:table-cell>
          <table:table-cell table:style-name="ce18"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&lt;A*&gt;</text:p>
          </table:table-cell>
          <table:table-cell table:style-name="ce4" table:formula="of:=AVERAGE([.B2:.B21])" office:value-type="float" office:value="13.45" calcext:value-type="float">
            <text:p>13,5</text:p>
          </table:table-cell>
          <table:table-cell table:style-name="ce4" table:formula="of:=AVERAGE([.C2:.C21])" office:value-type="float" office:value="15.35" calcext:value-type="float">
            <text:p>15,4</text:p>
          </table:table-cell>
          <table:table-cell table:style-name="ce4" table:formula="of:=AVERAGE([.D2:.D21])" office:value-type="float" office:value="27.05" calcext:value-type="float">
            <text:p>27,1</text:p>
          </table:table-cell>
          <table:table-cell table:style-name="ce4" table:formula="of:=AVERAGE([.E2:.E21])" office:value-type="float" office:value="66.55" calcext:value-type="float">
            <text:p>66,6</text:p>
          </table:table-cell>
          <table:table-cell table:style-name="ce26" table:formula="of:=AVERAGE([.F2:.F21])" office:value-type="float" office:value="22.15" calcext:value-type="float">
            <text:p>22,2</text:p>
          </table:table-cell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9" calcext:value-type="float">
            <text:p>99</text:p>
          </table:table-cell>
          <table:table-cell table:style-name="ce18"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A<text:span text:style-name="T3">изм </text:span>, Бк/кг</text:p>
          </table:table-cell>
          <table:table-cell table:style-name="ce7" table:formula="of:=200*[.I2]" office:value-type="float" office:value="2690" calcext:value-type="float">
            <text:p>2690</text:p>
          </table:table-cell>
          <table:table-cell table:style-name="ce7" table:formula="of:=200*([.J2]-[.$I$2])" office:value-type="float" office:value="380" calcext:value-type="float">
            <text:p>380</text:p>
          </table:table-cell>
          <table:table-cell table:style-name="ce7" table:formula="of:=200*([.K2]-[.$I$2])" office:value-type="float" office:value="2720" calcext:value-type="float">
            <text:p>2720</text:p>
          </table:table-cell>
          <table:table-cell table:style-name="ce7" table:formula="of:=200*([.L2]-[.$I$2])" office:value-type="float" office:value="10620" calcext:value-type="float">
            <text:p>10620</text:p>
          </table:table-cell>
          <table:table-cell table:style-name="ce18" table:formula="of:=200*([.M2]-[.$I$2])" office:value-type="float" office:value="1740" calcext:value-type="float">
            <text:p>1740</text:p>
          </table:table-cell>
        </table:table-row>
        <table:table-row table:style-name="ro6">
          <table:table-cell table:style-name="ce15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style-name="ce18" office:value-type="float" office:value="17" calcext:value-type="float">
            <text:p>17</text:p>
          </table:table-cell>
          <table:table-cell/>
          <table:table-cell table:style-name="ce20" office:value-type="string" calcext:value-type="string">
            <text:p>A<text:span text:style-name="T3">расч </text:span>, Бк</text:p>
          </table:table-cell>
          <table:table-cell table:style-name="ce22" table:formula="of:=[.I3]*[.$L$4]/[.$L$3]" office:value-type="float" office:value="1643.56775751382" calcext:value-type="float">
            <text:p>1644</text:p>
          </table:table-cell>
          <table:table-cell table:style-name="ce22" table:formula="of:=[.J3]*[.$L$4]/[.$L$3]" office:value-type="float" office:value="232.176857938755" calcext:value-type="float">
            <text:p>232</text:p>
          </table:table-cell>
          <table:table-cell table:style-name="ce22" table:formula="of:=[.K3]*[.$L$4]/[.$L$3]" office:value-type="float" office:value="1661.89750945635" calcext:value-type="float">
            <text:p>1662</text:p>
          </table:table-cell>
          <table:table-cell table:style-name="ce22" table:formula="of:=1000*['Лаба 1'.C11]" office:value-type="float" office:value="6488.73218765678" calcext:value-type="float">
            <text:p>6489</text:p>
          </table:table-cell>
          <table:table-cell table:style-name="ce27" table:formula="of:=[.M3]*[.$L$4]/[.$L$3]" office:value-type="float" office:value="1063.12561266693" calcext:value-type="float">
            <text:p>1063</text:p>
          </table:table-cell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58" calcext:value-type="float">
            <text:p>58</text:p>
          </table:table-cell>
          <table:table-cell table:style-name="ce18"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<text:span text:style-name="T4">σ</text:span>(A*)</text:p>
          </table:table-cell>
          <table:table-cell table:style-name="ce23" table:formula="of:=STDEVP([.B2:.B21])" office:value-type="float" office:value="3.15396575758203" calcext:value-type="float">
            <text:p>3</text:p>
          </table:table-cell>
          <table:table-cell table:style-name="ce23" table:formula="of:=STDEVP([.C2:.C21])" office:value-type="float" office:value="3.07042342356881" calcext:value-type="float">
            <text:p>3</text:p>
          </table:table-cell>
          <table:table-cell table:style-name="ce23" table:formula="of:=STDEVP([.D2:.D21])" office:value-type="float" office:value="5.37098687393667" calcext:value-type="float">
            <text:p>5</text:p>
          </table:table-cell>
          <table:table-cell table:style-name="ce23" table:formula="of:=STDEVP([.E2:.E21])" office:value-type="float" office:value="14.7494915166591" calcext:value-type="float">
            <text:p>15</text:p>
          </table:table-cell>
          <table:table-cell table:style-name="ce28" table:formula="of:=STDEVP([.F2:.F21])" office:value-type="float" office:value="4.31595875791231" calcext:value-type="float">
            <text:p>4</text:p>
          </table:table-cell>
        </table:table-row>
        <table:table-row table:style-name="ro7">
          <table:table-cell table:style-name="ce15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70" calcext:value-type="float">
            <text:p>70</text:p>
          </table:table-cell>
          <table:table-cell table:style-name="ce18" office:value-type="float" office:value="24" calcext:value-type="float">
            <text:p>24</text:p>
          </table:table-cell>
          <table:table-cell/>
          <table:table-cell table:style-name="ce20" office:value-type="string" calcext:value-type="string">
            <text:p><text:span text:style-name="T4">δ</text:span>(A*)</text:p>
          </table:table-cell>
          <table:table-cell table:style-name="ce24" table:formula="of:=[.I5]/[.I2]" office:value-type="percentage" office:value="0.234495595359259" calcext:value-type="percentage">
            <text:p>23%</text:p>
          </table:table-cell>
          <table:table-cell table:style-name="ce24" table:formula="of:=[.J5]/[.J2]" office:value-type="percentage" office:value="0.200027584597316" calcext:value-type="percentage">
            <text:p>20%</text:p>
          </table:table-cell>
          <table:table-cell table:style-name="ce24" table:formula="of:=[.K5]/[.K2]" office:value-type="percentage" office:value="0.198557740256439" calcext:value-type="percentage">
            <text:p>20%</text:p>
          </table:table-cell>
          <table:table-cell table:style-name="ce24" table:formula="of:=[.L5]/[.L2]" office:value-type="percentage" office:value="0.221630225644765" calcext:value-type="percentage">
            <text:p>22%</text:p>
          </table:table-cell>
          <table:table-cell table:style-name="ce24" table:formula="of:=[.M5]/[.M2]" office:value-type="percentage" office:value="0.19485141119243" calcext:value-type="percentage">
            <text:p>19%</text:p>
          </table:table-cell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67" calcext:value-type="float">
            <text:p>67</text:p>
          </table:table-cell>
          <table:table-cell table:style-name="ce18" office:value-type="float" office:value="17" calcext:value-type="float">
            <text:p>17</text:p>
          </table:table-cell>
          <table:table-cell/>
          <table:table-cell table:style-name="ce21" office:value-type="string" calcext:value-type="string">
            <text:p>ΔA<text:span text:style-name="T3">95,4%</text:span></text:p>
          </table:table-cell>
          <table:table-cell table:style-name="ce25" table:formula="of:=2*[.I5]" office:value-type="float" office:value="6.30793151516406" calcext:value-type="float">
            <text:p>6</text:p>
          </table:table-cell>
          <table:table-cell table:style-name="ce25" table:formula="of:=2*[.J5]" office:value-type="float" office:value="6.14084684713762" calcext:value-type="float">
            <text:p>6</text:p>
          </table:table-cell>
          <table:table-cell table:style-name="ce25" table:formula="of:=2*[.K5]" office:value-type="float" office:value="10.7419737478733" calcext:value-type="float">
            <text:p>11</text:p>
          </table:table-cell>
          <table:table-cell table:style-name="ce25" table:formula="of:=2*[.L5]" office:value-type="float" office:value="29.4989830333183" calcext:value-type="float">
            <text:p>29</text:p>
          </table:table-cell>
          <table:table-cell table:style-name="ce29" table:formula="of:=2*[.M5]" office:value-type="float" office:value="8.63191751582463" calcext:value-type="float">
            <text:p>9</text:p>
          </table:table-cell>
        </table:table-row>
        <table:table-row table:style-name="ro5">
          <table:table-cell table:style-name="ce15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1" calcext:value-type="float">
            <text:p>61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7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6" calcext:value-type="float">
            <text:p>46</text:p>
          </table:table-cell>
          <table:table-cell table:style-name="ce18" office:value-type="float" office:value="18" calcext:value-type="float">
            <text:p>18</text:p>
          </table:table-cell>
          <table:table-cell table:style-name="ce16" table:number-columns-repeated="6"/>
          <table:table-cell/>
        </table:table-row>
        <table:table-row table:style-name="ro5">
          <table:table-cell table:style-name="ce15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9" calcext:value-type="float">
            <text:p>79</text:p>
          </table:table-cell>
          <table:table-cell table:style-name="ce18" office:value-type="float" office:value="22" calcext:value-type="float">
            <text:p>22</text:p>
          </table:table-cell>
          <table:table-cell table:style-name="ce16"/>
          <table:table-cell table:number-columns-repeated="6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1" calcext:value-type="float">
            <text:p>81</text:p>
          </table:table-cell>
          <table:table-cell table:style-name="ce18" office:value-type="float" office:value="25" calcext:value-type="float">
            <text:p>25</text:p>
          </table:table-cell>
          <table:table-cell table:style-name="ce16"/>
          <table:table-cell table:number-columns-repeated="6"/>
        </table:table-row>
        <table:table-row table:style-name="ro5">
          <table:table-cell table:style-name="ce15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6" calcext:value-type="float">
            <text:p>56</text:p>
          </table:table-cell>
          <table:table-cell table:style-name="ce18" office:value-type="float" office:value="28" calcext:value-type="float">
            <text:p>28</text:p>
          </table:table-cell>
          <table:table-cell table:style-name="ce16"/>
          <table:table-cell table:number-columns-repeated="6"/>
        </table:table-row>
        <table:table-row table:style-name="ro5">
          <table:table-cell table:style-name="ce15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3" calcext:value-type="float">
            <text:p>63</text:p>
          </table:table-cell>
          <table:table-cell table:style-name="ce18" office:value-type="float" office:value="26" calcext:value-type="float">
            <text:p>26</text:p>
          </table:table-cell>
          <table:table-cell table:style-name="ce16"/>
          <table:table-cell table:number-columns-repeated="6"/>
        </table:table-row>
        <table:table-row table:style-name="ro5">
          <table:table-cell table:style-name="ce15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7" calcext:value-type="float">
            <text:p>67</text:p>
          </table:table-cell>
          <table:table-cell table:style-name="ce18" office:value-type="float" office:value="27" calcext:value-type="float">
            <text:p>27</text:p>
          </table:table-cell>
          <table:table-cell table:style-name="ce16"/>
          <table:table-cell table:number-columns-repeated="6"/>
        </table:table-row>
        <table:table-row table:style-name="ro5">
          <table:table-cell table:style-name="ce15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2" calcext:value-type="float">
            <text:p>72</text:p>
          </table:table-cell>
          <table:table-cell table:style-name="ce18" office:value-type="float" office:value="15" calcext:value-type="float">
            <text:p>15</text:p>
          </table:table-cell>
          <table:table-cell table:style-name="ce16"/>
          <table:table-cell table:number-columns-repeated="6"/>
        </table:table-row>
        <table:table-row table:style-name="ro5">
          <table:table-cell table:style-name="ce15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4" calcext:value-type="float">
            <text:p>84</text:p>
          </table:table-cell>
          <table:table-cell table:style-name="ce18" office:value-type="float" office:value="29" calcext:value-type="float">
            <text:p>29</text:p>
          </table:table-cell>
          <table:table-cell table:style-name="ce16"/>
          <table:table-cell table:number-columns-repeated="6"/>
        </table:table-row>
        <table:table-row table:style-name="ro5">
          <table:table-cell table:style-name="ce15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4" calcext:value-type="float">
            <text:p>74</text:p>
          </table:table-cell>
          <table:table-cell table:style-name="ce18" office:value-type="float" office:value="28" calcext:value-type="float">
            <text:p>28</text:p>
          </table:table-cell>
          <table:table-cell table:style-name="ce16"/>
          <table:table-cell table:number-columns-repeated="6"/>
        </table:table-row>
        <table:table-row table:style-name="ro5">
          <table:table-cell table:style-name="ce15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9" calcext:value-type="float">
            <text:p>79</text:p>
          </table:table-cell>
          <table:table-cell table:style-name="ce18" office:value-type="float" office:value="22" calcext:value-type="float">
            <text:p>22</text:p>
          </table:table-cell>
          <table:table-cell table:style-name="ce16"/>
          <table:table-cell table:number-columns-repeated="6"/>
        </table:table-row>
        <table:table-row table:style-name="ro5">
          <table:table-cell table:style-name="ce15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8" calcext:value-type="float">
            <text:p>68</text:p>
          </table:table-cell>
          <table:table-cell table:style-name="ce18" office:value-type="float" office:value="24" calcext:value-type="float">
            <text:p>24</text:p>
          </table:table-cell>
          <table:table-cell table:style-name="ce16" table:number-columns-repeated="6"/>
          <table:table-cell/>
        </table:table-row>
        <table:table-row table:style-name="ro5">
          <table:table-cell table:style-name="ce15"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1" calcext:value-type="float">
            <text:p>71</text:p>
          </table:table-cell>
          <table:table-cell table:style-name="ce18" office:value-type="float" office:value="19" calcext:value-type="float">
            <text:p>19</text:p>
          </table:table-cell>
          <table:table-cell table:style-name="ce16" table:number-columns-repeated="6"/>
          <table:table-cell/>
        </table:table-row>
        <table:table-row table:style-name="ro5">
          <table:table-cell table:style-name="ce15" office:value-type="float" office:value="20" calcext:value-type="float">
            <text:p>20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2" calcext:value-type="float">
            <text:p>52</text:p>
          </table:table-cell>
          <table:table-cell table:style-name="ce18" office:value-type="float" office:value="25" calcext:value-type="float">
            <text:p>25</text:p>
          </table:table-cell>
          <table:table-cell table:style-name="ce16" table:number-columns-repeated="6"/>
          <table:table-cell/>
        </table:table-row>
        <table:table-row table:style-name="ro5" table:number-rows-repeated="9">
          <table:table-cell table:style-name="Default" table:number-columns-repeated="6"/>
          <table:table-cell table:number-columns-repeated="7"/>
        </table:table-row>
        <table:table-row table:style-name="ro5" table:number-rows-repeated="1048545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Лаба 3" table:style-name="ta1" table:print="false">
        <table:table-column table:style-name="co22" table:default-cell-style-name="ce32"/>
        <table:table-column table:style-name="co23" table:default-cell-style-name="ce7"/>
        <table:table-column table:style-name="co24" table:number-columns-repeated="2" table:default-cell-style-name="ce7"/>
        <table:table-column table:style-name="co25" table:default-cell-style-name="ce18"/>
        <table:table-column table:style-name="co26" table:default-cell-style-name="ce16"/>
        <table:table-column table:style-name="co27" table:default-cell-style-name="ce16"/>
        <table:table-column table:style-name="co2" table:default-cell-style-name="ce16"/>
        <table:table-column table:style-name="co1" table:default-cell-style-name="ce16"/>
        <table:table-column table:style-name="co2" table:number-columns-repeated="2" table:default-cell-style-name="ce16"/>
        <table:table-column table:style-name="co28" table:default-cell-style-name="ce16"/>
        <table:table-column table:style-name="co22" table:default-cell-style-name="ce7"/>
        <table:table-column table:style-name="co23" table:default-cell-style-name="ce7"/>
        <table:table-column table:style-name="co29" table:default-cell-style-name="ce7"/>
        <table:table-column table:style-name="co3" table:default-cell-style-name="ce7"/>
        <table:table-column table:style-name="co29" table:default-cell-style-name="ce7"/>
        <table:table-column table:style-name="co30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3">
          <table:table-cell table:style-name="ce30" office:value-type="string" calcext:value-type="string" table:number-columns-spanned="11" table:number-rows-spanned="1">
            <text:p>Масштаб =</text:p>
          </table:table-cell>
          <table:covered-table-cell table:number-columns-repeated="10" table:style-name="ce34"/>
          <table:table-cell table:style-name="ce40" office:value-type="float" office:value="1" calcext:value-type="float" table:number-columns-spanned="12" table:number-rows-spanned="1">
            <text:p>1</text:p>
          </table:table-cell>
          <table:covered-table-cell table:number-columns-repeated="4" table:style-name="ce41"/>
          <table:covered-table-cell table:style-name="ce42"/>
          <table:covered-table-cell table:number-columns-repeated="6" table:style-name="ce43"/>
        </table:table-row>
        <table:table-row table:style-name="ro3">
          <table:table-cell table:style-name="ce7" office:value-type="string" calcext:value-type="string" table:number-columns-spanned="11" table:number-rows-spanned="1">
            <text:p>Лаба нормального человека</text:p>
          </table:table-cell>
          <table:covered-table-cell table:number-columns-repeated="4" table:style-name="ce16"/>
          <table:covered-table-cell table:number-columns-repeated="6"/>
          <table:table-cell/>
          <table:table-cell office:value-type="string" calcext:value-type="string" table:number-columns-spanned="11" table:number-rows-spanned="1">
            <text:p>Лаба курильщика</text:p>
          </table:table-cell>
          <table:covered-table-cell table:number-columns-repeated="10"/>
        </table:table-row>
        <table:table-row table:style-name="ro1">
          <table:table-cell table:style-name="ce31" office:value-type="string" calcext:value-type="string">
            <text:p>№</text:p>
          </table:table-cell>
          <table:table-cell table:style-name="ce35" office:value-type="string" calcext:value-type="string">
            <text:p>фон</text:p>
          </table:table-cell>
          <table:table-cell table:style-name="ce35" office:value-type="string" calcext:value-type="string">
            <text:p>фон +</text:p>
            <text:p><text:span text:style-name="T1">22</text:span>Na<text:span text:style-name="T3">11</text:span></text:p>
          </table:table-cell>
          <table:table-cell table:style-name="ce35" office:value-type="string" calcext:value-type="string">
            <text:p>фон +</text:p>
            <text:p><text:span text:style-name="T1">60</text:span>Co<text:span text:style-name="T3">27</text:span></text:p>
          </table:table-cell>
          <table:table-cell table:style-name="ce37" office:value-type="string" calcext:value-type="string">
            <text:p>фон +</text:p>
            <text:p><text:span text:style-name="T1">137</text:span>Cs<text:span text:style-name="T3">55</text:span></text:p>
          </table:table-cell>
          <table:table-cell/>
          <table:table-cell table:style-name="ce7" office:value-type="string" calcext:value-type="string">
            <text:p>Величина</text:p>
          </table:table-cell>
          <table:table-cell table:style-name="ce7" office:value-type="string" calcext:value-type="string">
            <text:p>фон</text:p>
          </table:table-cell>
          <table:table-cell table:style-name="ce7" office:value-type="string" calcext:value-type="string">
            <text:p>фон +</text:p>
            <text:p><text:span text:style-name="T1">22</text:span>Na<text:span text:style-name="T3">11</text:span></text:p>
          </table:table-cell>
          <table:table-cell table:style-name="ce7" office:value-type="string" calcext:value-type="string">
            <text:p>фон +</text:p>
            <text:p><text:span text:style-name="T1">60</text:span>Co<text:span text:style-name="T3">27</text:span></text:p>
          </table:table-cell>
          <table:table-cell table:style-name="ce7" office:value-type="string" calcext:value-type="string">
            <text:p>фон +</text:p>
            <text:p><text:span text:style-name="T1">137</text:span>Cs<text:span text:style-name="T3">55</text:span></text:p>
          </table:table-cell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фон</text:p>
          </table:table-cell>
          <table:table-cell table:style-name="ce35" office:value-type="string" calcext:value-type="string">
            <text:p>Фон +</text:p>
            <text:p><text:span text:style-name="T1">22</text:span>Na<text:span text:style-name="T3">11</text:span></text:p>
          </table:table-cell>
          <table:table-cell office:value-type="string" calcext:value-type="string">
            <text:p>фон + </text:p>
            <text:p><text:span text:style-name="T1">60</text:span>Co<text:span text:style-name="T3">27</text:span></text:p>
          </table:table-cell>
          <table:table-cell office:value-type="string" calcext:value-type="string">
            <text:p>Фон +</text:p>
            <text:p><text:span text:style-name="T1">137</text:span>Cs<text:span text:style-name="T3">55</text:span></text:p>
          </table:table-cell>
          <table:table-cell/>
          <table:table-cell table:style-name="ce7" office:value-type="string" calcext:value-type="string">
            <text:p>Величина</text:p>
          </table:table-cell>
          <table:table-cell table:style-name="ce7" office:value-type="string" calcext:value-type="string">
            <text:p>фон</text:p>
          </table:table-cell>
          <table:table-cell table:style-name="ce7" office:value-type="string" calcext:value-type="string">
            <text:p>фон +</text:p>
            <text:p><text:span text:style-name="T1">22</text:span>Na<text:span text:style-name="T3">11</text:span></text:p>
          </table:table-cell>
          <table:table-cell table:style-name="ce7" office:value-type="string" calcext:value-type="string">
            <text:p>фон +</text:p>
            <text:p><text:span text:style-name="T1">60</text:span>Co<text:span text:style-name="T3">27</text:span></text:p>
          </table:table-cell>
          <table:table-cell table:style-name="ce7" office:value-type="string" calcext:value-type="string">
            <text:p>фон +</text:p>
            <text:p><text:span text:style-name="T1">137</text:span>Cs<text:span text:style-name="T3">55</text:span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1" office:value-type="string" calcext:value-type="string">
            <text:p>&lt;N<text:span text:style-name="T5">β</text:span>&gt;</text:p>
          </table:table-cell>
          <table:table-cell table:style-name="ce39" table:formula="of:=[.$L$1]*AVERAGE([.B4:.B33])" office:value-type="float" office:value="11.6666666666667" calcext:value-type="float">
            <text:p>11,67</text:p>
          </table:table-cell>
          <table:table-cell table:style-name="ce39" table:formula="of:=[.$L$1]*AVERAGE([.C4:.C33])" office:value-type="float" office:value="12.3" calcext:value-type="float">
            <text:p>12,30</text:p>
          </table:table-cell>
          <table:table-cell table:style-name="ce39" table:formula="of:=[.$L$1]*AVERAGE([.D4:.D33])" office:value-type="float" office:value="21.7333333333333" calcext:value-type="float">
            <text:p>21,73</text:p>
          </table:table-cell>
          <table:table-cell table:style-name="ce39" table:formula="of:=[.$L$1]*AVERAGE([.E4:.E33])" office:value-type="float" office:value="308.633333333333" calcext:value-type="float">
            <text:p>308,63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(NORMINV(RAND();[.H$4];[.H$7])+(RAND()-0.5)*[.H$7])/[.$L$1])" office:value-type="float" office:value="15" calcext:value-type="float">
            <text:p>15</text:p>
          </table:table-cell>
          <table:table-cell table:formula="of:=ROUND((NORMINV(RAND();[.I$4];[.I$7])+(RAND()-0.5)*[.I$7])/[.$L$1])" office:value-type="float" office:value="11" calcext:value-type="float">
            <text:p>11</text:p>
          </table:table-cell>
          <table:table-cell table:formula="of:=ROUND((NORMINV(RAND();[.J$4];[.J$7])+(RAND()-0.5)*[.J$7])/[.$L$1])" office:value-type="float" office:value="14" calcext:value-type="float">
            <text:p>14</text:p>
          </table:table-cell>
          <table:table-cell table:formula="of:=ROUND((NORMINV(RAND();[.K$4];[.K$7])+(RAND()-0.5)*[.K$7])/[.$L$1])" office:value-type="float" office:value="142" calcext:value-type="float">
            <text:p>142</text:p>
          </table:table-cell>
          <table:table-cell/>
          <table:table-cell table:style-name="ce1" office:value-type="string" calcext:value-type="string">
            <text:p>&lt;N<text:span text:style-name="T5">β</text:span>&gt;</text:p>
          </table:table-cell>
          <table:table-cell table:style-name="ce39" table:formula="of:=[.$L$1]*AVERAGE([.N4:.N33])" office:value-type="float" office:value="11.6333333333333" calcext:value-type="float">
            <text:p>11,63</text:p>
          </table:table-cell>
          <table:table-cell table:style-name="ce39" table:formula="of:=[.$L$1]*AVERAGE([.O4:.O33])" office:value-type="float" office:value="11.5333333333333" calcext:value-type="float">
            <text:p>11,53</text:p>
          </table:table-cell>
          <table:table-cell table:style-name="ce39" table:formula="of:=[.$L$1]*AVERAGE([.P4:.P33])" office:value-type="float" office:value="23.5333333333333" calcext:value-type="float">
            <text:p>23,53</text:p>
          </table:table-cell>
          <table:table-cell table:style-name="ce39" table:formula="of:=[.$L$1]*AVERAGE([.Q4:.Q33])" office:value-type="float" office:value="289.733333333333" calcext:value-type="float">
            <text:p>289,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1" office:value-type="string" calcext:value-type="string">
            <text:p><text:span text:style-name="T4">Δ</text:span>N<text:span text:style-name="T5">β</text:span></text:p>
          </table:table-cell>
          <table:table-cell table:style-name="ce39" table:formula="of:=[.$L$1]*(MAX([.B4:.B33])-MIN([.B4:.B33]))" office:value-type="float" office:value="15" calcext:value-type="float">
            <text:p>15,00</text:p>
          </table:table-cell>
          <table:table-cell table:style-name="ce39" table:formula="of:=[.$L$1]*(MAX([.C4:.C33])-MIN([.C4:.C33]))" office:value-type="float" office:value="11" calcext:value-type="float">
            <text:p>11,00</text:p>
          </table:table-cell>
          <table:table-cell table:style-name="ce39" table:formula="of:=[.$L$1]*(MAX([.D4:.D33])-MIN([.D4:.D33]))" office:value-type="float" office:value="21" calcext:value-type="float">
            <text:p>21,00</text:p>
          </table:table-cell>
          <table:table-cell table:style-name="ce39" table:formula="of:=[.$L$1]*(MAX([.E4:.E33])-MIN([.E4:.E33]))" office:value-type="float" office:value="306" calcext:value-type="float">
            <text:p>306,00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(NORMINV(RAND();[.H$4];[.H$7])+(RAND()-0.5)*[.H$7])/[.$L$1])" office:value-type="float" office:value="14" calcext:value-type="float">
            <text:p>14</text:p>
          </table:table-cell>
          <table:table-cell table:formula="of:=ROUND((NORMINV(RAND();[.I$4];[.I$7])+(RAND()-0.5)*[.I$7])/[.$L$1])" office:value-type="float" office:value="8" calcext:value-type="float">
            <text:p>8</text:p>
          </table:table-cell>
          <table:table-cell table:formula="of:=ROUND((NORMINV(RAND();[.J$4];[.J$7])+(RAND()-0.5)*[.J$7])/[.$L$1])" office:value-type="float" office:value="23" calcext:value-type="float">
            <text:p>23</text:p>
          </table:table-cell>
          <table:table-cell table:formula="of:=ROUND((NORMINV(RAND();[.K$4];[.K$7])+(RAND()-0.5)*[.K$7])/[.$L$1])" office:value-type="float" office:value="445" calcext:value-type="float">
            <text:p>445</text:p>
          </table:table-cell>
          <table:table-cell/>
          <table:table-cell table:style-name="ce1" office:value-type="string" calcext:value-type="string">
            <text:p><text:span text:style-name="T4">Δ</text:span>N<text:span text:style-name="T5">β</text:span></text:p>
          </table:table-cell>
          <table:table-cell table:style-name="ce39" table:formula="of:=[.$L$1]*(MAX([.N4:.N33])-MIN([.N4:.N33]))" office:value-type="float" office:value="18" calcext:value-type="float">
            <text:p>18,00</text:p>
          </table:table-cell>
          <table:table-cell table:style-name="ce39" table:formula="of:=[.$L$1]*(MAX([.O4:.O33])-MIN([.O4:.O33]))" office:value-type="float" office:value="13" calcext:value-type="float">
            <text:p>13,00</text:p>
          </table:table-cell>
          <table:table-cell table:style-name="ce39" table:formula="of:=[.$L$1]*(MAX([.P4:.P33])-MIN([.P4:.P33]))" office:value-type="float" office:value="18" calcext:value-type="float">
            <text:p>18,00</text:p>
          </table:table-cell>
          <table:table-cell table:style-name="ce39" table:formula="of:=[.$L$1]*(MAX([.Q4:.Q33])-MIN([.Q4:.Q33]))" office:value-type="float" office:value="425" calcext:value-type="float">
            <text:p>425,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1" office:value-type="string" calcext:value-type="string">
            <text:p><text:span text:style-name="T4">D</text:span>(N<text:span text:style-name="T5">β</text:span>)</text:p>
          </table:table-cell>
          <table:table-cell table:style-name="ce10" table:formula="of:=[.$L$1]^2*VARPA([.B4:.B33])" office:value-type="float" office:value="10.6222222222222" calcext:value-type="float">
            <text:p>1,1E+1</text:p>
          </table:table-cell>
          <table:table-cell table:style-name="ce10" table:formula="of:=[.$L$1]^2*VARPA([.C4:.C33])" office:value-type="float" office:value="11.61" calcext:value-type="float">
            <text:p>1,2E+1</text:p>
          </table:table-cell>
          <table:table-cell table:style-name="ce10" table:formula="of:=[.$L$1]^2*VARPA([.D4:.D33])" office:value-type="float" office:value="31.1288888888889" calcext:value-type="float">
            <text:p>3,1E+1</text:p>
          </table:table-cell>
          <table:table-cell table:style-name="ce10" table:formula="of:=[.$L$1]^2*VARPA([.E4:.E33])" office:value-type="float" office:value="7156.49888888889" calcext:value-type="float">
            <text:p>7,2E+3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(NORMINV(RAND();[.H$4];[.H$7])+(RAND()-0.5)*[.H$7])/[.$L$1])" office:value-type="float" office:value="11" calcext:value-type="float">
            <text:p>11</text:p>
          </table:table-cell>
          <table:table-cell table:formula="of:=ROUND((NORMINV(RAND();[.I$4];[.I$7])+(RAND()-0.5)*[.I$7])/[.$L$1])" office:value-type="float" office:value="13" calcext:value-type="float">
            <text:p>13</text:p>
          </table:table-cell>
          <table:table-cell table:formula="of:=ROUND((NORMINV(RAND();[.J$4];[.J$7])+(RAND()-0.5)*[.J$7])/[.$L$1])" office:value-type="float" office:value="21" calcext:value-type="float">
            <text:p>21</text:p>
          </table:table-cell>
          <table:table-cell table:formula="of:=ROUND((NORMINV(RAND();[.K$4];[.K$7])+(RAND()-0.5)*[.K$7])/[.$L$1])" office:value-type="float" office:value="309" calcext:value-type="float">
            <text:p>309</text:p>
          </table:table-cell>
          <table:table-cell/>
          <table:table-cell table:style-name="ce1" office:value-type="string" calcext:value-type="string">
            <text:p><text:span text:style-name="T4">D</text:span>(N<text:span text:style-name="T5">β</text:span>)</text:p>
          </table:table-cell>
          <table:table-cell table:style-name="ce10" table:formula="of:=[.$L$1]^2*VARPA([.N4:.N33])" office:value-type="float" office:value="11.6322222222222" calcext:value-type="float">
            <text:p>1,2E+1</text:p>
          </table:table-cell>
          <table:table-cell table:style-name="ce10" table:formula="of:=[.$L$1]^2*VARPA([.O4:.O33])" office:value-type="float" office:value="12.9822222222222" calcext:value-type="float">
            <text:p>1,3E+1</text:p>
          </table:table-cell>
          <table:table-cell table:style-name="ce10" table:formula="of:=[.$L$1]^2*VARPA([.P4:.P33])" office:value-type="float" office:value="24.9155555555555" calcext:value-type="float">
            <text:p>2,5E+1</text:p>
          </table:table-cell>
          <table:table-cell table:style-name="ce10" table:formula="of:=[.$L$1]^2*VARPA([.Q4:.Q33])" office:value-type="float" office:value="8736.79555555556" calcext:value-type="float">
            <text:p>8,7E+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1" office:value-type="string" calcext:value-type="string">
            <text:p><text:span text:style-name="T4">σ</text:span>(N<text:span text:style-name="T5">β</text:span>)</text:p>
          </table:table-cell>
          <table:table-cell table:style-name="ce10" table:formula="of:=[.$L$1]*STDEVP([.B4:.B33])" office:value-type="float" office:value="3.25917508308808" calcext:value-type="float">
            <text:p>3,3E+0</text:p>
          </table:table-cell>
          <table:table-cell table:style-name="ce10" table:formula="of:=[.$L$1]*STDEVP([.C4:.C33])" office:value-type="float" office:value="3.40734500748016" calcext:value-type="float">
            <text:p>3,4E+0</text:p>
          </table:table-cell>
          <table:table-cell table:style-name="ce10" table:formula="of:=[.$L$1]*STDEVP([.D4:.D33])" office:value-type="float" office:value="5.57932692077538" calcext:value-type="float">
            <text:p>5,6E+0</text:p>
          </table:table-cell>
          <table:table-cell table:style-name="ce10" table:formula="of:=[.$L$1]*STDEVP([.E4:.E33])" office:value-type="float" office:value="84.5960926336961" calcext:value-type="float">
            <text:p>8,5E+1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(NORMINV(RAND();[.H$4];[.H$7])+(RAND()-0.5)*[.H$7])/[.$L$1])" office:value-type="float" office:value="7" calcext:value-type="float">
            <text:p>7</text:p>
          </table:table-cell>
          <table:table-cell table:formula="of:=ROUND((NORMINV(RAND();[.I$4];[.I$7])+(RAND()-0.5)*[.I$7])/[.$L$1])" office:value-type="float" office:value="10" calcext:value-type="float">
            <text:p>10</text:p>
          </table:table-cell>
          <table:table-cell table:formula="of:=ROUND((NORMINV(RAND();[.J$4];[.J$7])+(RAND()-0.5)*[.J$7])/[.$L$1])" office:value-type="float" office:value="15" calcext:value-type="float">
            <text:p>15</text:p>
          </table:table-cell>
          <table:table-cell table:formula="of:=ROUND((NORMINV(RAND();[.K$4];[.K$7])+(RAND()-0.5)*[.K$7])/[.$L$1])" office:value-type="float" office:value="332" calcext:value-type="float">
            <text:p>332</text:p>
          </table:table-cell>
          <table:table-cell/>
          <table:table-cell table:style-name="ce1" office:value-type="string" calcext:value-type="string">
            <text:p><text:span text:style-name="T4">σ</text:span>(N<text:span text:style-name="T5">β</text:span>)</text:p>
          </table:table-cell>
          <table:table-cell table:style-name="ce10" table:formula="of:=[.$L$1]*STDEVP([.N4:.N33])" office:value-type="float" office:value="3.41060437785185" calcext:value-type="float">
            <text:p>3,4E+0</text:p>
          </table:table-cell>
          <table:table-cell table:style-name="ce10" table:formula="of:=[.$L$1]*STDEVP([.O4:.O33])" office:value-type="float" office:value="3.60308509783244" calcext:value-type="float">
            <text:p>3,6E+0</text:p>
          </table:table-cell>
          <table:table-cell table:style-name="ce10" table:formula="of:=[.$L$1]*STDEVP([.P4:.P33])" office:value-type="float" office:value="4.99154841262264" calcext:value-type="float">
            <text:p>5,0E+0</text:p>
          </table:table-cell>
          <table:table-cell table:style-name="ce10" table:formula="of:=[.$L$1]*STDEVP([.Q4:.Q33])" office:value-type="float" office:value="93.4708272968393" calcext:value-type="float">
            <text:p>9,3E+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1" office:value-type="string" calcext:value-type="string">
            <text:p>A(N<text:span text:style-name="T5">β</text:span>)</text:p>
          </table:table-cell>
          <table:table-cell table:style-name="ce10" table:formula="of:=SKEW([.B4:.B33])*[.H7]^3" office:value-type="float" office:value="6.03180538121738" calcext:value-type="float">
            <text:p>6,0E+0</text:p>
          </table:table-cell>
          <table:table-cell table:style-name="ce10" table:formula="of:=SKEW([.C4:.C33])*[.I7]^3" office:value-type="float" office:value="-7.1379745026163" calcext:value-type="float">
            <text:p>-7,1E+0</text:p>
          </table:table-cell>
          <table:table-cell table:style-name="ce10" table:formula="of:=SKEW([.D4:.D33])*[.J7]^3" office:value-type="float" office:value="65.581096623976" calcext:value-type="float">
            <text:p>6,6E+1</text:p>
          </table:table-cell>
          <table:table-cell table:style-name="ce10" table:formula="of:=SKEW([.E4:.E33])*[.K7]^3" office:value-type="float" office:value="423582.988550913" calcext:value-type="float">
            <text:p>4,2E+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(NORMINV(RAND();[.H$4];[.H$7])+(RAND()-0.5)*[.H$7])/[.$L$1])" office:value-type="float" office:value="10" calcext:value-type="float">
            <text:p>10</text:p>
          </table:table-cell>
          <table:table-cell table:formula="of:=ROUND((NORMINV(RAND();[.I$4];[.I$7])+(RAND()-0.5)*[.I$7])/[.$L$1])" office:value-type="float" office:value="16" calcext:value-type="float">
            <text:p>16</text:p>
          </table:table-cell>
          <table:table-cell table:formula="of:=ROUND((NORMINV(RAND();[.J$4];[.J$7])+(RAND()-0.5)*[.J$7])/[.$L$1])" office:value-type="float" office:value="18" calcext:value-type="float">
            <text:p>18</text:p>
          </table:table-cell>
          <table:table-cell table:formula="of:=ROUND((NORMINV(RAND();[.K$4];[.K$7])+(RAND()-0.5)*[.K$7])/[.$L$1])" office:value-type="float" office:value="298" calcext:value-type="float">
            <text:p>298</text:p>
          </table:table-cell>
          <table:table-cell/>
          <table:table-cell table:style-name="ce1" office:value-type="string" calcext:value-type="string">
            <text:p>A(N<text:span text:style-name="T5">β</text:span>)</text:p>
          </table:table-cell>
          <table:table-cell table:style-name="ce10" table:formula="of:=SKEW([.N4:.N33])*[.T7]^3" office:value-type="float" office:value="-46.057554968202" calcext:value-type="float">
            <text:p>-4,6E+1</text:p>
          </table:table-cell>
          <table:table-cell table:style-name="ce10" table:formula="of:=SKEW([.O4:.O33])*[.U7]^3" office:value-type="float" office:value="-0.62143981961209" calcext:value-type="float">
            <text:p>-6,2E-1</text:p>
          </table:table-cell>
          <table:table-cell table:style-name="ce10" table:formula="of:=SKEW([.P4:.P33])*[.V7]^3" office:value-type="float" office:value="-52.7587112751644" calcext:value-type="float">
            <text:p>-5,3E+1</text:p>
          </table:table-cell>
          <table:table-cell table:style-name="ce10" table:formula="of:=SKEW([.Q4:.Q33])*[.W7]^3" office:value-type="float" office:value="-78996.6161605969" calcext:value-type="float">
            <text:p>-7,9E+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1" office:value-type="string" calcext:value-type="string">
            <text:p>a(N<text:span text:style-name="T5">β</text:span>)</text:p>
          </table:table-cell>
          <table:table-cell table:style-name="ce39" table:formula="of:=SKEW([.B4:.B33])" office:value-type="float" office:value="0.174230525350191" calcext:value-type="float">
            <text:p>0,17</text:p>
          </table:table-cell>
          <table:table-cell table:style-name="ce39" table:formula="of:=SKEW([.C4:.C33])" office:value-type="float" office:value="-0.180437442439211" calcext:value-type="float">
            <text:p>-0,18</text:p>
          </table:table-cell>
          <table:table-cell table:style-name="ce39" table:formula="of:=SKEW([.D4:.D33])" office:value-type="float" office:value="0.377601095461688" calcext:value-type="float">
            <text:p>0,38</text:p>
          </table:table-cell>
          <table:table-cell table:style-name="ce39" table:formula="of:=SKEW([.E4:.E33])" office:value-type="float" office:value="0.699660889512398" calcext:value-type="float">
            <text:p>0,70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(NORMINV(RAND();[.H$4];[.H$7])+(RAND()-0.5)*[.H$7])/[.$L$1])" office:value-type="float" office:value="9" calcext:value-type="float">
            <text:p>9</text:p>
          </table:table-cell>
          <table:table-cell table:formula="of:=ROUND((NORMINV(RAND();[.I$4];[.I$7])+(RAND()-0.5)*[.I$7])/[.$L$1])" office:value-type="float" office:value="5" calcext:value-type="float">
            <text:p>5</text:p>
          </table:table-cell>
          <table:table-cell table:formula="of:=ROUND((NORMINV(RAND();[.J$4];[.J$7])+(RAND()-0.5)*[.J$7])/[.$L$1])" office:value-type="float" office:value="27" calcext:value-type="float">
            <text:p>27</text:p>
          </table:table-cell>
          <table:table-cell table:formula="of:=ROUND((NORMINV(RAND();[.K$4];[.K$7])+(RAND()-0.5)*[.K$7])/[.$L$1])" office:value-type="float" office:value="343" calcext:value-type="float">
            <text:p>343</text:p>
          </table:table-cell>
          <table:table-cell/>
          <table:table-cell table:style-name="ce1" office:value-type="string" calcext:value-type="string">
            <text:p>a(N<text:span text:style-name="T5">β</text:span>)</text:p>
          </table:table-cell>
          <table:table-cell table:style-name="ce39" table:formula="of:=SKEW([.N4:.N33])" office:value-type="float" office:value="-1.16093216376453" calcext:value-type="float">
            <text:p>-1,16</text:p>
          </table:table-cell>
          <table:table-cell table:style-name="ce39" table:formula="of:=SKEW([.O4:.O33])" office:value-type="float" office:value="-0.0132854270651729" calcext:value-type="float">
            <text:p>-0,01</text:p>
          </table:table-cell>
          <table:table-cell table:style-name="ce39" table:formula="of:=SKEW([.P4:.P33])" office:value-type="float" office:value="-0.424217241513909" calcext:value-type="float">
            <text:p>-0,42</text:p>
          </table:table-cell>
          <table:table-cell table:style-name="ce39" table:formula="of:=SKEW([.Q4:.Q33])" office:value-type="float" office:value="-0.0967342410882786" calcext:value-type="float">
            <text:p>-0,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Э(N<text:span text:style-name="T5">β</text:span><text:span text:style-name="T6">)</text:span></text:p>
          </table:table-cell>
          <table:table-cell table:style-name="ce10" table:formula="of:=(KURT([.B4:.B33])+3)*[.H7]^4" office:value-type="float" office:value="421.0430335097" calcext:value-type="float">
            <text:p>4,2E+2</text:p>
          </table:table-cell>
          <table:table-cell table:style-name="ce10" table:formula="of:=(KURT([.C4:.C33])+3)*[.I7]^4" office:value-type="float" office:value="228.935966666667" calcext:value-type="float">
            <text:p>2,3E+2</text:p>
          </table:table-cell>
          <table:table-cell table:style-name="ce10" table:formula="of:=(KURT([.D4:.D33])+3)*[.J7]^4" office:value-type="float" office:value="2413.34108218695" calcext:value-type="float">
            <text:p>2,4E+3</text:p>
          </table:table-cell>
          <table:table-cell table:style-name="ce10" table:formula="of:=(KURT([.E4:.E33])+3)*[.K7]^4" office:value-type="float" office:value="122270872.920588" calcext:value-type="float">
            <text:p>1,2E+8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(NORMINV(RAND();[.H$4];[.H$7])+(RAND()-0.5)*[.H$7])/[.$L$1])" office:value-type="float" office:value="11" calcext:value-type="float">
            <text:p>11</text:p>
          </table:table-cell>
          <table:table-cell table:formula="of:=ROUND((NORMINV(RAND();[.I$4];[.I$7])+(RAND()-0.5)*[.I$7])/[.$L$1])" office:value-type="float" office:value="12" calcext:value-type="float">
            <text:p>12</text:p>
          </table:table-cell>
          <table:table-cell table:formula="of:=ROUND((NORMINV(RAND();[.J$4];[.J$7])+(RAND()-0.5)*[.J$7])/[.$L$1])" office:value-type="float" office:value="32" calcext:value-type="float">
            <text:p>32</text:p>
          </table:table-cell>
          <table:table-cell table:formula="of:=ROUND((NORMINV(RAND();[.K$4];[.K$7])+(RAND()-0.5)*[.K$7])/[.$L$1])" office:value-type="float" office:value="139" calcext:value-type="float">
            <text:p>139</text:p>
          </table:table-cell>
          <table:table-cell/>
          <table:table-cell table:style-name="ce1" office:value-type="string" calcext:value-type="string">
            <text:p>Э(N<text:span text:style-name="T5">β</text:span><text:span text:style-name="T6">)</text:span></text:p>
          </table:table-cell>
          <table:table-cell table:style-name="ce10" table:formula="of:=(KURT([.N4:.N33])+3)*[.T7]^4" office:value-type="float" office:value="823.20299664903" calcext:value-type="float">
            <text:p>8,2E+2</text:p>
          </table:table-cell>
          <table:table-cell table:style-name="ce10" table:formula="of:=(KURT([.O4:.O33])+3)*[.U7]^4" office:value-type="float" office:value="334.963551322751" calcext:value-type="float">
            <text:p>3,3E+2</text:p>
          </table:table-cell>
          <table:table-cell table:style-name="ce10" table:formula="of:=(KURT([.P4:.P33])+3)*[.V7]^4" office:value-type="float" office:value="1406.24068007055" calcext:value-type="float">
            <text:p>1,4E+3</text:p>
          </table:table-cell>
          <table:table-cell table:style-name="ce10" table:formula="of:=(KURT([.Q4:.Q33])+3)*[.W7]^4" office:value-type="float" office:value="239343706.771135" calcext:value-type="float">
            <text:p>2,4E+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1" office:value-type="string" calcext:value-type="string">
            <text:p>E(N<text:span text:style-name="T5">β</text:span><text:span text:style-name="T6">)</text:span></text:p>
          </table:table-cell>
          <table:table-cell table:style-name="ce39" table:formula="of:=KURT([.B4:.B33])+3" office:value-type="float" office:value="3.73160546409001" calcext:value-type="float">
            <text:p>3,73</text:p>
          </table:table-cell>
          <table:table-cell table:style-name="ce39" table:formula="of:=KURT([.C4:.C33])+3" office:value-type="float" office:value="1.69843756916516" calcext:value-type="float">
            <text:p>1,70</text:p>
          </table:table-cell>
          <table:table-cell table:style-name="ce39" table:formula="of:=KURT([.D4:.D33])+3" office:value-type="float" office:value="2.49052822156847" calcext:value-type="float">
            <text:p>2,49</text:p>
          </table:table-cell>
          <table:table-cell table:style-name="ce39" table:formula="of:=KURT([.E4:.E33])+3" office:value-type="float" office:value="2.38738134725057" calcext:value-type="float">
            <text:p>2,39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(NORMINV(RAND();[.H$4];[.H$7])+(RAND()-0.5)*[.H$7])/[.$L$1])" office:value-type="float" office:value="16" calcext:value-type="float">
            <text:p>16</text:p>
          </table:table-cell>
          <table:table-cell table:formula="of:=ROUND((NORMINV(RAND();[.I$4];[.I$7])+(RAND()-0.5)*[.I$7])/[.$L$1])" office:value-type="float" office:value="12" calcext:value-type="float">
            <text:p>12</text:p>
          </table:table-cell>
          <table:table-cell table:formula="of:=ROUND((NORMINV(RAND();[.J$4];[.J$7])+(RAND()-0.5)*[.J$7])/[.$L$1])" office:value-type="float" office:value="23" calcext:value-type="float">
            <text:p>23</text:p>
          </table:table-cell>
          <table:table-cell table:formula="of:=ROUND((NORMINV(RAND();[.K$4];[.K$7])+(RAND()-0.5)*[.K$7])/[.$L$1])"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E(N<text:span text:style-name="T5">β</text:span><text:span text:style-name="T6">)</text:span></text:p>
          </table:table-cell>
          <table:table-cell table:style-name="ce39" table:formula="of:=KURT([.N4:.N33])+3" office:value-type="float" office:value="6.08389292479506" calcext:value-type="float">
            <text:p>6,08</text:p>
          </table:table-cell>
          <table:table-cell table:style-name="ce39" table:formula="of:=KURT([.O4:.O33])+3" office:value-type="float" office:value="1.98746493280186" calcext:value-type="float">
            <text:p>1,99</text:p>
          </table:table-cell>
          <table:table-cell table:style-name="ce39" table:formula="of:=KURT([.P4:.P33])+3" office:value-type="float" office:value="2.26526234851106" calcext:value-type="float">
            <text:p>2,27</text:p>
          </table:table-cell>
          <table:table-cell table:style-name="ce39" table:formula="of:=KURT([.Q4:.Q33])+3" office:value-type="float" office:value="3.13557841701399" calcext:value-type="float">
            <text:p>3,1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1" calcext:value-type="float">
            <text:p>28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ROUND((NORMINV(RAND();[.H$4];[.H$7])+(RAND()-0.5)*[.H$7])/[.$L$1])" office:value-type="float" office:value="12" calcext:value-type="float">
            <text:p>12</text:p>
          </table:table-cell>
          <table:table-cell table:formula="of:=ROUND((NORMINV(RAND();[.I$4];[.I$7])+(RAND()-0.5)*[.I$7])/[.$L$1])" office:value-type="float" office:value="11" calcext:value-type="float">
            <text:p>11</text:p>
          </table:table-cell>
          <table:table-cell table:formula="of:=ROUND((NORMINV(RAND();[.J$4];[.J$7])+(RAND()-0.5)*[.J$7])/[.$L$1])" office:value-type="float" office:value="26" calcext:value-type="float">
            <text:p>26</text:p>
          </table:table-cell>
          <table:table-cell table:formula="of:=ROUND((NORMINV(RAND();[.K$4];[.K$7])+(RAND()-0.5)*[.K$7])/[.$L$1])" office:value-type="float" office:value="269" calcext:value-type="float">
            <text:p>269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ROUND((NORMINV(RAND();[.H$4];[.H$7])+(RAND()-0.5)*[.H$7])/[.$L$1])" office:value-type="float" office:value="10" calcext:value-type="float">
            <text:p>10</text:p>
          </table:table-cell>
          <table:table-cell table:formula="of:=ROUND((NORMINV(RAND();[.I$4];[.I$7])+(RAND()-0.5)*[.I$7])/[.$L$1])" office:value-type="float" office:value="6" calcext:value-type="float">
            <text:p>6</text:p>
          </table:table-cell>
          <table:table-cell table:formula="of:=ROUND((NORMINV(RAND();[.J$4];[.J$7])+(RAND()-0.5)*[.J$7])/[.$L$1])" office:value-type="float" office:value="20" calcext:value-type="float">
            <text:p>20</text:p>
          </table:table-cell>
          <table:table-cell table:formula="of:=ROUND((NORMINV(RAND();[.K$4];[.K$7])+(RAND()-0.5)*[.K$7])/[.$L$1])" office:value-type="float" office:value="232" calcext:value-type="float">
            <text:p>232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3" calcext:value-type="float">
            <text:p>31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ROUND((NORMINV(RAND();[.H$4];[.H$7])+(RAND()-0.5)*[.H$7])/[.$L$1])" office:value-type="float" office:value="-0" calcext:value-type="float">
            <text:p>0</text:p>
          </table:table-cell>
          <table:table-cell table:formula="of:=ROUND((NORMINV(RAND();[.I$4];[.I$7])+(RAND()-0.5)*[.I$7])/[.$L$1])" office:value-type="float" office:value="8" calcext:value-type="float">
            <text:p>8</text:p>
          </table:table-cell>
          <table:table-cell table:formula="of:=ROUND((NORMINV(RAND();[.J$4];[.J$7])+(RAND()-0.5)*[.J$7])/[.$L$1])" office:value-type="float" office:value="24" calcext:value-type="float">
            <text:p>24</text:p>
          </table:table-cell>
          <table:table-cell table:formula="of:=ROUND((NORMINV(RAND();[.K$4];[.K$7])+(RAND()-0.5)*[.K$7])/[.$L$1])" office:value-type="float" office:value="272" calcext:value-type="float">
            <text:p>272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1" calcext:value-type="float">
            <text:p>24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ROUND((NORMINV(RAND();[.H$4];[.H$7])+(RAND()-0.5)*[.H$7])/[.$L$1])" office:value-type="float" office:value="12" calcext:value-type="float">
            <text:p>12</text:p>
          </table:table-cell>
          <table:table-cell table:formula="of:=ROUND((NORMINV(RAND();[.I$4];[.I$7])+(RAND()-0.5)*[.I$7])/[.$L$1])" office:value-type="float" office:value="9" calcext:value-type="float">
            <text:p>9</text:p>
          </table:table-cell>
          <table:table-cell table:formula="of:=ROUND((NORMINV(RAND();[.J$4];[.J$7])+(RAND()-0.5)*[.J$7])/[.$L$1])" office:value-type="float" office:value="20" calcext:value-type="float">
            <text:p>20</text:p>
          </table:table-cell>
          <table:table-cell table:formula="of:=ROUND((NORMINV(RAND();[.K$4];[.K$7])+(RAND()-0.5)*[.K$7])/[.$L$1])" office:value-type="float" office:value="288" calcext:value-type="float">
            <text:p>288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7" calcext:value-type="float">
            <text:p>32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ROUND((NORMINV(RAND();[.H$4];[.H$7])+(RAND()-0.5)*[.H$7])/[.$L$1])" office:value-type="float" office:value="15" calcext:value-type="float">
            <text:p>15</text:p>
          </table:table-cell>
          <table:table-cell table:formula="of:=ROUND((NORMINV(RAND();[.I$4];[.I$7])+(RAND()-0.5)*[.I$7])/[.$L$1])" office:value-type="float" office:value="7" calcext:value-type="float">
            <text:p>7</text:p>
          </table:table-cell>
          <table:table-cell table:formula="of:=ROUND((NORMINV(RAND();[.J$4];[.J$7])+(RAND()-0.5)*[.J$7])/[.$L$1])" office:value-type="float" office:value="25" calcext:value-type="float">
            <text:p>25</text:p>
          </table:table-cell>
          <table:table-cell table:formula="of:=ROUND((NORMINV(RAND();[.K$4];[.K$7])+(RAND()-0.5)*[.K$7])/[.$L$1])" office:value-type="float" office:value="316" calcext:value-type="float">
            <text:p>316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ROUND((NORMINV(RAND();[.H$4];[.H$7])+(RAND()-0.5)*[.H$7])/[.$L$1])" office:value-type="float" office:value="18" calcext:value-type="float">
            <text:p>18</text:p>
          </table:table-cell>
          <table:table-cell table:formula="of:=ROUND((NORMINV(RAND();[.I$4];[.I$7])+(RAND()-0.5)*[.I$7])/[.$L$1])" office:value-type="float" office:value="6" calcext:value-type="float">
            <text:p>6</text:p>
          </table:table-cell>
          <table:table-cell table:formula="of:=ROUND((NORMINV(RAND();[.J$4];[.J$7])+(RAND()-0.5)*[.J$7])/[.$L$1])" office:value-type="float" office:value="17" calcext:value-type="float">
            <text:p>17</text:p>
          </table:table-cell>
          <table:table-cell table:formula="of:=ROUND((NORMINV(RAND();[.K$4];[.K$7])+(RAND()-0.5)*[.K$7])/[.$L$1])" office:value-type="float" office:value="415" calcext:value-type="float">
            <text:p>415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79" calcext:value-type="float">
            <text:p>37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ROUND((NORMINV(RAND();[.H$4];[.H$7])+(RAND()-0.5)*[.H$7])/[.$L$1])" office:value-type="float" office:value="14" calcext:value-type="float">
            <text:p>14</text:p>
          </table:table-cell>
          <table:table-cell table:formula="of:=ROUND((NORMINV(RAND();[.I$4];[.I$7])+(RAND()-0.5)*[.I$7])/[.$L$1])" office:value-type="float" office:value="17" calcext:value-type="float">
            <text:p>17</text:p>
          </table:table-cell>
          <table:table-cell table:formula="of:=ROUND((NORMINV(RAND();[.J$4];[.J$7])+(RAND()-0.5)*[.J$7])/[.$L$1])" office:value-type="float" office:value="16" calcext:value-type="float">
            <text:p>16</text:p>
          </table:table-cell>
          <table:table-cell table:formula="of:=ROUND((NORMINV(RAND();[.K$4];[.K$7])+(RAND()-0.5)*[.K$7])/[.$L$1])" office:value-type="float" office:value="275" calcext:value-type="float">
            <text:p>275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ROUND((NORMINV(RAND();[.H$4];[.H$7])+(RAND()-0.5)*[.H$7])/[.$L$1])" office:value-type="float" office:value="9" calcext:value-type="float">
            <text:p>9</text:p>
          </table:table-cell>
          <table:table-cell table:formula="of:=ROUND((NORMINV(RAND();[.I$4];[.I$7])+(RAND()-0.5)*[.I$7])/[.$L$1])" office:value-type="float" office:value="14" calcext:value-type="float">
            <text:p>14</text:p>
          </table:table-cell>
          <table:table-cell table:formula="of:=ROUND((NORMINV(RAND();[.J$4];[.J$7])+(RAND()-0.5)*[.J$7])/[.$L$1])" office:value-type="float" office:value="31" calcext:value-type="float">
            <text:p>31</text:p>
          </table:table-cell>
          <table:table-cell table:formula="of:=ROUND((NORMINV(RAND();[.K$4];[.K$7])+(RAND()-0.5)*[.K$7])/[.$L$1])" office:value-type="float" office:value="295" calcext:value-type="float">
            <text:p>295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0" calcext:value-type="float">
            <text:p>2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formula="of:=ROUND((NORMINV(RAND();[.H$4];[.H$7])+(RAND()-0.5)*[.H$7])/[.$L$1])" office:value-type="float" office:value="11" calcext:value-type="float">
            <text:p>11</text:p>
          </table:table-cell>
          <table:table-cell table:formula="of:=ROUND((NORMINV(RAND();[.I$4];[.I$7])+(RAND()-0.5)*[.I$7])/[.$L$1])" office:value-type="float" office:value="16" calcext:value-type="float">
            <text:p>16</text:p>
          </table:table-cell>
          <table:table-cell table:formula="of:=ROUND((NORMINV(RAND();[.J$4];[.J$7])+(RAND()-0.5)*[.J$7])/[.$L$1])" office:value-type="float" office:value="26" calcext:value-type="float">
            <text:p>26</text:p>
          </table:table-cell>
          <table:table-cell table:formula="of:=ROUND((NORMINV(RAND();[.K$4];[.K$7])+(RAND()-0.5)*[.K$7])/[.$L$1])" office:value-type="float" office:value="410" calcext:value-type="float">
            <text:p>410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6" calcext:value-type="float">
            <text:p>42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formula="of:=ROUND((NORMINV(RAND();[.H$4];[.H$7])+(RAND()-0.5)*[.H$7])/[.$L$1])" office:value-type="float" office:value="12" calcext:value-type="float">
            <text:p>12</text:p>
          </table:table-cell>
          <table:table-cell table:formula="of:=ROUND((NORMINV(RAND();[.I$4];[.I$7])+(RAND()-0.5)*[.I$7])/[.$L$1])" office:value-type="float" office:value="7" calcext:value-type="float">
            <text:p>7</text:p>
          </table:table-cell>
          <table:table-cell table:formula="of:=ROUND((NORMINV(RAND();[.J$4];[.J$7])+(RAND()-0.5)*[.J$7])/[.$L$1])" office:value-type="float" office:value="29" calcext:value-type="float">
            <text:p>29</text:p>
          </table:table-cell>
          <table:table-cell table:formula="of:=ROUND((NORMINV(RAND();[.K$4];[.K$7])+(RAND()-0.5)*[.K$7])/[.$L$1])" office:value-type="float" office:value="367" calcext:value-type="float">
            <text:p>367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31" calcext:value-type="float">
            <text:p>23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formula="of:=ROUND((NORMINV(RAND();[.H$4];[.H$7])+(RAND()-0.5)*[.H$7])/[.$L$1])" office:value-type="float" office:value="9" calcext:value-type="float">
            <text:p>9</text:p>
          </table:table-cell>
          <table:table-cell table:formula="of:=ROUND((NORMINV(RAND();[.I$4];[.I$7])+(RAND()-0.5)*[.I$7])/[.$L$1])" office:value-type="float" office:value="11" calcext:value-type="float">
            <text:p>11</text:p>
          </table:table-cell>
          <table:table-cell table:formula="of:=ROUND((NORMINV(RAND();[.J$4];[.J$7])+(RAND()-0.5)*[.J$7])/[.$L$1])" office:value-type="float" office:value="27" calcext:value-type="float">
            <text:p>27</text:p>
          </table:table-cell>
          <table:table-cell table:formula="of:=ROUND((NORMINV(RAND();[.K$4];[.K$7])+(RAND()-0.5)*[.K$7])/[.$L$1])" office:value-type="float" office:value="186" calcext:value-type="float">
            <text:p>186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5" calcext:value-type="float">
            <text:p>24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formula="of:=ROUND((NORMINV(RAND();[.H$4];[.H$7])+(RAND()-0.5)*[.H$7])/[.$L$1])" office:value-type="float" office:value="9" calcext:value-type="float">
            <text:p>9</text:p>
          </table:table-cell>
          <table:table-cell table:formula="of:=ROUND((NORMINV(RAND();[.I$4];[.I$7])+(RAND()-0.5)*[.I$7])/[.$L$1])" office:value-type="float" office:value="16" calcext:value-type="float">
            <text:p>16</text:p>
          </table:table-cell>
          <table:table-cell table:formula="of:=ROUND((NORMINV(RAND();[.J$4];[.J$7])+(RAND()-0.5)*[.J$7])/[.$L$1])" office:value-type="float" office:value="26" calcext:value-type="float">
            <text:p>26</text:p>
          </table:table-cell>
          <table:table-cell table:formula="of:=ROUND((NORMINV(RAND();[.K$4];[.K$7])+(RAND()-0.5)*[.K$7])/[.$L$1])" office:value-type="float" office:value="239" calcext:value-type="float">
            <text:p>239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77" calcext:value-type="float">
            <text:p>277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formula="of:=ROUND((NORMINV(RAND();[.H$4];[.H$7])+(RAND()-0.5)*[.H$7])/[.$L$1])" office:value-type="float" office:value="12" calcext:value-type="float">
            <text:p>12</text:p>
          </table:table-cell>
          <table:table-cell table:formula="of:=ROUND((NORMINV(RAND();[.I$4];[.I$7])+(RAND()-0.5)*[.I$7])/[.$L$1])" office:value-type="float" office:value="8" calcext:value-type="float">
            <text:p>8</text:p>
          </table:table-cell>
          <table:table-cell table:formula="of:=ROUND((NORMINV(RAND();[.J$4];[.J$7])+(RAND()-0.5)*[.J$7])/[.$L$1])" office:value-type="float" office:value="29" calcext:value-type="float">
            <text:p>29</text:p>
          </table:table-cell>
          <table:table-cell table:formula="of:=ROUND((NORMINV(RAND();[.K$4];[.K$7])+(RAND()-0.5)*[.K$7])/[.$L$1])" office:value-type="float" office:value="290" calcext:value-type="float">
            <text:p>290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formula="of:=ROUND((NORMINV(RAND();[.H$4];[.H$7])+(RAND()-0.5)*[.H$7])/[.$L$1])" office:value-type="float" office:value="14" calcext:value-type="float">
            <text:p>14</text:p>
          </table:table-cell>
          <table:table-cell table:formula="of:=ROUND((NORMINV(RAND();[.I$4];[.I$7])+(RAND()-0.5)*[.I$7])/[.$L$1])" office:value-type="float" office:value="18" calcext:value-type="float">
            <text:p>18</text:p>
          </table:table-cell>
          <table:table-cell table:formula="of:=ROUND((NORMINV(RAND();[.J$4];[.J$7])+(RAND()-0.5)*[.J$7])/[.$L$1])" office:value-type="float" office:value="27" calcext:value-type="float">
            <text:p>27</text:p>
          </table:table-cell>
          <table:table-cell table:formula="of:=ROUND((NORMINV(RAND();[.K$4];[.K$7])+(RAND()-0.5)*[.K$7])/[.$L$1])" office:value-type="float" office:value="190" calcext:value-type="float">
            <text:p>190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3" calcext:value-type="float">
            <text:p>433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formula="of:=ROUND((NORMINV(RAND();[.H$4];[.H$7])+(RAND()-0.5)*[.H$7])/[.$L$1])" office:value-type="float" office:value="13" calcext:value-type="float">
            <text:p>13</text:p>
          </table:table-cell>
          <table:table-cell table:formula="of:=ROUND((NORMINV(RAND();[.I$4];[.I$7])+(RAND()-0.5)*[.I$7])/[.$L$1])" office:value-type="float" office:value="12" calcext:value-type="float">
            <text:p>12</text:p>
          </table:table-cell>
          <table:table-cell table:formula="of:=ROUND((NORMINV(RAND();[.J$4];[.J$7])+(RAND()-0.5)*[.J$7])/[.$L$1])" office:value-type="float" office:value="29" calcext:value-type="float">
            <text:p>29</text:p>
          </table:table-cell>
          <table:table-cell table:formula="of:=ROUND((NORMINV(RAND();[.K$4];[.K$7])+(RAND()-0.5)*[.K$7])/[.$L$1])" office:value-type="float" office:value="69" calcext:value-type="float">
            <text:p>69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68" calcext:value-type="float">
            <text:p>468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formula="of:=ROUND((NORMINV(RAND();[.H$4];[.H$7])+(RAND()-0.5)*[.H$7])/[.$L$1])" office:value-type="float" office:value="14" calcext:value-type="float">
            <text:p>14</text:p>
          </table:table-cell>
          <table:table-cell table:formula="of:=ROUND((NORMINV(RAND();[.I$4];[.I$7])+(RAND()-0.5)*[.I$7])/[.$L$1])" office:value-type="float" office:value="16" calcext:value-type="float">
            <text:p>16</text:p>
          </table:table-cell>
          <table:table-cell table:formula="of:=ROUND((NORMINV(RAND();[.J$4];[.J$7])+(RAND()-0.5)*[.J$7])/[.$L$1])" office:value-type="float" office:value="22" calcext:value-type="float">
            <text:p>22</text:p>
          </table:table-cell>
          <table:table-cell table:formula="of:=ROUND((NORMINV(RAND();[.K$4];[.K$7])+(RAND()-0.5)*[.K$7])/[.$L$1])" office:value-type="float" office:value="199" calcext:value-type="float">
            <text:p>199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5" calcext:value-type="float">
            <text:p>49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formula="of:=ROUND((NORMINV(RAND();[.H$4];[.H$7])+(RAND()-0.5)*[.H$7])/[.$L$1])" office:value-type="float" office:value="14" calcext:value-type="float">
            <text:p>14</text:p>
          </table:table-cell>
          <table:table-cell table:formula="of:=ROUND((NORMINV(RAND();[.I$4];[.I$7])+(RAND()-0.5)*[.I$7])/[.$L$1])" office:value-type="float" office:value="12" calcext:value-type="float">
            <text:p>12</text:p>
          </table:table-cell>
          <table:table-cell table:formula="of:=ROUND((NORMINV(RAND();[.J$4];[.J$7])+(RAND()-0.5)*[.J$7])/[.$L$1])" office:value-type="float" office:value="26" calcext:value-type="float">
            <text:p>26</text:p>
          </table:table-cell>
          <table:table-cell table:formula="of:=ROUND((NORMINV(RAND();[.K$4];[.K$7])+(RAND()-0.5)*[.K$7])/[.$L$1])" office:value-type="float" office:value="494" calcext:value-type="float">
            <text:p>494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formula="of:=ROUND((NORMINV(RAND();[.H$4];[.H$7])+(RAND()-0.5)*[.H$7])/[.$L$1])" office:value-type="float" office:value="14" calcext:value-type="float">
            <text:p>14</text:p>
          </table:table-cell>
          <table:table-cell table:formula="of:=ROUND((NORMINV(RAND();[.I$4];[.I$7])+(RAND()-0.5)*[.I$7])/[.$L$1])" office:value-type="float" office:value="10" calcext:value-type="float">
            <text:p>10</text:p>
          </table:table-cell>
          <table:table-cell table:formula="of:=ROUND((NORMINV(RAND();[.J$4];[.J$7])+(RAND()-0.5)*[.J$7])/[.$L$1])" office:value-type="float" office:value="14" calcext:value-type="float">
            <text:p>14</text:p>
          </table:table-cell>
          <table:table-cell table:formula="of:=ROUND((NORMINV(RAND();[.K$4];[.K$7])+(RAND()-0.5)*[.K$7])/[.$L$1])" office:value-type="float" office:value="368" calcext:value-type="float">
            <text:p>368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formula="of:=ROUND((NORMINV(RAND();[.H$4];[.H$7])+(RAND()-0.5)*[.H$7])/[.$L$1])" office:value-type="float" office:value="15" calcext:value-type="float">
            <text:p>15</text:p>
          </table:table-cell>
          <table:table-cell table:formula="of:=ROUND((NORMINV(RAND();[.I$4];[.I$7])+(RAND()-0.5)*[.I$7])/[.$L$1])" office:value-type="float" office:value="16" calcext:value-type="float">
            <text:p>16</text:p>
          </table:table-cell>
          <table:table-cell table:formula="of:=ROUND((NORMINV(RAND();[.J$4];[.J$7])+(RAND()-0.5)*[.J$7])/[.$L$1])" office:value-type="float" office:value="24" calcext:value-type="float">
            <text:p>24</text:p>
          </table:table-cell>
          <table:table-cell table:formula="of:=ROUND((NORMINV(RAND();[.K$4];[.K$7])+(RAND()-0.5)*[.K$7])/[.$L$1])" office:value-type="float" office:value="282" calcext:value-type="float">
            <text:p>282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3" calcext:value-type="float">
            <text:p>313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formula="of:=ROUND((NORMINV(RAND();[.H$4];[.H$7])+(RAND()-0.5)*[.H$7])/[.$L$1])" office:value-type="float" office:value="8" calcext:value-type="float">
            <text:p>8</text:p>
          </table:table-cell>
          <table:table-cell table:formula="of:=ROUND((NORMINV(RAND();[.I$4];[.I$7])+(RAND()-0.5)*[.I$7])/[.$L$1])" office:value-type="float" office:value="15" calcext:value-type="float">
            <text:p>15</text:p>
          </table:table-cell>
          <table:table-cell table:formula="of:=ROUND((NORMINV(RAND();[.J$4];[.J$7])+(RAND()-0.5)*[.J$7])/[.$L$1])" office:value-type="float" office:value="20" calcext:value-type="float">
            <text:p>20</text:p>
          </table:table-cell>
          <table:table-cell table:formula="of:=ROUND((NORMINV(RAND();[.K$4];[.K$7])+(RAND()-0.5)*[.K$7])/[.$L$1])" office:value-type="float" office:value="255" calcext:value-type="float">
            <text:p>255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3" calcext:value-type="float">
            <text:p>233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table:formula="of:=ROUND((NORMINV(RAND();[.H$4];[.H$7])+(RAND()-0.5)*[.H$7])/[.$L$1])" office:value-type="float" office:value="8" calcext:value-type="float">
            <text:p>8</text:p>
          </table:table-cell>
          <table:table-cell table:formula="of:=ROUND((NORMINV(RAND();[.I$4];[.I$7])+(RAND()-0.5)*[.I$7])/[.$L$1])" office:value-type="float" office:value="13" calcext:value-type="float">
            <text:p>13</text:p>
          </table:table-cell>
          <table:table-cell table:formula="of:=ROUND((NORMINV(RAND();[.J$4];[.J$7])+(RAND()-0.5)*[.J$7])/[.$L$1])" office:value-type="float" office:value="29" calcext:value-type="float">
            <text:p>29</text:p>
          </table:table-cell>
          <table:table-cell table:formula="of:=ROUND((NORMINV(RAND();[.K$4];[.K$7])+(RAND()-0.5)*[.K$7])/[.$L$1])" office:value-type="float" office:value="343" calcext:value-type="float">
            <text:p>343</text:p>
          </table:table-cell>
          <table:table-cell table:number-columns-repeated="6"/>
        </table:table-row>
        <table:table-row table:style-name="ro3"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2" calcext:value-type="float">
            <text:p>22</text:p>
          </table:table-cell>
          <table:table-cell table:style-name="ce38" office:value-type="float" office:value="210" calcext:value-type="float">
            <text:p>21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formula="of:=ROUND((NORMINV(RAND();[.H$4];[.H$7])+(RAND()-0.5)*[.H$7])/[.$L$1])" office:value-type="float" office:value="13" calcext:value-type="float">
            <text:p>13</text:p>
          </table:table-cell>
          <table:table-cell table:formula="of:=ROUND((NORMINV(RAND();[.I$4];[.I$7])+(RAND()-0.5)*[.I$7])/[.$L$1])" office:value-type="float" office:value="11" calcext:value-type="float">
            <text:p>11</text:p>
          </table:table-cell>
          <table:table-cell table:formula="of:=ROUND((NORMINV(RAND();[.J$4];[.J$7])+(RAND()-0.5)*[.J$7])/[.$L$1])" office:value-type="float" office:value="26" calcext:value-type="float">
            <text:p>26</text:p>
          </table:table-cell>
          <table:table-cell table:formula="of:=ROUND((NORMINV(RAND();[.K$4];[.K$7])+(RAND()-0.5)*[.K$7])/[.$L$1])" office:value-type="float" office:value="232" calcext:value-type="float">
            <text:p>232</text:p>
          </table:table-cell>
          <table:table-cell table:number-columns-repeated="6"/>
        </table:table-row>
      </table:table>
      <table:table table:name="Лаба 5" table:style-name="ta1" table:print="false">
        <table:table-column table:style-name="co22" table:default-cell-style-name="ce7"/>
        <table:table-column table:style-name="co31" table:default-cell-style-name="ce7"/>
        <table:table-column table:style-name="co32" table:number-columns-repeated="2" table:default-cell-style-name="ce7"/>
        <table:table-column table:style-name="co33" table:default-cell-style-name="ce16"/>
        <table:table-column table:style-name="co27" table:default-cell-style-name="ce16"/>
        <table:table-column table:style-name="co34" table:number-columns-repeated="3" table:default-cell-style-name="ce16"/>
        <table:table-column table:style-name="co35" table:default-cell-style-name="ce16"/>
        <table:table-column table:style-name="co22" table:default-cell-style-name="ce7"/>
        <table:table-column table:style-name="co31" table:default-cell-style-name="ce7"/>
        <table:table-column table:style-name="co32" table:number-columns-repeated="2" table:default-cell-style-name="ce7"/>
        <table:table-column table:style-name="co36" table:default-cell-style-name="ce16"/>
        <table:table-column table:style-name="co27" table:default-cell-style-name="ce16"/>
        <table:table-column table:style-name="co37" table:number-columns-repeated="3" table:default-cell-style-name="ce16"/>
        <table:table-column table:style-name="co13" table:number-columns-repeated="2" table:default-cell-style-name="Default"/>
        <table:table-row table:style-name="ro3">
          <table:table-cell table:style-name="ce30" office:value-type="string" calcext:value-type="string" table:number-columns-spanned="9" table:number-rows-spanned="1">
            <text:p>Масштаб =</text:p>
          </table:table-cell>
          <table:covered-table-cell table:number-columns-repeated="8" table:style-name="ce44"/>
          <table:table-cell table:style-name="ce45" office:value-type="float" office:value="0.01" calcext:value-type="float" table:number-columns-spanned="10" table:number-rows-spanned="1">
            <text:p>0,01</text:p>
          </table:table-cell>
          <table:covered-table-cell table:number-columns-repeated="8" table:style-name="ce44"/>
          <table:covered-table-cell table:style-name="ce46"/>
          <table:table-cell table:number-columns-repeated="2"/>
        </table:table-row>
        <table:table-row table:style-name="ro3">
          <table:table-cell office:value-type="string" calcext:value-type="string" table:number-columns-spanned="9" table:number-rows-spanned="1">
            <text:p>Лаба нормального человека</text:p>
          </table:table-cell>
          <table:covered-table-cell table:number-columns-repeated="3" table:style-name="ce16"/>
          <table:covered-table-cell table:number-columns-repeated="5"/>
          <table:table-cell/>
          <table:table-cell office:value-type="string" calcext:value-type="string" table:number-columns-spanned="9" table:number-rows-spanned="1">
            <text:p>Лаба курильщика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d<text:span text:style-name="T3">3ф</text:span></text:p>
          </table:table-cell>
          <table:table-cell office:value-type="string" calcext:value-type="string">
            <text:p>d<text:span text:style-name="T3">3Сo</text:span></text:p>
          </table:table-cell>
          <table:table-cell office:value-type="string" calcext:value-type="string">
            <text:p>d<text:span text:style-name="T3">3Cs</text:span></text:p>
          </table:table-cell>
          <table:table-cell/>
          <table:table-cell table:style-name="ce7" office:value-type="string" calcext:value-type="string">
            <text:p>Величина</text:p>
          </table:table-cell>
          <table:table-cell table:style-name="ce7" office:value-type="string" calcext:value-type="string">
            <text:p>d<text:span text:style-name="T3">3ф</text:span></text:p>
          </table:table-cell>
          <table:table-cell table:style-name="ce7" office:value-type="string" calcext:value-type="string">
            <text:p>d<text:span text:style-name="T3">3Сo</text:span></text:p>
          </table:table-cell>
          <table:table-cell table:style-name="ce7" office:value-type="string" calcext:value-type="string">
            <text:p>d<text:span text:style-name="T3">3Cs</text:span></text:p>
          </table:table-cell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d<text:span text:style-name="T3">3ф</text:span></text:p>
          </table:table-cell>
          <table:table-cell office:value-type="string" calcext:value-type="string">
            <text:p>d<text:span text:style-name="T3">3Сo</text:span></text:p>
          </table:table-cell>
          <table:table-cell office:value-type="string" calcext:value-type="string">
            <text:p>d<text:span text:style-name="T3">3Cs</text:span></text:p>
          </table:table-cell>
          <table:table-cell/>
          <table:table-cell table:style-name="ce7" office:value-type="string" calcext:value-type="string">
            <text:p>Величина</text:p>
          </table:table-cell>
          <table:table-cell table:style-name="ce7" office:value-type="string" calcext:value-type="string">
            <text:p>d<text:span text:style-name="T3">3ф</text:span></text:p>
          </table:table-cell>
          <table:table-cell table:style-name="ce7" office:value-type="string" calcext:value-type="string">
            <text:p>d<text:span text:style-name="T3">3Сo</text:span></text:p>
          </table:table-cell>
          <table:table-cell table:style-name="ce7" office:value-type="string" calcext:value-type="string">
            <text:p>d<text:span text:style-name="T3">3Cs</text:span>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1" office:value-type="string" calcext:value-type="string">
            <text:p>&lt;N<text:span text:style-name="T5">β</text:span>&gt;</text:p>
          </table:table-cell>
          <table:table-cell table:style-name="ce39" table:formula="of:=[.$J$1]*AVERAGE([.B4:.B33])" office:value-type="float" office:value="0.189666666666667" calcext:value-type="float">
            <text:p>0,19</text:p>
          </table:table-cell>
          <table:table-cell table:style-name="ce39" table:formula="of:=[.$J$1]*AVERAGE([.C4:.C33])" office:value-type="float" office:value="0.377333333333333" calcext:value-type="float">
            <text:p>0,38</text:p>
          </table:table-cell>
          <table:table-cell table:style-name="ce39" table:formula="of:=[.$J$1]*AVERAGE([.D4:.D33])" office:value-type="float" office:value="0.769666666666667" calcext:value-type="float">
            <text:p>0,77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(NORMINV(RAND();[.G$4];[.G$7])+(RAND()-0.5)*[.G$7])/[.$J$1])" office:value-type="float" office:value="17" calcext:value-type="float">
            <text:p>17</text:p>
          </table:table-cell>
          <table:table-cell table:formula="of:=ROUND((NORMINV(RAND();[.H$4];[.H$7])+(RAND()-0.5)*[.H$7])/[.$J$1])" office:value-type="float" office:value="43" calcext:value-type="float">
            <text:p>43</text:p>
          </table:table-cell>
          <table:table-cell table:formula="of:=ROUND((NORMINV(RAND();[.I$4];[.I$7])+(RAND()-0.5)*[.I$7])/[.$J$1])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&lt;N<text:span text:style-name="T5">β</text:span>&gt;</text:p>
          </table:table-cell>
          <table:table-cell table:style-name="ce39" table:formula="of:=[.$J$1]*AVERAGE([.L4:.L33])" office:value-type="float" office:value="0.184666666666667" calcext:value-type="float">
            <text:p>0,18</text:p>
          </table:table-cell>
          <table:table-cell table:style-name="ce39" table:formula="of:=[.$J$1]*AVERAGE([.M4:.M33])" office:value-type="float" office:value="0.395666666666667" calcext:value-type="float">
            <text:p>0,40</text:p>
          </table:table-cell>
          <table:table-cell table:style-name="ce39" table:formula="of:=[.$J$1]*AVERAGE([.N4:.N33])" office:value-type="float" office:value="0.778" calcext:value-type="float">
            <text:p>0,78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" office:value-type="string" calcext:value-type="string">
            <text:p><text:span text:style-name="T4">Δ</text:span>N<text:span text:style-name="T5">β</text:span></text:p>
          </table:table-cell>
          <table:table-cell table:style-name="ce39" table:formula="of:=[.$J$1]*(MAX([.B4:.B33])-MIN([.B4:.B33]))" office:value-type="float" office:value="0.11" calcext:value-type="float">
            <text:p>0,11</text:p>
          </table:table-cell>
          <table:table-cell table:style-name="ce39" table:formula="of:=[.$J$1]*(MAX([.C4:.C33])-MIN([.C4:.C33]))" office:value-type="float" office:value="0.23" calcext:value-type="float">
            <text:p>0,23</text:p>
          </table:table-cell>
          <table:table-cell table:style-name="ce39" table:formula="of:=[.$J$1]*(MAX([.D4:.D33])-MIN([.D4:.D33]))" office:value-type="float" office:value="0.22" calcext:value-type="float">
            <text:p>0,22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(NORMINV(RAND();[.G$4];[.G$7])+(RAND()-0.5)*[.G$7])/[.$J$1])" office:value-type="float" office:value="19" calcext:value-type="float">
            <text:p>19</text:p>
          </table:table-cell>
          <table:table-cell table:formula="of:=ROUND((NORMINV(RAND();[.H$4];[.H$7])+(RAND()-0.5)*[.H$7])/[.$J$1])" office:value-type="float" office:value="32" calcext:value-type="float">
            <text:p>32</text:p>
          </table:table-cell>
          <table:table-cell table:formula="of:=ROUND((NORMINV(RAND();[.I$4];[.I$7])+(RAND()-0.5)*[.I$7])/[.$J$1])"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<text:span text:style-name="T4">Δ</text:span>N<text:span text:style-name="T5">β</text:span></text:p>
          </table:table-cell>
          <table:table-cell table:style-name="ce39" table:formula="of:=[.$J$1]*(MAX([.L4:.L33])-MIN([.L4:.L33]))" office:value-type="float" office:value="0.11" calcext:value-type="float">
            <text:p>0,11</text:p>
          </table:table-cell>
          <table:table-cell table:style-name="ce39" table:formula="of:=[.$J$1]*(MAX([.M4:.M33])-MIN([.M4:.M33]))" office:value-type="float" office:value="0.32" calcext:value-type="float">
            <text:p>0,32</text:p>
          </table:table-cell>
          <table:table-cell table:style-name="ce39" table:formula="of:=[.$J$1]*(MAX([.N4:.N33])-MIN([.N4:.N33]))" office:value-type="float" office:value="0.26" calcext:value-type="float">
            <text:p>0,26</text:p>
          </table:table-cell>
          <table:table-cell/>
          <table:table-cell table:style-name="ce4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<text:span text:style-name="T4">D</text:span>(N<text:span text:style-name="T5">β</text:span>)</text:p>
          </table:table-cell>
          <table:table-cell table:style-name="ce10" table:formula="of:=[.$J$1]^2*VARPA([.B4:.B33])" office:value-type="float" office:value="0.000709888888888889" calcext:value-type="float">
            <text:p>7,1E-4</text:p>
          </table:table-cell>
          <table:table-cell table:style-name="ce10" table:formula="of:=[.$J$1]^2*VARPA([.C4:.C33])" office:value-type="float" office:value="0.00280622222222222" calcext:value-type="float">
            <text:p>2,8E-3</text:p>
          </table:table-cell>
          <table:table-cell table:style-name="ce10" table:formula="of:=[.$J$1]^2*VARPA([.D4:.D33])" office:value-type="float" office:value="0.00294322222222222" calcext:value-type="float">
            <text:p>2,9E-3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(NORMINV(RAND();[.G$4];[.G$7])+(RAND()-0.5)*[.G$7])/[.$J$1])" office:value-type="float" office:value="16" calcext:value-type="float">
            <text:p>16</text:p>
          </table:table-cell>
          <table:table-cell table:formula="of:=ROUND((NORMINV(RAND();[.H$4];[.H$7])+(RAND()-0.5)*[.H$7])/[.$J$1])" office:value-type="float" office:value="41" calcext:value-type="float">
            <text:p>41</text:p>
          </table:table-cell>
          <table:table-cell table:formula="of:=ROUND((NORMINV(RAND();[.I$4];[.I$7])+(RAND()-0.5)*[.I$7])/[.$J$1])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<text:span text:style-name="T4">D</text:span>(N<text:span text:style-name="T5">β</text:span>)</text:p>
          </table:table-cell>
          <table:table-cell table:style-name="ce10" table:formula="of:=[.$J$1]^2*VARPA([.L4:.L33])" office:value-type="float" office:value="0.000671555555555555" calcext:value-type="float">
            <text:p>6,7E-4</text:p>
          </table:table-cell>
          <table:table-cell table:style-name="ce10" table:formula="of:=[.$J$1]^2*VARPA([.M4:.M33])" office:value-type="float" office:value="0.00361788888888889" calcext:value-type="float">
            <text:p>3,6E-3</text:p>
          </table:table-cell>
          <table:table-cell table:style-name="ce10" table:formula="of:=[.$J$1]^2*VARPA([.N4:.N33])" office:value-type="float" office:value="0.003236" calcext:value-type="float">
            <text:p>3,2E-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1" office:value-type="string" calcext:value-type="string">
            <text:p><text:span text:style-name="T4">σ</text:span>(N<text:span text:style-name="T5">β</text:span>)</text:p>
          </table:table-cell>
          <table:table-cell table:style-name="ce10" table:formula="of:=[.$J$1]*STDEVP([.B4:.B33])" office:value-type="float" office:value="0.0266437401445234" calcext:value-type="float">
            <text:p>2,7E-2</text:p>
          </table:table-cell>
          <table:table-cell table:style-name="ce10" table:formula="of:=[.$J$1]*STDEVP([.C4:.C33])" office:value-type="float" office:value="0.0529737880675171" calcext:value-type="float">
            <text:p>5,3E-2</text:p>
          </table:table-cell>
          <table:table-cell table:style-name="ce10" table:formula="of:=[.$J$1]*STDEVP([.D4:.D33])" office:value-type="float" office:value="0.0542514720742417" calcext:value-type="float">
            <text:p>5,4E-2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(NORMINV(RAND();[.G$4];[.G$7])+(RAND()-0.5)*[.G$7])/[.$J$1])" office:value-type="float" office:value="14" calcext:value-type="float">
            <text:p>14</text:p>
          </table:table-cell>
          <table:table-cell table:formula="of:=ROUND((NORMINV(RAND();[.H$4];[.H$7])+(RAND()-0.5)*[.H$7])/[.$J$1])" office:value-type="float" office:value="37" calcext:value-type="float">
            <text:p>37</text:p>
          </table:table-cell>
          <table:table-cell table:formula="of:=ROUND((NORMINV(RAND();[.I$4];[.I$7])+(RAND()-0.5)*[.I$7])/[.$J$1])" office:value-type="float" office:value="76" calcext:value-type="float">
            <text:p>76</text:p>
          </table:table-cell>
          <table:table-cell/>
          <table:table-cell table:style-name="ce1" office:value-type="string" calcext:value-type="string">
            <text:p><text:span text:style-name="T4">σ</text:span>(N<text:span text:style-name="T5">β</text:span>)</text:p>
          </table:table-cell>
          <table:table-cell table:style-name="ce10" table:formula="of:=[.$J$1]*STDEVP([.L4:.L33])" office:value-type="float" office:value="0.0259143889674357" calcext:value-type="float">
            <text:p>2,6E-2</text:p>
          </table:table-cell>
          <table:table-cell table:style-name="ce10" table:formula="of:=[.$J$1]*STDEVP([.M4:.M33])" office:value-type="float" office:value="0.0601488893404433" calcext:value-type="float">
            <text:p>6,0E-2</text:p>
          </table:table-cell>
          <table:table-cell table:style-name="ce10" table:formula="of:=[.$J$1]*STDEVP([.N4:.N33])" office:value-type="float" office:value="0.0568858506133116" calcext:value-type="float">
            <text:p>5,7E-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<text:span text:style-name="T4">δ</text:span>(N<text:span text:style-name="T5">β</text:span>)</text:p>
          </table:table-cell>
          <table:table-cell table:style-name="ce24" table:formula="of:=[.G7]/[.G4]" office:value-type="percentage" office:value="0.140476661570422" calcext:value-type="percentage">
            <text:p>14%</text:p>
          </table:table-cell>
          <table:table-cell table:style-name="ce24" table:formula="of:=[.H7]/[.H4]" office:value-type="percentage" office:value="0.140389897705434" calcext:value-type="percentage">
            <text:p>14%</text:p>
          </table:table-cell>
          <table:table-cell table:style-name="ce24" table:formula="of:=[.I7]/[.I4]" office:value-type="percentage" office:value="0.0704869710795691" calcext:value-type="percentage">
            <text:p>7%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(NORMINV(RAND();[.G$4];[.G$7])+(RAND()-0.5)*[.G$7])/[.$J$1])" office:value-type="float" office:value="18" calcext:value-type="float">
            <text:p>18</text:p>
          </table:table-cell>
          <table:table-cell table:formula="of:=ROUND((NORMINV(RAND();[.H$4];[.H$7])+(RAND()-0.5)*[.H$7])/[.$J$1])" office:value-type="float" office:value="45" calcext:value-type="float">
            <text:p>45</text:p>
          </table:table-cell>
          <table:table-cell table:formula="of:=ROUND((NORMINV(RAND();[.I$4];[.I$7])+(RAND()-0.5)*[.I$7])/[.$J$1])"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<text:span text:style-name="T4">δ</text:span>(N<text:span text:style-name="T5">β</text:span>), %</text:p>
          </table:table-cell>
          <table:table-cell table:style-name="ce23" table:formula="of:=100*[.Q7]/[.Q4]" office:value-type="float" office:value="14.033062617745" calcext:value-type="float">
            <text:p>14</text:p>
          </table:table-cell>
          <table:table-cell table:style-name="ce23" table:formula="of:=100*[.R7]/[.R4]" office:value-type="float" office:value="15.2019096900868" calcext:value-type="float">
            <text:p>15</text:p>
          </table:table-cell>
          <table:table-cell table:style-name="ce23" table:formula="of:=100*[.S7]/[.S4]" office:value-type="float" office:value="7.31180599142822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" office:value-type="string" calcext:value-type="string">
            <text:p>A(N<text:span text:style-name="T5">β</text:span>)</text:p>
          </table:table-cell>
          <table:table-cell table:style-name="ce10" table:formula="of:=SKEW([.B4:.B33])*[.G7]^3" office:value-type="float" office:value="0.00000661188870856498" calcext:value-type="float">
            <text:p>6,6E-6</text:p>
          </table:table-cell>
          <table:table-cell table:style-name="ce10" table:formula="of:=SKEW([.C4:.C33])*[.H7]^3" office:value-type="float" office:value="-0.000100915459365818" calcext:value-type="float">
            <text:p>-1,0E-4</text:p>
          </table:table-cell>
          <table:table-cell table:style-name="ce10" table:formula="of:=SKEW([.D4:.D33])*[.I7]^3" office:value-type="float" office:value="-0.0000965881657148375" calcext:value-type="float">
            <text:p>-9,7E-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(NORMINV(RAND();[.G$4];[.G$7])+(RAND()-0.5)*[.G$7])/[.$J$1])" office:value-type="float" office:value="18" calcext:value-type="float">
            <text:p>18</text:p>
          </table:table-cell>
          <table:table-cell table:formula="of:=ROUND((NORMINV(RAND();[.H$4];[.H$7])+(RAND()-0.5)*[.H$7])/[.$J$1])" office:value-type="float" office:value="41" calcext:value-type="float">
            <text:p>41</text:p>
          </table:table-cell>
          <table:table-cell table:formula="of:=ROUND((NORMINV(RAND();[.I$4];[.I$7])+(RAND()-0.5)*[.I$7])/[.$J$1])" office:value-type="float" office:value="94" calcext:value-type="float">
            <text:p>94</text:p>
          </table:table-cell>
          <table:table-cell/>
          <table:table-cell table:style-name="ce1" office:value-type="string" calcext:value-type="string">
            <text:p>A(N<text:span text:style-name="T5">β</text:span>)</text:p>
          </table:table-cell>
          <table:table-cell table:style-name="ce10" table:formula="of:=SKEW([.L4:.L33])*[.Q7]^3" office:value-type="float" office:value="0.0000107061814427496" calcext:value-type="float">
            <text:p>1,1E-5</text:p>
          </table:table-cell>
          <table:table-cell table:style-name="ce10" table:formula="of:=SKEW([.M4:.M33])*[.R7]^3" office:value-type="float" office:value="0.000185276148971512" calcext:value-type="float">
            <text:p>1,9E-4</text:p>
          </table:table-cell>
          <table:table-cell table:style-name="ce10" table:formula="of:=SKEW([.N4:.N33])*[.S7]^3" office:value-type="float" office:value="0.0000914621455453302" calcext:value-type="float">
            <text:p>9,1E-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a(N<text:span text:style-name="T5">β</text:span>)</text:p>
          </table:table-cell>
          <table:table-cell table:style-name="ce39" table:formula="of:=SKEW([.B4:.B33])" office:value-type="float" office:value="0.349574678467989" calcext:value-type="float">
            <text:p>0,35</text:p>
          </table:table-cell>
          <table:table-cell table:style-name="ce39" table:formula="of:=SKEW([.C4:.C33])" office:value-type="float" office:value="-0.678851234771303" calcext:value-type="float">
            <text:p>-0,68</text:p>
          </table:table-cell>
          <table:table-cell table:style-name="ce39" table:formula="of:=SKEW([.D4:.D33])" office:value-type="float" office:value="-0.604908013316245" calcext:value-type="float">
            <text:p>-0,60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(NORMINV(RAND();[.G$4];[.G$7])+(RAND()-0.5)*[.G$7])/[.$J$1])" office:value-type="float" office:value="15" calcext:value-type="float">
            <text:p>15</text:p>
          </table:table-cell>
          <table:table-cell table:formula="of:=ROUND((NORMINV(RAND();[.H$4];[.H$7])+(RAND()-0.5)*[.H$7])/[.$J$1])" office:value-type="float" office:value="38" calcext:value-type="float">
            <text:p>38</text:p>
          </table:table-cell>
          <table:table-cell table:formula="of:=ROUND((NORMINV(RAND();[.I$4];[.I$7])+(RAND()-0.5)*[.I$7])/[.$J$1])" office:value-type="float" office:value="83" calcext:value-type="float">
            <text:p>83</text:p>
          </table:table-cell>
          <table:table-cell/>
          <table:table-cell table:style-name="ce1" office:value-type="string" calcext:value-type="string">
            <text:p>a(N<text:span text:style-name="T5">β</text:span>)</text:p>
          </table:table-cell>
          <table:table-cell table:style-name="ce39" table:formula="of:=SKEW([.L4:.L33])" office:value-type="float" office:value="0.615193417566675" calcext:value-type="float">
            <text:p>0,62</text:p>
          </table:table-cell>
          <table:table-cell table:style-name="ce39" table:formula="of:=SKEW([.M4:.M33])" office:value-type="float" office:value="0.851405944127624" calcext:value-type="float">
            <text:p>0,85</text:p>
          </table:table-cell>
          <table:table-cell table:style-name="ce39" table:formula="of:=SKEW([.N4:.N33])" office:value-type="float" office:value="0.49685379983" calcext:value-type="float">
            <text:p>0,5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1" office:value-type="string" calcext:value-type="string">
            <text:p>Э(N<text:span text:style-name="T5">β</text:span><text:span text:style-name="T6">)</text:span></text:p>
          </table:table-cell>
          <table:table-cell table:style-name="ce10" table:formula="of:=(KURT([.B4:.B33])+3)*[.G7]^4" office:value-type="float" office:value="0.00000145546799118166" calcext:value-type="float">
            <text:p>1,5E-6</text:p>
          </table:table-cell>
          <table:table-cell table:style-name="ce10" table:formula="of:=(KURT([.C4:.C33])+3)*[.H7]^4" office:value-type="float" office:value="0.0000272482705749559" calcext:value-type="float">
            <text:p>2,7E-5</text:p>
          </table:table-cell>
          <table:table-cell table:style-name="ce10" table:formula="of:=(KURT([.D4:.D33])+3)*[.I7]^4" office:value-type="float" office:value="0.0000247022801604938" calcext:value-type="float">
            <text:p>2,5E-5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(NORMINV(RAND();[.G$4];[.G$7])+(RAND()-0.5)*[.G$7])/[.$J$1])" office:value-type="float" office:value="24" calcext:value-type="float">
            <text:p>24</text:p>
          </table:table-cell>
          <table:table-cell table:formula="of:=ROUND((NORMINV(RAND();[.H$4];[.H$7])+(RAND()-0.5)*[.H$7])/[.$J$1])" office:value-type="float" office:value="34" calcext:value-type="float">
            <text:p>34</text:p>
          </table:table-cell>
          <table:table-cell table:formula="of:=ROUND((NORMINV(RAND();[.I$4];[.I$7])+(RAND()-0.5)*[.I$7])/[.$J$1])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Э(N<text:span text:style-name="T5">β</text:span><text:span text:style-name="T6">)</text:span></text:p>
          </table:table-cell>
          <table:table-cell table:style-name="ce10" table:formula="of:=(KURT([.L4:.L33])+3)*[.Q7]^4" office:value-type="float" office:value="0.0000015405164303351" calcext:value-type="float">
            <text:p>1,5E-6</text:p>
          </table:table-cell>
          <table:table-cell table:style-name="ce10" table:formula="of:=(KURT([.M4:.M33])+3)*[.R7]^4" office:value-type="float" office:value="0.0000702784762804233" calcext:value-type="float">
            <text:p>7,0E-5</text:p>
          </table:table-cell>
          <table:table-cell table:style-name="ce10" table:formula="of:=(KURT([.N4:.N33])+3)*[.S7]^4" office:value-type="float" office:value="0.0000394639965714286" calcext:value-type="float">
            <text:p>3,9E-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1" office:value-type="string" calcext:value-type="string">
            <text:p>E(N<text:span text:style-name="T5">β</text:span><text:span text:style-name="T6">)</text:span></text:p>
          </table:table-cell>
          <table:table-cell table:style-name="ce39" table:formula="of:=KURT([.B4:.B33])+3" office:value-type="float" office:value="2.8881643397673" calcext:value-type="float">
            <text:p>2,89</text:p>
          </table:table-cell>
          <table:table-cell table:style-name="ce39" table:formula="of:=KURT([.C4:.C33])+3" office:value-type="float" office:value="3.46014918820042" calcext:value-type="float">
            <text:p>3,46</text:p>
          </table:table-cell>
          <table:table-cell table:style-name="ce39" table:formula="of:=KURT([.D4:.D33])+3" office:value-type="float" office:value="2.85161529322963" calcext:value-type="float">
            <text:p>2,85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(NORMINV(RAND();[.G$4];[.G$7])+(RAND()-0.5)*[.G$7])/[.$J$1])" office:value-type="float" office:value="19" calcext:value-type="float">
            <text:p>19</text:p>
          </table:table-cell>
          <table:table-cell table:formula="of:=ROUND((NORMINV(RAND();[.H$4];[.H$7])+(RAND()-0.5)*[.H$7])/[.$J$1])" office:value-type="float" office:value="33" calcext:value-type="float">
            <text:p>33</text:p>
          </table:table-cell>
          <table:table-cell table:formula="of:=ROUND((NORMINV(RAND();[.I$4];[.I$7])+(RAND()-0.5)*[.I$7])/[.$J$1])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E(N<text:span text:style-name="T5">β</text:span><text:span text:style-name="T6">)</text:span></text:p>
          </table:table-cell>
          <table:table-cell table:style-name="ce39" table:formula="of:=KURT([.L4:.L33])+3" office:value-type="float" office:value="3.41587871539504" calcext:value-type="float">
            <text:p>3,42</text:p>
          </table:table-cell>
          <table:table-cell table:style-name="ce39" table:formula="of:=KURT([.M4:.M33])+3" office:value-type="float" office:value="5.36922850536449" calcext:value-type="float">
            <text:p>5,37</text:p>
          </table:table-cell>
          <table:table-cell table:style-name="ce39" table:formula="of:=KURT([.N4:.N33])+3" office:value-type="float" office:value="3.76863466733837" calcext:value-type="float">
            <text:p>3,77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ROUND((NORMINV(RAND();[.G$4];[.G$7])+(RAND()-0.5)*[.G$7])/[.$J$1])" office:value-type="float" office:value="19" calcext:value-type="float">
            <text:p>19</text:p>
          </table:table-cell>
          <table:table-cell table:formula="of:=ROUND((NORMINV(RAND();[.H$4];[.H$7])+(RAND()-0.5)*[.H$7])/[.$J$1])" office:value-type="float" office:value="27" calcext:value-type="float">
            <text:p>27</text:p>
          </table:table-cell>
          <table:table-cell table:formula="of:=ROUND((NORMINV(RAND();[.I$4];[.I$7])+(RAND()-0.5)*[.I$7])/[.$J$1])" office:value-type="float" office:value="78" calcext:value-type="float">
            <text:p>78</text:p>
          </table:table-cell>
          <table:table-cell table:number-columns-repeated="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formula="of:=ROUND((NORMINV(RAND();[.G$4];[.G$7])+(RAND()-0.5)*[.G$7])/[.$J$1])" office:value-type="float" office:value="15" calcext:value-type="float">
            <text:p>15</text:p>
          </table:table-cell>
          <table:table-cell table:formula="of:=ROUND((NORMINV(RAND();[.H$4];[.H$7])+(RAND()-0.5)*[.H$7])/[.$J$1])" office:value-type="float" office:value="35" calcext:value-type="float">
            <text:p>35</text:p>
          </table:table-cell>
          <table:table-cell table:formula="of:=ROUND((NORMINV(RAND();[.I$4];[.I$7])+(RAND()-0.5)*[.I$7])/[.$J$1])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formula="of:=ROUND((NORMINV(RAND();[.G$4];[.G$7])+(RAND()-0.5)*[.G$7])/[.$J$1])" office:value-type="float" office:value="18" calcext:value-type="float">
            <text:p>18</text:p>
          </table:table-cell>
          <table:table-cell table:formula="of:=ROUND((NORMINV(RAND();[.H$4];[.H$7])+(RAND()-0.5)*[.H$7])/[.$J$1])" office:value-type="float" office:value="35" calcext:value-type="float">
            <text:p>35</text:p>
          </table:table-cell>
          <table:table-cell table:formula="of:=ROUND((NORMINV(RAND();[.I$4];[.I$7])+(RAND()-0.5)*[.I$7])/[.$J$1])" office:value-type="float" office:value="85" calcext:value-type="float">
            <text:p>85</text:p>
          </table:table-cell>
          <table:table-cell table:number-columns-repeated="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formula="of:=ROUND((NORMINV(RAND();[.G$4];[.G$7])+(RAND()-0.5)*[.G$7])/[.$J$1])" office:value-type="float" office:value="25" calcext:value-type="float">
            <text:p>25</text:p>
          </table:table-cell>
          <table:table-cell table:formula="of:=ROUND((NORMINV(RAND();[.H$4];[.H$7])+(RAND()-0.5)*[.H$7])/[.$J$1])" office:value-type="float" office:value="59" calcext:value-type="float">
            <text:p>59</text:p>
          </table:table-cell>
          <table:table-cell table:formula="of:=ROUND((NORMINV(RAND();[.I$4];[.I$7])+(RAND()-0.5)*[.I$7])/[.$J$1])" office:value-type="float" office:value="70" calcext:value-type="float">
            <text:p>70</text:p>
          </table:table-cell>
          <table:table-cell table:number-columns-repeated="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formula="of:=ROUND((NORMINV(RAND();[.G$4];[.G$7])+(RAND()-0.5)*[.G$7])/[.$J$1])" office:value-type="float" office:value="22" calcext:value-type="float">
            <text:p>22</text:p>
          </table:table-cell>
          <table:table-cell table:formula="of:=ROUND((NORMINV(RAND();[.H$4];[.H$7])+(RAND()-0.5)*[.H$7])/[.$J$1])" office:value-type="float" office:value="41" calcext:value-type="float">
            <text:p>41</text:p>
          </table:table-cell>
          <table:table-cell table:formula="of:=ROUND((NORMINV(RAND();[.I$4];[.I$7])+(RAND()-0.5)*[.I$7])/[.$J$1])" office:value-type="float" office:value="69" calcext:value-type="float">
            <text:p>69</text:p>
          </table:table-cell>
          <table:table-cell table:number-columns-repeated="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formula="of:=ROUND((NORMINV(RAND();[.G$4];[.G$7])+(RAND()-0.5)*[.G$7])/[.$J$1])" office:value-type="float" office:value="20" calcext:value-type="float">
            <text:p>20</text:p>
          </table:table-cell>
          <table:table-cell table:formula="of:=ROUND((NORMINV(RAND();[.H$4];[.H$7])+(RAND()-0.5)*[.H$7])/[.$J$1])" office:value-type="float" office:value="46" calcext:value-type="float">
            <text:p>46</text:p>
          </table:table-cell>
          <table:table-cell table:formula="of:=ROUND((NORMINV(RAND();[.I$4];[.I$7])+(RAND()-0.5)*[.I$7])/[.$J$1])" office:value-type="float" office:value="68" calcext:value-type="float">
            <text:p>68</text:p>
          </table:table-cell>
          <table:table-cell table:number-columns-repeated="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ROUND((NORMINV(RAND();[.G$4];[.G$7])+(RAND()-0.5)*[.G$7])/[.$J$1])" office:value-type="float" office:value="19" calcext:value-type="float">
            <text:p>19</text:p>
          </table:table-cell>
          <table:table-cell table:formula="of:=ROUND((NORMINV(RAND();[.H$4];[.H$7])+(RAND()-0.5)*[.H$7])/[.$J$1])" office:value-type="float" office:value="41" calcext:value-type="float">
            <text:p>41</text:p>
          </table:table-cell>
          <table:table-cell table:formula="of:=ROUND((NORMINV(RAND();[.I$4];[.I$7])+(RAND()-0.5)*[.I$7])/[.$J$1])" office:value-type="float" office:value="70" calcext:value-type="float">
            <text:p>70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formula="of:=ROUND((NORMINV(RAND();[.G$4];[.G$7])+(RAND()-0.5)*[.G$7])/[.$J$1])" office:value-type="float" office:value="17" calcext:value-type="float">
            <text:p>17</text:p>
          </table:table-cell>
          <table:table-cell table:formula="of:=ROUND((NORMINV(RAND();[.H$4];[.H$7])+(RAND()-0.5)*[.H$7])/[.$J$1])" office:value-type="float" office:value="41" calcext:value-type="float">
            <text:p>41</text:p>
          </table:table-cell>
          <table:table-cell table:formula="of:=ROUND((NORMINV(RAND();[.I$4];[.I$7])+(RAND()-0.5)*[.I$7])/[.$J$1])" office:value-type="float" office:value="77" calcext:value-type="float">
            <text:p>77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formula="of:=ROUND((NORMINV(RAND();[.G$4];[.G$7])+(RAND()-0.5)*[.G$7])/[.$J$1])" office:value-type="float" office:value="19" calcext:value-type="float">
            <text:p>19</text:p>
          </table:table-cell>
          <table:table-cell table:formula="of:=ROUND((NORMINV(RAND();[.H$4];[.H$7])+(RAND()-0.5)*[.H$7])/[.$J$1])" office:value-type="float" office:value="37" calcext:value-type="float">
            <text:p>37</text:p>
          </table:table-cell>
          <table:table-cell table:formula="of:=ROUND((NORMINV(RAND();[.I$4];[.I$7])+(RAND()-0.5)*[.I$7])/[.$J$1])" office:value-type="float" office:value="72" calcext:value-type="float">
            <text:p>72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formula="of:=ROUND((NORMINV(RAND();[.G$4];[.G$7])+(RAND()-0.5)*[.G$7])/[.$J$1])" office:value-type="float" office:value="20" calcext:value-type="float">
            <text:p>20</text:p>
          </table:table-cell>
          <table:table-cell table:formula="of:=ROUND((NORMINV(RAND();[.H$4];[.H$7])+(RAND()-0.5)*[.H$7])/[.$J$1])" office:value-type="float" office:value="36" calcext:value-type="float">
            <text:p>36</text:p>
          </table:table-cell>
          <table:table-cell table:formula="of:=ROUND((NORMINV(RAND();[.I$4];[.I$7])+(RAND()-0.5)*[.I$7])/[.$J$1])" office:value-type="float" office:value="74" calcext:value-type="float">
            <text:p>74</text:p>
          </table:table-cell>
          <table:table-cell table:number-columns-repeated="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formula="of:=ROUND((NORMINV(RAND();[.G$4];[.G$7])+(RAND()-0.5)*[.G$7])/[.$J$1])" office:value-type="float" office:value="15" calcext:value-type="float">
            <text:p>15</text:p>
          </table:table-cell>
          <table:table-cell table:formula="of:=ROUND((NORMINV(RAND();[.H$4];[.H$7])+(RAND()-0.5)*[.H$7])/[.$J$1])" office:value-type="float" office:value="34" calcext:value-type="float">
            <text:p>34</text:p>
          </table:table-cell>
          <table:table-cell table:formula="of:=ROUND((NORMINV(RAND();[.I$4];[.I$7])+(RAND()-0.5)*[.I$7])/[.$J$1])" office:value-type="float" office:value="79" calcext:value-type="float">
            <text:p>79</text:p>
          </table:table-cell>
          <table:table-cell table:number-columns-repeated="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formula="of:=ROUND((NORMINV(RAND();[.G$4];[.G$7])+(RAND()-0.5)*[.G$7])/[.$J$1])" office:value-type="float" office:value="22" calcext:value-type="float">
            <text:p>22</text:p>
          </table:table-cell>
          <table:table-cell table:formula="of:=ROUND((NORMINV(RAND();[.H$4];[.H$7])+(RAND()-0.5)*[.H$7])/[.$J$1])" office:value-type="float" office:value="36" calcext:value-type="float">
            <text:p>36</text:p>
          </table:table-cell>
          <table:table-cell table:formula="of:=ROUND((NORMINV(RAND();[.I$4];[.I$7])+(RAND()-0.5)*[.I$7])/[.$J$1])" office:value-type="float" office:value="84" calcext:value-type="float">
            <text:p>84</text:p>
          </table:table-cell>
          <table:table-cell table:number-columns-repeated="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formula="of:=ROUND((NORMINV(RAND();[.G$4];[.G$7])+(RAND()-0.5)*[.G$7])/[.$J$1])" office:value-type="float" office:value="19" calcext:value-type="float">
            <text:p>19</text:p>
          </table:table-cell>
          <table:table-cell table:formula="of:=ROUND((NORMINV(RAND();[.H$4];[.H$7])+(RAND()-0.5)*[.H$7])/[.$J$1])" office:value-type="float" office:value="33" calcext:value-type="float">
            <text:p>33</text:p>
          </table:table-cell>
          <table:table-cell table:formula="of:=ROUND((NORMINV(RAND();[.I$4];[.I$7])+(RAND()-0.5)*[.I$7])/[.$J$1])" office:value-type="float" office:value="73" calcext:value-type="float">
            <text:p>73</text:p>
          </table:table-cell>
          <table:table-cell table:number-columns-repeated="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formula="of:=ROUND((NORMINV(RAND();[.G$4];[.G$7])+(RAND()-0.5)*[.G$7])/[.$J$1])" office:value-type="float" office:value="17" calcext:value-type="float">
            <text:p>17</text:p>
          </table:table-cell>
          <table:table-cell table:formula="of:=ROUND((NORMINV(RAND();[.H$4];[.H$7])+(RAND()-0.5)*[.H$7])/[.$J$1])" office:value-type="float" office:value="38" calcext:value-type="float">
            <text:p>38</text:p>
          </table:table-cell>
          <table:table-cell table:formula="of:=ROUND((NORMINV(RAND();[.I$4];[.I$7])+(RAND()-0.5)*[.I$7])/[.$J$1])" office:value-type="float" office:value="74" calcext:value-type="float">
            <text:p>74</text:p>
          </table:table-cell>
          <table:table-cell table:number-columns-repeated="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formula="of:=ROUND((NORMINV(RAND();[.G$4];[.G$7])+(RAND()-0.5)*[.G$7])/[.$J$1])" office:value-type="float" office:value="17" calcext:value-type="float">
            <text:p>17</text:p>
          </table:table-cell>
          <table:table-cell table:formula="of:=ROUND((NORMINV(RAND();[.H$4];[.H$7])+(RAND()-0.5)*[.H$7])/[.$J$1])" office:value-type="float" office:value="46" calcext:value-type="float">
            <text:p>46</text:p>
          </table:table-cell>
          <table:table-cell table:formula="of:=ROUND((NORMINV(RAND();[.I$4];[.I$7])+(RAND()-0.5)*[.I$7])/[.$J$1])" office:value-type="float" office:value="79" calcext:value-type="float">
            <text:p>79</text:p>
          </table:table-cell>
          <table:table-cell table:number-columns-repeated="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formula="of:=ROUND((NORMINV(RAND();[.G$4];[.G$7])+(RAND()-0.5)*[.G$7])/[.$J$1])" office:value-type="float" office:value="18" calcext:value-type="float">
            <text:p>18</text:p>
          </table:table-cell>
          <table:table-cell table:formula="of:=ROUND((NORMINV(RAND();[.H$4];[.H$7])+(RAND()-0.5)*[.H$7])/[.$J$1])" office:value-type="float" office:value="48" calcext:value-type="float">
            <text:p>48</text:p>
          </table:table-cell>
          <table:table-cell table:formula="of:=ROUND((NORMINV(RAND();[.I$4];[.I$7])+(RAND()-0.5)*[.I$7])/[.$J$1])" office:value-type="float" office:value="78" calcext:value-type="float">
            <text:p>78</text:p>
          </table:table-cell>
          <table:table-cell table:number-columns-repeated="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formula="of:=ROUND((NORMINV(RAND();[.G$4];[.G$7])+(RAND()-0.5)*[.G$7])/[.$J$1])" office:value-type="float" office:value="18" calcext:value-type="float">
            <text:p>18</text:p>
          </table:table-cell>
          <table:table-cell table:formula="of:=ROUND((NORMINV(RAND();[.H$4];[.H$7])+(RAND()-0.5)*[.H$7])/[.$J$1])" office:value-type="float" office:value="45" calcext:value-type="float">
            <text:p>45</text:p>
          </table:table-cell>
          <table:table-cell table:formula="of:=ROUND((NORMINV(RAND();[.I$4];[.I$7])+(RAND()-0.5)*[.I$7])/[.$J$1])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formula="of:=ROUND((NORMINV(RAND();[.G$4];[.G$7])+(RAND()-0.5)*[.G$7])/[.$J$1])" office:value-type="float" office:value="18" calcext:value-type="float">
            <text:p>18</text:p>
          </table:table-cell>
          <table:table-cell table:formula="of:=ROUND((NORMINV(RAND();[.H$4];[.H$7])+(RAND()-0.5)*[.H$7])/[.$J$1])" office:value-type="float" office:value="39" calcext:value-type="float">
            <text:p>39</text:p>
          </table:table-cell>
          <table:table-cell table:formula="of:=ROUND((NORMINV(RAND();[.I$4];[.I$7])+(RAND()-0.5)*[.I$7])/[.$J$1])" office:value-type="float" office:value="71" calcext:value-type="float">
            <text:p>71</text:p>
          </table:table-cell>
          <table:table-cell table:number-columns-repeated="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formula="of:=ROUND((NORMINV(RAND();[.G$4];[.G$7])+(RAND()-0.5)*[.G$7])/[.$J$1])" office:value-type="float" office:value="22" calcext:value-type="float">
            <text:p>22</text:p>
          </table:table-cell>
          <table:table-cell table:formula="of:=ROUND((NORMINV(RAND();[.H$4];[.H$7])+(RAND()-0.5)*[.H$7])/[.$J$1])" office:value-type="float" office:value="43" calcext:value-type="float">
            <text:p>43</text:p>
          </table:table-cell>
          <table:table-cell table:formula="of:=ROUND((NORMINV(RAND();[.I$4];[.I$7])+(RAND()-0.5)*[.I$7])/[.$J$1])" office:value-type="float" office:value="81" calcext:value-type="float">
            <text:p>81</text:p>
          </table:table-cell>
          <table:table-cell table:number-columns-repeated="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formula="of:=ROUND((NORMINV(RAND();[.G$4];[.G$7])+(RAND()-0.5)*[.G$7])/[.$J$1])" office:value-type="float" office:value="19" calcext:value-type="float">
            <text:p>19</text:p>
          </table:table-cell>
          <table:table-cell table:formula="of:=ROUND((NORMINV(RAND();[.H$4];[.H$7])+(RAND()-0.5)*[.H$7])/[.$J$1])" office:value-type="float" office:value="43" calcext:value-type="float">
            <text:p>43</text:p>
          </table:table-cell>
          <table:table-cell table:formula="of:=ROUND((NORMINV(RAND();[.I$4];[.I$7])+(RAND()-0.5)*[.I$7])/[.$J$1])" office:value-type="float" office:value="87" calcext:value-type="float">
            <text:p>87</text:p>
          </table:table-cell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ROUND((NORMINV(RAND();[.G$4];[.G$7])+(RAND()-0.5)*[.G$7])/[.$J$1])" office:value-type="float" office:value="15" calcext:value-type="float">
            <text:p>15</text:p>
          </table:table-cell>
          <table:table-cell table:formula="of:=ROUND((NORMINV(RAND();[.H$4];[.H$7])+(RAND()-0.5)*[.H$7])/[.$J$1])" office:value-type="float" office:value="40" calcext:value-type="float">
            <text:p>40</text:p>
          </table:table-cell>
          <table:table-cell table:formula="of:=ROUND((NORMINV(RAND();[.I$4];[.I$7])+(RAND()-0.5)*[.I$7])/[.$J$1])" office:value-type="float" office:value="82" calcext:value-type="float">
            <text:p>82</text:p>
          </table:table-cell>
          <table:table-cell table:number-columns-repeated="7"/>
        </table:table-row>
      </table:table>
      <table:table table:name="Лаба 6" table:style-name="ta1" table:print="false">
        <table:shapes>
          <draw:frame draw:z-index="0" draw:style-name="gr1" draw:text-style-name="P1" svg:width="80mm" svg:height="60mm" svg:x="42.37mm" svg:y="102.45mm">
            <loext:p draw:notify-on-update-of-ranges="'Лаба 6'.F11:'Лаба 6'.F21 'Лаба 6'.H11:'Лаба 6'.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0mm" svg:height="60mm" svg:x="42.37mm" svg:y="163.62mm">
            <loext:p draw:notify-on-update-of-ranges="'Лаба 6'.I11:'Лаба 6'.I21 'Лаба 6'.K11:'Лаба 6'.K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0mm" svg:height="60mm" svg:x="42.37mm" svg:y="225.29mm">
            <loext:p draw:notify-on-update-of-ranges="'Лаба 6'.L11:'Лаба 6'.L21 'Лаба 6'.N11:'Лаба 6'.N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0mm" svg:height="60mm" svg:x="222.41mm" svg:y="100.79mm">
            <loext:p draw:notify-on-update-of-ranges="'Лаба 6'.U11:'Лаба 6'.U21 'Лаба 6'.W11:'Лаба 6'.W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80mm" svg:height="60mm" svg:x="222.41mm" svg:y="161.96mm">
            <loext:p draw:notify-on-update-of-ranges="'Лаба 6'.X11:'Лаба 6'.X21 'Лаба 6'.Z11:'Лаба 6'.Z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80mm" svg:height="60mm" svg:x="222.41mm" svg:y="223.63mm">
            <loext:p draw:notify-on-update-of-ranges="'Лаба 6'.AA11:'Лаба 6'.AA21 'Лаба 6'.AC11:'Лаба 6'.AC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8" table:default-cell-style-name="ce7"/>
        <table:table-column table:style-name="co39" table:default-cell-style-name="ce7"/>
        <table:table-column table:style-name="co32" table:number-columns-repeated="2" table:default-cell-style-name="ce7"/>
        <table:table-column table:style-name="co35" table:default-cell-style-name="Default"/>
        <table:table-column table:style-name="co40" table:number-columns-repeated="9" table:default-cell-style-name="Default"/>
        <table:table-column table:style-name="co28" table:default-cell-style-name="Default"/>
        <table:table-column table:style-name="co41" table:number-columns-repeated="4" table:default-cell-style-name="ce7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number-columns-repeated="3" table:default-cell-style-name="Default"/>
        <table:table-column table:style-name="co6" table:number-columns-repeated="2" table:default-cell-style-name="Default"/>
        <table:table-column table:style-name="co45" table:default-cell-style-name="Default"/>
        <table:table-row table:style-name="ro3">
          <table:table-cell office:value-type="string" calcext:value-type="string" table:number-columns-spanned="14" table:number-rows-spanned="1">
            <text:p>Лаба нормального человека</text:p>
          </table:table-cell>
          <table:covered-table-cell table:number-columns-repeated="3" table:style-name="ce48"/>
          <table:covered-table-cell table:style-name="ce16"/>
          <table:covered-table-cell table:number-columns-repeated="7" table:style-name="ce48"/>
          <table:covered-table-cell/>
          <table:covered-table-cell table:style-name="ce48"/>
          <table:table-cell table:style-name="ce16"/>
          <table:table-cell office:value-type="string" calcext:value-type="string" table:number-columns-spanned="14" table:number-rows-spanned="1">
            <text:p>Лаба курильщика</text:p>
          </table:table-cell>
          <table:covered-table-cell table:number-columns-repeated="3" table:style-name="ce48"/>
          <table:covered-table-cell table:number-columns-repeated="10"/>
        </table:table-row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d<text:span text:style-name="T3">3ф</text:span></text:p>
          </table:table-cell>
          <table:table-cell office:value-type="string" calcext:value-type="string">
            <text:p>d<text:span text:style-name="T3">3Сo</text:span></text:p>
          </table:table-cell>
          <table:table-cell office:value-type="string" calcext:value-type="string">
            <text:p>d<text:span text:style-name="T3">3Cs</text:span></text:p>
          </table:table-cell>
          <table:table-cell table:style-name="ce16"/>
          <table:table-cell table:style-name="ce7"/>
          <table:table-cell table:style-name="ce7" office:value-type="string" calcext:value-type="string" table:number-columns-spanned="3" table:number-rows-spanned="1">
            <text:p>а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E</text:p>
          </table:table-cell>
          <table:covered-table-cell table:number-columns-repeated="2" table:style-name="ce7"/>
          <table:table-cell/>
          <table:table-cell table:style-name="ce48"/>
          <table:table-cell table:style-name="ce16"/>
          <table:table-cell office:value-type="string" calcext:value-type="string">
            <text:p>№</text:p>
          </table:table-cell>
          <table:table-cell office:value-type="string" calcext:value-type="string">
            <text:p>d<text:span text:style-name="T3">3ф</text:span></text:p>
          </table:table-cell>
          <table:table-cell office:value-type="string" calcext:value-type="string">
            <text:p>d<text:span text:style-name="T3">3Сo</text:span></text:p>
          </table:table-cell>
          <table:table-cell office:value-type="string" calcext:value-type="string">
            <text:p>d<text:span text:style-name="T3">3Cs</text:span></text:p>
          </table:table-cell>
          <table:table-cell/>
          <table:table-cell table:style-name="ce7"/>
          <table:table-cell table:style-name="ce7" office:value-type="string" calcext:value-type="string" table:number-columns-spanned="3" table:number-rows-spanned="1">
            <text:p>а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E</text:p>
          </table:table-cell>
          <table:covered-table-cell table:number-columns-repeated="2" table:style-name="ce7"/>
          <table:table-cell/>
          <table:table-cell table:style-name="ce4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style-name="ce39"/>
          <table:table-cell table:style-name="ce39" office:value-type="string" calcext:value-type="string">
            <text:p>фон</text:p>
          </table:table-cell>
          <table:table-cell table:style-name="ce39" office:value-type="string" calcext:value-type="string">
            <text:p>Cs</text:p>
          </table:table-cell>
          <table:table-cell table:style-name="ce7" office:value-type="string" calcext:value-type="string">
            <text:p>Co</text:p>
          </table:table-cell>
          <table:table-cell table:style-name="ce39" office:value-type="string" calcext:value-type="string">
            <text:p>фон</text:p>
          </table:table-cell>
          <table:table-cell table:style-name="ce39" office:value-type="string" calcext:value-type="string">
            <text:p>Cs</text:p>
          </table:table-cell>
          <table:table-cell table:style-name="ce7" office:value-type="string" calcext:value-type="string">
            <text:p>Co</text:p>
          </table:table-cell>
          <table:table-cell/>
          <table:table-cell table:style-name="ce48"/>
          <table:table-cell table:style-name="ce16"/>
          <table:table-cell office:value-type="float" office:value="1" calcext:value-type="float">
            <text:p>1</text:p>
          </table:table-cell>
          <table:table-cell table:formula="of:=ROUND((NORMINV(RAND();[.B$63];[.B$64])+(RAND()-0.5)*[.B$64]*0.2))" office:value-type="float" office:value="20" calcext:value-type="float">
            <text:p>20</text:p>
          </table:table-cell>
          <table:table-cell table:formula="of:=ROUND((NORMINV(RAND();[.C$63];[.C$64])+(RAND()-0.5)*[.C$64]*0.2))" office:value-type="float" office:value="32" calcext:value-type="float">
            <text:p>32</text:p>
          </table:table-cell>
          <table:table-cell table:formula="of:=ROUND((NORMINV(RAND();[.D$63];[.D$64])+(RAND()-0.5)*[.D$64]*0.2))" office:value-type="float" office:value="83" calcext:value-type="float">
            <text:p>83</text:p>
          </table:table-cell>
          <table:table-cell/>
          <table:table-cell table:style-name="ce39"/>
          <table:table-cell table:style-name="ce39" office:value-type="string" calcext:value-type="string">
            <text:p>фон</text:p>
          </table:table-cell>
          <table:table-cell table:style-name="ce39" office:value-type="string" calcext:value-type="string">
            <text:p>Cs</text:p>
          </table:table-cell>
          <table:table-cell table:style-name="ce7" office:value-type="string" calcext:value-type="string">
            <text:p>Co</text:p>
          </table:table-cell>
          <table:table-cell table:style-name="ce39" office:value-type="string" calcext:value-type="string">
            <text:p>фон</text:p>
          </table:table-cell>
          <table:table-cell table:style-name="ce39" office:value-type="string" calcext:value-type="string">
            <text:p>Cs</text:p>
          </table:table-cell>
          <table:table-cell table:style-name="ce7" office:value-type="string" calcext:value-type="string">
            <text:p>Co</text:p>
          </table:table-cell>
          <table:table-cell/>
          <table:table-cell table:style-name="ce4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style-name="ce16"/>
          <table:table-cell table:style-name="ce39" office:value-type="string" calcext:value-type="string">
            <text:p>N</text:p>
          </table:table-cell>
          <table:table-cell table:style-name="ce39" table:formula="of:=SKEW([.B3:.B32])" office:value-type="float" office:value="2.02088681979022" calcext:value-type="float">
            <text:p>2,02</text:p>
          </table:table-cell>
          <table:table-cell table:style-name="ce39" table:formula="of:=SKEW([.C3:.C32])" office:value-type="float" office:value="-0.0970435648962353" calcext:value-type="float">
            <text:p>-0,10</text:p>
          </table:table-cell>
          <table:table-cell table:style-name="ce39" table:formula="of:=SKEW([.D3:.D32])" office:value-type="float" office:value="0.389515877485974" calcext:value-type="float">
            <text:p>0,39</text:p>
          </table:table-cell>
          <table:table-cell table:style-name="ce4" table:formula="of:=KURT([.B3:.B32])+3" office:value-type="float" office:value="9.0169377877714" calcext:value-type="float">
            <text:p>9,0</text:p>
          </table:table-cell>
          <table:table-cell table:style-name="ce4" table:formula="of:=KURT([.C3:.C32])+3" office:value-type="float" office:value="3.34955670542232" calcext:value-type="float">
            <text:p>3,3</text:p>
          </table:table-cell>
          <table:table-cell table:style-name="ce4" table:formula="of:=KURT([.D3:.D32])+3" office:value-type="float" office:value="2.37183954516394" calcext:value-type="float">
            <text:p>2,4</text:p>
          </table:table-cell>
          <table:table-cell/>
          <table:table-cell table:style-name="ce48"/>
          <table:table-cell table:style-name="ce16"/>
          <table:table-cell office:value-type="float" office:value="2" calcext:value-type="float">
            <text:p>2</text:p>
          </table:table-cell>
          <table:table-cell table:formula="of:=ROUND((NORMINV(RAND();[.B$63];[.B$64])+(RAND()-0.5)*[.B$64]*0.2))" office:value-type="float" office:value="7" calcext:value-type="float">
            <text:p>7</text:p>
          </table:table-cell>
          <table:table-cell table:formula="of:=ROUND((NORMINV(RAND();[.C$63];[.C$64])+(RAND()-0.5)*[.C$64]*0.2))" office:value-type="float" office:value="31" calcext:value-type="float">
            <text:p>31</text:p>
          </table:table-cell>
          <table:table-cell table:formula="of:=ROUND((NORMINV(RAND();[.D$63];[.D$64])+(RAND()-0.5)*[.D$64]*0.2))" office:value-type="float" office:value="66" calcext:value-type="float">
            <text:p>66</text:p>
          </table:table-cell>
          <table:table-cell/>
          <table:table-cell table:style-name="ce39" office:value-type="string" calcext:value-type="string">
            <text:p>N</text:p>
          </table:table-cell>
          <table:table-cell table:style-name="ce39" table:formula="of:=SKEW([.Q3:.Q32])" office:value-type="float" office:value="0.332264063658651" calcext:value-type="float">
            <text:p>0,33</text:p>
          </table:table-cell>
          <table:table-cell table:style-name="ce39" table:formula="of:=SKEW([.R3:.R32])" office:value-type="float" office:value="-0.0658097063726659" calcext:value-type="float">
            <text:p>-0,07</text:p>
          </table:table-cell>
          <table:table-cell table:style-name="ce39" table:formula="of:=SKEW([.S3:.S32])" office:value-type="float" office:value="-0.0512444950329313" calcext:value-type="float">
            <text:p>-0,05</text:p>
          </table:table-cell>
          <table:table-cell table:style-name="ce4" table:formula="of:=KURT([.Q3:.Q32])+3" office:value-type="float" office:value="3.48172929595009" calcext:value-type="float">
            <text:p>3,5</text:p>
          </table:table-cell>
          <table:table-cell table:style-name="ce4" table:formula="of:=KURT([.R3:.R32])+3" office:value-type="float" office:value="2.31025572843479" calcext:value-type="float">
            <text:p>2,3</text:p>
          </table:table-cell>
          <table:table-cell table:style-name="ce4" table:formula="of:=KURT([.S3:.S32])+3" office:value-type="float" office:value="2.93541275143093" calcext:value-type="float">
            <text:p>2,9</text:p>
          </table:table-cell>
          <table:table-cell/>
          <table:table-cell table:style-name="ce4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style-name="ce16"/>
          <table:table-cell table:style-name="ce10" office:value-type="string" calcext:value-type="string">
            <text:p>1,5N</text:p>
          </table:table-cell>
          <table:table-cell table:style-name="ce39" table:formula="of:=SKEW([.B3:.B47])" office:value-type="float" office:value="2.34725450139247" calcext:value-type="float">
            <text:p>2,35</text:p>
          </table:table-cell>
          <table:table-cell table:style-name="ce39" table:formula="of:=SKEW([.C3:.C47])" office:value-type="float" office:value="-0.288669542379624" calcext:value-type="float">
            <text:p>-0,29</text:p>
          </table:table-cell>
          <table:table-cell table:style-name="ce39" table:formula="of:=SKEW([.D3:.D47])" office:value-type="float" office:value="0.0813755087567886" calcext:value-type="float">
            <text:p>0,08</text:p>
          </table:table-cell>
          <table:table-cell table:style-name="ce4" table:formula="of:=KURT([.B3:.B47])+3" office:value-type="float" office:value="11.5371425675305" calcext:value-type="float">
            <text:p>11,5</text:p>
          </table:table-cell>
          <table:table-cell table:style-name="ce4" table:formula="of:=KURT([.C3:.C47])+3" office:value-type="float" office:value="2.72802734278481" calcext:value-type="float">
            <text:p>2,7</text:p>
          </table:table-cell>
          <table:table-cell table:style-name="ce4" table:formula="of:=KURT([.D3:.D47])+3" office:value-type="float" office:value="2.53039834734127" calcext:value-type="float">
            <text:p>2,5</text:p>
          </table:table-cell>
          <table:table-cell/>
          <table:table-cell table:style-name="ce48"/>
          <table:table-cell table:style-name="ce16"/>
          <table:table-cell office:value-type="float" office:value="3" calcext:value-type="float">
            <text:p>3</text:p>
          </table:table-cell>
          <table:table-cell table:formula="of:=ROUND((NORMINV(RAND();[.B$63];[.B$64])+(RAND()-0.5)*[.B$64]*0.2))" office:value-type="float" office:value="19" calcext:value-type="float">
            <text:p>19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81" calcext:value-type="float">
            <text:p>81</text:p>
          </table:table-cell>
          <table:table-cell/>
          <table:table-cell table:style-name="ce10" office:value-type="string" calcext:value-type="string">
            <text:p>1,5N</text:p>
          </table:table-cell>
          <table:table-cell table:style-name="ce39" table:formula="of:=SKEW([.Q3:.Q47])" office:value-type="float" office:value="0.175376386230174" calcext:value-type="float">
            <text:p>0,18</text:p>
          </table:table-cell>
          <table:table-cell table:style-name="ce39" table:formula="of:=SKEW([.R3:.R47])" office:value-type="float" office:value="-0.0566802343644854" calcext:value-type="float">
            <text:p>-0,06</text:p>
          </table:table-cell>
          <table:table-cell table:style-name="ce39" table:formula="of:=SKEW([.S3:.S47])" office:value-type="float" office:value="-0.216091417444278" calcext:value-type="float">
            <text:p>-0,22</text:p>
          </table:table-cell>
          <table:table-cell table:style-name="ce4" table:formula="of:=KURT([.Q3:.Q47])+3" office:value-type="float" office:value="3.20544406980653" calcext:value-type="float">
            <text:p>3,2</text:p>
          </table:table-cell>
          <table:table-cell table:style-name="ce4" table:formula="of:=KURT([.R3:.R47])+3" office:value-type="float" office:value="2.69627751289126" calcext:value-type="float">
            <text:p>2,7</text:p>
          </table:table-cell>
          <table:table-cell table:style-name="ce4" table:formula="of:=KURT([.S3:.S47])+3" office:value-type="float" office:value="2.88209069646667" calcext:value-type="float">
            <text:p>2,9</text:p>
          </table:table-cell>
          <table:table-cell/>
          <table:table-cell table:style-name="ce4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table:style-name="ce16"/>
          <table:table-cell table:style-name="ce10" office:value-type="string" calcext:value-type="string">
            <text:p>2N</text:p>
          </table:table-cell>
          <table:table-cell table:style-name="ce39" table:formula="of:=SKEW([.B3:.B62])" office:value-type="float" office:value="2.13099011118421" calcext:value-type="float">
            <text:p>2,13</text:p>
          </table:table-cell>
          <table:table-cell table:style-name="ce39" table:formula="of:=SKEW([.C3:.C62])" office:value-type="float" office:value="-0.358387190993174" calcext:value-type="float">
            <text:p>-0,36</text:p>
          </table:table-cell>
          <table:table-cell table:style-name="ce39" table:formula="of:=SKEW([.D3:.D62])" office:value-type="float" office:value="0.137800416379472" calcext:value-type="float">
            <text:p>0,14</text:p>
          </table:table-cell>
          <table:table-cell table:style-name="ce4" table:formula="of:=KURT([.B3:.B62])+3" office:value-type="float" office:value="10.8049620937354" calcext:value-type="float">
            <text:p>10,8</text:p>
          </table:table-cell>
          <table:table-cell table:style-name="ce4" table:formula="of:=KURT([.C3:.C62])+3" office:value-type="float" office:value="3.00322664248712" calcext:value-type="float">
            <text:p>3,0</text:p>
          </table:table-cell>
          <table:table-cell table:style-name="ce4" table:formula="of:=KURT([.D3:.D62])+3" office:value-type="float" office:value="3.05213539581101" calcext:value-type="float">
            <text:p>3,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ROUND((NORMINV(RAND();[.B$63];[.B$64])+(RAND()-0.5)*[.B$64]*0.2))" office:value-type="float" office:value="21" calcext:value-type="float">
            <text:p>21</text:p>
          </table:table-cell>
          <table:table-cell table:formula="of:=ROUND((NORMINV(RAND();[.C$63];[.C$64])+(RAND()-0.5)*[.C$64]*0.2))" office:value-type="float" office:value="38" calcext:value-type="float">
            <text:p>38</text:p>
          </table:table-cell>
          <table:table-cell table:formula="of:=ROUND((NORMINV(RAND();[.D$63];[.D$64])+(RAND()-0.5)*[.D$64]*0.2))" office:value-type="float" office:value="71" calcext:value-type="float">
            <text:p>71</text:p>
          </table:table-cell>
          <table:table-cell/>
          <table:table-cell table:style-name="ce10" office:value-type="string" calcext:value-type="string">
            <text:p>2N</text:p>
          </table:table-cell>
          <table:table-cell table:style-name="ce39" table:formula="of:=SKEW([.Q3:.Q62])" office:value-type="float" office:value="0.0233513714669573" calcext:value-type="float">
            <text:p>0,02</text:p>
          </table:table-cell>
          <table:table-cell table:style-name="ce39" table:formula="of:=SKEW([.R3:.R62])" office:value-type="float" office:value="0.0405513523559584" calcext:value-type="float">
            <text:p>0,04</text:p>
          </table:table-cell>
          <table:table-cell table:style-name="ce39" table:formula="of:=SKEW([.S3:.S62])" office:value-type="float" office:value="-0.0247753062272296" calcext:value-type="float">
            <text:p>-0,02</text:p>
          </table:table-cell>
          <table:table-cell table:style-name="ce4" table:formula="of:=KURT([.Q3:.Q62])+3" office:value-type="float" office:value="3.13684463146745" calcext:value-type="float">
            <text:p>3,1</text:p>
          </table:table-cell>
          <table:table-cell table:style-name="ce4" table:formula="of:=KURT([.R3:.R62])+3" office:value-type="float" office:value="2.62112106309267" calcext:value-type="float">
            <text:p>2,6</text:p>
          </table:table-cell>
          <table:table-cell table:style-name="ce4" table:formula="of:=KURT([.S3:.S62])+3" office:value-type="float" office:value="2.8714568315481" calcext:value-type="float">
            <text:p>2,9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style-name="ce23" office:value-type="string" calcext:value-type="string">
            <text:p>Теория</text:p>
          </table:table-cell>
          <table:table-cell table:style-name="ce23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7"/>
          <table:table-cell table:style-name="ce5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8"/>
          <table:table-cell table:number-columns-repeated="3"/>
          <table:table-cell office:value-type="float" office:value="5" calcext:value-type="float">
            <text:p>5</text:p>
          </table:table-cell>
          <table:table-cell table:formula="of:=ROUND((NORMINV(RAND();[.B$63];[.B$64])+(RAND()-0.5)*[.B$64]*0.2))" office:value-type="float" office:value="9" calcext:value-type="float">
            <text:p>9</text:p>
          </table:table-cell>
          <table:table-cell table:formula="of:=ROUND((NORMINV(RAND();[.C$63];[.C$64])+(RAND()-0.5)*[.C$64]*0.2))" office:value-type="float" office:value="31" calcext:value-type="float">
            <text:p>31</text:p>
          </table:table-cell>
          <table:table-cell table:formula="of:=ROUND((NORMINV(RAND();[.D$63];[.D$64])+(RAND()-0.5)*[.D$64]*0.2))" office:value-type="float" office:value="61" calcext:value-type="float">
            <text:p>61</text:p>
          </table:table-cell>
          <table:table-cell/>
          <table:table-cell table:style-name="ce23" office:value-type="string" calcext:value-type="string">
            <text:p>Теория</text:p>
          </table:table-cell>
          <table:table-cell table:style-name="ce23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7"/>
          <table:table-cell table:style-name="ce5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8"/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style-name="ce16"/>
          <table:table-cell table:style-name="ce49"/>
          <table:table-cell table:style-name="ce53" table:number-columns-repeated="3"/>
          <table:table-cell table:style-name="ce16"/>
          <table:table-cell table:number-columns-repeated="5"/>
          <table:table-cell office:value-type="float" office:value="6" calcext:value-type="float">
            <text:p>6</text:p>
          </table:table-cell>
          <table:table-cell table:formula="of:=ROUND((NORMINV(RAND();[.B$63];[.B$64])+(RAND()-0.5)*[.B$64]*0.2))" office:value-type="float" office:value="6" calcext:value-type="float">
            <text:p>6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70" calcext:value-type="float">
            <text:p>70</text:p>
          </table:table-cell>
          <table:table-cell/>
          <table:table-cell table:style-name="ce49"/>
          <table:table-cell table:style-name="ce53" table:number-columns-repeated="3"/>
          <table:table-cell table:style-name="ce16"/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16"/>
          <table:table-cell table:number-columns-repeated="10"/>
          <table:table-cell office:value-type="float" office:value="7" calcext:value-type="float">
            <text:p>7</text:p>
          </table:table-cell>
          <table:table-cell table:formula="of:=ROUND((NORMINV(RAND();[.B$63];[.B$64])+(RAND()-0.5)*[.B$64]*0.2))" office:value-type="float" office:value="18" calcext:value-type="float">
            <text:p>18</text:p>
          </table:table-cell>
          <table:table-cell table:formula="of:=ROUND((NORMINV(RAND();[.C$63];[.C$64])+(RAND()-0.5)*[.C$64]*0.2))" office:value-type="float" office:value="33" calcext:value-type="float">
            <text:p>33</text:p>
          </table:table-cell>
          <table:table-cell table:formula="of:=ROUND((NORMINV(RAND();[.D$63];[.D$64])+(RAND()-0.5)*[.D$64]*0.2))" office:value-type="float" office:value="74" calcext:value-type="float">
            <text:p>74</text:p>
          </table:table-cell>
          <table:table-cell table:number-columns-repeated="1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style-name="ce16"/>
          <table:table-cell table:style-name="ce50" office:value-type="string" calcext:value-type="string">
            <text:p>Δ=</text:p>
          </table:table-cell>
          <table:table-cell table:style-name="ce54" table:formula="of:=(MAX([.B3:.B62])-MIN([.B3:.B62]))/10" office:value-type="float" office:value="3.5" calcext:value-type="float">
            <text:p>3,5</text:p>
          </table:table-cell>
          <table:table-cell table:style-name="ce56"/>
          <table:table-cell table:style-name="ce50" office:value-type="string" calcext:value-type="string">
            <text:p>Δ=</text:p>
          </table:table-cell>
          <table:table-cell table:style-name="ce54" table:formula="of:=(MAX([.C3:.C62])-MIN([.C3:.C62]))/10" office:value-type="float" office:value="2.6" calcext:value-type="float">
            <text:p>2,6</text:p>
          </table:table-cell>
          <table:table-cell table:style-name="ce56"/>
          <table:table-cell table:style-name="ce50" office:value-type="string" calcext:value-type="string">
            <text:p>Δ=</text:p>
          </table:table-cell>
          <table:table-cell table:style-name="ce54" table:formula="of:=(MAX([.D3:.D62])-MIN([.D3:.D62]))/10" office:value-type="float" office:value="3.6" calcext:value-type="float">
            <text:p>3,6</text:p>
          </table:table-cell>
          <table:table-cell table:style-name="ce46"/>
          <table:table-cell/>
          <table:table-cell office:value-type="float" office:value="8" calcext:value-type="float">
            <text:p>8</text:p>
          </table:table-cell>
          <table:table-cell table:formula="of:=ROUND((NORMINV(RAND();[.B$63];[.B$64])+(RAND()-0.5)*[.B$64]*0.2))" office:value-type="float" office:value="20" calcext:value-type="float">
            <text:p>20</text:p>
          </table:table-cell>
          <table:table-cell table:formula="of:=ROUND((NORMINV(RAND();[.C$63];[.C$64])+(RAND()-0.5)*[.C$64]*0.2))" office:value-type="float" office:value="27" calcext:value-type="float">
            <text:p>27</text:p>
          </table:table-cell>
          <table:table-cell table:formula="of:=ROUND((NORMINV(RAND();[.D$63];[.D$64])+(RAND()-0.5)*[.D$64]*0.2))" office:value-type="float" office:value="83" calcext:value-type="float">
            <text:p>83</text:p>
          </table:table-cell>
          <table:table-cell/>
          <table:table-cell table:style-name="ce50" office:value-type="string" calcext:value-type="string">
            <text:p>Δ=</text:p>
          </table:table-cell>
          <table:table-cell table:style-name="ce54" table:formula="of:=(MAX([.Q3:.Q62])-MIN([.Q3:.Q62]))/10" office:value-type="float" office:value="2.8" calcext:value-type="float">
            <text:p>2,8</text:p>
          </table:table-cell>
          <table:table-cell table:style-name="ce56"/>
          <table:table-cell table:style-name="ce50" office:value-type="string" calcext:value-type="string">
            <text:p>Δ=</text:p>
          </table:table-cell>
          <table:table-cell table:style-name="ce54" table:formula="of:=(MAX([.R3:.R62])-MIN([.R3:.R62]))/10" office:value-type="float" office:value="2.1" calcext:value-type="float">
            <text:p>2,1</text:p>
          </table:table-cell>
          <table:table-cell table:style-name="ce56"/>
          <table:table-cell table:style-name="ce50" office:value-type="string" calcext:value-type="string">
            <text:p>Δ=</text:p>
          </table:table-cell>
          <table:table-cell table:style-name="ce54" table:formula="of:=(MAX([.S3:.S62])-MIN([.S3:.S62]))/10" office:value-type="float" office:value="3.4" calcext:value-type="float">
            <text:p>3,4</text:p>
          </table:table-cell>
          <table:table-cell table:style-name="ce4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ce16"/>
          <table:table-cell table:style-name="ce4" table:formula="of:=MIN([.B3:.B62])" office:value-type="float" office:value="10" calcext:value-type="float">
            <text:p>10,0</text:p>
          </table:table-cell>
          <table:table-cell table:style-name="ce4" table:formula="of:=[.F11]+[.$G$10]" office:value-type="float" office:value="13.5" calcext:value-type="float">
            <text:p>13,5</text:p>
          </table:table-cell>
          <table:table-cell table:style-name="ce4" table:formula="of:=COUNTIF([.B$3:.B$62];&quot;&lt;&quot;&amp;[.G11])" office:value-type="float" office:value="7" calcext:value-type="float">
            <text:p>7,0</text:p>
          </table:table-cell>
          <table:table-cell table:style-name="ce4" table:formula="of:=MIN([.C3:.C62])" office:value-type="float" office:value="23" calcext:value-type="float">
            <text:p>23,0</text:p>
          </table:table-cell>
          <table:table-cell table:style-name="ce4" table:formula="of:=[.I11]+[.$J$10]" office:value-type="float" office:value="25.6" calcext:value-type="float">
            <text:p>25,6</text:p>
          </table:table-cell>
          <table:table-cell table:style-name="ce4" table:formula="of:=COUNTIF([.C$3:.C$62];&quot;&lt;&quot;&amp;[.J11])" office:value-type="float" office:value="2" calcext:value-type="float">
            <text:p>2,0</text:p>
          </table:table-cell>
          <table:table-cell table:style-name="ce4" table:formula="of:=MIN([.D3:.D62])" office:value-type="float" office:value="61" calcext:value-type="float">
            <text:p>61,0</text:p>
          </table:table-cell>
          <table:table-cell table:style-name="ce4" table:formula="of:=[.L11]+[.$M$10]" office:value-type="float" office:value="64.6" calcext:value-type="float">
            <text:p>64,6</text:p>
          </table:table-cell>
          <table:table-cell table:style-name="ce4" table:formula="of:=COUNTIF([.D$3:.D$62];&quot;&lt;&quot;&amp;[.M11])" office:value-type="float" office:value="1" calcext:value-type="float">
            <text:p>1,0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(NORMINV(RAND();[.B$63];[.B$64])+(RAND()-0.5)*[.B$64]*0.2))" office:value-type="float" office:value="13" calcext:value-type="float">
            <text:p>13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80" calcext:value-type="float">
            <text:p>80</text:p>
          </table:table-cell>
          <table:table-cell/>
          <table:table-cell table:style-name="ce4" table:formula="of:=MIN([.Q3:.Q62])" office:value-type="float" office:value="6" calcext:value-type="float">
            <text:p>6,0</text:p>
          </table:table-cell>
          <table:table-cell table:style-name="ce4" table:formula="of:=[.U11]+[.$G$10]" office:value-type="float" office:value="9.5" calcext:value-type="float">
            <text:p>9,5</text:p>
          </table:table-cell>
          <table:table-cell table:style-name="ce4" table:formula="of:=COUNTIF([.Q$3:.Q$62];&quot;&lt;&quot;&amp;[.V11])" office:value-type="float" office:value="6" calcext:value-type="float">
            <text:p>6,0</text:p>
          </table:table-cell>
          <table:table-cell table:style-name="ce4" table:formula="of:=MIN([.R3:.R62])" office:value-type="float" office:value="24" calcext:value-type="float">
            <text:p>24,0</text:p>
          </table:table-cell>
          <table:table-cell table:style-name="ce4" table:formula="of:=[.X11]+[.$J$10]" office:value-type="float" office:value="26.6" calcext:value-type="float">
            <text:p>26,6</text:p>
          </table:table-cell>
          <table:table-cell table:style-name="ce4" table:formula="of:=COUNTIF([.R$3:.R$62];&quot;&lt;&quot;&amp;[.Y11])" office:value-type="float" office:value="3" calcext:value-type="float">
            <text:p>3,0</text:p>
          </table:table-cell>
          <table:table-cell table:style-name="ce4" table:formula="of:=MIN([.S3:.S62])" office:value-type="float" office:value="61" calcext:value-type="float">
            <text:p>61,0</text:p>
          </table:table-cell>
          <table:table-cell table:style-name="ce4" table:formula="of:=[.AA11]+[.$M$10]" office:value-type="float" office:value="64.6" calcext:value-type="float">
            <text:p>64,6</text:p>
          </table:table-cell>
          <table:table-cell table:style-name="ce4" table:formula="of:=COUNTIF([.S$3:.S$62];&quot;&lt;&quot;&amp;[.AB11])" office:value-type="float" office:value="4" calcext:value-type="float">
            <text:p>4,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style-name="ce16"/>
          <table:table-cell table:style-name="ce4" table:formula="of:=[.G11]" office:value-type="float" office:value="13.5" calcext:value-type="float">
            <text:p>13,5</text:p>
          </table:table-cell>
          <table:table-cell table:style-name="ce4" table:formula="of:=[.F12]+[.$G$10]" office:value-type="float" office:value="17" calcext:value-type="float">
            <text:p>17,0</text:p>
          </table:table-cell>
          <table:table-cell table:style-name="ce4" table:formula="of:=COUNTIF([.B$3:.B$62];&quot;&gt;=&quot;&amp;[.F12])-COUNTIF([.B$3:.B$62];&quot;&gt;=&quot;&amp;[.G12])" office:value-type="float" office:value="13" calcext:value-type="float">
            <text:p>13,0</text:p>
          </table:table-cell>
          <table:table-cell table:style-name="ce4" table:formula="of:=[.J11]" office:value-type="float" office:value="25.6" calcext:value-type="float">
            <text:p>25,6</text:p>
          </table:table-cell>
          <table:table-cell table:style-name="ce4" table:formula="of:=[.I12]+[.$J$10]" office:value-type="float" office:value="28.2" calcext:value-type="float">
            <text:p>28,2</text:p>
          </table:table-cell>
          <table:table-cell table:style-name="ce4" table:formula="of:=COUNTIF([.C$3:.C$62];&quot;&gt;=&quot;&amp;[.I12])-COUNTIF([.C$3:.C$62];&quot;&gt;=&quot;&amp;[.J12])" office:value-type="float" office:value="5" calcext:value-type="float">
            <text:p>5,0</text:p>
          </table:table-cell>
          <table:table-cell table:style-name="ce4" table:formula="of:=[.M11]" office:value-type="float" office:value="64.6" calcext:value-type="float">
            <text:p>64,6</text:p>
          </table:table-cell>
          <table:table-cell table:style-name="ce4" table:formula="of:=[.L12]+[.$M$10]" office:value-type="float" office:value="68.2" calcext:value-type="float">
            <text:p>68,2</text:p>
          </table:table-cell>
          <table:table-cell table:style-name="ce4" table:formula="of:=COUNTIF([.D$3:.D$62];&quot;&gt;=&quot;&amp;[.L12])-COUNTIF([.D$3:.D$62];&quot;&gt;=&quot;&amp;[.M12])" office:value-type="float" office:value="6" calcext:value-type="float">
            <text:p>6,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(NORMINV(RAND();[.B$63];[.B$64])+(RAND()-0.5)*[.B$64]*0.2))" office:value-type="float" office:value="16" calcext:value-type="float">
            <text:p>16</text:p>
          </table:table-cell>
          <table:table-cell table:formula="of:=ROUND((NORMINV(RAND();[.C$63];[.C$64])+(RAND()-0.5)*[.C$64]*0.2))" office:value-type="float" office:value="43" calcext:value-type="float">
            <text:p>43</text:p>
          </table:table-cell>
          <table:table-cell table:formula="of:=ROUND((NORMINV(RAND();[.D$63];[.D$64])+(RAND()-0.5)*[.D$64]*0.2))" office:value-type="float" office:value="78" calcext:value-type="float">
            <text:p>78</text:p>
          </table:table-cell>
          <table:table-cell/>
          <table:table-cell table:style-name="ce4" table:formula="of:=[.V11]" office:value-type="float" office:value="9.5" calcext:value-type="float">
            <text:p>9,5</text:p>
          </table:table-cell>
          <table:table-cell table:style-name="ce4" table:formula="of:=[.U12]+[.$G$10]" office:value-type="float" office:value="13" calcext:value-type="float">
            <text:p>13,0</text:p>
          </table:table-cell>
          <table:table-cell table:style-name="ce4" table:formula="of:=COUNTIF([.Q$3:.Q$62];&quot;&gt;=&quot;&amp;[.U12])-COUNTIF([.Q$3:.Q$62];&quot;&gt;=&quot;&amp;[.V12])" office:value-type="float" office:value="3" calcext:value-type="float">
            <text:p>3,0</text:p>
          </table:table-cell>
          <table:table-cell table:style-name="ce4" table:formula="of:=[.Y11]" office:value-type="float" office:value="26.6" calcext:value-type="float">
            <text:p>26,6</text:p>
          </table:table-cell>
          <table:table-cell table:style-name="ce4" table:formula="of:=[.X12]+[.$J$10]" office:value-type="float" office:value="29.2" calcext:value-type="float">
            <text:p>29,2</text:p>
          </table:table-cell>
          <table:table-cell table:style-name="ce4" table:formula="of:=COUNTIF([.R$3:.R$62];&quot;&gt;=&quot;&amp;[.X12])-COUNTIF([.R$3:.R$62];&quot;&gt;=&quot;&amp;[.Y12])" office:value-type="float" office:value="5" calcext:value-type="float">
            <text:p>5,0</text:p>
          </table:table-cell>
          <table:table-cell table:style-name="ce4" table:formula="of:=[.AB11]" office:value-type="float" office:value="64.6" calcext:value-type="float">
            <text:p>64,6</text:p>
          </table:table-cell>
          <table:table-cell table:style-name="ce4" table:formula="of:=[.AA12]+[.$M$10]" office:value-type="float" office:value="68.2" calcext:value-type="float">
            <text:p>68,2</text:p>
          </table:table-cell>
          <table:table-cell table:style-name="ce4" table:formula="of:=COUNTIF([.S$3:.S$62];&quot;&gt;=&quot;&amp;[.AA12])-COUNTIF([.S$3:.S$62];&quot;&gt;=&quot;&amp;[.AB12])" office:value-type="float" office:value="3" calcext:value-type="float">
            <text:p>3,0</text:p>
          </table:table-cell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style-name="ce16"/>
          <table:table-cell table:style-name="ce4" table:formula="of:=[.G12]" office:value-type="float" office:value="17" calcext:value-type="float">
            <text:p>17,0</text:p>
          </table:table-cell>
          <table:table-cell table:style-name="ce4" table:formula="of:=[.F13]+[.$G$10]" office:value-type="float" office:value="20.5" calcext:value-type="float">
            <text:p>20,5</text:p>
          </table:table-cell>
          <table:table-cell table:style-name="ce4" table:formula="of:=COUNTIF([.B$3:.B$62];&quot;&gt;=&quot;&amp;[.F13])-COUNTIF([.B$3:.B$62];&quot;&gt;=&quot;&amp;[.G13])" office:value-type="float" office:value="24" calcext:value-type="float">
            <text:p>24,0</text:p>
          </table:table-cell>
          <table:table-cell table:style-name="ce4" table:formula="of:=[.J12]" office:value-type="float" office:value="28.2" calcext:value-type="float">
            <text:p>28,2</text:p>
          </table:table-cell>
          <table:table-cell table:style-name="ce4" table:formula="of:=[.I13]+[.$J$10]" office:value-type="float" office:value="30.8" calcext:value-type="float">
            <text:p>30,8</text:p>
          </table:table-cell>
          <table:table-cell table:style-name="ce4" table:formula="of:=COUNTIF([.C$3:.C$62];&quot;&gt;=&quot;&amp;[.I13])-COUNTIF([.C$3:.C$62];&quot;&gt;=&quot;&amp;[.J13])" office:value-type="float" office:value="1" calcext:value-type="float">
            <text:p>1,0</text:p>
          </table:table-cell>
          <table:table-cell table:style-name="ce4" table:formula="of:=[.M12]" office:value-type="float" office:value="68.2" calcext:value-type="float">
            <text:p>68,2</text:p>
          </table:table-cell>
          <table:table-cell table:style-name="ce4" table:formula="of:=[.L13]+[.$M$10]" office:value-type="float" office:value="71.8" calcext:value-type="float">
            <text:p>71,8</text:p>
          </table:table-cell>
          <table:table-cell table:style-name="ce4" table:formula="of:=COUNTIF([.D$3:.D$62];&quot;&gt;=&quot;&amp;[.L13])-COUNTIF([.D$3:.D$62];&quot;&gt;=&quot;&amp;[.M13])" office:value-type="float" office:value="2" calcext:value-type="float">
            <text:p>2,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(NORMINV(RAND();[.B$63];[.B$64])+(RAND()-0.5)*[.B$64]*0.2))" office:value-type="float" office:value="22" calcext:value-type="float">
            <text:p>22</text:p>
          </table:table-cell>
          <table:table-cell table:formula="of:=ROUND((NORMINV(RAND();[.C$63];[.C$64])+(RAND()-0.5)*[.C$64]*0.2))" office:value-type="float" office:value="34" calcext:value-type="float">
            <text:p>34</text:p>
          </table:table-cell>
          <table:table-cell table:formula="of:=ROUND((NORMINV(RAND();[.D$63];[.D$64])+(RAND()-0.5)*[.D$64]*0.2))" office:value-type="float" office:value="79" calcext:value-type="float">
            <text:p>79</text:p>
          </table:table-cell>
          <table:table-cell/>
          <table:table-cell table:style-name="ce4" table:formula="of:=[.V12]" office:value-type="float" office:value="13" calcext:value-type="float">
            <text:p>13,0</text:p>
          </table:table-cell>
          <table:table-cell table:style-name="ce4" table:formula="of:=[.U13]+[.$G$10]" office:value-type="float" office:value="16.5" calcext:value-type="float">
            <text:p>16,5</text:p>
          </table:table-cell>
          <table:table-cell table:style-name="ce4" table:formula="of:=COUNTIF([.Q$3:.Q$62];&quot;&gt;=&quot;&amp;[.U13])-COUNTIF([.Q$3:.Q$62];&quot;&gt;=&quot;&amp;[.V13])" office:value-type="float" office:value="15" calcext:value-type="float">
            <text:p>15,0</text:p>
          </table:table-cell>
          <table:table-cell table:style-name="ce4" table:formula="of:=[.Y12]" office:value-type="float" office:value="29.2" calcext:value-type="float">
            <text:p>29,2</text:p>
          </table:table-cell>
          <table:table-cell table:style-name="ce4" table:formula="of:=[.X13]+[.$J$10]" office:value-type="float" office:value="31.8" calcext:value-type="float">
            <text:p>31,8</text:p>
          </table:table-cell>
          <table:table-cell table:style-name="ce4" table:formula="of:=COUNTIF([.R$3:.R$62];&quot;&gt;=&quot;&amp;[.X13])-COUNTIF([.R$3:.R$62];&quot;&gt;=&quot;&amp;[.Y13])" office:value-type="float" office:value="6" calcext:value-type="float">
            <text:p>6,0</text:p>
          </table:table-cell>
          <table:table-cell table:style-name="ce4" table:formula="of:=[.AB12]" office:value-type="float" office:value="68.2" calcext:value-type="float">
            <text:p>68,2</text:p>
          </table:table-cell>
          <table:table-cell table:style-name="ce4" table:formula="of:=[.AA13]+[.$M$10]" office:value-type="float" office:value="71.8" calcext:value-type="float">
            <text:p>71,8</text:p>
          </table:table-cell>
          <table:table-cell table:style-name="ce4" table:formula="of:=COUNTIF([.S$3:.S$62];&quot;&gt;=&quot;&amp;[.AA13])-COUNTIF([.S$3:.S$62];&quot;&gt;=&quot;&amp;[.AB13])" office:value-type="float" office:value="7" calcext:value-type="float">
            <text:p>7,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table:style-name="ce16"/>
          <table:table-cell table:style-name="ce4" table:formula="of:=[.G13]" office:value-type="float" office:value="20.5" calcext:value-type="float">
            <text:p>20,5</text:p>
          </table:table-cell>
          <table:table-cell table:style-name="ce4" table:formula="of:=[.F14]+[.$G$10]" office:value-type="float" office:value="24" calcext:value-type="float">
            <text:p>24,0</text:p>
          </table:table-cell>
          <table:table-cell table:style-name="ce4" table:formula="of:=COUNTIF([.B$3:.B$62];&quot;&gt;=&quot;&amp;[.F14])-COUNTIF([.B$3:.B$62];&quot;&gt;=&quot;&amp;[.G14])" office:value-type="float" office:value="9" calcext:value-type="float">
            <text:p>9,0</text:p>
          </table:table-cell>
          <table:table-cell table:style-name="ce4" table:formula="of:=[.J13]" office:value-type="float" office:value="30.8" calcext:value-type="float">
            <text:p>30,8</text:p>
          </table:table-cell>
          <table:table-cell table:style-name="ce4" table:formula="of:=[.I14]+[.$J$10]" office:value-type="float" office:value="33.4" calcext:value-type="float">
            <text:p>33,4</text:p>
          </table:table-cell>
          <table:table-cell table:style-name="ce4" table:formula="of:=COUNTIF([.C$3:.C$62];&quot;&gt;=&quot;&amp;[.I14])-COUNTIF([.C$3:.C$62];&quot;&gt;=&quot;&amp;[.J14])" office:value-type="float" office:value="11" calcext:value-type="float">
            <text:p>11,0</text:p>
          </table:table-cell>
          <table:table-cell table:style-name="ce4" table:formula="of:=[.M13]" office:value-type="float" office:value="71.8" calcext:value-type="float">
            <text:p>71,8</text:p>
          </table:table-cell>
          <table:table-cell table:style-name="ce4" table:formula="of:=[.L14]+[.$M$10]" office:value-type="float" office:value="75.4" calcext:value-type="float">
            <text:p>75,4</text:p>
          </table:table-cell>
          <table:table-cell table:style-name="ce4" table:formula="of:=COUNTIF([.D$3:.D$62];&quot;&gt;=&quot;&amp;[.L14])-COUNTIF([.D$3:.D$62];&quot;&gt;=&quot;&amp;[.M14])" office:value-type="float" office:value="9" calcext:value-type="float">
            <text:p>9,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(NORMINV(RAND();[.B$63];[.B$64])+(RAND()-0.5)*[.B$64]*0.2))" office:value-type="float" office:value="34" calcext:value-type="float">
            <text:p>34</text:p>
          </table:table-cell>
          <table:table-cell table:formula="of:=ROUND((NORMINV(RAND();[.C$63];[.C$64])+(RAND()-0.5)*[.C$64]*0.2))" office:value-type="float" office:value="41" calcext:value-type="float">
            <text:p>41</text:p>
          </table:table-cell>
          <table:table-cell table:formula="of:=ROUND((NORMINV(RAND();[.D$63];[.D$64])+(RAND()-0.5)*[.D$64]*0.2))" office:value-type="float" office:value="79" calcext:value-type="float">
            <text:p>79</text:p>
          </table:table-cell>
          <table:table-cell/>
          <table:table-cell table:style-name="ce4" table:formula="of:=[.V13]" office:value-type="float" office:value="16.5" calcext:value-type="float">
            <text:p>16,5</text:p>
          </table:table-cell>
          <table:table-cell table:style-name="ce4" table:formula="of:=[.U14]+[.$G$10]" office:value-type="float" office:value="20" calcext:value-type="float">
            <text:p>20,0</text:p>
          </table:table-cell>
          <table:table-cell table:style-name="ce4" table:formula="of:=COUNTIF([.Q$3:.Q$62];&quot;&gt;=&quot;&amp;[.U14])-COUNTIF([.Q$3:.Q$62];&quot;&gt;=&quot;&amp;[.V14])" office:value-type="float" office:value="10" calcext:value-type="float">
            <text:p>10,0</text:p>
          </table:table-cell>
          <table:table-cell table:style-name="ce4" table:formula="of:=[.Y13]" office:value-type="float" office:value="31.8" calcext:value-type="float">
            <text:p>31,8</text:p>
          </table:table-cell>
          <table:table-cell table:style-name="ce4" table:formula="of:=[.X14]+[.$J$10]" office:value-type="float" office:value="34.4" calcext:value-type="float">
            <text:p>34,4</text:p>
          </table:table-cell>
          <table:table-cell table:style-name="ce4" table:formula="of:=COUNTIF([.R$3:.R$62];&quot;&gt;=&quot;&amp;[.X14])-COUNTIF([.R$3:.R$62];&quot;&gt;=&quot;&amp;[.Y14])" office:value-type="float" office:value="13" calcext:value-type="float">
            <text:p>13,0</text:p>
          </table:table-cell>
          <table:table-cell table:style-name="ce4" table:formula="of:=[.AB13]" office:value-type="float" office:value="71.8" calcext:value-type="float">
            <text:p>71,8</text:p>
          </table:table-cell>
          <table:table-cell table:style-name="ce4" table:formula="of:=[.AA14]+[.$M$10]" office:value-type="float" office:value="75.4" calcext:value-type="float">
            <text:p>75,4</text:p>
          </table:table-cell>
          <table:table-cell table:style-name="ce4" table:formula="of:=COUNTIF([.S$3:.S$62];&quot;&gt;=&quot;&amp;[.AA14])-COUNTIF([.S$3:.S$62];&quot;&gt;=&quot;&amp;[.AB14])" office:value-type="float" office:value="5" calcext:value-type="float">
            <text:p>5,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table:style-name="ce16"/>
          <table:table-cell table:style-name="ce4" table:formula="of:=[.G14]" office:value-type="float" office:value="24" calcext:value-type="float">
            <text:p>24,0</text:p>
          </table:table-cell>
          <table:table-cell table:style-name="ce4" table:formula="of:=[.F15]+[.$G$10]" office:value-type="float" office:value="27.5" calcext:value-type="float">
            <text:p>27,5</text:p>
          </table:table-cell>
          <table:table-cell table:style-name="ce4" table:formula="of:=COUNTIF([.B$3:.B$62];&quot;&gt;=&quot;&amp;[.F15])-COUNTIF([.B$3:.B$62];&quot;&gt;=&quot;&amp;[.G15])" office:value-type="float" office:value="5" calcext:value-type="float">
            <text:p>5,0</text:p>
          </table:table-cell>
          <table:table-cell table:style-name="ce4" table:formula="of:=[.J14]" office:value-type="float" office:value="33.4" calcext:value-type="float">
            <text:p>33,4</text:p>
          </table:table-cell>
          <table:table-cell table:style-name="ce4" table:formula="of:=[.I15]+[.$J$10]" office:value-type="float" office:value="36" calcext:value-type="float">
            <text:p>36,0</text:p>
          </table:table-cell>
          <table:table-cell table:style-name="ce4" table:formula="of:=COUNTIF([.C$3:.C$62];&quot;&gt;=&quot;&amp;[.I15])-COUNTIF([.C$3:.C$62];&quot;&gt;=&quot;&amp;[.J15])" office:value-type="float" office:value="7" calcext:value-type="float">
            <text:p>7,0</text:p>
          </table:table-cell>
          <table:table-cell table:style-name="ce4" table:formula="of:=[.M14]" office:value-type="float" office:value="75.4" calcext:value-type="float">
            <text:p>75,4</text:p>
          </table:table-cell>
          <table:table-cell table:style-name="ce4" table:formula="of:=[.L15]+[.$M$10]" office:value-type="float" office:value="79" calcext:value-type="float">
            <text:p>79,0</text:p>
          </table:table-cell>
          <table:table-cell table:style-name="ce4" table:formula="of:=COUNTIF([.D$3:.D$62];&quot;&gt;=&quot;&amp;[.L15])-COUNTIF([.D$3:.D$62];&quot;&gt;=&quot;&amp;[.M15])" office:value-type="float" office:value="10" calcext:value-type="float">
            <text:p>10,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ROUND((NORMINV(RAND();[.B$63];[.B$64])+(RAND()-0.5)*[.B$64]*0.2))" office:value-type="float" office:value="21" calcext:value-type="float">
            <text:p>21</text:p>
          </table:table-cell>
          <table:table-cell table:formula="of:=ROUND((NORMINV(RAND();[.C$63];[.C$64])+(RAND()-0.5)*[.C$64]*0.2))" office:value-type="float" office:value="34" calcext:value-type="float">
            <text:p>34</text:p>
          </table:table-cell>
          <table:table-cell table:formula="of:=ROUND((NORMINV(RAND();[.D$63];[.D$64])+(RAND()-0.5)*[.D$64]*0.2))" office:value-type="float" office:value="83" calcext:value-type="float">
            <text:p>83</text:p>
          </table:table-cell>
          <table:table-cell/>
          <table:table-cell table:style-name="ce4" table:formula="of:=[.V14]" office:value-type="float" office:value="20" calcext:value-type="float">
            <text:p>20,0</text:p>
          </table:table-cell>
          <table:table-cell table:style-name="ce4" table:formula="of:=[.U15]+[.$G$10]" office:value-type="float" office:value="23.5" calcext:value-type="float">
            <text:p>23,5</text:p>
          </table:table-cell>
          <table:table-cell table:style-name="ce4" table:formula="of:=COUNTIF([.Q$3:.Q$62];&quot;&gt;=&quot;&amp;[.U15])-COUNTIF([.Q$3:.Q$62];&quot;&gt;=&quot;&amp;[.V15])" office:value-type="float" office:value="17" calcext:value-type="float">
            <text:p>17,0</text:p>
          </table:table-cell>
          <table:table-cell table:style-name="ce4" table:formula="of:=[.Y14]" office:value-type="float" office:value="34.4" calcext:value-type="float">
            <text:p>34,4</text:p>
          </table:table-cell>
          <table:table-cell table:style-name="ce4" table:formula="of:=[.X15]+[.$J$10]" office:value-type="float" office:value="37" calcext:value-type="float">
            <text:p>37,0</text:p>
          </table:table-cell>
          <table:table-cell table:style-name="ce4" table:formula="of:=COUNTIF([.R$3:.R$62];&quot;&gt;=&quot;&amp;[.X15])-COUNTIF([.R$3:.R$62];&quot;&gt;=&quot;&amp;[.Y15])" office:value-type="float" office:value="13" calcext:value-type="float">
            <text:p>13,0</text:p>
          </table:table-cell>
          <table:table-cell table:style-name="ce4" table:formula="of:=[.AB14]" office:value-type="float" office:value="75.4" calcext:value-type="float">
            <text:p>75,4</text:p>
          </table:table-cell>
          <table:table-cell table:style-name="ce4" table:formula="of:=[.AA15]+[.$M$10]" office:value-type="float" office:value="79" calcext:value-type="float">
            <text:p>79,0</text:p>
          </table:table-cell>
          <table:table-cell table:style-name="ce4" table:formula="of:=COUNTIF([.S$3:.S$62];&quot;&gt;=&quot;&amp;[.AA15])-COUNTIF([.S$3:.S$62];&quot;&gt;=&quot;&amp;[.AB15])" office:value-type="float" office:value="11" calcext:value-type="float">
            <text:p>11,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style-name="ce16"/>
          <table:table-cell table:style-name="ce4" table:formula="of:=[.G15]" office:value-type="float" office:value="27.5" calcext:value-type="float">
            <text:p>27,5</text:p>
          </table:table-cell>
          <table:table-cell table:style-name="ce4" table:formula="of:=[.F16]+[.$G$10]" office:value-type="float" office:value="31" calcext:value-type="float">
            <text:p>31,0</text:p>
          </table:table-cell>
          <table:table-cell table:style-name="ce4" table:formula="of:=COUNTIF([.B$3:.B$62];&quot;&gt;=&quot;&amp;[.F16])-COUNTIF([.B$3:.B$62];&quot;&gt;=&quot;&amp;[.G16])" office:value-type="float" office:value="0" calcext:value-type="float">
            <text:p>0,0</text:p>
          </table:table-cell>
          <table:table-cell table:style-name="ce4" table:formula="of:=[.J15]" office:value-type="float" office:value="36" calcext:value-type="float">
            <text:p>36,0</text:p>
          </table:table-cell>
          <table:table-cell table:style-name="ce4" table:formula="of:=[.I16]+[.$J$10]" office:value-type="float" office:value="38.6" calcext:value-type="float">
            <text:p>38,6</text:p>
          </table:table-cell>
          <table:table-cell table:style-name="ce4" table:formula="of:=COUNTIF([.C$3:.C$62];&quot;&gt;=&quot;&amp;[.I16])-COUNTIF([.C$3:.C$62];&quot;&gt;=&quot;&amp;[.J16])" office:value-type="float" office:value="11" calcext:value-type="float">
            <text:p>11,0</text:p>
          </table:table-cell>
          <table:table-cell table:style-name="ce4" table:formula="of:=[.M15]" office:value-type="float" office:value="79" calcext:value-type="float">
            <text:p>79,0</text:p>
          </table:table-cell>
          <table:table-cell table:style-name="ce4" table:formula="of:=[.L16]+[.$M$10]" office:value-type="float" office:value="82.6" calcext:value-type="float">
            <text:p>82,6</text:p>
          </table:table-cell>
          <table:table-cell table:style-name="ce4" table:formula="of:=COUNTIF([.D$3:.D$62];&quot;&gt;=&quot;&amp;[.L16])-COUNTIF([.D$3:.D$62];&quot;&gt;=&quot;&amp;[.M16])" office:value-type="float" office:value="16" calcext:value-type="float">
            <text:p>16,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(NORMINV(RAND();[.B$63];[.B$64])+(RAND()-0.5)*[.B$64]*0.2))" office:value-type="float" office:value="27" calcext:value-type="float">
            <text:p>27</text:p>
          </table:table-cell>
          <table:table-cell table:formula="of:=ROUND((NORMINV(RAND();[.C$63];[.C$64])+(RAND()-0.5)*[.C$64]*0.2))" office:value-type="float" office:value="39" calcext:value-type="float">
            <text:p>39</text:p>
          </table:table-cell>
          <table:table-cell table:formula="of:=ROUND((NORMINV(RAND();[.D$63];[.D$64])+(RAND()-0.5)*[.D$64]*0.2))" office:value-type="float" office:value="75" calcext:value-type="float">
            <text:p>75</text:p>
          </table:table-cell>
          <table:table-cell/>
          <table:table-cell table:style-name="ce4" table:formula="of:=[.V15]" office:value-type="float" office:value="23.5" calcext:value-type="float">
            <text:p>23,5</text:p>
          </table:table-cell>
          <table:table-cell table:style-name="ce4" table:formula="of:=[.U16]+[.$G$10]" office:value-type="float" office:value="27" calcext:value-type="float">
            <text:p>27,0</text:p>
          </table:table-cell>
          <table:table-cell table:style-name="ce4" table:formula="of:=COUNTIF([.Q$3:.Q$62];&quot;&gt;=&quot;&amp;[.U16])-COUNTIF([.Q$3:.Q$62];&quot;&gt;=&quot;&amp;[.V16])" office:value-type="float" office:value="4" calcext:value-type="float">
            <text:p>4,0</text:p>
          </table:table-cell>
          <table:table-cell table:style-name="ce4" table:formula="of:=[.Y15]" office:value-type="float" office:value="37" calcext:value-type="float">
            <text:p>37,0</text:p>
          </table:table-cell>
          <table:table-cell table:style-name="ce4" table:formula="of:=[.X16]+[.$J$10]" office:value-type="float" office:value="39.6" calcext:value-type="float">
            <text:p>39,6</text:p>
          </table:table-cell>
          <table:table-cell table:style-name="ce4" table:formula="of:=COUNTIF([.R$3:.R$62];&quot;&gt;=&quot;&amp;[.X16])-COUNTIF([.R$3:.R$62];&quot;&gt;=&quot;&amp;[.Y16])" office:value-type="float" office:value="8" calcext:value-type="float">
            <text:p>8,0</text:p>
          </table:table-cell>
          <table:table-cell table:style-name="ce4" table:formula="of:=[.AB15]" office:value-type="float" office:value="79" calcext:value-type="float">
            <text:p>79,0</text:p>
          </table:table-cell>
          <table:table-cell table:style-name="ce4" table:formula="of:=[.AA16]+[.$M$10]" office:value-type="float" office:value="82.6" calcext:value-type="float">
            <text:p>82,6</text:p>
          </table:table-cell>
          <table:table-cell table:style-name="ce4" table:formula="of:=COUNTIF([.S$3:.S$62];&quot;&gt;=&quot;&amp;[.AA16])-COUNTIF([.S$3:.S$62];&quot;&gt;=&quot;&amp;[.AB16])" office:value-type="float" office:value="12" calcext:value-type="float">
            <text:p>12,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style-name="ce16"/>
          <table:table-cell table:style-name="ce4" table:formula="of:=[.G16]" office:value-type="float" office:value="31" calcext:value-type="float">
            <text:p>31,0</text:p>
          </table:table-cell>
          <table:table-cell table:style-name="ce4" table:formula="of:=[.F17]+[.$G$10]" office:value-type="float" office:value="34.5" calcext:value-type="float">
            <text:p>34,5</text:p>
          </table:table-cell>
          <table:table-cell table:style-name="ce4" table:formula="of:=COUNTIF([.B$3:.B$62];&quot;&gt;=&quot;&amp;[.F17])-COUNTIF([.B$3:.B$62];&quot;&gt;=&quot;&amp;[.G17])" office:value-type="float" office:value="1" calcext:value-type="float">
            <text:p>1,0</text:p>
          </table:table-cell>
          <table:table-cell table:style-name="ce4" table:formula="of:=[.J16]" office:value-type="float" office:value="38.6" calcext:value-type="float">
            <text:p>38,6</text:p>
          </table:table-cell>
          <table:table-cell table:style-name="ce4" table:formula="of:=[.I17]+[.$J$10]" office:value-type="float" office:value="41.2" calcext:value-type="float">
            <text:p>41,2</text:p>
          </table:table-cell>
          <table:table-cell table:style-name="ce4" table:formula="of:=COUNTIF([.C$3:.C$62];&quot;&gt;=&quot;&amp;[.I17])-COUNTIF([.C$3:.C$62];&quot;&gt;=&quot;&amp;[.J17])" office:value-type="float" office:value="14" calcext:value-type="float">
            <text:p>14,0</text:p>
          </table:table-cell>
          <table:table-cell table:style-name="ce4" table:formula="of:=[.M16]" office:value-type="float" office:value="82.6" calcext:value-type="float">
            <text:p>82,6</text:p>
          </table:table-cell>
          <table:table-cell table:style-name="ce4" table:formula="of:=[.L17]+[.$M$10]" office:value-type="float" office:value="86.2" calcext:value-type="float">
            <text:p>86,2</text:p>
          </table:table-cell>
          <table:table-cell table:style-name="ce4" table:formula="of:=COUNTIF([.D$3:.D$62];&quot;&gt;=&quot;&amp;[.L17])-COUNTIF([.D$3:.D$62];&quot;&gt;=&quot;&amp;[.M17])" office:value-type="float" office:value="7" calcext:value-type="float">
            <text:p>7,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ROUND((NORMINV(RAND();[.B$63];[.B$64])+(RAND()-0.5)*[.B$64]*0.2))" office:value-type="float" office:value="19" calcext:value-type="float">
            <text:p>19</text:p>
          </table:table-cell>
          <table:table-cell table:formula="of:=ROUND((NORMINV(RAND();[.C$63];[.C$64])+(RAND()-0.5)*[.C$64]*0.2))" office:value-type="float" office:value="36" calcext:value-type="float">
            <text:p>36</text:p>
          </table:table-cell>
          <table:table-cell table:formula="of:=ROUND((NORMINV(RAND();[.D$63];[.D$64])+(RAND()-0.5)*[.D$64]*0.2))" office:value-type="float" office:value="76" calcext:value-type="float">
            <text:p>76</text:p>
          </table:table-cell>
          <table:table-cell/>
          <table:table-cell table:style-name="ce4" table:formula="of:=[.V16]" office:value-type="float" office:value="27" calcext:value-type="float">
            <text:p>27,0</text:p>
          </table:table-cell>
          <table:table-cell table:style-name="ce4" table:formula="of:=[.U17]+[.$G$10]" office:value-type="float" office:value="30.5" calcext:value-type="float">
            <text:p>30,5</text:p>
          </table:table-cell>
          <table:table-cell table:style-name="ce4" table:formula="of:=COUNTIF([.Q$3:.Q$62];&quot;&gt;=&quot;&amp;[.U17])-COUNTIF([.Q$3:.Q$62];&quot;&gt;=&quot;&amp;[.V17])" office:value-type="float" office:value="3" calcext:value-type="float">
            <text:p>3,0</text:p>
          </table:table-cell>
          <table:table-cell table:style-name="ce4" table:formula="of:=[.Y16]" office:value-type="float" office:value="39.6" calcext:value-type="float">
            <text:p>39,6</text:p>
          </table:table-cell>
          <table:table-cell table:style-name="ce4" table:formula="of:=[.X17]+[.$J$10]" office:value-type="float" office:value="42.2" calcext:value-type="float">
            <text:p>42,2</text:p>
          </table:table-cell>
          <table:table-cell table:style-name="ce4" table:formula="of:=COUNTIF([.R$3:.R$62];&quot;&gt;=&quot;&amp;[.X17])-COUNTIF([.R$3:.R$62];&quot;&gt;=&quot;&amp;[.Y17])" office:value-type="float" office:value="5" calcext:value-type="float">
            <text:p>5,0</text:p>
          </table:table-cell>
          <table:table-cell table:style-name="ce4" table:formula="of:=[.AB16]" office:value-type="float" office:value="82.6" calcext:value-type="float">
            <text:p>82,6</text:p>
          </table:table-cell>
          <table:table-cell table:style-name="ce4" table:formula="of:=[.AA17]+[.$M$10]" office:value-type="float" office:value="86.2" calcext:value-type="float">
            <text:p>86,2</text:p>
          </table:table-cell>
          <table:table-cell table:style-name="ce4" table:formula="of:=COUNTIF([.S$3:.S$62];&quot;&gt;=&quot;&amp;[.AA17])-COUNTIF([.S$3:.S$62];&quot;&gt;=&quot;&amp;[.AB17])" office:value-type="float" office:value="9" calcext:value-type="float">
            <text:p>9,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style-name="ce16"/>
          <table:table-cell table:style-name="ce4" table:formula="of:=[.G17]" office:value-type="float" office:value="34.5" calcext:value-type="float">
            <text:p>34,5</text:p>
          </table:table-cell>
          <table:table-cell table:style-name="ce4" table:formula="of:=[.F18]+[.$G$10]" office:value-type="float" office:value="38" calcext:value-type="float">
            <text:p>38,0</text:p>
          </table:table-cell>
          <table:table-cell table:style-name="ce4" table:formula="of:=COUNTIF([.B$3:.B$62];&quot;&gt;=&quot;&amp;[.F18])-COUNTIF([.B$3:.B$62];&quot;&gt;=&quot;&amp;[.G18])" office:value-type="float" office:value="0" calcext:value-type="float">
            <text:p>0,0</text:p>
          </table:table-cell>
          <table:table-cell table:style-name="ce4" table:formula="of:=[.J17]" office:value-type="float" office:value="41.2" calcext:value-type="float">
            <text:p>41,2</text:p>
          </table:table-cell>
          <table:table-cell table:style-name="ce4" table:formula="of:=[.I18]+[.$J$10]" office:value-type="float" office:value="43.8" calcext:value-type="float">
            <text:p>43,8</text:p>
          </table:table-cell>
          <table:table-cell table:style-name="ce4" table:formula="of:=COUNTIF([.C$3:.C$62];&quot;&gt;=&quot;&amp;[.I18])-COUNTIF([.C$3:.C$62];&quot;&gt;=&quot;&amp;[.J18])" office:value-type="float" office:value="4" calcext:value-type="float">
            <text:p>4,0</text:p>
          </table:table-cell>
          <table:table-cell table:style-name="ce4" table:formula="of:=[.M17]" office:value-type="float" office:value="86.2" calcext:value-type="float">
            <text:p>86,2</text:p>
          </table:table-cell>
          <table:table-cell table:style-name="ce4" table:formula="of:=[.L18]+[.$M$10]" office:value-type="float" office:value="89.8" calcext:value-type="float">
            <text:p>89,8</text:p>
          </table:table-cell>
          <table:table-cell table:style-name="ce4" table:formula="of:=COUNTIF([.D$3:.D$62];&quot;&gt;=&quot;&amp;[.L18])-COUNTIF([.D$3:.D$62];&quot;&gt;=&quot;&amp;[.M18])" office:value-type="float" office:value="3" calcext:value-type="float">
            <text:p>3,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(NORMINV(RAND();[.B$63];[.B$64])+(RAND()-0.5)*[.B$64]*0.2))" office:value-type="float" office:value="31" calcext:value-type="float">
            <text:p>31</text:p>
          </table:table-cell>
          <table:table-cell table:formula="of:=ROUND((NORMINV(RAND();[.C$63];[.C$64])+(RAND()-0.5)*[.C$64]*0.2))" office:value-type="float" office:value="37" calcext:value-type="float">
            <text:p>37</text:p>
          </table:table-cell>
          <table:table-cell table:formula="of:=ROUND((NORMINV(RAND();[.D$63];[.D$64])+(RAND()-0.5)*[.D$64]*0.2))" office:value-type="float" office:value="70" calcext:value-type="float">
            <text:p>70</text:p>
          </table:table-cell>
          <table:table-cell/>
          <table:table-cell table:style-name="ce4" table:formula="of:=[.V17]" office:value-type="float" office:value="30.5" calcext:value-type="float">
            <text:p>30,5</text:p>
          </table:table-cell>
          <table:table-cell table:style-name="ce4" table:formula="of:=[.U18]+[.$G$10]" office:value-type="float" office:value="34" calcext:value-type="float">
            <text:p>34,0</text:p>
          </table:table-cell>
          <table:table-cell table:style-name="ce4" table:formula="of:=COUNTIF([.Q$3:.Q$62];&quot;&gt;=&quot;&amp;[.U18])-COUNTIF([.Q$3:.Q$62];&quot;&gt;=&quot;&amp;[.V18])" office:value-type="float" office:value="1" calcext:value-type="float">
            <text:p>1,0</text:p>
          </table:table-cell>
          <table:table-cell table:style-name="ce4" table:formula="of:=[.Y17]" office:value-type="float" office:value="42.2" calcext:value-type="float">
            <text:p>42,2</text:p>
          </table:table-cell>
          <table:table-cell table:style-name="ce4" table:formula="of:=[.X18]+[.$J$10]" office:value-type="float" office:value="44.8" calcext:value-type="float">
            <text:p>44,8</text:p>
          </table:table-cell>
          <table:table-cell table:style-name="ce4" table:formula="of:=COUNTIF([.R$3:.R$62];&quot;&gt;=&quot;&amp;[.X18])-COUNTIF([.R$3:.R$62];&quot;&gt;=&quot;&amp;[.Y18])" office:value-type="float" office:value="5" calcext:value-type="float">
            <text:p>5,0</text:p>
          </table:table-cell>
          <table:table-cell table:style-name="ce4" table:formula="of:=[.AB17]" office:value-type="float" office:value="86.2" calcext:value-type="float">
            <text:p>86,2</text:p>
          </table:table-cell>
          <table:table-cell table:style-name="ce4" table:formula="of:=[.AA18]+[.$M$10]" office:value-type="float" office:value="89.8" calcext:value-type="float">
            <text:p>89,8</text:p>
          </table:table-cell>
          <table:table-cell table:style-name="ce4" table:formula="of:=COUNTIF([.S$3:.S$62];&quot;&gt;=&quot;&amp;[.AA18])-COUNTIF([.S$3:.S$62];&quot;&gt;=&quot;&amp;[.AB18])" office:value-type="float" office:value="4" calcext:value-type="float">
            <text:p>4,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style-name="ce16"/>
          <table:table-cell table:style-name="ce4" table:formula="of:=[.G18]" office:value-type="float" office:value="38" calcext:value-type="float">
            <text:p>38,0</text:p>
          </table:table-cell>
          <table:table-cell table:style-name="ce4" table:formula="of:=[.F19]+[.$G$10]" office:value-type="float" office:value="41.5" calcext:value-type="float">
            <text:p>41,5</text:p>
          </table:table-cell>
          <table:table-cell table:style-name="ce4" table:formula="of:=COUNTIF([.B$3:.B$62];&quot;&gt;=&quot;&amp;[.F19])-COUNTIF([.B$3:.B$62];&quot;&gt;=&quot;&amp;[.G19])" office:value-type="float" office:value="0" calcext:value-type="float">
            <text:p>0,0</text:p>
          </table:table-cell>
          <table:table-cell table:style-name="ce4" table:formula="of:=[.J18]" office:value-type="float" office:value="43.8" calcext:value-type="float">
            <text:p>43,8</text:p>
          </table:table-cell>
          <table:table-cell table:style-name="ce4" table:formula="of:=[.I19]+[.$J$10]" office:value-type="float" office:value="46.4" calcext:value-type="float">
            <text:p>46,4</text:p>
          </table:table-cell>
          <table:table-cell table:style-name="ce4" table:formula="of:=COUNTIF([.C$3:.C$62];&quot;&gt;=&quot;&amp;[.I19])-COUNTIF([.C$3:.C$62];&quot;&gt;=&quot;&amp;[.J19])" office:value-type="float" office:value="4" calcext:value-type="float">
            <text:p>4,0</text:p>
          </table:table-cell>
          <table:table-cell table:style-name="ce4" table:formula="of:=[.M18]" office:value-type="float" office:value="89.8" calcext:value-type="float">
            <text:p>89,8</text:p>
          </table:table-cell>
          <table:table-cell table:style-name="ce4" table:formula="of:=[.L19]+[.$M$10]" office:value-type="float" office:value="93.3999999999999" calcext:value-type="float">
            <text:p>93,4</text:p>
          </table:table-cell>
          <table:table-cell table:style-name="ce4" table:formula="of:=COUNTIF([.D$3:.D$62];&quot;&gt;=&quot;&amp;[.L19])-COUNTIF([.D$3:.D$62];&quot;&gt;=&quot;&amp;[.M19])" office:value-type="float" office:value="3" calcext:value-type="float">
            <text:p>3,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OUND((NORMINV(RAND();[.B$63];[.B$64])+(RAND()-0.5)*[.B$64]*0.2))" office:value-type="float" office:value="15" calcext:value-type="float">
            <text:p>15</text:p>
          </table:table-cell>
          <table:table-cell table:formula="of:=ROUND((NORMINV(RAND();[.C$63];[.C$64])+(RAND()-0.5)*[.C$64]*0.2))" office:value-type="float" office:value="43" calcext:value-type="float">
            <text:p>43</text:p>
          </table:table-cell>
          <table:table-cell table:formula="of:=ROUND((NORMINV(RAND();[.D$63];[.D$64])+(RAND()-0.5)*[.D$64]*0.2))" office:value-type="float" office:value="76" calcext:value-type="float">
            <text:p>76</text:p>
          </table:table-cell>
          <table:table-cell/>
          <table:table-cell table:style-name="ce4" table:formula="of:=[.V18]" office:value-type="float" office:value="34" calcext:value-type="float">
            <text:p>34,0</text:p>
          </table:table-cell>
          <table:table-cell table:style-name="ce4" table:formula="of:=[.U19]+[.$G$10]" office:value-type="float" office:value="37.5" calcext:value-type="float">
            <text:p>37,5</text:p>
          </table:table-cell>
          <table:table-cell table:style-name="ce4" table:formula="of:=COUNTIF([.Q$3:.Q$62];&quot;&gt;=&quot;&amp;[.U19])-COUNTIF([.Q$3:.Q$62];&quot;&gt;=&quot;&amp;[.V19])" office:value-type="float" office:value="1" calcext:value-type="float">
            <text:p>1,0</text:p>
          </table:table-cell>
          <table:table-cell table:style-name="ce4" table:formula="of:=[.Y18]" office:value-type="float" office:value="44.8" calcext:value-type="float">
            <text:p>44,8</text:p>
          </table:table-cell>
          <table:table-cell table:style-name="ce4" table:formula="of:=[.X19]+[.$J$10]" office:value-type="float" office:value="47.4" calcext:value-type="float">
            <text:p>47,4</text:p>
          </table:table-cell>
          <table:table-cell table:style-name="ce4" table:formula="of:=COUNTIF([.R$3:.R$62];&quot;&gt;=&quot;&amp;[.X19])-COUNTIF([.R$3:.R$62];&quot;&gt;=&quot;&amp;[.Y19])" office:value-type="float" office:value="2" calcext:value-type="float">
            <text:p>2,0</text:p>
          </table:table-cell>
          <table:table-cell table:style-name="ce4" table:formula="of:=[.AB18]" office:value-type="float" office:value="89.8" calcext:value-type="float">
            <text:p>89,8</text:p>
          </table:table-cell>
          <table:table-cell table:style-name="ce4" table:formula="of:=[.AA19]+[.$M$10]" office:value-type="float" office:value="93.3999999999999" calcext:value-type="float">
            <text:p>93,4</text:p>
          </table:table-cell>
          <table:table-cell table:style-name="ce4" table:formula="of:=COUNTIF([.S$3:.S$62];&quot;&gt;=&quot;&amp;[.AA19])-COUNTIF([.S$3:.S$62];&quot;&gt;=&quot;&amp;[.AB19])" office:value-type="float" office:value="3" calcext:value-type="float">
            <text:p>3,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6"/>
          <table:table-cell table:style-name="ce4" table:formula="of:=[.G19]" office:value-type="float" office:value="41.5" calcext:value-type="float">
            <text:p>41,5</text:p>
          </table:table-cell>
          <table:table-cell table:style-name="ce4" table:formula="of:=[.F20]+[.$G$10]" office:value-type="float" office:value="45" calcext:value-type="float">
            <text:p>45,0</text:p>
          </table:table-cell>
          <table:table-cell table:style-name="ce4" table:formula="of:=COUNTIF([.B$3:.B$62];&quot;&gt;=&quot;&amp;[.F20])-COUNTIF([.B$3:.B$62];&quot;&gt;=&quot;&amp;[.G20])" office:value-type="float" office:value="0" calcext:value-type="float">
            <text:p>0,0</text:p>
          </table:table-cell>
          <table:table-cell table:style-name="ce4" table:formula="of:=[.J19]" office:value-type="float" office:value="46.4" calcext:value-type="float">
            <text:p>46,4</text:p>
          </table:table-cell>
          <table:table-cell table:style-name="ce4" table:formula="of:=[.I20]+[.$J$10]" office:value-type="float" office:value="49" calcext:value-type="float">
            <text:p>49,0</text:p>
          </table:table-cell>
          <table:table-cell table:style-name="ce4" table:formula="of:=COUNTIF([.C$3:.C$62];&quot;&gt;=&quot;&amp;[.I20])-COUNTIF([.C$3:.C$62];&quot;&gt;=&quot;&amp;[.J20])" office:value-type="float" office:value="0" calcext:value-type="float">
            <text:p>0,0</text:p>
          </table:table-cell>
          <table:table-cell table:style-name="ce4" table:formula="of:=[.M19]" office:value-type="float" office:value="93.3999999999999" calcext:value-type="float">
            <text:p>93,4</text:p>
          </table:table-cell>
          <table:table-cell table:style-name="ce4" table:formula="of:=[.L20]+[.$M$10]" office:value-type="float" office:value="96.9999999999999" calcext:value-type="float">
            <text:p>97,0</text:p>
          </table:table-cell>
          <table:table-cell table:style-name="ce4" table:formula="of:=COUNTIF([.D$3:.D$62];&quot;&gt;=&quot;&amp;[.L20])-COUNTIF([.D$3:.D$62];&quot;&gt;=&quot;&amp;[.M20])" office:value-type="float" office:value="2" calcext:value-type="float">
            <text:p>2,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(NORMINV(RAND();[.B$63];[.B$64])+(RAND()-0.5)*[.B$64]*0.2))" office:value-type="float" office:value="20" calcext:value-type="float">
            <text:p>20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83" calcext:value-type="float">
            <text:p>83</text:p>
          </table:table-cell>
          <table:table-cell/>
          <table:table-cell table:style-name="ce4" table:formula="of:=[.V19]" office:value-type="float" office:value="37.5" calcext:value-type="float">
            <text:p>37,5</text:p>
          </table:table-cell>
          <table:table-cell table:style-name="ce4" table:formula="of:=[.U20]+[.$G$10]" office:value-type="float" office:value="41" calcext:value-type="float">
            <text:p>41,0</text:p>
          </table:table-cell>
          <table:table-cell table:style-name="ce4" table:formula="of:=COUNTIF([.Q$3:.Q$62];&quot;&gt;=&quot;&amp;[.U20])-COUNTIF([.Q$3:.Q$62];&quot;&gt;=&quot;&amp;[.V20])" office:value-type="float" office:value="0" calcext:value-type="float">
            <text:p>0,0</text:p>
          </table:table-cell>
          <table:table-cell table:style-name="ce4" table:formula="of:=[.Y19]" office:value-type="float" office:value="47.4" calcext:value-type="float">
            <text:p>47,4</text:p>
          </table:table-cell>
          <table:table-cell table:style-name="ce4" table:formula="of:=[.X20]+[.$J$10]" office:value-type="float" office:value="50" calcext:value-type="float">
            <text:p>50,0</text:p>
          </table:table-cell>
          <table:table-cell table:style-name="ce4" table:formula="of:=COUNTIF([.R$3:.R$62];&quot;&gt;=&quot;&amp;[.X20])-COUNTIF([.R$3:.R$62];&quot;&gt;=&quot;&amp;[.Y20])" office:value-type="float" office:value="0" calcext:value-type="float">
            <text:p>0,0</text:p>
          </table:table-cell>
          <table:table-cell table:style-name="ce4" table:formula="of:=[.AB19]" office:value-type="float" office:value="93.3999999999999" calcext:value-type="float">
            <text:p>93,4</text:p>
          </table:table-cell>
          <table:table-cell table:style-name="ce4" table:formula="of:=[.AA20]+[.$M$10]" office:value-type="float" office:value="96.9999999999999" calcext:value-type="float">
            <text:p>97,0</text:p>
          </table:table-cell>
          <table:table-cell table:style-name="ce4" table:formula="of:=COUNTIF([.S$3:.S$62];&quot;&gt;=&quot;&amp;[.AA20])-COUNTIF([.S$3:.S$62];&quot;&gt;=&quot;&amp;[.AB20])" office:value-type="float" office:value="2" calcext:value-type="float">
            <text:p>2,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16"/>
          <table:table-cell table:style-name="ce4" table:formula="of:=[.G20]" office:value-type="float" office:value="45" calcext:value-type="float">
            <text:p>45,0</text:p>
          </table:table-cell>
          <table:table-cell table:style-name="ce4" table:formula="of:=[.F21]+[.$G$10]" office:value-type="float" office:value="48.5" calcext:value-type="float">
            <text:p>48,5</text:p>
          </table:table-cell>
          <table:table-cell table:style-name="ce4" table:formula="of:=COUNTIF([.B$3:.B$62];&quot;&gt;=&quot;&amp;[.F21])" office:value-type="float" office:value="1" calcext:value-type="float">
            <text:p>1,0</text:p>
          </table:table-cell>
          <table:table-cell table:style-name="ce4" table:formula="of:=[.J20]" office:value-type="float" office:value="49" calcext:value-type="float">
            <text:p>49,0</text:p>
          </table:table-cell>
          <table:table-cell table:style-name="ce4" table:formula="of:=[.I21]+[.$J$10]" office:value-type="float" office:value="51.6" calcext:value-type="float">
            <text:p>51,6</text:p>
          </table:table-cell>
          <table:table-cell table:style-name="ce4" table:formula="of:=COUNTIF([.C$3:.C$62];&quot;&gt;=&quot;&amp;[.I21])" office:value-type="float" office:value="1" calcext:value-type="float">
            <text:p>1,0</text:p>
          </table:table-cell>
          <table:table-cell table:style-name="ce4" table:formula="of:=[.M20]" office:value-type="float" office:value="96.9999999999999" calcext:value-type="float">
            <text:p>97,0</text:p>
          </table:table-cell>
          <table:table-cell table:style-name="ce4" table:formula="of:=[.L21]+[.$M$10]" office:value-type="float" office:value="100.6" calcext:value-type="float">
            <text:p>100,6</text:p>
          </table:table-cell>
          <table:table-cell table:style-name="ce4" table:formula="of:=COUNTIF([.D$3:.D$62];&quot;&gt;=&quot;&amp;[.L21])" office:value-type="float" office:value="1" calcext:value-type="float">
            <text:p>1,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ROUND((NORMINV(RAND();[.B$63];[.B$64])+(RAND()-0.5)*[.B$64]*0.2))" office:value-type="float" office:value="13" calcext:value-type="float">
            <text:p>13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78" calcext:value-type="float">
            <text:p>78</text:p>
          </table:table-cell>
          <table:table-cell/>
          <table:table-cell table:style-name="ce4" table:formula="of:=[.V20]" office:value-type="float" office:value="41" calcext:value-type="float">
            <text:p>41,0</text:p>
          </table:table-cell>
          <table:table-cell table:style-name="ce4" table:formula="of:=[.U21]+[.$G$10]" office:value-type="float" office:value="44.5" calcext:value-type="float">
            <text:p>44,5</text:p>
          </table:table-cell>
          <table:table-cell table:style-name="ce4" table:formula="of:=COUNTIF([.Q$3:.Q$62];&quot;&gt;=&quot;&amp;[.U21])" office:value-type="float" office:value="0" calcext:value-type="float">
            <text:p>0,0</text:p>
          </table:table-cell>
          <table:table-cell table:style-name="ce4" table:formula="of:=[.Y20]" office:value-type="float" office:value="50" calcext:value-type="float">
            <text:p>50,0</text:p>
          </table:table-cell>
          <table:table-cell table:style-name="ce4" table:formula="of:=[.X21]+[.$J$10]" office:value-type="float" office:value="52.6" calcext:value-type="float">
            <text:p>52,6</text:p>
          </table:table-cell>
          <table:table-cell table:style-name="ce4" table:formula="of:=COUNTIF([.R$3:.R$62];&quot;&gt;=&quot;&amp;[.X21])" office:value-type="float" office:value="0" calcext:value-type="float">
            <text:p>0,0</text:p>
          </table:table-cell>
          <table:table-cell table:style-name="ce4" table:formula="of:=[.AB20]" office:value-type="float" office:value="96.9999999999999" calcext:value-type="float">
            <text:p>97,0</text:p>
          </table:table-cell>
          <table:table-cell table:style-name="ce4" table:formula="of:=[.AA21]+[.$M$10]" office:value-type="float" office:value="100.6" calcext:value-type="float">
            <text:p>100,6</text:p>
          </table:table-cell>
          <table:table-cell table:style-name="ce4" table:formula="of:=COUNTIF([.S$3:.S$62];&quot;&gt;=&quot;&amp;[.AA21])" office:value-type="float" office:value="0" calcext:value-type="float">
            <text:p>0,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16"/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55"/>
          <table:table-cell table:style-name="ce55" table:formula="of:=SUM([.H11:.H21])" office:value-type="float" office:value="60" calcext:value-type="float">
            <text:p>60,0</text:p>
          </table:table-cell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55"/>
          <table:table-cell table:style-name="ce56" table:formula="of:=SUM([.K11:.K21])" office:value-type="float" office:value="60" calcext:value-type="float">
            <text:p>60,0</text:p>
          </table:table-cell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55"/>
          <table:table-cell table:style-name="ce56" table:formula="of:=SUM([.N11:.N21])" office:value-type="float" office:value="60" calcext:value-type="float">
            <text:p>60,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(NORMINV(RAND();[.B$63];[.B$64])+(RAND()-0.5)*[.B$64]*0.2))" office:value-type="float" office:value="7" calcext:value-type="float">
            <text:p>7</text:p>
          </table:table-cell>
          <table:table-cell table:formula="of:=ROUND((NORMINV(RAND();[.C$63];[.C$64])+(RAND()-0.5)*[.C$64]*0.2))" office:value-type="float" office:value="27" calcext:value-type="float">
            <text:p>27</text:p>
          </table:table-cell>
          <table:table-cell table:formula="of:=ROUND((NORMINV(RAND();[.D$63];[.D$64])+(RAND()-0.5)*[.D$64]*0.2))" office:value-type="float" office:value="94" calcext:value-type="float">
            <text:p>94</text:p>
          </table:table-cell>
          <table:table-cell/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55"/>
          <table:table-cell table:style-name="ce55" table:formula="of:=SUM([.W11:.W21])" office:value-type="float" office:value="60" calcext:value-type="float">
            <text:p>60,0</text:p>
          </table:table-cell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55"/>
          <table:table-cell table:style-name="ce56" table:formula="of:=SUM([.Z11:.Z21])" office:value-type="float" office:value="60" calcext:value-type="float">
            <text:p>60,0</text:p>
          </table:table-cell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55"/>
          <table:table-cell table:style-name="ce56" table:formula="of:=SUM([.AC11:.AC21])" office:value-type="float" office:value="60" calcext:value-type="float">
            <text:p>60,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style-name="ce16"/>
          <table:table-cell table:style-name="ce52" table:number-columns-repeated="9"/>
          <table:table-cell table:style-name="ce16"/>
          <table:table-cell office:value-type="float" office:value="21" calcext:value-type="float">
            <text:p>21</text:p>
          </table:table-cell>
          <table:table-cell table:formula="of:=ROUND((NORMINV(RAND();[.B$63];[.B$64])+(RAND()-0.5)*[.B$64]*0.2))" office:value-type="float" office:value="22" calcext:value-type="float">
            <text:p>22</text:p>
          </table:table-cell>
          <table:table-cell table:formula="of:=ROUND((NORMINV(RAND();[.C$63];[.C$64])+(RAND()-0.5)*[.C$64]*0.2))" office:value-type="float" office:value="40" calcext:value-type="float">
            <text:p>40</text:p>
          </table:table-cell>
          <table:table-cell table:formula="of:=ROUND((NORMINV(RAND();[.D$63];[.D$64])+(RAND()-0.5)*[.D$64]*0.2))" office:value-type="float" office:value="91" calcext:value-type="float">
            <text:p>91</text:p>
          </table:table-cell>
          <table:table-cell table:number-columns-repeated="1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table:style-name="ce16"/>
          <table:table-cell table:style-name="ce52" table:number-columns-repeated="9"/>
          <table:table-cell table:style-name="ce16"/>
          <table:table-cell office:value-type="float" office:value="22" calcext:value-type="float">
            <text:p>22</text:p>
          </table:table-cell>
          <table:table-cell table:formula="of:=ROUND((NORMINV(RAND();[.B$63];[.B$64])+(RAND()-0.5)*[.B$64]*0.2))" office:value-type="float" office:value="19" calcext:value-type="float">
            <text:p>19</text:p>
          </table:table-cell>
          <table:table-cell table:formula="of:=ROUND((NORMINV(RAND();[.C$63];[.C$64])+(RAND()-0.5)*[.C$64]*0.2))" office:value-type="float" office:value="36" calcext:value-type="float">
            <text:p>36</text:p>
          </table:table-cell>
          <table:table-cell table:formula="of:=ROUND((NORMINV(RAND();[.D$63];[.D$64])+(RAND()-0.5)*[.D$64]*0.2))" office:value-type="float" office:value="87" calcext:value-type="float">
            <text:p>87</text:p>
          </table:table-cell>
          <table:table-cell table:number-columns-repeated="1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style-name="ce16"/>
          <table:table-cell table:style-name="ce52" table:number-columns-repeated="9"/>
          <table:table-cell table:style-name="ce16"/>
          <table:table-cell office:value-type="float" office:value="23" calcext:value-type="float">
            <text:p>23</text:p>
          </table:table-cell>
          <table:table-cell table:formula="of:=ROUND((NORMINV(RAND();[.B$63];[.B$64])+(RAND()-0.5)*[.B$64]*0.2))" office:value-type="float" office:value="18" calcext:value-type="float">
            <text:p>18</text:p>
          </table:table-cell>
          <table:table-cell table:formula="of:=ROUND((NORMINV(RAND();[.C$63];[.C$64])+(RAND()-0.5)*[.C$64]*0.2))" office:value-type="float" office:value="40" calcext:value-type="float">
            <text:p>40</text:p>
          </table:table-cell>
          <table:table-cell table:formula="of:=ROUND((NORMINV(RAND();[.D$63];[.D$64])+(RAND()-0.5)*[.D$64]*0.2))" office:value-type="float" office:value="70" calcext:value-type="float">
            <text:p>70</text:p>
          </table:table-cell>
          <table:table-cell table:number-columns-repeated="1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table:style-name="ce16"/>
          <table:table-cell table:style-name="ce48" table:number-columns-repeated="9"/>
          <table:table-cell table:style-name="ce16"/>
          <table:table-cell office:value-type="float" office:value="24" calcext:value-type="float">
            <text:p>24</text:p>
          </table:table-cell>
          <table:table-cell table:formula="of:=ROUND((NORMINV(RAND();[.B$63];[.B$64])+(RAND()-0.5)*[.B$64]*0.2))" office:value-type="float" office:value="18" calcext:value-type="float">
            <text:p>18</text:p>
          </table:table-cell>
          <table:table-cell table:formula="of:=ROUND((NORMINV(RAND();[.C$63];[.C$64])+(RAND()-0.5)*[.C$64]*0.2))" office:value-type="float" office:value="43" calcext:value-type="float">
            <text:p>43</text:p>
          </table:table-cell>
          <table:table-cell table:formula="of:=ROUND((NORMINV(RAND();[.D$63];[.D$64])+(RAND()-0.5)*[.D$64]*0.2))" office:value-type="float" office:value="84" calcext:value-type="float">
            <text:p>84</text:p>
          </table:table-cell>
          <table:table-cell table:number-columns-repeated="1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style-name="ce16" table:number-columns-repeated="6"/>
          <table:table-cell table:style-name="ce48" table:number-columns-repeated="4"/>
          <table:table-cell table:style-name="ce16"/>
          <table:table-cell office:value-type="float" office:value="25" calcext:value-type="float">
            <text:p>25</text:p>
          </table:table-cell>
          <table:table-cell table:formula="of:=ROUND((NORMINV(RAND();[.B$63];[.B$64])+(RAND()-0.5)*[.B$64]*0.2))" office:value-type="float" office:value="22" calcext:value-type="float">
            <text:p>22</text:p>
          </table:table-cell>
          <table:table-cell table:formula="of:=ROUND((NORMINV(RAND();[.C$63];[.C$64])+(RAND()-0.5)*[.C$64]*0.2))" office:value-type="float" office:value="37" calcext:value-type="float">
            <text:p>37</text:p>
          </table:table-cell>
          <table:table-cell table:formula="of:=ROUND((NORMINV(RAND();[.D$63];[.D$64])+(RAND()-0.5)*[.D$64]*0.2))" office:value-type="float" office:value="77" calcext:value-type="float">
            <text:p>77</text:p>
          </table:table-cell>
          <table:table-cell table:number-columns-repeated="10"/>
        </table:table-row>
        <table:table-row table:style-name="ro3">
          <table:table-cell table:number-columns-repeated="3"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table:style-name="ce16" table:number-columns-repeated="6"/>
          <table:table-cell table:style-name="ce48" table:number-columns-repeated="4"/>
          <table:table-cell table:style-name="ce16"/>
          <table:table-cell office:value-type="float" office:value="26" calcext:value-type="float">
            <text:p>26</text:p>
          </table:table-cell>
          <table:table-cell table:formula="of:=ROUND((NORMINV(RAND();[.B$63];[.B$64])+(RAND()-0.5)*[.B$64]*0.2))" office:value-type="float" office:value="16" calcext:value-type="float">
            <text:p>16</text:p>
          </table:table-cell>
          <table:table-cell table:formula="of:=ROUND((NORMINV(RAND();[.C$63];[.C$64])+(RAND()-0.5)*[.C$64]*0.2))" office:value-type="float" office:value="42" calcext:value-type="float">
            <text:p>42</text:p>
          </table:table-cell>
          <table:table-cell table:formula="of:=ROUND((NORMINV(RAND();[.D$63];[.D$64])+(RAND()-0.5)*[.D$64]*0.2))" office:value-type="float" office:value="64" calcext:value-type="float">
            <text:p>64</text:p>
          </table:table-cell>
          <table:table-cell table:number-columns-repeated="1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style-name="ce16" table:number-columns-repeated="6"/>
          <table:table-cell table:style-name="ce48" table:number-columns-repeated="4"/>
          <table:table-cell table:style-name="ce16"/>
          <table:table-cell office:value-type="float" office:value="27" calcext:value-type="float">
            <text:p>27</text:p>
          </table:table-cell>
          <table:table-cell table:formula="of:=ROUND((NORMINV(RAND();[.B$63];[.B$64])+(RAND()-0.5)*[.B$64]*0.2))" office:value-type="float" office:value="10" calcext:value-type="float">
            <text:p>10</text:p>
          </table:table-cell>
          <table:table-cell table:formula="of:=ROUND((NORMINV(RAND();[.C$63];[.C$64])+(RAND()-0.5)*[.C$64]*0.2))" office:value-type="float" office:value="27" calcext:value-type="float">
            <text:p>27</text:p>
          </table:table-cell>
          <table:table-cell table:formula="of:=ROUND((NORMINV(RAND();[.D$63];[.D$64])+(RAND()-0.5)*[.D$64]*0.2))" office:value-type="float" office:value="73" calcext:value-type="float">
            <text:p>73</text:p>
          </table:table-cell>
          <table:table-cell table:number-columns-repeated="1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style-name="ce16" table:number-columns-repeated="6"/>
          <table:table-cell table:style-name="ce48" table:number-columns-repeated="4"/>
          <table:table-cell table:style-name="ce16"/>
          <table:table-cell office:value-type="float" office:value="28" calcext:value-type="float">
            <text:p>28</text:p>
          </table:table-cell>
          <table:table-cell table:formula="of:=ROUND((NORMINV(RAND();[.B$63];[.B$64])+(RAND()-0.5)*[.B$64]*0.2))" office:value-type="float" office:value="16" calcext:value-type="float">
            <text:p>16</text:p>
          </table:table-cell>
          <table:table-cell table:formula="of:=ROUND((NORMINV(RAND();[.C$63];[.C$64])+(RAND()-0.5)*[.C$64]*0.2))" office:value-type="float" office:value="28" calcext:value-type="float">
            <text:p>28</text:p>
          </table:table-cell>
          <table:table-cell table:formula="of:=ROUND((NORMINV(RAND();[.D$63];[.D$64])+(RAND()-0.5)*[.D$64]*0.2))" office:value-type="float" office:value="79" calcext:value-type="float">
            <text:p>79</text:p>
          </table:table-cell>
          <table:table-cell table:number-columns-repeated="1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style-name="ce16" table:number-columns-repeated="6"/>
          <table:table-cell table:style-name="ce48" table:number-columns-repeated="4"/>
          <table:table-cell table:style-name="ce16"/>
          <table:table-cell office:value-type="float" office:value="29" calcext:value-type="float">
            <text:p>29</text:p>
          </table:table-cell>
          <table:table-cell table:formula="of:=ROUND((NORMINV(RAND();[.B$63];[.B$64])+(RAND()-0.5)*[.B$64]*0.2))" office:value-type="float" office:value="8" calcext:value-type="float">
            <text:p>8</text:p>
          </table:table-cell>
          <table:table-cell table:formula="of:=ROUND((NORMINV(RAND();[.C$63];[.C$64])+(RAND()-0.5)*[.C$64]*0.2))" office:value-type="float" office:value="31" calcext:value-type="float">
            <text:p>31</text:p>
          </table:table-cell>
          <table:table-cell table:formula="of:=ROUND((NORMINV(RAND();[.D$63];[.D$64])+(RAND()-0.5)*[.D$64]*0.2))" office:value-type="float" office:value="83" calcext:value-type="float">
            <text:p>83</text:p>
          </table:table-cell>
          <table:table-cell table:number-columns-repeated="1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style-name="ce16" table:number-columns-repeated="6"/>
          <table:table-cell table:style-name="ce48" table:number-columns-repeated="4"/>
          <table:table-cell table:style-name="ce16"/>
          <table:table-cell office:value-type="float" office:value="30" calcext:value-type="float">
            <text:p>30</text:p>
          </table:table-cell>
          <table:table-cell table:formula="of:=ROUND((NORMINV(RAND();[.B$63];[.B$64])+(RAND()-0.5)*[.B$64]*0.2))" office:value-type="float" office:value="15" calcext:value-type="float">
            <text:p>15</text:p>
          </table:table-cell>
          <table:table-cell table:formula="of:=ROUND((NORMINV(RAND();[.C$63];[.C$64])+(RAND()-0.5)*[.C$64]*0.2))" office:value-type="float" office:value="33" calcext:value-type="float">
            <text:p>33</text:p>
          </table:table-cell>
          <table:table-cell table:formula="of:=ROUND((NORMINV(RAND();[.D$63];[.D$64])+(RAND()-0.5)*[.D$64]*0.2))" office:value-type="float" office:value="67" calcext:value-type="float">
            <text:p>67</text:p>
          </table:table-cell>
          <table:table-cell table:number-columns-repeated="1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table:number-columns-repeated="11"/>
          <table:table-cell office:value-type="float" office:value="31" calcext:value-type="float">
            <text:p>31</text:p>
          </table:table-cell>
          <table:table-cell table:formula="of:=ROUND((NORMINV(RAND();[.B$63];[.B$64])+(RAND()-0.5)*[.B$64]*0.2))" office:value-type="float" office:value="27" calcext:value-type="float">
            <text:p>27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85" calcext:value-type="float">
            <text:p>85</text:p>
          </table:table-cell>
          <table:table-cell table:number-columns-repeated="1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table:formula="of:=ROUND((NORMINV(RAND();[.B$63];[.B$64])+(RAND()-0.5)*[.B$64]*0.2))" office:value-type="float" office:value="27" calcext:value-type="float">
            <text:p>27</text:p>
          </table:table-cell>
          <table:table-cell table:formula="of:=ROUND((NORMINV(RAND();[.C$63];[.C$64])+(RAND()-0.5)*[.C$64]*0.2))" office:value-type="float" office:value="34" calcext:value-type="float">
            <text:p>34</text:p>
          </table:table-cell>
          <table:table-cell table:formula="of:=ROUND((NORMINV(RAND();[.D$63];[.D$64])+(RAND()-0.5)*[.D$64]*0.2))" office:value-type="float" office:value="87" calcext:value-type="float">
            <text:p>87</text:p>
          </table:table-cell>
          <table:table-cell table:number-columns-repeated="10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table:formula="of:=ROUND((NORMINV(RAND();[.B$63];[.B$64])+(RAND()-0.5)*[.B$64]*0.2))" office:value-type="float" office:value="14" calcext:value-type="float">
            <text:p>14</text:p>
          </table:table-cell>
          <table:table-cell table:formula="of:=ROUND((NORMINV(RAND();[.C$63];[.C$64])+(RAND()-0.5)*[.C$64]*0.2))" office:value-type="float" office:value="24" calcext:value-type="float">
            <text:p>24</text:p>
          </table:table-cell>
          <table:table-cell table:formula="of:=ROUND((NORMINV(RAND();[.D$63];[.D$64])+(RAND()-0.5)*[.D$64]*0.2))" office:value-type="float" office:value="77" calcext:value-type="float">
            <text:p>77</text:p>
          </table:table-cell>
          <table:table-cell table:number-columns-repeated="1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table:number-columns-repeated="11"/>
          <table:table-cell office:value-type="float" office:value="34" calcext:value-type="float">
            <text:p>34</text:p>
          </table:table-cell>
          <table:table-cell table:formula="of:=ROUND((NORMINV(RAND();[.B$63];[.B$64])+(RAND()-0.5)*[.B$64]*0.2))" office:value-type="float" office:value="22" calcext:value-type="float">
            <text:p>22</text:p>
          </table:table-cell>
          <table:table-cell table:formula="of:=ROUND((NORMINV(RAND();[.C$63];[.C$64])+(RAND()-0.5)*[.C$64]*0.2))" office:value-type="float" office:value="32" calcext:value-type="float">
            <text:p>32</text:p>
          </table:table-cell>
          <table:table-cell table:formula="of:=ROUND((NORMINV(RAND();[.D$63];[.D$64])+(RAND()-0.5)*[.D$64]*0.2))" office:value-type="float" office:value="76" calcext:value-type="float">
            <text:p>76</text:p>
          </table:table-cell>
          <table:table-cell table:number-columns-repeated="1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table:formula="of:=ROUND((NORMINV(RAND();[.B$63];[.B$64])+(RAND()-0.5)*[.B$64]*0.2))" office:value-type="float" office:value="21" calcext:value-type="float">
            <text:p>21</text:p>
          </table:table-cell>
          <table:table-cell table:formula="of:=ROUND((NORMINV(RAND();[.C$63];[.C$64])+(RAND()-0.5)*[.C$64]*0.2))" office:value-type="float" office:value="25" calcext:value-type="float">
            <text:p>25</text:p>
          </table:table-cell>
          <table:table-cell table:formula="of:=ROUND((NORMINV(RAND();[.D$63];[.D$64])+(RAND()-0.5)*[.D$64]*0.2))" office:value-type="float" office:value="78" calcext:value-type="float">
            <text:p>78</text:p>
          </table:table-cell>
          <table:table-cell table:number-columns-repeated="1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formula="of:=ROUND((NORMINV(RAND();[.B$63];[.B$64])+(RAND()-0.5)*[.B$64]*0.2))" office:value-type="float" office:value="16" calcext:value-type="float">
            <text:p>16</text:p>
          </table:table-cell>
          <table:table-cell table:formula="of:=ROUND((NORMINV(RAND();[.C$63];[.C$64])+(RAND()-0.5)*[.C$64]*0.2))" office:value-type="float" office:value="36" calcext:value-type="float">
            <text:p>36</text:p>
          </table:table-cell>
          <table:table-cell table:formula="of:=ROUND((NORMINV(RAND();[.D$63];[.D$64])+(RAND()-0.5)*[.D$64]*0.2))" office:value-type="float" office:value="75" calcext:value-type="float">
            <text:p>75</text:p>
          </table:table-cell>
          <table:table-cell table:number-columns-repeated="1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table:formula="of:=ROUND((NORMINV(RAND();[.B$63];[.B$64])+(RAND()-0.5)*[.B$64]*0.2))" office:value-type="float" office:value="6" calcext:value-type="float">
            <text:p>6</text:p>
          </table:table-cell>
          <table:table-cell table:formula="of:=ROUND((NORMINV(RAND();[.C$63];[.C$64])+(RAND()-0.5)*[.C$64]*0.2))" office:value-type="float" office:value="45" calcext:value-type="float">
            <text:p>45</text:p>
          </table:table-cell>
          <table:table-cell table:formula="of:=ROUND((NORMINV(RAND();[.D$63];[.D$64])+(RAND()-0.5)*[.D$64]*0.2))" office:value-type="float" office:value="77" calcext:value-type="float">
            <text:p>77</text:p>
          </table:table-cell>
          <table:table-cell table:number-columns-repeated="1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table:formula="of:=ROUND((NORMINV(RAND();[.B$63];[.B$64])+(RAND()-0.5)*[.B$64]*0.2))" office:value-type="float" office:value="24" calcext:value-type="float">
            <text:p>24</text:p>
          </table:table-cell>
          <table:table-cell table:formula="of:=ROUND((NORMINV(RAND();[.C$63];[.C$64])+(RAND()-0.5)*[.C$64]*0.2))" office:value-type="float" office:value="41" calcext:value-type="float">
            <text:p>41</text:p>
          </table:table-cell>
          <table:table-cell table:formula="of:=ROUND((NORMINV(RAND();[.D$63];[.D$64])+(RAND()-0.5)*[.D$64]*0.2))" office:value-type="float" office:value="83" calcext:value-type="float">
            <text:p>83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 table:formula="of:=ROUND((NORMINV(RAND();[.B$63];[.B$64])+(RAND()-0.5)*[.B$64]*0.2))" office:value-type="float" office:value="17" calcext:value-type="float">
            <text:p>17</text:p>
          </table:table-cell>
          <table:table-cell table:formula="of:=ROUND((NORMINV(RAND();[.C$63];[.C$64])+(RAND()-0.5)*[.C$64]*0.2))" office:value-type="float" office:value="43" calcext:value-type="float">
            <text:p>43</text:p>
          </table:table-cell>
          <table:table-cell table:formula="of:=ROUND((NORMINV(RAND();[.D$63];[.D$64])+(RAND()-0.5)*[.D$64]*0.2))" office:value-type="float" office:value="80" calcext:value-type="float">
            <text:p>8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formula="of:=ROUND((NORMINV(RAND();[.B$63];[.B$64])+(RAND()-0.5)*[.B$64]*0.2))" office:value-type="float" office:value="12" calcext:value-type="float">
            <text:p>12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91" calcext:value-type="float">
            <text:p>91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number-columns-repeated="11"/>
          <table:table-cell office:value-type="float" office:value="41" calcext:value-type="float">
            <text:p>41</text:p>
          </table:table-cell>
          <table:table-cell table:formula="of:=ROUND((NORMINV(RAND();[.B$63];[.B$64])+(RAND()-0.5)*[.B$64]*0.2))" office:value-type="float" office:value="17" calcext:value-type="float">
            <text:p>17</text:p>
          </table:table-cell>
          <table:table-cell table:formula="of:=ROUND((NORMINV(RAND();[.C$63];[.C$64])+(RAND()-0.5)*[.C$64]*0.2))" office:value-type="float" office:value="34" calcext:value-type="float">
            <text:p>34</text:p>
          </table:table-cell>
          <table:table-cell table:formula="of:=ROUND((NORMINV(RAND();[.D$63];[.D$64])+(RAND()-0.5)*[.D$64]*0.2))" office:value-type="float" office:value="68" calcext:value-type="float">
            <text:p>68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table:formula="of:=ROUND((NORMINV(RAND();[.B$63];[.B$64])+(RAND()-0.5)*[.B$64]*0.2))" office:value-type="float" office:value="12" calcext:value-type="float">
            <text:p>12</text:p>
          </table:table-cell>
          <table:table-cell table:formula="of:=ROUND((NORMINV(RAND();[.C$63];[.C$64])+(RAND()-0.5)*[.C$64]*0.2))" office:value-type="float" office:value="31" calcext:value-type="float">
            <text:p>31</text:p>
          </table:table-cell>
          <table:table-cell table:formula="of:=ROUND((NORMINV(RAND();[.D$63];[.D$64])+(RAND()-0.5)*[.D$64]*0.2))" office:value-type="float" office:value="80" calcext:value-type="float">
            <text:p>8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 table:formula="of:=ROUND((NORMINV(RAND();[.B$63];[.B$64])+(RAND()-0.5)*[.B$64]*0.2))" office:value-type="float" office:value="20" calcext:value-type="float">
            <text:p>20</text:p>
          </table:table-cell>
          <table:table-cell table:formula="of:=ROUND((NORMINV(RAND();[.C$63];[.C$64])+(RAND()-0.5)*[.C$64]*0.2))" office:value-type="float" office:value="32" calcext:value-type="float">
            <text:p>32</text:p>
          </table:table-cell>
          <table:table-cell table:formula="of:=ROUND((NORMINV(RAND();[.D$63];[.D$64])+(RAND()-0.5)*[.D$64]*0.2))" office:value-type="float" office:value="80" calcext:value-type="float">
            <text:p>8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formula="of:=ROUND((NORMINV(RAND();[.B$63];[.B$64])+(RAND()-0.5)*[.B$64]*0.2))" office:value-type="float" office:value="15" calcext:value-type="float">
            <text:p>15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63" calcext:value-type="float">
            <text:p>63</text:p>
          </table:table-cell>
          <table:table-cell table:number-columns-repeated="1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11"/>
          <table:table-cell office:value-type="float" office:value="45" calcext:value-type="float">
            <text:p>45</text:p>
          </table:table-cell>
          <table:table-cell table:formula="of:=ROUND((NORMINV(RAND();[.B$63];[.B$64])+(RAND()-0.5)*[.B$64]*0.2))" office:value-type="float" office:value="21" calcext:value-type="float">
            <text:p>21</text:p>
          </table:table-cell>
          <table:table-cell table:formula="of:=ROUND((NORMINV(RAND();[.C$63];[.C$64])+(RAND()-0.5)*[.C$64]*0.2))" office:value-type="float" office:value="34" calcext:value-type="float">
            <text:p>34</text:p>
          </table:table-cell>
          <table:table-cell table:formula="of:=ROUND((NORMINV(RAND();[.D$63];[.D$64])+(RAND()-0.5)*[.D$64]*0.2))" office:value-type="float" office:value="87" calcext:value-type="float">
            <text:p>87</text:p>
          </table:table-cell>
          <table:table-cell table:number-columns-repeated="1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number-columns-repeated="11"/>
          <table:table-cell office:value-type="float" office:value="46" calcext:value-type="float">
            <text:p>46</text:p>
          </table:table-cell>
          <table:table-cell table:formula="of:=ROUND((NORMINV(RAND();[.B$63];[.B$64])+(RAND()-0.5)*[.B$64]*0.2))" office:value-type="float" office:value="19" calcext:value-type="float">
            <text:p>19</text:p>
          </table:table-cell>
          <table:table-cell table:formula="of:=ROUND((NORMINV(RAND();[.C$63];[.C$64])+(RAND()-0.5)*[.C$64]*0.2))" office:value-type="float" office:value="32" calcext:value-type="float">
            <text:p>32</text:p>
          </table:table-cell>
          <table:table-cell table:formula="of:=ROUND((NORMINV(RAND();[.D$63];[.D$64])+(RAND()-0.5)*[.D$64]*0.2))" office:value-type="float" office:value="79" calcext:value-type="float">
            <text:p>79</text:p>
          </table:table-cell>
          <table:table-cell table:number-columns-repeated="1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number-columns-repeated="11"/>
          <table:table-cell office:value-type="float" office:value="47" calcext:value-type="float">
            <text:p>47</text:p>
          </table:table-cell>
          <table:table-cell table:formula="of:=ROUND((NORMINV(RAND();[.B$63];[.B$64])+(RAND()-0.5)*[.B$64]*0.2))" office:value-type="float" office:value="23" calcext:value-type="float">
            <text:p>23</text:p>
          </table:table-cell>
          <table:table-cell table:formula="of:=ROUND((NORMINV(RAND();[.C$63];[.C$64])+(RAND()-0.5)*[.C$64]*0.2))" office:value-type="float" office:value="38" calcext:value-type="float">
            <text:p>38</text:p>
          </table:table-cell>
          <table:table-cell table:formula="of:=ROUND((NORMINV(RAND();[.D$63];[.D$64])+(RAND()-0.5)*[.D$64]*0.2))" office:value-type="float" office:value="82" calcext:value-type="float">
            <text:p>82</text:p>
          </table:table-cell>
          <table:table-cell table:number-columns-repeated="1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table:formula="of:=ROUND((NORMINV(RAND();[.B$63];[.B$64])+(RAND()-0.5)*[.B$64]*0.2))" office:value-type="float" office:value="13" calcext:value-type="float">
            <text:p>13</text:p>
          </table:table-cell>
          <table:table-cell table:formula="of:=ROUND((NORMINV(RAND();[.C$63];[.C$64])+(RAND()-0.5)*[.C$64]*0.2))" office:value-type="float" office:value="31" calcext:value-type="float">
            <text:p>31</text:p>
          </table:table-cell>
          <table:table-cell table:formula="of:=ROUND((NORMINV(RAND();[.D$63];[.D$64])+(RAND()-0.5)*[.D$64]*0.2))" office:value-type="float" office:value="79" calcext:value-type="float">
            <text:p>79</text:p>
          </table:table-cell>
          <table:table-cell table:number-columns-repeated="1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formula="of:=ROUND((NORMINV(RAND();[.B$63];[.B$64])+(RAND()-0.5)*[.B$64]*0.2))" office:value-type="float" office:value="23" calcext:value-type="float">
            <text:p>23</text:p>
          </table:table-cell>
          <table:table-cell table:formula="of:=ROUND((NORMINV(RAND();[.C$63];[.C$64])+(RAND()-0.5)*[.C$64]*0.2))" office:value-type="float" office:value="38" calcext:value-type="float">
            <text:p>38</text:p>
          </table:table-cell>
          <table:table-cell table:formula="of:=ROUND((NORMINV(RAND();[.D$63];[.D$64])+(RAND()-0.5)*[.D$64]*0.2))" office:value-type="float" office:value="83" calcext:value-type="float">
            <text:p>83</text:p>
          </table:table-cell>
          <table:table-cell table:number-columns-repeated="1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formula="of:=ROUND((NORMINV(RAND();[.B$63];[.B$64])+(RAND()-0.5)*[.B$64]*0.2))" office:value-type="float" office:value="16" calcext:value-type="float">
            <text:p>16</text:p>
          </table:table-cell>
          <table:table-cell table:formula="of:=ROUND((NORMINV(RAND();[.C$63];[.C$64])+(RAND()-0.5)*[.C$64]*0.2))" office:value-type="float" office:value="30" calcext:value-type="float">
            <text:p>30</text:p>
          </table:table-cell>
          <table:table-cell table:formula="of:=ROUND((NORMINV(RAND();[.D$63];[.D$64])+(RAND()-0.5)*[.D$64]*0.2))" office:value-type="float" office:value="80" calcext:value-type="float">
            <text:p>80</text:p>
          </table:table-cell>
          <table:table-cell table:number-columns-repeated="1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ROUND((NORMINV(RAND();[.B$63];[.B$64])+(RAND()-0.5)*[.B$64]*0.2))" office:value-type="float" office:value="15" calcext:value-type="float">
            <text:p>15</text:p>
          </table:table-cell>
          <table:table-cell table:formula="of:=ROUND((NORMINV(RAND();[.C$63];[.C$64])+(RAND()-0.5)*[.C$64]*0.2))" office:value-type="float" office:value="32" calcext:value-type="float">
            <text:p>32</text:p>
          </table:table-cell>
          <table:table-cell table:formula="of:=ROUND((NORMINV(RAND();[.D$63];[.D$64])+(RAND()-0.5)*[.D$64]*0.2))" office:value-type="float" office:value="95" calcext:value-type="float">
            <text:p>95</text:p>
          </table:table-cell>
          <table:table-cell table:number-columns-repeated="1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 table:formula="of:=ROUND((NORMINV(RAND();[.B$63];[.B$64])+(RAND()-0.5)*[.B$64]*0.2))" office:value-type="float" office:value="14" calcext:value-type="float">
            <text:p>14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70" calcext:value-type="float">
            <text:p>70</text:p>
          </table:table-cell>
          <table:table-cell table:number-columns-repeated="1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number-columns-repeated="11"/>
          <table:table-cell office:value-type="float" office:value="53" calcext:value-type="float">
            <text:p>53</text:p>
          </table:table-cell>
          <table:table-cell table:formula="of:=ROUND((NORMINV(RAND();[.B$63];[.B$64])+(RAND()-0.5)*[.B$64]*0.2))" office:value-type="float" office:value="14" calcext:value-type="float">
            <text:p>14</text:p>
          </table:table-cell>
          <table:table-cell table:formula="of:=ROUND((NORMINV(RAND();[.C$63];[.C$64])+(RAND()-0.5)*[.C$64]*0.2))" office:value-type="float" office:value="34" calcext:value-type="float">
            <text:p>34</text:p>
          </table:table-cell>
          <table:table-cell table:formula="of:=ROUND((NORMINV(RAND();[.D$63];[.D$64])+(RAND()-0.5)*[.D$64]*0.2))" office:value-type="float" office:value="70" calcext:value-type="float">
            <text:p>70</text:p>
          </table:table-cell>
          <table:table-cell table:number-columns-repeated="1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11"/>
          <table:table-cell office:value-type="float" office:value="54" calcext:value-type="float">
            <text:p>54</text:p>
          </table:table-cell>
          <table:table-cell table:formula="of:=ROUND((NORMINV(RAND();[.B$63];[.B$64])+(RAND()-0.5)*[.B$64]*0.2))" office:value-type="float" office:value="18" calcext:value-type="float">
            <text:p>18</text:p>
          </table:table-cell>
          <table:table-cell table:formula="of:=ROUND((NORMINV(RAND();[.C$63];[.C$64])+(RAND()-0.5)*[.C$64]*0.2))" office:value-type="float" office:value="39" calcext:value-type="float">
            <text:p>39</text:p>
          </table:table-cell>
          <table:table-cell table:formula="of:=ROUND((NORMINV(RAND();[.D$63];[.D$64])+(RAND()-0.5)*[.D$64]*0.2))" office:value-type="float" office:value="71" calcext:value-type="float">
            <text:p>71</text:p>
          </table:table-cell>
          <table:table-cell table:number-columns-repeated="10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number-columns-repeated="11"/>
          <table:table-cell office:value-type="float" office:value="55" calcext:value-type="float">
            <text:p>55</text:p>
          </table:table-cell>
          <table:table-cell table:formula="of:=ROUND((NORMINV(RAND();[.B$63];[.B$64])+(RAND()-0.5)*[.B$64]*0.2))" office:value-type="float" office:value="22" calcext:value-type="float">
            <text:p>22</text:p>
          </table:table-cell>
          <table:table-cell table:formula="of:=ROUND((NORMINV(RAND();[.C$63];[.C$64])+(RAND()-0.5)*[.C$64]*0.2))" office:value-type="float" office:value="45" calcext:value-type="float">
            <text:p>45</text:p>
          </table:table-cell>
          <table:table-cell table:formula="of:=ROUND((NORMINV(RAND();[.D$63];[.D$64])+(RAND()-0.5)*[.D$64]*0.2))" office:value-type="float" office:value="64" calcext:value-type="float">
            <text:p>64</text:p>
          </table:table-cell>
          <table:table-cell table:number-columns-repeated="10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formula="of:=ROUND((NORMINV(RAND();[.B$63];[.B$64])+(RAND()-0.5)*[.B$64]*0.2))" office:value-type="float" office:value="25" calcext:value-type="float">
            <text:p>25</text:p>
          </table:table-cell>
          <table:table-cell table:formula="of:=ROUND((NORMINV(RAND();[.C$63];[.C$64])+(RAND()-0.5)*[.C$64]*0.2))" office:value-type="float" office:value="37" calcext:value-type="float">
            <text:p>37</text:p>
          </table:table-cell>
          <table:table-cell table:formula="of:=ROUND((NORMINV(RAND();[.D$63];[.D$64])+(RAND()-0.5)*[.D$64]*0.2))" office:value-type="float" office:value="75" calcext:value-type="float">
            <text:p>75</text:p>
          </table:table-cell>
          <table:table-cell table:number-columns-repeated="10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57" calcext:value-type="float">
            <text:p>57</text:p>
          </table:table-cell>
          <table:table-cell table:formula="of:=ROUND((NORMINV(RAND();[.B$63];[.B$64])+(RAND()-0.5)*[.B$64]*0.2))" office:value-type="float" office:value="20" calcext:value-type="float">
            <text:p>20</text:p>
          </table:table-cell>
          <table:table-cell table:formula="of:=ROUND((NORMINV(RAND();[.C$63];[.C$64])+(RAND()-0.5)*[.C$64]*0.2))" office:value-type="float" office:value="35" calcext:value-type="float">
            <text:p>35</text:p>
          </table:table-cell>
          <table:table-cell table:formula="of:=ROUND((NORMINV(RAND();[.D$63];[.D$64])+(RAND()-0.5)*[.D$64]*0.2))" office:value-type="float" office:value="87" calcext:value-type="float">
            <text:p>87</text:p>
          </table:table-cell>
          <table:table-cell table:number-columns-repeated="10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58" calcext:value-type="float">
            <text:p>58</text:p>
          </table:table-cell>
          <table:table-cell table:formula="of:=ROUND((NORMINV(RAND();[.B$63];[.B$64])+(RAND()-0.5)*[.B$64]*0.2))" office:value-type="float" office:value="26" calcext:value-type="float">
            <text:p>26</text:p>
          </table:table-cell>
          <table:table-cell table:formula="of:=ROUND((NORMINV(RAND();[.C$63];[.C$64])+(RAND()-0.5)*[.C$64]*0.2))" office:value-type="float" office:value="44" calcext:value-type="float">
            <text:p>44</text:p>
          </table:table-cell>
          <table:table-cell table:formula="of:=ROUND((NORMINV(RAND();[.D$63];[.D$64])+(RAND()-0.5)*[.D$64]*0.2))" office:value-type="float" office:value="93" calcext:value-type="float">
            <text:p>93</text:p>
          </table:table-cell>
          <table:table-cell table:number-columns-repeated="10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11"/>
          <table:table-cell office:value-type="float" office:value="59" calcext:value-type="float">
            <text:p>59</text:p>
          </table:table-cell>
          <table:table-cell table:formula="of:=ROUND((NORMINV(RAND();[.B$63];[.B$64])+(RAND()-0.5)*[.B$64]*0.2))" office:value-type="float" office:value="23" calcext:value-type="float">
            <text:p>23</text:p>
          </table:table-cell>
          <table:table-cell table:formula="of:=ROUND((NORMINV(RAND();[.C$63];[.C$64])+(RAND()-0.5)*[.C$64]*0.2))" office:value-type="float" office:value="28" calcext:value-type="float">
            <text:p>28</text:p>
          </table:table-cell>
          <table:table-cell table:formula="of:=ROUND((NORMINV(RAND();[.D$63];[.D$64])+(RAND()-0.5)*[.D$64]*0.2))" office:value-type="float" office:value="77" calcext:value-type="float">
            <text:p>77</text:p>
          </table:table-cell>
          <table:table-cell table:number-columns-repeated="10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table:formula="of:=ROUND((NORMINV(RAND();[.B$63];[.B$64])+(RAND()-0.5)*[.B$64]*0.2))" office:value-type="float" office:value="25" calcext:value-type="float">
            <text:p>25</text:p>
          </table:table-cell>
          <table:table-cell table:formula="of:=ROUND((NORMINV(RAND();[.C$63];[.C$64])+(RAND()-0.5)*[.C$64]*0.2))" office:value-type="float" office:value="26" calcext:value-type="float">
            <text:p>26</text:p>
          </table:table-cell>
          <table:table-cell table:formula="of:=ROUND((NORMINV(RAND();[.D$63];[.D$64])+(RAND()-0.5)*[.D$64]*0.2))" office:value-type="float" office:value="76" calcext:value-type="float">
            <text:p>76</text:p>
          </table:table-cell>
          <table:table-cell table:number-columns-repeated="10"/>
        </table:table-row>
        <table:table-row table:style-name="ro3">
          <table:table-cell table:style-name="Default" office:value-type="string" calcext:value-type="string">
            <text:p>&lt;d&gt;</text:p>
          </table:table-cell>
          <table:table-cell table:style-name="Default" table:formula="of:=AVERAGE([.B3:.B62])" office:value-type="float" office:value="18.8" calcext:value-type="float">
            <text:p>18,8</text:p>
          </table:table-cell>
          <table:table-cell table:style-name="Default" table:formula="of:=AVERAGE([.C3:.C62])" office:value-type="float" office:value="36.4166666666667" calcext:value-type="float">
            <text:p>36,4166666667</text:p>
          </table:table-cell>
          <table:table-cell table:style-name="Default" table:formula="of:=AVERAGE([.D3:.D62])" office:value-type="float" office:value="78.8833333333333" calcext:value-type="float">
            <text:p>78,8833333333</text:p>
          </table:table-cell>
          <table:table-cell table:number-columns-repeated="11"/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Default"/>
          <table:table-cell table:style-name="ce12" table:formula="of:=STDEVP([.B3:.B62])" office:value-type="float" office:value="5.5281099844341" calcext:value-type="float">
            <text:p>5,53</text:p>
          </table:table-cell>
          <table:table-cell table:style-name="ce12" table:formula="of:=STDEVP([.C3:.C62])" office:value-type="float" office:value="5.56264825020921" calcext:value-type="float">
            <text:p>5,56</text:p>
          </table:table-cell>
          <table:table-cell table:style-name="ce12" table:formula="of:=STDEVP([.D3:.D62])" office:value-type="float" office:value="7.59625273115341" calcext:value-type="float">
            <text:p>7,60</text:p>
          </table:table-cell>
          <table:table-cell table:number-columns-repeated="11"/>
          <table:table-cell table:style-name="Default" table:number-columns-repeated="4"/>
          <table:table-cell table:number-columns-repeated="10"/>
        </table:table-row>
      </table:table>
      <table:table table:name="Лаба 7" table:style-name="ta1">
        <table:shapes>
          <draw:frame draw:z-index="0" draw:style-name="gr1" draw:text-style-name="P1" svg:width="80mm" svg:height="60mm" svg:x="57.05mm" svg:y="139.28mm">
            <loext:p draw:notify-on-update-of-ranges="'Лаба 7'.E17:'Лаба 7'.E26 'Лаба 7'.G17:'Лаба 7'.G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80mm" svg:height="60mm" svg:x="56.5mm" svg:y="203.58mm">
            <loext:p draw:notify-on-update-of-ranges="'Лаба 7'.H17:'Лаба 7'.H26 'Лаба 7'.J17:'Лаба 7'.J2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2" table:default-cell-style-name="ce59"/>
        <table:table-column table:style-name="co46" table:number-columns-repeated="2" table:default-cell-style-name="ce59"/>
        <table:table-column table:style-name="co42" table:default-cell-style-name="ce59"/>
        <table:table-column table:style-name="co47" table:default-cell-style-name="ce16"/>
        <table:table-column table:style-name="co43" table:default-cell-style-name="Default"/>
        <table:table-column table:style-name="co7" table:default-cell-style-name="Default"/>
        <table:table-column table:style-name="co43" table:number-columns-repeated="6" table:default-cell-style-name="Default"/>
        <table:table-column table:style-name="co35" table:default-cell-style-name="Default"/>
        <table:table-column table:style-name="co32" table:default-cell-style-name="ce59"/>
        <table:table-column table:style-name="co46" table:number-columns-repeated="2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3" table:number-columns-repeated="2" table:default-cell-style-name="Default"/>
        <table:table-column table:style-name="co7" table:number-columns-repeated="2" table:default-cell-style-name="Default"/>
        <table:table-column table:style-name="co43" table:default-cell-style-name="Default"/>
        <table:table-column table:style-name="co7" table:number-columns-repeated="3" table:default-cell-style-name="Default"/>
        <table:table-row table:style-name="ro3">
          <table:table-cell table:style-name="ce30" office:value-type="string" calcext:value-type="string" table:number-columns-spanned="13" table:number-rows-spanned="1">
            <text:p>Масштаб = </text:p>
          </table:table-cell>
          <table:covered-table-cell table:number-columns-repeated="12" table:style-name="ce44"/>
          <table:table-cell table:style-name="ce45" office:value-type="float" office:value="0.01" calcext:value-type="float" table:number-columns-spanned="14" table:number-rows-spanned="1">
            <text:p>0,01</text:p>
          </table:table-cell>
          <table:covered-table-cell table:number-columns-repeated="12" table:style-name="ce34"/>
          <table:covered-table-cell table:style-name="ce62"/>
        </table:table-row>
        <table:table-row table:style-name="ro3">
          <table:table-cell table:style-name="ce7" office:value-type="string" calcext:value-type="string" table:number-columns-spanned="13" table:number-rows-spanned="1">
            <text:p>Лаба нормального человека</text:p>
          </table:table-cell>
          <table:covered-table-cell table:number-columns-repeated="2" table:style-name="ce48"/>
          <table:covered-table-cell table:style-name="ce16"/>
          <table:covered-table-cell table:number-columns-repeated="9" table:style-name="ce48"/>
          <table:table-cell table:style-name="ce64"/>
          <table:table-cell table:style-name="ce7" office:value-type="string" calcext:value-type="string" table:number-columns-spanned="13" table:number-rows-spanned="1">
            <text:p>Лаба курильщика</text:p>
          </table:table-cell>
          <table:covered-table-cell table:number-columns-repeated="12"/>
        </table:table-row>
        <table:table-row table:style-name="ro1">
          <table:table-cell table:style-name="ce7" office:value-type="string" calcext:value-type="string">
            <text:p>№</text:p>
          </table:table-cell>
          <table:table-cell table:style-name="ce7" office:value-type="string" calcext:value-type="string">
            <text:p>N<text:span text:style-name="T3">ф</text:span></text:p>
            <text:p>Част/с*см<text:span text:style-name="T1">2</text:span></text:p>
          </table:table-cell>
          <table:table-cell table:style-name="ce7" office:value-type="string" calcext:value-type="string">
            <text:p>N<text:span text:style-name="T3">Cs</text:span></text:p>
            <text:p>Част/с*см<text:span text:style-name="T1">2</text:span></text:p>
          </table:table-cell>
          <table:table-cell table:style-name="ce16"/>
          <table:table-cell table:style-name="ce7"/>
          <table:table-cell table:style-name="ce7" office:value-type="string" calcext:value-type="string" table:number-columns-spanned="4" table:number-rows-spanned="1">
            <text:p>фон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Cs</text:p>
          </table:table-cell>
          <table:covered-table-cell table:number-columns-repeated="3" table:style-name="ce7"/>
          <table:table-cell/>
          <table:table-cell table:style-name="ce7" office:value-type="string" calcext:value-type="string">
            <text:p>№</text:p>
          </table:table-cell>
          <table:table-cell table:style-name="ce7" office:value-type="string" calcext:value-type="string">
            <text:p>N<text:span text:style-name="T3">ф</text:span></text:p>
            <text:p>Част/с*см<text:span text:style-name="T1">2</text:span></text:p>
          </table:table-cell>
          <table:table-cell table:style-name="ce7" office:value-type="string" calcext:value-type="string">
            <text:p>N<text:span text:style-name="T3">Cs</text:span></text:p>
            <text:p>Част/с*см<text:span text:style-name="T1">2</text:span></text:p>
          </table:table-cell>
          <table:table-cell/>
          <table:table-cell table:style-name="ce7"/>
          <table:table-cell table:style-name="ce7" office:value-type="string" calcext:value-type="string" table:number-columns-spanned="4" table:number-rows-spanned="1">
            <text:p>фон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Cs</text:p>
          </table:table-cell>
          <table:covered-table-cell table:number-columns-repeated="3" table:style-name="ce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69" calcext:value-type="float">
            <text:p>469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65" office:value-type="float" office:value="1" calcext:value-type="float">
            <text:p>1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654" calcext:value-type="float">
            <text:p>654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97" calcext:value-type="float">
            <text:p>597</text:p>
          </table:table-cell>
          <table:table-cell/>
          <table:table-cell table:style-name="ce1" office:value-type="string" calcext:value-type="string" table:number-columns-spanned="1" table:number-rows-spanned="2">
            <text:p><text:span text:style-name="T7">N</text:span><text:span text:style-name="T3">k</text:span></text:p>
          </table:table-cell>
          <table:table-cell table:style-name="ce12" table:formula="of:=[.$N$1]*AVERAGE([.B4:.B28])" office:value-type="float" office:value="0.124" calcext:value-type="float" table:number-columns-spanned="1" table:number-rows-spanned="2">
            <text:p>0,12</text:p>
          </table:table-cell>
          <table:table-cell table:style-name="ce12" table:formula="of:=[.$N$1]*AVERAGE([.B4:.B53])" office:value-type="float" office:value="0.1178" calcext:value-type="float" table:number-columns-spanned="1" table:number-rows-spanned="2">
            <text:p>0,12</text:p>
          </table:table-cell>
          <table:table-cell table:style-name="ce12" table:formula="of:=[.$N$1]*AVERAGE([.B4:.B78])" office:value-type="float" office:value="0.120666666666667" calcext:value-type="float" table:number-columns-spanned="1" table:number-rows-spanned="2">
            <text:p>0,12</text:p>
          </table:table-cell>
          <table:table-cell table:style-name="ce12" table:formula="of:=[.$N$1]*AVERAGE([.B4:.B103])" office:value-type="float" office:value="0.1207" calcext:value-type="float" table:number-columns-spanned="1" table:number-rows-spanned="2">
            <text:p>0,12</text:p>
          </table:table-cell>
          <table:table-cell table:style-name="ce12" table:formula="of:=[.$N$1]*AVERAGE([.C4:.C28])" office:value-type="float" office:value="5.9692" calcext:value-type="float">
            <text:p>5,97</text:p>
          </table:table-cell>
          <table:table-cell table:style-name="ce12" table:formula="of:=[.$N$1]*AVERAGE([.C4:.C53])" office:value-type="float" office:value="6.0234" calcext:value-type="float">
            <text:p>6,02</text:p>
          </table:table-cell>
          <table:table-cell table:style-name="ce12" table:formula="of:=[.$N$1]*AVERAGE([.C4:.C78])" office:value-type="float" office:value="5.97826666666667" calcext:value-type="float">
            <text:p>5,98</text:p>
          </table:table-cell>
          <table:table-cell table:style-name="ce12" table:formula="of:=[.$N$1]*AVERAGE([.C4:.C103])" office:value-type="float" office:value="5.9408" calcext:value-type="float">
            <text:p>5,94</text:p>
          </table:table-cell>
          <table:table-cell/>
          <table:table-cell table:style-name="ce65" office:value-type="float" office:value="2" calcext:value-type="float">
            <text:p>2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661" calcext:value-type="float">
            <text:p>661</text:p>
          </table:table-cell>
          <table:table-cell/>
          <table:table-cell table:style-name="ce1" office:value-type="string" calcext:value-type="string" table:number-columns-spanned="1" table:number-rows-spanned="2">
            <text:p><text:span text:style-name="T7">N</text:span><text:span text:style-name="T3">k</text:span></text:p>
          </table:table-cell>
          <table:table-cell table:style-name="ce12" table:formula="of:=[.$N$1]*AVERAGE([.P4:.P28])" office:value-type="float" office:value="0.116" calcext:value-type="float" table:number-columns-spanned="1" table:number-rows-spanned="2">
            <text:p>0,12</text:p>
          </table:table-cell>
          <table:table-cell table:style-name="ce12" table:formula="of:=[.$N$1]*AVERAGE([.P4:.P53])" office:value-type="float" office:value="0.116" calcext:value-type="float" table:number-columns-spanned="1" table:number-rows-spanned="2">
            <text:p>0,12</text:p>
          </table:table-cell>
          <table:table-cell table:style-name="ce12" table:formula="of:=[.$N$1]*AVERAGE([.P4:.P78])" office:value-type="float" office:value="0.1164" calcext:value-type="float" table:number-columns-spanned="1" table:number-rows-spanned="2">
            <text:p>0,12</text:p>
          </table:table-cell>
          <table:table-cell table:style-name="ce12" table:formula="of:=[.$N$1]*AVERAGE([.P4:.P103])" office:value-type="float" office:value="0.1188" calcext:value-type="float" table:number-columns-spanned="1" table:number-rows-spanned="2">
            <text:p>0,12</text:p>
          </table:table-cell>
          <table:table-cell table:style-name="ce12" table:formula="of:=[.$N$1]*AVERAGE([.Q4:.Q28])" office:value-type="float" office:value="5.9976" calcext:value-type="float">
            <text:p>6,00</text:p>
          </table:table-cell>
          <table:table-cell table:style-name="ce12" table:formula="of:=[.$N$1]*AVERAGE([.Q4:.Q53])" office:value-type="float" office:value="5.9628" calcext:value-type="float">
            <text:p>5,96</text:p>
          </table:table-cell>
          <table:table-cell table:style-name="ce12" table:formula="of:=[.$N$1]*AVERAGE([.Q4:.Q78])" office:value-type="float" office:value="5.9492" calcext:value-type="float">
            <text:p>5,95</text:p>
          </table:table-cell>
          <table:table-cell table:style-name="ce12" table:formula="of:=[.$N$1]*AVERAGE([.Q4:.Q103])" office:value-type="float" office:value="5.9601" calcext:value-type="float">
            <text:p>5,96</text:p>
          </table:table-cell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96" calcext:value-type="float">
            <text:p>596</text:p>
          </table:table-cell>
          <table:table-cell/>
          <table:covered-table-cell table:style-name="Default"/>
          <table:covered-table-cell table:number-columns-repeated="4" table:style-name="ce7"/>
          <table:table-cell table:style-name="ce12" table:formula="of:=[.J5]-[.F5]" office:value-type="float" office:value="5.8452" calcext:value-type="float">
            <text:p>5,85</text:p>
          </table:table-cell>
          <table:table-cell table:style-name="ce12" table:formula="of:=[.K5]-[.G5]" office:value-type="float" office:value="5.9056" calcext:value-type="float">
            <text:p>5,91</text:p>
          </table:table-cell>
          <table:table-cell table:style-name="ce12" table:formula="of:=[.L5]-[.H5]" office:value-type="float" office:value="5.8576" calcext:value-type="float">
            <text:p>5,86</text:p>
          </table:table-cell>
          <table:table-cell table:style-name="ce12" table:formula="of:=[.M5]-[.I5]" office:value-type="float" office:value="5.8201" calcext:value-type="float">
            <text:p>5,82</text:p>
          </table:table-cell>
          <table:table-cell/>
          <table:table-cell table:style-name="ce65" office:value-type="float" office:value="3" calcext:value-type="float">
            <text:p>3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630" calcext:value-type="float">
            <text:p>630</text:p>
          </table:table-cell>
          <table:table-cell/>
          <table:covered-table-cell/>
          <table:covered-table-cell table:number-columns-repeated="4" table:style-name="ce7"/>
          <table:table-cell table:style-name="ce12" table:formula="of:=[.X5]-[.T5]" office:value-type="float" office:value="5.8816" calcext:value-type="float">
            <text:p>5,88</text:p>
          </table:table-cell>
          <table:table-cell table:style-name="ce12" table:formula="of:=[.Y5]-[.U5]" office:value-type="float" office:value="5.8468" calcext:value-type="float">
            <text:p>5,85</text:p>
          </table:table-cell>
          <table:table-cell table:style-name="ce12" table:formula="of:=[.Z5]-[.V5]" office:value-type="float" office:value="5.8328" calcext:value-type="float">
            <text:p>5,83</text:p>
          </table:table-cell>
          <table:table-cell table:style-name="ce12" table:formula="of:=[.AA5]-[.W5]" office:value-type="float" office:value="5.8413" calcext:value-type="float">
            <text:p>5,84</text:p>
          </table:table-cell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92" calcext:value-type="float">
            <text:p>592</text:p>
          </table:table-cell>
          <table:table-cell/>
          <table:table-cell table:style-name="ce1" office:value-type="string" calcext:value-type="string">
            <text:p><text:span text:style-name="T4">Δ</text:span><text:span text:style-name="T5">k</text:span></text:p>
          </table:table-cell>
          <table:table-cell table:style-name="ce39" table:formula="of:=[.$N$1]*(MAX([.B4:.B28])-MIN([.B4:.B28]))" office:value-type="float" office:value="0.13" calcext:value-type="float">
            <text:p>0,13</text:p>
          </table:table-cell>
          <table:table-cell table:style-name="ce39" table:formula="of:=[.$N$1]*(MAX([.B4:.B53])-MIN([.B4:.B53]))" office:value-type="float" office:value="0.14" calcext:value-type="float">
            <text:p>0,14</text:p>
          </table:table-cell>
          <table:table-cell table:style-name="ce39" table:formula="of:=[.$N$1]*(MAX([.B4:.B78])-MIN([.B4:.B78]))" office:value-type="float" office:value="0.15" calcext:value-type="float">
            <text:p>0,15</text:p>
          </table:table-cell>
          <table:table-cell table:style-name="ce39" table:formula="of:=[.$N$1]*(MAX([.B4:.B103])-MIN([.B4:.B103]))" office:value-type="float" office:value="0.15" calcext:value-type="float">
            <text:p>0,15</text:p>
          </table:table-cell>
          <table:table-cell table:style-name="ce39" table:formula="of:=[.$N$1]*(MAX([.C4:.C28])-MIN([.C4:.C28]))" office:value-type="float" office:value="1.8" calcext:value-type="float">
            <text:p>1,80</text:p>
          </table:table-cell>
          <table:table-cell table:style-name="ce39" table:formula="of:=[.$N$1]*(MAX([.C4:.C53])-MIN([.C4:.C53]))" office:value-type="float" office:value="1.83" calcext:value-type="float">
            <text:p>1,83</text:p>
          </table:table-cell>
          <table:table-cell table:style-name="ce39" table:formula="of:=[.$N$1]*(MAX([.C4:.C78])-MIN([.C4:.C78]))" office:value-type="float" office:value="2.23" calcext:value-type="float">
            <text:p>2,23</text:p>
          </table:table-cell>
          <table:table-cell table:style-name="ce39" table:formula="of:=[.$N$1]*(MAX([.C4:.C103])-MIN([.C4:.C103]))" office:value-type="float" office:value="2.23" calcext:value-type="float">
            <text:p>2,23</text:p>
          </table:table-cell>
          <table:table-cell/>
          <table:table-cell table:style-name="ce65" office:value-type="float" office:value="4" calcext:value-type="float">
            <text:p>4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621" calcext:value-type="float">
            <text:p>621</text:p>
          </table:table-cell>
          <table:table-cell/>
          <table:table-cell table:style-name="ce1" office:value-type="string" calcext:value-type="string">
            <text:p><text:span text:style-name="T4">Δ</text:span><text:span text:style-name="T5">k</text:span></text:p>
          </table:table-cell>
          <table:table-cell table:style-name="ce39" table:formula="of:=[.$N$1]*(MAX([.P4:.P28])-MIN([.P4:.P28]))" office:value-type="float" office:value="0.13" calcext:value-type="float">
            <text:p>0,13</text:p>
          </table:table-cell>
          <table:table-cell table:style-name="ce39" table:formula="of:=[.$N$1]*(MAX([.P4:.P53])-MIN([.P4:.P53]))" office:value-type="float" office:value="0.14" calcext:value-type="float">
            <text:p>0,14</text:p>
          </table:table-cell>
          <table:table-cell table:style-name="ce39" table:formula="of:=[.$N$1]*(MAX([.P4:.P78])-MIN([.P4:.P78]))" office:value-type="float" office:value="0.14" calcext:value-type="float">
            <text:p>0,14</text:p>
          </table:table-cell>
          <table:table-cell table:style-name="ce39" table:formula="of:=[.$N$1]*(MAX([.P4:.P103])-MIN([.P4:.P103]))" office:value-type="float" office:value="0.14" calcext:value-type="float">
            <text:p>0,14</text:p>
          </table:table-cell>
          <table:table-cell table:style-name="ce39" table:formula="of:=[.$N$1]*(MAX([.Q4:.Q28])-MIN([.Q4:.Q28]))" office:value-type="float" office:value="1.31" calcext:value-type="float">
            <text:p>1,31</text:p>
          </table:table-cell>
          <table:table-cell table:style-name="ce39" table:formula="of:=[.$N$1]*(MAX([.Q4:.Q53])-MIN([.Q4:.Q53]))" office:value-type="float" office:value="1.31" calcext:value-type="float">
            <text:p>1,31</text:p>
          </table:table-cell>
          <table:table-cell table:style-name="ce39" table:formula="of:=[.$N$1]*(MAX([.Q4:.Q78])-MIN([.Q4:.Q78]))" office:value-type="float" office:value="1.31" calcext:value-type="float">
            <text:p>1,31</text:p>
          </table:table-cell>
          <table:table-cell table:style-name="ce39" table:formula="of:=[.$N$1]*(MAX([.Q4:.Q103])-MIN([.Q4:.Q103]))" office:value-type="float" office:value="1.37" calcext:value-type="float">
            <text:p>1,37</text:p>
          </table:table-cell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96" calcext:value-type="float">
            <text:p>596</text:p>
          </table:table-cell>
          <table:table-cell/>
          <table:table-cell table:style-name="ce1" office:value-type="string" calcext:value-type="string">
            <text:p>D<text:span text:style-name="T3">k</text:span></text:p>
          </table:table-cell>
          <table:table-cell table:style-name="ce10" table:formula="of:=[.$N$1]^2*VARPA([.B4:.B28])" office:value-type="float" office:value="0.001328" calcext:value-type="float">
            <text:p>1,3E-3</text:p>
          </table:table-cell>
          <table:table-cell table:style-name="ce10" table:formula="of:=[.$N$1]^2*VARPA([.B4:.B53])" office:value-type="float" office:value="0.00112916" calcext:value-type="float">
            <text:p>1,1E-3</text:p>
          </table:table-cell>
          <table:table-cell table:style-name="ce10" table:formula="of:=[.$N$1]^2*VARPA([.B4:.B78])" office:value-type="float" office:value="0.00109155555555555" calcext:value-type="float">
            <text:p>1,1E-3</text:p>
          </table:table-cell>
          <table:table-cell table:style-name="ce10" table:formula="of:=[.$N$1]^2*VARPA([.B4:.B53])" office:value-type="float" office:value="0.00112916" calcext:value-type="float">
            <text:p>1,1E-3</text:p>
          </table:table-cell>
          <table:table-cell table:style-name="ce10" table:formula="of:=[.$N$1]^2*VARPA([.C4:.C28])" office:value-type="float" office:value="0.12095136" calcext:value-type="float">
            <text:p>1,2E-1</text:p>
          </table:table-cell>
          <table:table-cell table:style-name="ce10" table:formula="of:=[.$N$1]^2*VARPA([.C4:.C53])" office:value-type="float" office:value="0.08310244" calcext:value-type="float">
            <text:p>8,3E-2</text:p>
          </table:table-cell>
          <table:table-cell table:style-name="ce10" table:formula="of:=[.$N$1]^2*VARPA([.C4:.C78])" office:value-type="float" office:value="0.0970436622222222" calcext:value-type="float">
            <text:p>9,7E-2</text:p>
          </table:table-cell>
          <table:table-cell table:style-name="ce10" table:formula="of:=[.$N$1]^2*VARPA([.C4:.C53])" office:value-type="float" office:value="0.08310244" calcext:value-type="float">
            <text:p>8,3E-2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569" calcext:value-type="float">
            <text:p>569</text:p>
          </table:table-cell>
          <table:table-cell/>
          <table:table-cell table:style-name="ce1" office:value-type="string" calcext:value-type="string">
            <text:p>D<text:span text:style-name="T3">k</text:span></text:p>
          </table:table-cell>
          <table:table-cell table:style-name="ce10" table:formula="of:=[.$N$1]^2*VARPA([.P4:.P28])" office:value-type="float" office:value="0.001128" calcext:value-type="float">
            <text:p>1,1E-3</text:p>
          </table:table-cell>
          <table:table-cell table:style-name="ce10" table:formula="of:=[.$N$1]^2*VARPA([.P4:.P53])" office:value-type="float" office:value="0.000904" calcext:value-type="float">
            <text:p>9,0E-4</text:p>
          </table:table-cell>
          <table:table-cell table:style-name="ce10" table:formula="of:=[.$N$1]^2*VARPA([.P4:.P78])" office:value-type="float" office:value="0.000804373333333333" calcext:value-type="float">
            <text:p>8,0E-4</text:p>
          </table:table-cell>
          <table:table-cell table:style-name="ce10" table:formula="of:=[.$N$1]^2*VARPA([.P4:.P53])" office:value-type="float" office:value="0.000904" calcext:value-type="float">
            <text:p>9,0E-4</text:p>
          </table:table-cell>
          <table:table-cell table:style-name="ce10" table:formula="of:=[.$N$1]^2*VARPA([.Q4:.Q28])" office:value-type="float" office:value="0.10443424" calcext:value-type="float">
            <text:p>1,0E-1</text:p>
          </table:table-cell>
          <table:table-cell table:style-name="ce10" table:formula="of:=[.$N$1]^2*VARPA([.Q4:.Q53])" office:value-type="float" office:value="0.08667216" calcext:value-type="float">
            <text:p>8,7E-2</text:p>
          </table:table-cell>
          <table:table-cell table:style-name="ce10" table:formula="of:=[.$N$1]^2*VARPA([.Q4:.Q78])" office:value-type="float" office:value="0.0775060266666667" calcext:value-type="float">
            <text:p>7,8E-2</text:p>
          </table:table-cell>
          <table:table-cell table:style-name="ce10" table:formula="of:=[.$N$1]^2*VARPA([.Q4:.Q53])" office:value-type="float" office:value="0.08667216" calcext:value-type="float">
            <text:p>8,7E-2</text:p>
          </table:table-cell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style-name="ce1" office:value-type="string" calcext:value-type="string">
            <text:p><text:span text:style-name="T4">σ</text:span><text:span text:style-name="T5">k</text:span></text:p>
          </table:table-cell>
          <table:table-cell table:style-name="ce12" table:formula="of:=[.$N$1]*STDEVP([.B4:.B28])" office:value-type="float" office:value="0.0364417343165772" calcext:value-type="float">
            <text:p>0,04</text:p>
          </table:table-cell>
          <table:table-cell table:style-name="ce12" table:formula="of:=[.$N$1]*STDEVP([.B4:.B53])" office:value-type="float" office:value="0.0336029760586767" calcext:value-type="float">
            <text:p>0,03</text:p>
          </table:table-cell>
          <table:table-cell table:style-name="ce12" table:formula="of:=[.$N$1]*STDEVP([.B4:.B78])" office:value-type="float" office:value="0.0330386978489703" calcext:value-type="float">
            <text:p>0,03</text:p>
          </table:table-cell>
          <table:table-cell table:style-name="ce12" table:formula="of:=[.$N$1]*STDEVP([.B4:.B53])" office:value-type="float" office:value="0.0336029760586767" calcext:value-type="float">
            <text:p>0,03</text:p>
          </table:table-cell>
          <table:table-cell table:style-name="ce12" table:formula="of:=[.$N$1]*STDEVP([.C4:.C28])" office:value-type="float" office:value="0.347780620506664" calcext:value-type="float">
            <text:p>0,35</text:p>
          </table:table-cell>
          <table:table-cell table:style-name="ce12" table:formula="of:=[.$N$1]*STDEVP([.C4:.C53])" office:value-type="float" office:value="0.288274938210036" calcext:value-type="float">
            <text:p>0,29</text:p>
          </table:table-cell>
          <table:table-cell table:style-name="ce12" table:formula="of:=[.$N$1]*STDEVP([.C4:.C78])" office:value-type="float" office:value="0.311518317635131" calcext:value-type="float">
            <text:p>0,31</text:p>
          </table:table-cell>
          <table:table-cell table:style-name="ce12" table:formula="of:=[.$N$1]*STDEVP([.C4:.C53])" office:value-type="float" office:value="0.288274938210036" calcext:value-type="float">
            <text:p>0,29</text:p>
          </table:table-cell>
          <table:table-cell/>
          <table:table-cell table:style-name="ce65" office:value-type="float" office:value="6" calcext:value-type="float">
            <text:p>6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562" calcext:value-type="float">
            <text:p>562</text:p>
          </table:table-cell>
          <table:table-cell/>
          <table:table-cell table:style-name="ce1" office:value-type="string" calcext:value-type="string">
            <text:p><text:span text:style-name="T4">σ</text:span><text:span text:style-name="T5">k</text:span></text:p>
          </table:table-cell>
          <table:table-cell table:style-name="ce12" table:formula="of:=[.$N$1]*STDEVP([.P4:.P28])" office:value-type="float" office:value="0.0335857112474933" calcext:value-type="float">
            <text:p>0,03</text:p>
          </table:table-cell>
          <table:table-cell table:style-name="ce12" table:formula="of:=[.$N$1]*STDEVP([.P4:.P53])" office:value-type="float" office:value="0.0300665927567458" calcext:value-type="float">
            <text:p>0,03</text:p>
          </table:table-cell>
          <table:table-cell table:style-name="ce12" table:formula="of:=[.$N$1]*STDEVP([.P4:.P78])" office:value-type="float" office:value="0.0283614762192191" calcext:value-type="float">
            <text:p>0,03</text:p>
          </table:table-cell>
          <table:table-cell table:style-name="ce12" table:formula="of:=[.$N$1]*STDEVP([.P4:.P53])" office:value-type="float" office:value="0.0300665927567458" calcext:value-type="float">
            <text:p>0,03</text:p>
          </table:table-cell>
          <table:table-cell table:style-name="ce12" table:formula="of:=[.$N$1]*STDEVP([.Q4:.Q28])" office:value-type="float" office:value="0.323162869154239" calcext:value-type="float">
            <text:p>0,32</text:p>
          </table:table-cell>
          <table:table-cell table:style-name="ce12" table:formula="of:=[.$N$1]*STDEVP([.Q4:.Q53])" office:value-type="float" office:value="0.294401358692517" calcext:value-type="float">
            <text:p>0,29</text:p>
          </table:table-cell>
          <table:table-cell table:style-name="ce12" table:formula="of:=[.$N$1]*STDEVP([.Q4:.Q78])" office:value-type="float" office:value="0.278399042143946" calcext:value-type="float">
            <text:p>0,28</text:p>
          </table:table-cell>
          <table:table-cell table:style-name="ce12" table:formula="of:=[.$N$1]*STDEVP([.Q4:.Q53])" office:value-type="float" office:value="0.294401358692517" calcext:value-type="float">
            <text:p>0,29</text:p>
          </table:table-cell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01" calcext:value-type="float">
            <text:p>601</text:p>
          </table:table-cell>
          <table:table-cell/>
          <table:table-cell table:style-name="ce1" office:value-type="string" calcext:value-type="string">
            <text:p><text:span text:style-name="T4">δ</text:span><text:span text:style-name="T5">k</text:span></text:p>
          </table:table-cell>
          <table:table-cell table:style-name="ce24" table:formula="of:=[.F9]/[.F5]" office:value-type="percentage" office:value="0.293884954165945" calcext:value-type="percentage">
            <text:p>29%</text:p>
          </table:table-cell>
          <table:table-cell table:style-name="ce24" table:formula="of:=[.G9]/[.G5]" office:value-type="percentage" office:value="0.285254465693351" calcext:value-type="percentage">
            <text:p>29%</text:p>
          </table:table-cell>
          <table:table-cell table:style-name="ce24" table:formula="of:=[.H9]/[.H5]" office:value-type="percentage" office:value="0.273801363389257" calcext:value-type="percentage">
            <text:p>27%</text:p>
          </table:table-cell>
          <table:table-cell table:style-name="ce24" table:formula="of:=[.I9]/[.I5]" office:value-type="percentage" office:value="0.278400795846534" calcext:value-type="percentage">
            <text:p>28%</text:p>
          </table:table-cell>
          <table:table-cell table:style-name="ce24" table:formula="of:=[.J9]/[.J5]" office:value-type="percentage" office:value="0.0582625176751765" calcext:value-type="percentage">
            <text:p>6%</text:p>
          </table:table-cell>
          <table:table-cell table:style-name="ce24" table:formula="of:=[.K9]/[.K5]" office:value-type="percentage" office:value="0.0478591722631796" calcext:value-type="percentage">
            <text:p>5%</text:p>
          </table:table-cell>
          <table:table-cell table:style-name="ce24" table:formula="of:=[.L9]/[.L5]" office:value-type="percentage" office:value="0.0521084680568165" calcext:value-type="percentage">
            <text:p>5%</text:p>
          </table:table-cell>
          <table:table-cell table:style-name="ce24" table:formula="of:=[.M9]/[.M5]" office:value-type="percentage" office:value="0.0485245990792546" calcext:value-type="percentage">
            <text:p>5%</text:p>
          </table:table-cell>
          <table:table-cell/>
          <table:table-cell table:style-name="ce65" office:value-type="float" office:value="7" calcext:value-type="float">
            <text:p>7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567" calcext:value-type="float">
            <text:p>567</text:p>
          </table:table-cell>
          <table:table-cell/>
          <table:table-cell table:style-name="ce1" office:value-type="string" calcext:value-type="string">
            <text:p><text:span text:style-name="T4">δ</text:span><text:span text:style-name="T5">k</text:span></text:p>
          </table:table-cell>
          <table:table-cell table:style-name="ce24" table:formula="of:=[.T9]/[.T5]" office:value-type="percentage" office:value="0.289531993512874" calcext:value-type="percentage">
            <text:p>29%</text:p>
          </table:table-cell>
          <table:table-cell table:style-name="ce24" table:formula="of:=[.U9]/[.U5]" office:value-type="percentage" office:value="0.25919476514436" calcext:value-type="percentage">
            <text:p>26%</text:p>
          </table:table-cell>
          <table:table-cell table:style-name="ce24" table:formula="of:=[.V9]/[.V5]" office:value-type="percentage" office:value="0.243655293979546" calcext:value-type="percentage">
            <text:p>24%</text:p>
          </table:table-cell>
          <table:table-cell table:style-name="ce24" table:formula="of:=[.W9]/[.W5]" office:value-type="percentage" office:value="0.253085797615705" calcext:value-type="percentage">
            <text:p>25%</text:p>
          </table:table-cell>
          <table:table-cell table:style-name="ce24" table:formula="of:=[.X9]/[.X5]" office:value-type="percentage" office:value="0.0538820310047751" calcext:value-type="percentage">
            <text:p>5%</text:p>
          </table:table-cell>
          <table:table-cell table:style-name="ce24" table:formula="of:=[.Y9]/[.Y5]" office:value-type="percentage" office:value="0.0493730057510762" calcext:value-type="percentage">
            <text:p>5%</text:p>
          </table:table-cell>
          <table:table-cell table:style-name="ce24" table:formula="of:=[.Z9]/[.Z5]" office:value-type="percentage" office:value="0.0467960468876397" calcext:value-type="percentage">
            <text:p>5%</text:p>
          </table:table-cell>
          <table:table-cell table:style-name="ce24" table:formula="of:=[.AA9]/[.AA5]" office:value-type="percentage" office:value="0.0493953723414904" calcext:value-type="percentage">
            <text:p>5%</text:p>
          </table:table-cell>
        </table:table-row>
        <table:table-row table:style-name="ro6"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61" calcext:value-type="float">
            <text:p>561</text:p>
          </table:table-cell>
          <table:table-cell/>
          <table:table-cell table:style-name="ce1" office:value-type="string" calcext:value-type="string">
            <text:p>A<text:span text:style-name="T3">k</text:span></text:p>
          </table:table-cell>
          <table:table-cell table:style-name="ce10" table:formula="of:=SKEW([.B4:.B28])*[.F9]^3" office:value-type="float" office:value="-0.00000920156146854204" calcext:value-type="float">
            <text:p>-9,2E-6</text:p>
          </table:table-cell>
          <table:table-cell table:style-name="ce10" table:formula="of:=SKEW([.B4:.B53])*[.G9]^3" office:value-type="float" office:value="0.00000647912044106299" calcext:value-type="float">
            <text:p>6,5E-6</text:p>
          </table:table-cell>
          <table:table-cell table:style-name="ce10" table:formula="of:=SKEW([.B4:.B78])*[.H9]^3" office:value-type="float" office:value="-0.00000232347075489545" calcext:value-type="float">
            <text:p>-2,3E-6</text:p>
          </table:table-cell>
          <table:table-cell table:style-name="ce10" table:formula="of:=SKEW([.B4:.B103])*[.I9]^3" office:value-type="float" office:value="-0.00000189441487748211" calcext:value-type="float">
            <text:p>-1,9E-6</text:p>
          </table:table-cell>
          <table:table-cell table:style-name="ce10" table:formula="of:=SKEW([.C4:.C28])*[.J9]^3" office:value-type="float" office:value="-0.0866017271345867" calcext:value-type="float">
            <text:p>-8,7E-2</text:p>
          </table:table-cell>
          <table:table-cell table:style-name="ce10" table:formula="of:=SKEW([.C4:.C53])*[.K9]^3" office:value-type="float" office:value="-0.0478148329779351" calcext:value-type="float">
            <text:p>-4,8E-2</text:p>
          </table:table-cell>
          <table:table-cell table:style-name="ce10" table:formula="of:=SKEW([.C4:.C78])*[.L9]^3" office:value-type="float" office:value="-0.0178478600889086" calcext:value-type="float">
            <text:p>-1,8E-2</text:p>
          </table:table-cell>
          <table:table-cell table:style-name="ce10" table:formula="of:=SKEW([.C4:.C103])*[.M9]^3" office:value-type="float" office:value="-0.0115745339178596" calcext:value-type="float">
            <text:p>-1,2E-2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573" calcext:value-type="float">
            <text:p>573</text:p>
          </table:table-cell>
          <table:table-cell/>
          <table:table-cell table:style-name="ce1" office:value-type="string" calcext:value-type="string">
            <text:p>A<text:span text:style-name="T3">k</text:span></text:p>
          </table:table-cell>
          <table:table-cell table:style-name="ce10" table:formula="of:=SKEW([.P4:.P28])*[.T9]^3" office:value-type="float" office:value="0.000025815491897854" calcext:value-type="float">
            <text:p>2,6E-5</text:p>
          </table:table-cell>
          <table:table-cell table:style-name="ce10" table:formula="of:=SKEW([.P4:.P53])*[.U9]^3" office:value-type="float" office:value="0.0000119536401359586" calcext:value-type="float">
            <text:p>1,2E-5</text:p>
          </table:table-cell>
          <table:table-cell table:style-name="ce10" table:formula="of:=SKEW([.P4:.P78])*[.V9]^3" office:value-type="float" office:value="0.00000895397170610454" calcext:value-type="float">
            <text:p>9,0E-6</text:p>
          </table:table-cell>
          <table:table-cell table:style-name="ce10" table:formula="of:=SKEW([.P4:.P103])*[.W9]^3" office:value-type="float" office:value="0.00000614691119552644" calcext:value-type="float">
            <text:p>6,1E-6</text:p>
          </table:table-cell>
          <table:table-cell table:style-name="ce10" table:formula="of:=SKEW([.Q4:.Q28])*[.X9]^3" office:value-type="float" office:value="-0.00374859222792289" calcext:value-type="float">
            <text:p>-3,7E-3</text:p>
          </table:table-cell>
          <table:table-cell table:style-name="ce10" table:formula="of:=SKEW([.Q4:.Q53])*[.Y9]^3" office:value-type="float" office:value="-0.00562512823498238" calcext:value-type="float">
            <text:p>-5,6E-3</text:p>
          </table:table-cell>
          <table:table-cell table:style-name="ce10" table:formula="of:=SKEW([.Q4:.Q78])*[.Z9]^3" office:value-type="float" office:value="-0.00401611782583212" calcext:value-type="float">
            <text:p>-4,0E-3</text:p>
          </table:table-cell>
          <table:table-cell table:style-name="ce10" table:formula="of:=SKEW([.Q4:.Q103])*[.AA9]^3" office:value-type="float" office:value="-0.00675613521421234" calcext:value-type="float">
            <text:p>-6,8E-3</text:p>
          </table:table-cell>
        </table:table-row>
        <table:table-row table:style-name="ro6"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40" calcext:value-type="float">
            <text:p>540</text:p>
          </table:table-cell>
          <table:table-cell/>
          <table:table-cell table:style-name="ce1" office:value-type="string" calcext:value-type="string">
            <text:p>a<text:span text:style-name="T3">k</text:span></text:p>
          </table:table-cell>
          <table:table-cell table:style-name="ce12" table:formula="of:=SKEW([.B4:.B28])" office:value-type="float" office:value="-0.190136028867501" calcext:value-type="float">
            <text:p>-0,19</text:p>
          </table:table-cell>
          <table:table-cell table:style-name="ce12" table:formula="of:=SKEW([.B4:.B53])" office:value-type="float" office:value="0.170758694400844" calcext:value-type="float">
            <text:p>0,17</text:p>
          </table:table-cell>
          <table:table-cell table:style-name="ce12" table:formula="of:=SKEW([.B4:.B78])" office:value-type="float" office:value="-0.0644270793281035" calcext:value-type="float">
            <text:p>-0,06</text:p>
          </table:table-cell>
          <table:table-cell table:style-name="ce12" table:formula="of:=SKEW([.B4:.B103])" office:value-type="float" office:value="-0.0499277354194868" calcext:value-type="float">
            <text:p>-0,05</text:p>
          </table:table-cell>
          <table:table-cell table:style-name="ce12" table:formula="of:=SKEW([.C4:.C28])" office:value-type="float" office:value="-2.05878226952304" calcext:value-type="float">
            <text:p>-2,06</text:p>
          </table:table-cell>
          <table:table-cell table:style-name="ce12" table:formula="of:=SKEW([.C4:.C53])" office:value-type="float" office:value="-1.99591471442092" calcext:value-type="float">
            <text:p>-2,00</text:p>
          </table:table-cell>
          <table:table-cell table:style-name="ce12" table:formula="of:=SKEW([.C4:.C78])" office:value-type="float" office:value="-0.590385097551993" calcext:value-type="float">
            <text:p>-0,59</text:p>
          </table:table-cell>
          <table:table-cell table:style-name="ce12" table:formula="of:=SKEW([.C4:.C103])" office:value-type="float" office:value="-0.483150962168593" calcext:value-type="float">
            <text:p>-0,48</text:p>
          </table:table-cell>
          <table:table-cell/>
          <table:table-cell table:style-name="ce65" office:value-type="float" office:value="9" calcext:value-type="float">
            <text:p>9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610" calcext:value-type="float">
            <text:p>610</text:p>
          </table:table-cell>
          <table:table-cell/>
          <table:table-cell table:style-name="ce1" office:value-type="string" calcext:value-type="string">
            <text:p>a<text:span text:style-name="T3">k</text:span></text:p>
          </table:table-cell>
          <table:table-cell table:style-name="ce12" table:formula="of:=SKEW([.P4:.P28])" office:value-type="float" office:value="0.681422948255659" calcext:value-type="float">
            <text:p>0,68</text:p>
          </table:table-cell>
          <table:table-cell table:style-name="ce12" table:formula="of:=SKEW([.P4:.P53])" office:value-type="float" office:value="0.43979220907148" calcext:value-type="float">
            <text:p>0,44</text:p>
          </table:table-cell>
          <table:table-cell table:style-name="ce12" table:formula="of:=SKEW([.P4:.P78])" office:value-type="float" office:value="0.392490564852803" calcext:value-type="float">
            <text:p>0,39</text:p>
          </table:table-cell>
          <table:table-cell table:style-name="ce12" table:formula="of:=SKEW([.P4:.P103])" office:value-type="float" office:value="0.226154010234473" calcext:value-type="float">
            <text:p>0,23</text:p>
          </table:table-cell>
          <table:table-cell table:style-name="ce12" table:formula="of:=SKEW([.Q4:.Q28])" office:value-type="float" office:value="-0.111071806275715" calcext:value-type="float">
            <text:p>-0,11</text:p>
          </table:table-cell>
          <table:table-cell table:style-name="ce12" table:formula="of:=SKEW([.Q4:.Q53])" office:value-type="float" office:value="-0.220451469171647" calcext:value-type="float">
            <text:p>-0,22</text:p>
          </table:table-cell>
          <table:table-cell table:style-name="ce12" table:formula="of:=SKEW([.Q4:.Q78])" office:value-type="float" office:value="-0.186124367802308" calcext:value-type="float">
            <text:p>-0,19</text:p>
          </table:table-cell>
          <table:table-cell table:style-name="ce12" table:formula="of:=SKEW([.Q4:.Q103])" office:value-type="float" office:value="-0.264776174280421" calcext:value-type="float">
            <text:p>-0,26</text:p>
          </table:table-cell>
        </table:table-row>
        <table:table-row table:style-name="ro6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73" calcext:value-type="float">
            <text:p>573</text:p>
          </table:table-cell>
          <table:table-cell/>
          <table:table-cell table:style-name="ce1" office:value-type="string" calcext:value-type="string">
            <text:p>Э<text:span text:style-name="T3">k</text:span></text:p>
          </table:table-cell>
          <table:table-cell table:style-name="ce10" table:formula="of:=(KURT([.B4:.B28])+3)*[.F9]^4" office:value-type="float" office:value="0.00000345417562055336" calcext:value-type="float">
            <text:p>3,5E-6</text:p>
          </table:table-cell>
          <table:table-cell table:style-name="ce10" table:formula="of:=(KURT([.B4:.B53])+3)*[.G9]^4" office:value-type="float" office:value="0.0000028502977074383" calcext:value-type="float">
            <text:p>2,9E-6</text:p>
          </table:table-cell>
          <table:table-cell table:style-name="ce10" table:formula="of:=(KURT([.B4:.B78])+3)*[.H9]^4" office:value-type="float" office:value="0.00000289474805479452" calcext:value-type="float">
            <text:p>2,9E-6</text:p>
          </table:table-cell>
          <table:table-cell table:style-name="ce10" table:formula="of:=(KURT([.B4:.B103])+3)*[.I9]^4" office:value-type="float" office:value="0.00000318023456395789" calcext:value-type="float">
            <text:p>3,2E-6</text:p>
          </table:table-cell>
          <table:table-cell table:style-name="ce10" table:formula="of:=(KURT([.C4:.C28])+3)*[.J9]^4" office:value-type="float" office:value="0.13850534514567" calcext:value-type="float">
            <text:p>1,4E-1</text:p>
          </table:table-cell>
          <table:table-cell table:style-name="ce10" table:formula="of:=(KURT([.C4:.C53])+3)*[.K9]^4" office:value-type="float" office:value="0.07743002459486" calcext:value-type="float">
            <text:p>7,7E-2</text:p>
          </table:table-cell>
          <table:table-cell table:style-name="ce10" table:formula="of:=(KURT([.C4:.C78])+3)*[.L9]^4" office:value-type="float" office:value="0.0654234773237484" calcext:value-type="float">
            <text:p>6,5E-2</text:p>
          </table:table-cell>
          <table:table-cell table:style-name="ce10" table:formula="of:=(KURT([.C4:.C103])+3)*[.M9]^4" office:value-type="float" office:value="0.0377225358578786" calcext:value-type="float">
            <text:p>3,8E-2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580" calcext:value-type="float">
            <text:p>580</text:p>
          </table:table-cell>
          <table:table-cell/>
          <table:table-cell table:style-name="ce1" office:value-type="string" calcext:value-type="string">
            <text:p>Э<text:span text:style-name="T3">k</text:span></text:p>
          </table:table-cell>
          <table:table-cell table:style-name="ce10" table:formula="of:=(KURT([.P4:.P28])+3)*[.T9]^4" office:value-type="float" office:value="0.00000343803016600791" calcext:value-type="float">
            <text:p>3,4E-6</text:p>
          </table:table-cell>
          <table:table-cell table:style-name="ce10" table:formula="of:=(KURT([.P4:.P53])+3)*[.U9]^4" office:value-type="float" office:value="0.00000222537225531915" calcext:value-type="float">
            <text:p>2,2E-6</text:p>
          </table:table-cell>
          <table:table-cell table:style-name="ce10" table:formula="of:=(KURT([.P4:.P78])+3)*[.V9]^4" office:value-type="float" office:value="0.00000170585164070056" calcext:value-type="float">
            <text:p>1,7E-6</text:p>
          </table:table-cell>
          <table:table-cell table:style-name="ce10" table:formula="of:=(KURT([.P4:.P103])+3)*[.W9]^4" office:value-type="float" office:value="0.00000200791669848325" calcext:value-type="float">
            <text:p>2,0E-6</text:p>
          </table:table-cell>
          <table:table-cell table:style-name="ce10" table:formula="of:=(KURT([.Q4:.Q28])+3)*[.X9]^4" office:value-type="float" office:value="0.0278002450047862" calcext:value-type="float">
            <text:p>2,8E-2</text:p>
          </table:table-cell>
          <table:table-cell table:style-name="ce10" table:formula="of:=(KURT([.Q4:.Q53])+3)*[.Y9]^4" office:value-type="float" office:value="0.0209365575670725" calcext:value-type="float">
            <text:p>2,1E-2</text:p>
          </table:table-cell>
          <table:table-cell table:style-name="ce10" table:formula="of:=(KURT([.Q4:.Q78])+3)*[.Z9]^4" office:value-type="float" office:value="0.0166627192206197" calcext:value-type="float">
            <text:p>1,7E-2</text:p>
          </table:table-cell>
          <table:table-cell table:style-name="ce10" table:formula="of:=(KURT([.Q4:.Q103])+3)*[.AA9]^4" office:value-type="float" office:value="0.0213323161808995" calcext:value-type="float">
            <text:p>2,1E-2</text:p>
          </table:table-cell>
        </table:table-row>
        <table:table-row table:style-name="ro6"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8" calcext:value-type="float">
            <text:p>598</text:p>
          </table:table-cell>
          <table:table-cell/>
          <table:table-cell table:style-name="ce9" office:value-type="string" calcext:value-type="string">
            <text:p>ε<text:span text:style-name="T3">k</text:span></text:p>
          </table:table-cell>
          <table:table-cell table:style-name="ce12" table:formula="of:=(KURT([.B4:.B28])+3)" office:value-type="float" office:value="1.9586113394958" calcext:value-type="float">
            <text:p>1,96</text:p>
          </table:table-cell>
          <table:table-cell table:style-name="ce12" table:formula="of:=(KURT([.B4:.B53])+3)" office:value-type="float" office:value="2.23552357114914" calcext:value-type="float">
            <text:p>2,24</text:p>
          </table:table-cell>
          <table:table-cell table:style-name="ce12" table:formula="of:=(KURT([.B4:.B78])+3)" office:value-type="float" office:value="2.42951218769518" calcext:value-type="float">
            <text:p>2,43</text:p>
          </table:table-cell>
          <table:table-cell table:style-name="ce12" table:formula="of:=(KURT([.B4:.B103])+3)" office:value-type="float" office:value="2.49429710831881" calcext:value-type="float">
            <text:p>2,49</text:p>
          </table:table-cell>
          <table:table-cell table:style-name="ce12" table:formula="of:=(KURT([.C4:.C28])+3)" office:value-type="float" office:value="9.46771163472544" calcext:value-type="float">
            <text:p>9,47</text:p>
          </table:table-cell>
          <table:table-cell table:style-name="ce12" table:formula="of:=(KURT([.C4:.C53])+3)" office:value-type="float" office:value="11.2119679161122" calcext:value-type="float">
            <text:p>11,21</text:p>
          </table:table-cell>
          <table:table-cell table:style-name="ce12" table:formula="of:=(KURT([.C4:.C78])+3)" office:value-type="float" office:value="6.94703150710071" calcext:value-type="float">
            <text:p>6,95</text:p>
          </table:table-cell>
          <table:table-cell table:style-name="ce12" table:formula="of:=(KURT([.C4:.C103])+3)" office:value-type="float" office:value="5.46227208328954" calcext:value-type="float">
            <text:p>5,46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7" table:formula="of:=ROUND((NORMINV(RAND();[.I$5];[.I$9])+(RAND()-0.5)*[.I$9]*0.2)/[.$N$1])" office:value-type="float" office:value="14" calcext:value-type="float">
            <text:p>14</text:p>
          </table:table-cell>
          <table:table-cell table:style-name="ce7" table:formula="of:=ROUND((NORMINV(RAND();[.M$5];[.M$9])+(RAND()-0.5)*[.M$9]*0.2)/[.$N$1])" office:value-type="float" office:value="613" calcext:value-type="float">
            <text:p>613</text:p>
          </table:table-cell>
          <table:table-cell/>
          <table:table-cell table:style-name="ce9" office:value-type="string" calcext:value-type="string">
            <text:p>ε<text:span text:style-name="T3">k</text:span></text:p>
          </table:table-cell>
          <table:table-cell table:style-name="ce12" table:formula="of:=(KURT([.P4:.P28])+3)" office:value-type="float" office:value="2.70203819445066" calcext:value-type="float">
            <text:p>2,70</text:p>
          </table:table-cell>
          <table:table-cell table:style-name="ce12" table:formula="of:=(KURT([.P4:.P53])+3)" office:value-type="float" office:value="2.72311390785196" calcext:value-type="float">
            <text:p>2,72</text:p>
          </table:table-cell>
          <table:table-cell table:style-name="ce12" table:formula="of:=(KURT([.P4:.P78])+3)" office:value-type="float" office:value="2.63648878784481" calcext:value-type="float">
            <text:p>2,64</text:p>
          </table:table-cell>
          <table:table-cell table:style-name="ce12" table:formula="of:=(KURT([.P4:.P103])+3)" office:value-type="float" office:value="2.45702078579378" calcext:value-type="float">
            <text:p>2,46</text:p>
          </table:table-cell>
          <table:table-cell table:style-name="ce12" table:formula="of:=(KURT([.Q4:.Q28])+3)" office:value-type="float" office:value="2.5489587200789" calcext:value-type="float">
            <text:p>2,55</text:p>
          </table:table-cell>
          <table:table-cell table:style-name="ce12" table:formula="of:=(KURT([.Q4:.Q53])+3)" office:value-type="float" office:value="2.78705818598941" calcext:value-type="float">
            <text:p>2,79</text:p>
          </table:table-cell>
          <table:table-cell table:style-name="ce12" table:formula="of:=(KURT([.Q4:.Q78])+3)" office:value-type="float" office:value="2.77379863011247" calcext:value-type="float">
            <text:p>2,77</text:p>
          </table:table-cell>
          <table:table-cell table:style-name="ce12" table:formula="of:=(KURT([.Q4:.Q103])+3)" office:value-type="float" office:value="2.83974126346327" calcext:value-type="float">
            <text:p>2,84</text:p>
          </table:table-cell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1" calcext:value-type="float">
            <text:p>601</text:p>
          </table:table-cell>
          <table:table-cell/>
          <table:table-cell table:style-name="ce60"/>
          <table:table-cell table:number-columns-repeated="9"/>
          <table:table-cell table:style-name="ce65" office:value-type="float" office:value="12" calcext:value-type="float">
            <text:p>12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635" calcext:value-type="float">
            <text:p>635</text:p>
          </table:table-cell>
          <table:table-cell table:number-columns-repeated="10"/>
        </table:table-row>
        <table:table-row table:style-name="ro8"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23" calcext:value-type="float">
            <text:p>623</text:p>
          </table:table-cell>
          <table:table-cell/>
          <table:table-cell table:style-name="ce61" office:value-type="string" calcext:value-type="string">
            <text:p><text:span text:style-name="T4">Δ</text:span> = </text:p>
          </table:table-cell>
          <table:table-cell table:style-name="ce54" table:formula="of:=[.I7]/10/[.N1]" office:value-type="float" office:value="1.5" calcext:value-type="float">
            <text:p>1,5</text:p>
          </table:table-cell>
          <table:table-cell table:style-name="ce62"/>
          <table:table-cell table:style-name="ce63" office:value-type="string" calcext:value-type="string">
            <text:p><text:span text:style-name="T4">Δ</text:span> = </text:p>
          </table:table-cell>
          <table:table-cell table:style-name="ce54" table:formula="of:=[.M7]/10/[.N1]" office:value-type="float" office:value="22.3" calcext:value-type="float">
            <text:p>22,3</text:p>
          </table:table-cell>
          <table:table-cell table:style-name="ce62"/>
          <table:table-cell table:number-columns-repeated="4"/>
          <table:table-cell table:style-name="ce65" office:value-type="float" office:value="13" calcext:value-type="float">
            <text:p>13</text:p>
          </table:table-cell>
          <table:table-cell table:style-name="ce7" table:formula="of:=ROUND((NORMINV(RAND();[.I$5];[.I$9])+(RAND()-0.5)*[.I$9]*0.2)/[.$N$1])" office:value-type="float" office:value="14" calcext:value-type="float">
            <text:p>14</text:p>
          </table:table-cell>
          <table:table-cell table:style-name="ce7" table:formula="of:=ROUND((NORMINV(RAND();[.M$5];[.M$9])+(RAND()-0.5)*[.M$9]*0.2)/[.$N$1])" office:value-type="float" office:value="608" calcext:value-type="float">
            <text:p>608</text:p>
          </table:table-cell>
          <table:table-cell/>
          <table:table-cell table:style-name="ce61" office:value-type="string" calcext:value-type="string">
            <text:p><text:span text:style-name="T4">Δ</text:span> = </text:p>
          </table:table-cell>
          <table:table-cell table:style-name="ce54" table:formula="of:=[.W7]/10/[.AB1]" office:value-type="string" office:string-value="" calcext:value-type="error">
            <text:p>#DIV/0!</text:p>
          </table:table-cell>
          <table:table-cell table:style-name="ce62"/>
          <table:table-cell table:style-name="ce63" office:value-type="string" calcext:value-type="string">
            <text:p><text:span text:style-name="T4">Δ</text:span> = </text:p>
          </table:table-cell>
          <table:table-cell table:style-name="ce54" table:formula="of:=[.AA7]/10/[.AB1]" office:value-type="string" office:string-value="" calcext:value-type="error">
            <text:p>#DIV/0!</text:p>
          </table:table-cell>
          <table:table-cell table:style-name="ce62"/>
          <table:table-cell table:number-columns-repeated="3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35" calcext:value-type="float">
            <text:p>635</text:p>
          </table:table-cell>
          <table:table-cell/>
          <table:table-cell table:style-name="ce4" table:formula="of:=MIN([.B4:.B103])" office:value-type="float" office:value="4" calcext:value-type="float">
            <text:p>4,0</text:p>
          </table:table-cell>
          <table:table-cell table:style-name="ce4" table:formula="of:=[.E17]+[.$F$16]" office:value-type="float" office:value="5.5" calcext:value-type="float">
            <text:p>5,5</text:p>
          </table:table-cell>
          <table:table-cell table:style-name="ce4" table:formula="of:=COUNTIF([.B$4:.B$103];&quot;&lt;&quot;&amp;[.F17])" office:value-type="float" office:value="2" calcext:value-type="float">
            <text:p>2,0</text:p>
          </table:table-cell>
          <table:table-cell table:style-name="ce4" table:formula="of:=MIN([.C4:.C103])" office:value-type="float" office:value="469" calcext:value-type="float">
            <text:p>469,0</text:p>
          </table:table-cell>
          <table:table-cell table:style-name="ce4" table:formula="of:=[.H17]+[.$I$16]" office:value-type="float" office:value="491.3" calcext:value-type="float">
            <text:p>491,3</text:p>
          </table:table-cell>
          <table:table-cell table:style-name="ce4" table:formula="of:=COUNTIF([.C$4:.C$103];&quot;&lt;&quot;&amp;[.I17])" office:value-type="float" office:value="1" calcext:value-type="float">
            <text:p>1,0</text:p>
          </table:table-cell>
          <table:table-cell table:number-columns-repeated="4"/>
          <table:table-cell table:style-name="ce65" office:value-type="float" office:value="14" calcext:value-type="float">
            <text:p>14</text:p>
          </table:table-cell>
          <table:table-cell table:style-name="ce7" table:formula="of:=ROUND((NORMINV(RAND();[.I$5];[.I$9])+(RAND()-0.5)*[.I$9]*0.2)/[.$N$1])" office:value-type="float" office:value="17" calcext:value-type="float">
            <text:p>17</text:p>
          </table:table-cell>
          <table:table-cell table:style-name="ce7" table:formula="of:=ROUND((NORMINV(RAND();[.M$5];[.M$9])+(RAND()-0.5)*[.M$9]*0.2)/[.$N$1])" office:value-type="float" office:value="605" calcext:value-type="float">
            <text:p>605</text:p>
          </table:table-cell>
          <table:table-cell/>
          <table:table-cell table:style-name="ce4" table:formula="of:=MIN([.P4:.P103])" office:value-type="float" office:value="6" calcext:value-type="float">
            <text:p>6,0</text:p>
          </table:table-cell>
          <table:table-cell table:style-name="ce4" table:formula="of:=[.S17]+[.$F$16]" office:value-type="float" office:value="7.5" calcext:value-type="float">
            <text:p>7,5</text:p>
          </table:table-cell>
          <table:table-cell table:style-name="ce4" table:formula="of:=COUNTIF([.P$4:.P$103];&quot;&lt;&quot;&amp;[.T17])" office:value-type="float" office:value="3" calcext:value-type="float">
            <text:p>3,0</text:p>
          </table:table-cell>
          <table:table-cell table:style-name="ce4" table:formula="of:=MIN([.Q4:.Q103])" office:value-type="float" office:value="524" calcext:value-type="float">
            <text:p>524,0</text:p>
          </table:table-cell>
          <table:table-cell table:style-name="ce4" table:formula="of:=[.V17]+[.$I$16]" office:value-type="float" office:value="546.3" calcext:value-type="float">
            <text:p>546,3</text:p>
          </table:table-cell>
          <table:table-cell table:style-name="ce4" table:formula="of:=COUNTIF([.Q$4:.Q$103];&quot;&lt;&quot;&amp;[.W17])" office:value-type="float" office:value="5" calcext:value-type="float">
            <text:p>5,0</text:p>
          </table:table-cell>
          <table:table-cell table:number-columns-repeated="3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49" calcext:value-type="float">
            <text:p>649</text:p>
          </table:table-cell>
          <table:table-cell/>
          <table:table-cell table:style-name="ce4" table:formula="of:=[.F17]" office:value-type="float" office:value="5.5" calcext:value-type="float">
            <text:p>5,5</text:p>
          </table:table-cell>
          <table:table-cell table:style-name="ce4" table:formula="of:=[.E18]+[.$F$16]" office:value-type="float" office:value="7" calcext:value-type="float">
            <text:p>7,0</text:p>
          </table:table-cell>
          <table:table-cell table:style-name="ce4" table:formula="of:=COUNTIF([.B$4:.B$103];&quot;&gt;=&quot;&amp;[.E18])-COUNTIF([.B$4:.B$103];&quot;&gt;=&quot;&amp;[.F18])" office:value-type="float" office:value="0" calcext:value-type="float">
            <text:p>0,0</text:p>
          </table:table-cell>
          <table:table-cell table:style-name="ce4" table:formula="of:=[.I17]" office:value-type="float" office:value="491.3" calcext:value-type="float">
            <text:p>491,3</text:p>
          </table:table-cell>
          <table:table-cell table:style-name="ce4" table:formula="of:=[.H18]+[.$I$16]" office:value-type="float" office:value="513.6" calcext:value-type="float">
            <text:p>513,6</text:p>
          </table:table-cell>
          <table:table-cell table:style-name="ce4" table:formula="of:=COUNTIF([.C$4:.C$103];&quot;&gt;=&quot;&amp;[.H18])-COUNTIF([.C$4:.C$103];&quot;&gt;=&quot;&amp;[.I18])" office:value-type="float" office:value="0" calcext:value-type="float">
            <text:p>0,0</text:p>
          </table:table-cell>
          <table:table-cell table:number-columns-repeated="4"/>
          <table:table-cell table:style-name="ce65" office:value-type="float" office:value="15" calcext:value-type="float">
            <text:p>15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595" calcext:value-type="float">
            <text:p>595</text:p>
          </table:table-cell>
          <table:table-cell/>
          <table:table-cell table:style-name="ce4" table:formula="of:=[.T17]" office:value-type="float" office:value="7.5" calcext:value-type="float">
            <text:p>7,5</text:p>
          </table:table-cell>
          <table:table-cell table:style-name="ce4" table:formula="of:=[.S18]+[.$F$16]" office:value-type="float" office:value="9" calcext:value-type="float">
            <text:p>9,0</text:p>
          </table:table-cell>
          <table:table-cell table:style-name="ce4" table:formula="of:=COUNTIF([.P$4:.P$103];&quot;&gt;=&quot;&amp;[.S18])-COUNTIF([.P$4:.P$103];&quot;&gt;=&quot;&amp;[.T18])" office:value-type="float" office:value="10" calcext:value-type="float">
            <text:p>10,0</text:p>
          </table:table-cell>
          <table:table-cell table:style-name="ce4" table:formula="of:=[.W17]" office:value-type="float" office:value="546.3" calcext:value-type="float">
            <text:p>546,3</text:p>
          </table:table-cell>
          <table:table-cell table:style-name="ce4" table:formula="of:=[.V18]+[.$I$16]" office:value-type="float" office:value="568.6" calcext:value-type="float">
            <text:p>568,6</text:p>
          </table:table-cell>
          <table:table-cell table:style-name="ce4" table:formula="of:=COUNTIF([.Q$4:.Q$103];&quot;&gt;=&quot;&amp;[.V18])-COUNTIF([.Q$4:.Q$103];&quot;&gt;=&quot;&amp;[.W18])" office:value-type="float" office:value="11" calcext:value-type="float">
            <text:p>11,0</text:p>
          </table:table-cell>
          <table:table-cell table:number-columns-repeated="3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12" calcext:value-type="float">
            <text:p>612</text:p>
          </table:table-cell>
          <table:table-cell/>
          <table:table-cell table:style-name="ce4" table:formula="of:=[.F18]" office:value-type="float" office:value="7" calcext:value-type="float">
            <text:p>7,0</text:p>
          </table:table-cell>
          <table:table-cell table:style-name="ce4" table:formula="of:=[.E19]+[.$F$16]" office:value-type="float" office:value="8.5" calcext:value-type="float">
            <text:p>8,5</text:p>
          </table:table-cell>
          <table:table-cell table:style-name="ce4" table:formula="of:=COUNTIF([.B$4:.B$103];&quot;&gt;=&quot;&amp;[.E19])-COUNTIF([.B$4:.B$103];&quot;&gt;=&quot;&amp;[.F19])" office:value-type="float" office:value="10" calcext:value-type="float">
            <text:p>10,0</text:p>
          </table:table-cell>
          <table:table-cell table:style-name="ce4" table:formula="of:=[.I18]" office:value-type="float" office:value="513.6" calcext:value-type="float">
            <text:p>513,6</text:p>
          </table:table-cell>
          <table:table-cell table:style-name="ce4" table:formula="of:=[.H19]+[.$I$16]" office:value-type="float" office:value="535.9" calcext:value-type="float">
            <text:p>535,9</text:p>
          </table:table-cell>
          <table:table-cell table:style-name="ce4" table:formula="of:=COUNTIF([.C$4:.C$103];&quot;&gt;=&quot;&amp;[.H19])-COUNTIF([.C$4:.C$103];&quot;&gt;=&quot;&amp;[.I19])" office:value-type="float" office:value="3" calcext:value-type="float">
            <text:p>3,0</text:p>
          </table:table-cell>
          <table:table-cell table:number-columns-repeated="4"/>
          <table:table-cell table:style-name="ce65" office:value-type="float" office:value="16" calcext:value-type="float">
            <text:p>16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588" calcext:value-type="float">
            <text:p>588</text:p>
          </table:table-cell>
          <table:table-cell/>
          <table:table-cell table:style-name="ce4" table:formula="of:=[.T18]" office:value-type="float" office:value="9" calcext:value-type="float">
            <text:p>9,0</text:p>
          </table:table-cell>
          <table:table-cell table:style-name="ce4" table:formula="of:=[.S19]+[.$F$16]" office:value-type="float" office:value="10.5" calcext:value-type="float">
            <text:p>10,5</text:p>
          </table:table-cell>
          <table:table-cell table:style-name="ce4" table:formula="of:=COUNTIF([.P$4:.P$103];&quot;&gt;=&quot;&amp;[.S19])-COUNTIF([.P$4:.P$103];&quot;&gt;=&quot;&amp;[.T19])" office:value-type="float" office:value="24" calcext:value-type="float">
            <text:p>24,0</text:p>
          </table:table-cell>
          <table:table-cell table:style-name="ce4" table:formula="of:=[.W18]" office:value-type="float" office:value="568.6" calcext:value-type="float">
            <text:p>568,6</text:p>
          </table:table-cell>
          <table:table-cell table:style-name="ce4" table:formula="of:=[.V19]+[.$I$16]" office:value-type="float" office:value="590.9" calcext:value-type="float">
            <text:p>590,9</text:p>
          </table:table-cell>
          <table:table-cell table:style-name="ce4" table:formula="of:=COUNTIF([.Q$4:.Q$103];&quot;&gt;=&quot;&amp;[.V19])-COUNTIF([.Q$4:.Q$103];&quot;&gt;=&quot;&amp;[.W19])" office:value-type="float" office:value="26" calcext:value-type="float">
            <text:p>26,0</text:p>
          </table:table-cell>
          <table:table-cell table:number-columns-repeated="3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4" calcext:value-type="float">
            <text:p>604</text:p>
          </table:table-cell>
          <table:table-cell/>
          <table:table-cell table:style-name="ce4" table:formula="of:=[.F19]" office:value-type="float" office:value="8.5" calcext:value-type="float">
            <text:p>8,5</text:p>
          </table:table-cell>
          <table:table-cell table:style-name="ce4" table:formula="of:=[.E20]+[.$F$16]" office:value-type="float" office:value="10" calcext:value-type="float">
            <text:p>10,0</text:p>
          </table:table-cell>
          <table:table-cell table:style-name="ce4" table:formula="of:=COUNTIF([.B$4:.B$103];&quot;&gt;=&quot;&amp;[.E20])-COUNTIF([.B$4:.B$103];&quot;&gt;=&quot;&amp;[.F20])" office:value-type="float" office:value="12" calcext:value-type="float">
            <text:p>12,0</text:p>
          </table:table-cell>
          <table:table-cell table:style-name="ce4" table:formula="of:=[.I19]" office:value-type="float" office:value="535.9" calcext:value-type="float">
            <text:p>535,9</text:p>
          </table:table-cell>
          <table:table-cell table:style-name="ce4" table:formula="of:=[.H20]+[.$I$16]" office:value-type="float" office:value="558.2" calcext:value-type="float">
            <text:p>558,2</text:p>
          </table:table-cell>
          <table:table-cell table:style-name="ce4" table:formula="of:=COUNTIF([.C$4:.C$103];&quot;&gt;=&quot;&amp;[.H20])-COUNTIF([.C$4:.C$103];&quot;&gt;=&quot;&amp;[.I20])" office:value-type="float" office:value="9" calcext:value-type="float">
            <text:p>9,0</text:p>
          </table:table-cell>
          <table:table-cell table:number-columns-repeated="4"/>
          <table:table-cell table:style-name="ce65" office:value-type="float" office:value="17" calcext:value-type="float">
            <text:p>17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637" calcext:value-type="float">
            <text:p>637</text:p>
          </table:table-cell>
          <table:table-cell/>
          <table:table-cell table:style-name="ce4" table:formula="of:=[.T19]" office:value-type="float" office:value="10.5" calcext:value-type="float">
            <text:p>10,5</text:p>
          </table:table-cell>
          <table:table-cell table:style-name="ce4" table:formula="of:=[.S20]+[.$F$16]" office:value-type="float" office:value="12" calcext:value-type="float">
            <text:p>12,0</text:p>
          </table:table-cell>
          <table:table-cell table:style-name="ce4" table:formula="of:=COUNTIF([.P$4:.P$103];&quot;&gt;=&quot;&amp;[.S20])-COUNTIF([.P$4:.P$103];&quot;&gt;=&quot;&amp;[.T20])" office:value-type="float" office:value="10" calcext:value-type="float">
            <text:p>10,0</text:p>
          </table:table-cell>
          <table:table-cell table:style-name="ce4" table:formula="of:=[.W19]" office:value-type="float" office:value="590.9" calcext:value-type="float">
            <text:p>590,9</text:p>
          </table:table-cell>
          <table:table-cell table:style-name="ce4" table:formula="of:=[.V20]+[.$I$16]" office:value-type="float" office:value="613.2" calcext:value-type="float">
            <text:p>613,2</text:p>
          </table:table-cell>
          <table:table-cell table:style-name="ce4" table:formula="of:=COUNTIF([.Q$4:.Q$103];&quot;&gt;=&quot;&amp;[.V20])-COUNTIF([.Q$4:.Q$103];&quot;&gt;=&quot;&amp;[.W20])" office:value-type="float" office:value="31" calcext:value-type="float">
            <text:p>31,0</text:p>
          </table:table-cell>
          <table:table-cell table:number-columns-repeated="3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12" calcext:value-type="float">
            <text:p>612</text:p>
          </table:table-cell>
          <table:table-cell/>
          <table:table-cell table:style-name="ce4" table:formula="of:=[.F20]" office:value-type="float" office:value="10" calcext:value-type="float">
            <text:p>10,0</text:p>
          </table:table-cell>
          <table:table-cell table:style-name="ce4" table:formula="of:=[.E21]+[.$F$16]" office:value-type="float" office:value="11.5" calcext:value-type="float">
            <text:p>11,5</text:p>
          </table:table-cell>
          <table:table-cell table:style-name="ce4" table:formula="of:=COUNTIF([.B$4:.B$103];&quot;&gt;=&quot;&amp;[.E21])-COUNTIF([.B$4:.B$103];&quot;&gt;=&quot;&amp;[.F21])" office:value-type="float" office:value="20" calcext:value-type="float">
            <text:p>20,0</text:p>
          </table:table-cell>
          <table:table-cell table:style-name="ce4" table:formula="of:=[.I20]" office:value-type="float" office:value="558.2" calcext:value-type="float">
            <text:p>558,2</text:p>
          </table:table-cell>
          <table:table-cell table:style-name="ce4" table:formula="of:=[.H21]+[.$I$16]" office:value-type="float" office:value="580.5" calcext:value-type="float">
            <text:p>580,5</text:p>
          </table:table-cell>
          <table:table-cell table:style-name="ce4" table:formula="of:=COUNTIF([.C$4:.C$103];&quot;&gt;=&quot;&amp;[.H21])-COUNTIF([.C$4:.C$103];&quot;&gt;=&quot;&amp;[.I21])" office:value-type="float" office:value="12" calcext:value-type="float">
            <text:p>12,0</text:p>
          </table:table-cell>
          <table:table-cell table:number-columns-repeated="4"/>
          <table:table-cell table:style-name="ce65" office:value-type="float" office:value="18" calcext:value-type="float">
            <text:p>18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547" calcext:value-type="float">
            <text:p>547</text:p>
          </table:table-cell>
          <table:table-cell/>
          <table:table-cell table:style-name="ce4" table:formula="of:=[.T20]" office:value-type="float" office:value="12" calcext:value-type="float">
            <text:p>12,0</text:p>
          </table:table-cell>
          <table:table-cell table:style-name="ce4" table:formula="of:=[.S21]+[.$F$16]" office:value-type="float" office:value="13.5" calcext:value-type="float">
            <text:p>13,5</text:p>
          </table:table-cell>
          <table:table-cell table:style-name="ce4" table:formula="of:=COUNTIF([.P$4:.P$103];&quot;&gt;=&quot;&amp;[.S21])-COUNTIF([.P$4:.P$103];&quot;&gt;=&quot;&amp;[.T21])" office:value-type="float" office:value="22" calcext:value-type="float">
            <text:p>22,0</text:p>
          </table:table-cell>
          <table:table-cell table:style-name="ce4" table:formula="of:=[.W20]" office:value-type="float" office:value="613.2" calcext:value-type="float">
            <text:p>613,2</text:p>
          </table:table-cell>
          <table:table-cell table:style-name="ce4" table:formula="of:=[.V21]+[.$I$16]" office:value-type="float" office:value="635.5" calcext:value-type="float">
            <text:p>635,5</text:p>
          </table:table-cell>
          <table:table-cell table:style-name="ce4" table:formula="of:=COUNTIF([.Q$4:.Q$103];&quot;&gt;=&quot;&amp;[.V21])-COUNTIF([.Q$4:.Q$103];&quot;&gt;=&quot;&amp;[.W21])" office:value-type="float" office:value="22" calcext:value-type="float">
            <text:p>22,0</text:p>
          </table:table-cell>
          <table:table-cell table:number-columns-repeated="3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32" calcext:value-type="float">
            <text:p>632</text:p>
          </table:table-cell>
          <table:table-cell/>
          <table:table-cell table:style-name="ce4" table:formula="of:=[.F21]" office:value-type="float" office:value="11.5" calcext:value-type="float">
            <text:p>11,5</text:p>
          </table:table-cell>
          <table:table-cell table:style-name="ce4" table:formula="of:=[.E22]+[.$F$16]" office:value-type="float" office:value="13" calcext:value-type="float">
            <text:p>13,0</text:p>
          </table:table-cell>
          <table:table-cell table:style-name="ce4" table:formula="of:=COUNTIF([.B$4:.B$103];&quot;&gt;=&quot;&amp;[.E22])-COUNTIF([.B$4:.B$103];&quot;&gt;=&quot;&amp;[.F22])" office:value-type="float" office:value="11" calcext:value-type="float">
            <text:p>11,0</text:p>
          </table:table-cell>
          <table:table-cell table:style-name="ce4" table:formula="of:=[.I21]" office:value-type="float" office:value="580.5" calcext:value-type="float">
            <text:p>580,5</text:p>
          </table:table-cell>
          <table:table-cell table:style-name="ce4" table:formula="of:=[.H22]+[.$I$16]" office:value-type="float" office:value="602.8" calcext:value-type="float">
            <text:p>602,8</text:p>
          </table:table-cell>
          <table:table-cell table:style-name="ce4" table:formula="of:=COUNTIF([.C$4:.C$103];&quot;&gt;=&quot;&amp;[.H22])-COUNTIF([.C$4:.C$103];&quot;&gt;=&quot;&amp;[.I22])" office:value-type="float" office:value="36" calcext:value-type="float">
            <text:p>36,0</text:p>
          </table:table-cell>
          <table:table-cell table:number-columns-repeated="4"/>
          <table:table-cell table:style-name="ce65" office:value-type="float" office:value="19" calcext:value-type="float">
            <text:p>19</text:p>
          </table:table-cell>
          <table:table-cell table:style-name="ce7" table:formula="of:=ROUND((NORMINV(RAND();[.I$5];[.I$9])+(RAND()-0.5)*[.I$9]*0.2)/[.$N$1])" office:value-type="float" office:value="20" calcext:value-type="float">
            <text:p>20</text:p>
          </table:table-cell>
          <table:table-cell table:style-name="ce7" table:formula="of:=ROUND((NORMINV(RAND();[.M$5];[.M$9])+(RAND()-0.5)*[.M$9]*0.2)/[.$N$1])" office:value-type="float" office:value="582" calcext:value-type="float">
            <text:p>582</text:p>
          </table:table-cell>
          <table:table-cell/>
          <table:table-cell table:style-name="ce4" table:formula="of:=[.T21]" office:value-type="float" office:value="13.5" calcext:value-type="float">
            <text:p>13,5</text:p>
          </table:table-cell>
          <table:table-cell table:style-name="ce4" table:formula="of:=[.S22]+[.$F$16]" office:value-type="float" office:value="15" calcext:value-type="float">
            <text:p>15,0</text:p>
          </table:table-cell>
          <table:table-cell table:style-name="ce4" table:formula="of:=COUNTIF([.P$4:.P$103];&quot;&gt;=&quot;&amp;[.S22])-COUNTIF([.P$4:.P$103];&quot;&gt;=&quot;&amp;[.T22])" office:value-type="float" office:value="9" calcext:value-type="float">
            <text:p>9,0</text:p>
          </table:table-cell>
          <table:table-cell table:style-name="ce4" table:formula="of:=[.W21]" office:value-type="float" office:value="635.5" calcext:value-type="float">
            <text:p>635,5</text:p>
          </table:table-cell>
          <table:table-cell table:style-name="ce4" table:formula="of:=[.V22]+[.$I$16]" office:value-type="float" office:value="657.8" calcext:value-type="float">
            <text:p>657,8</text:p>
          </table:table-cell>
          <table:table-cell table:style-name="ce4" table:formula="of:=COUNTIF([.Q$4:.Q$103];&quot;&gt;=&quot;&amp;[.V22])-COUNTIF([.Q$4:.Q$103];&quot;&gt;=&quot;&amp;[.W22])" office:value-type="float" office:value="4" calcext:value-type="float">
            <text:p>4,0</text:p>
          </table:table-cell>
          <table:table-cell table:number-columns-repeated="3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06" calcext:value-type="float">
            <text:p>606</text:p>
          </table:table-cell>
          <table:table-cell/>
          <table:table-cell table:style-name="ce4" table:formula="of:=[.F22]" office:value-type="float" office:value="13" calcext:value-type="float">
            <text:p>13,0</text:p>
          </table:table-cell>
          <table:table-cell table:style-name="ce4" table:formula="of:=[.E23]+[.$F$16]" office:value-type="float" office:value="14.5" calcext:value-type="float">
            <text:p>14,5</text:p>
          </table:table-cell>
          <table:table-cell table:style-name="ce4" table:formula="of:=COUNTIF([.B$4:.B$103];&quot;&gt;=&quot;&amp;[.E23])-COUNTIF([.B$4:.B$103];&quot;&gt;=&quot;&amp;[.F23])" office:value-type="float" office:value="22" calcext:value-type="float">
            <text:p>22,0</text:p>
          </table:table-cell>
          <table:table-cell table:style-name="ce4" table:formula="of:=[.I22]" office:value-type="float" office:value="602.8" calcext:value-type="float">
            <text:p>602,8</text:p>
          </table:table-cell>
          <table:table-cell table:style-name="ce4" table:formula="of:=[.H23]+[.$I$16]" office:value-type="float" office:value="625.1" calcext:value-type="float">
            <text:p>625,1</text:p>
          </table:table-cell>
          <table:table-cell table:style-name="ce4" table:formula="of:=COUNTIF([.C$4:.C$103];&quot;&gt;=&quot;&amp;[.H23])-COUNTIF([.C$4:.C$103];&quot;&gt;=&quot;&amp;[.I23])" office:value-type="float" office:value="28" calcext:value-type="float">
            <text:p>28,0</text:p>
          </table:table-cell>
          <table:table-cell table:number-columns-repeated="4"/>
          <table:table-cell table:style-name="ce65" office:value-type="float" office:value="20" calcext:value-type="float">
            <text:p>20</text:p>
          </table:table-cell>
          <table:table-cell table:style-name="ce7" table:formula="of:=ROUND((NORMINV(RAND();[.I$5];[.I$9])+(RAND()-0.5)*[.I$9]*0.2)/[.$N$1])" office:value-type="float" office:value="7" calcext:value-type="float">
            <text:p>7</text:p>
          </table:table-cell>
          <table:table-cell table:style-name="ce7" table:formula="of:=ROUND((NORMINV(RAND();[.M$5];[.M$9])+(RAND()-0.5)*[.M$9]*0.2)/[.$N$1])" office:value-type="float" office:value="597" calcext:value-type="float">
            <text:p>597</text:p>
          </table:table-cell>
          <table:table-cell/>
          <table:table-cell table:style-name="ce4" table:formula="of:=[.T22]" office:value-type="float" office:value="15" calcext:value-type="float">
            <text:p>15,0</text:p>
          </table:table-cell>
          <table:table-cell table:style-name="ce4" table:formula="of:=[.S23]+[.$F$16]" office:value-type="float" office:value="16.5" calcext:value-type="float">
            <text:p>16,5</text:p>
          </table:table-cell>
          <table:table-cell table:style-name="ce4" table:formula="of:=COUNTIF([.P$4:.P$103];&quot;&gt;=&quot;&amp;[.S23])-COUNTIF([.P$4:.P$103];&quot;&gt;=&quot;&amp;[.T23])" office:value-type="float" office:value="18" calcext:value-type="float">
            <text:p>18,0</text:p>
          </table:table-cell>
          <table:table-cell table:style-name="ce4" table:formula="of:=[.W22]" office:value-type="float" office:value="657.8" calcext:value-type="float">
            <text:p>657,8</text:p>
          </table:table-cell>
          <table:table-cell table:style-name="ce4" table:formula="of:=[.V23]+[.$I$16]" office:value-type="float" office:value="680.1" calcext:value-type="float">
            <text:p>680,1</text:p>
          </table:table-cell>
          <table:table-cell table:style-name="ce4" table:formula="of:=COUNTIF([.Q$4:.Q$103];&quot;&gt;=&quot;&amp;[.V23])-COUNTIF([.Q$4:.Q$103];&quot;&gt;=&quot;&amp;[.W23])" office:value-type="float" office:value="1" calcext:value-type="float">
            <text:p>1,0</text:p>
          </table:table-cell>
          <table:table-cell table:number-columns-repeated="3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19" calcext:value-type="float">
            <text:p>619</text:p>
          </table:table-cell>
          <table:table-cell/>
          <table:table-cell table:style-name="ce4" table:formula="of:=[.F23]" office:value-type="float" office:value="14.5" calcext:value-type="float">
            <text:p>14,5</text:p>
          </table:table-cell>
          <table:table-cell table:style-name="ce4" table:formula="of:=[.E24]+[.$F$16]" office:value-type="float" office:value="16" calcext:value-type="float">
            <text:p>16,0</text:p>
          </table:table-cell>
          <table:table-cell table:style-name="ce4" table:formula="of:=COUNTIF([.B$4:.B$103];&quot;&gt;=&quot;&amp;[.E24])-COUNTIF([.B$4:.B$103];&quot;&gt;=&quot;&amp;[.F24])" office:value-type="float" office:value="10" calcext:value-type="float">
            <text:p>10,0</text:p>
          </table:table-cell>
          <table:table-cell table:style-name="ce4" table:formula="of:=[.I23]" office:value-type="float" office:value="625.1" calcext:value-type="float">
            <text:p>625,1</text:p>
          </table:table-cell>
          <table:table-cell table:style-name="ce4" table:formula="of:=[.H24]+[.$I$16]" office:value-type="float" office:value="647.4" calcext:value-type="float">
            <text:p>647,4</text:p>
          </table:table-cell>
          <table:table-cell table:style-name="ce4" table:formula="of:=COUNTIF([.C$4:.C$103];&quot;&gt;=&quot;&amp;[.H24])-COUNTIF([.C$4:.C$103];&quot;&gt;=&quot;&amp;[.I24])" office:value-type="float" office:value="7" calcext:value-type="float">
            <text:p>7,0</text:p>
          </table:table-cell>
          <table:table-cell table:number-columns-repeated="4"/>
          <table:table-cell table:style-name="ce65" office:value-type="float" office:value="21" calcext:value-type="float">
            <text:p>21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530" calcext:value-type="float">
            <text:p>530</text:p>
          </table:table-cell>
          <table:table-cell/>
          <table:table-cell table:style-name="ce4" table:formula="of:=[.T23]" office:value-type="float" office:value="16.5" calcext:value-type="float">
            <text:p>16,5</text:p>
          </table:table-cell>
          <table:table-cell table:style-name="ce4" table:formula="of:=[.S24]+[.$F$16]" office:value-type="float" office:value="18" calcext:value-type="float">
            <text:p>18,0</text:p>
          </table:table-cell>
          <table:table-cell table:style-name="ce4" table:formula="of:=COUNTIF([.P$4:.P$103];&quot;&gt;=&quot;&amp;[.S24])-COUNTIF([.P$4:.P$103];&quot;&gt;=&quot;&amp;[.T24])" office:value-type="float" office:value="2" calcext:value-type="float">
            <text:p>2,0</text:p>
          </table:table-cell>
          <table:table-cell table:style-name="ce4" table:formula="of:=[.W23]" office:value-type="float" office:value="680.1" calcext:value-type="float">
            <text:p>680,1</text:p>
          </table:table-cell>
          <table:table-cell table:style-name="ce4" table:formula="of:=[.V24]+[.$I$16]" office:value-type="float" office:value="702.4" calcext:value-type="float">
            <text:p>702,4</text:p>
          </table:table-cell>
          <table:table-cell table:style-name="ce4" table:formula="of:=COUNTIF([.Q$4:.Q$103];&quot;&gt;=&quot;&amp;[.V24])-COUNTIF([.Q$4:.Q$103];&quot;&gt;=&quot;&amp;[.W24])" office:value-type="float" office:value="0" calcext:value-type="float">
            <text:p>0,0</text:p>
          </table:table-cell>
          <table:table-cell table:number-columns-repeated="3"/>
        </table:table-row>
        <table:table-row table:style-name="ro3"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28" calcext:value-type="float">
            <text:p>628</text:p>
          </table:table-cell>
          <table:table-cell/>
          <table:table-cell table:style-name="ce4" table:formula="of:=[.F24]" office:value-type="float" office:value="16" calcext:value-type="float">
            <text:p>16,0</text:p>
          </table:table-cell>
          <table:table-cell table:style-name="ce4" table:formula="of:=[.E25]+[.$F$16]" office:value-type="float" office:value="17.5" calcext:value-type="float">
            <text:p>17,5</text:p>
          </table:table-cell>
          <table:table-cell table:style-name="ce4" table:formula="of:=COUNTIF([.B$4:.B$103];&quot;&gt;=&quot;&amp;[.E25])-COUNTIF([.B$4:.B$103];&quot;&gt;=&quot;&amp;[.F25])" office:value-type="float" office:value="9" calcext:value-type="float">
            <text:p>9,0</text:p>
          </table:table-cell>
          <table:table-cell table:style-name="ce4" table:formula="of:=[.I24]" office:value-type="float" office:value="647.4" calcext:value-type="float">
            <text:p>647,4</text:p>
          </table:table-cell>
          <table:table-cell table:style-name="ce4" table:formula="of:=[.H25]+[.$I$16]" office:value-type="float" office:value="669.7" calcext:value-type="float">
            <text:p>669,7</text:p>
          </table:table-cell>
          <table:table-cell table:style-name="ce4" table:formula="of:=COUNTIF([.C$4:.C$103];&quot;&gt;=&quot;&amp;[.H25])-COUNTIF([.C$4:.C$103];&quot;&gt;=&quot;&amp;[.I25])" office:value-type="float" office:value="2" calcext:value-type="float">
            <text:p>2,0</text:p>
          </table:table-cell>
          <table:table-cell table:number-columns-repeated="4"/>
          <table:table-cell table:style-name="ce65" office:value-type="float" office:value="22" calcext:value-type="float">
            <text:p>22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623" calcext:value-type="float">
            <text:p>623</text:p>
          </table:table-cell>
          <table:table-cell/>
          <table:table-cell table:style-name="ce4" table:formula="of:=[.T24]" office:value-type="float" office:value="18" calcext:value-type="float">
            <text:p>18,0</text:p>
          </table:table-cell>
          <table:table-cell table:style-name="ce4" table:formula="of:=[.S25]+[.$F$16]" office:value-type="float" office:value="19.5" calcext:value-type="float">
            <text:p>19,5</text:p>
          </table:table-cell>
          <table:table-cell table:style-name="ce4" table:formula="of:=COUNTIF([.P$4:.P$103];&quot;&gt;=&quot;&amp;[.S25])-COUNTIF([.P$4:.P$103];&quot;&gt;=&quot;&amp;[.T25])" office:value-type="float" office:value="1" calcext:value-type="float">
            <text:p>1,0</text:p>
          </table:table-cell>
          <table:table-cell table:style-name="ce4" table:formula="of:=[.W24]" office:value-type="float" office:value="702.4" calcext:value-type="float">
            <text:p>702,4</text:p>
          </table:table-cell>
          <table:table-cell table:style-name="ce4" table:formula="of:=[.V25]+[.$I$16]" office:value-type="float" office:value="724.7" calcext:value-type="float">
            <text:p>724,7</text:p>
          </table:table-cell>
          <table:table-cell table:style-name="ce4" table:formula="of:=COUNTIF([.Q$4:.Q$103];&quot;&gt;=&quot;&amp;[.V25])-COUNTIF([.Q$4:.Q$103];&quot;&gt;=&quot;&amp;[.W25])" office:value-type="float" office:value="0" calcext:value-type="float">
            <text:p>0,0</text:p>
          </table:table-cell>
          <table:table-cell table:number-columns-repeated="3"/>
        </table:table-row>
        <table:table-row table:style-name="ro3"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84" calcext:value-type="float">
            <text:p>584</text:p>
          </table:table-cell>
          <table:table-cell/>
          <table:table-cell table:style-name="ce4" table:formula="of:=[.F25]" office:value-type="float" office:value="17.5" calcext:value-type="float">
            <text:p>17,5</text:p>
          </table:table-cell>
          <table:table-cell table:style-name="ce4" table:formula="of:=[.E26]+[.$F$16]" office:value-type="float" office:value="19" calcext:value-type="float">
            <text:p>19,0</text:p>
          </table:table-cell>
          <table:table-cell table:style-name="ce4" table:formula="of:=COUNTIF([.B$4:.B$103];&quot;&gt;=&quot;&amp;[.E26])" office:value-type="float" office:value="4" calcext:value-type="float">
            <text:p>4,0</text:p>
          </table:table-cell>
          <table:table-cell table:style-name="ce4" table:formula="of:=[.I25]" office:value-type="float" office:value="669.7" calcext:value-type="float">
            <text:p>669,7</text:p>
          </table:table-cell>
          <table:table-cell table:style-name="ce4" table:formula="of:=[.H26]+[.$I$16]" office:value-type="float" office:value="692" calcext:value-type="float">
            <text:p>692,0</text:p>
          </table:table-cell>
          <table:table-cell table:style-name="ce4" table:formula="of:=COUNTIF([.C$4:.C$103];&quot;&gt;=&quot;&amp;[.H26])" office:value-type="float" office:value="2" calcext:value-type="float">
            <text:p>2,0</text:p>
          </table:table-cell>
          <table:table-cell table:number-columns-repeated="4"/>
          <table:table-cell table:style-name="ce65" office:value-type="float" office:value="23" calcext:value-type="float">
            <text:p>23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572" calcext:value-type="float">
            <text:p>572</text:p>
          </table:table-cell>
          <table:table-cell/>
          <table:table-cell table:style-name="ce4" table:formula="of:=[.T25]" office:value-type="float" office:value="19.5" calcext:value-type="float">
            <text:p>19,5</text:p>
          </table:table-cell>
          <table:table-cell table:style-name="ce4" table:formula="of:=[.S26]+[.$F$16]" office:value-type="float" office:value="21" calcext:value-type="float">
            <text:p>21,0</text:p>
          </table:table-cell>
          <table:table-cell table:style-name="ce4" table:formula="of:=COUNTIF([.P$4:.P$103];&quot;&gt;=&quot;&amp;[.S26])" office:value-type="float" office:value="1" calcext:value-type="float">
            <text:p>1,0</text:p>
          </table:table-cell>
          <table:table-cell table:style-name="ce4" table:formula="of:=[.W25]" office:value-type="float" office:value="724.7" calcext:value-type="float">
            <text:p>724,7</text:p>
          </table:table-cell>
          <table:table-cell table:style-name="ce4" table:formula="of:=[.V26]+[.$I$16]" office:value-type="float" office:value="747" calcext:value-type="float">
            <text:p>747,0</text:p>
          </table:table-cell>
          <table:table-cell table:style-name="ce4" table:formula="of:=COUNTIF([.Q$4:.Q$103];&quot;&gt;=&quot;&amp;[.V26])" office:value-type="float" office:value="0" calcext:value-type="float">
            <text:p>0,0</text:p>
          </table:table-cell>
          <table:table-cell table:number-columns-repeated="3"/>
        </table:table-row>
        <table:table-row table:style-name="ro3"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12" calcext:value-type="float">
            <text:p>612</text:p>
          </table:table-cell>
          <table:table-cell/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34"/>
          <table:table-cell table:style-name="ce62" table:formula="of:=SUM([.G17:.G26])" office:value-type="float" office:value="100" calcext:value-type="float">
            <text:p>100</text:p>
          </table:table-cell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34"/>
          <table:table-cell table:style-name="ce62" table:formula="of:=SUM([.J17:.J26])" office:value-type="float" office:value="100" calcext:value-type="float">
            <text:p>100</text:p>
          </table:table-cell>
          <table:table-cell table:number-columns-repeated="4"/>
          <table:table-cell table:style-name="ce65" office:value-type="float" office:value="24" calcext:value-type="float">
            <text:p>24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632" calcext:value-type="float">
            <text:p>632</text:p>
          </table:table-cell>
          <table:table-cell/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34"/>
          <table:table-cell table:style-name="ce62" table:formula="of:=SUM([.U17:.U26])" office:value-type="float" office:value="100" calcext:value-type="float">
            <text:p>100</text:p>
          </table:table-cell>
          <table:table-cell table:style-name="ce51" office:value-type="string" calcext:value-type="string" table:number-columns-spanned="2" table:number-rows-spanned="1">
            <text:p>Проверка</text:p>
          </table:table-cell>
          <table:covered-table-cell table:style-name="ce34"/>
          <table:table-cell table:style-name="ce62" table:formula="of:=SUM([.X17:.X26]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table:style-name="ce7" office:value-type="float" office:value="25" calcext:value-type="float">
            <text:p>2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83" calcext:value-type="float">
            <text:p>583</text:p>
          </table:table-cell>
          <table:table-cell table:number-columns-repeated="11"/>
          <table:table-cell table:style-name="ce65" office:value-type="float" office:value="25" calcext:value-type="float">
            <text:p>25</text:p>
          </table:table-cell>
          <table:table-cell table:style-name="ce7" table:formula="of:=ROUND((NORMINV(RAND();[.I$5];[.I$9])+(RAND()-0.5)*[.I$9]*0.2)/[.$N$1])" office:value-type="float" office:value="16" calcext:value-type="float">
            <text:p>16</text:p>
          </table:table-cell>
          <table:table-cell table:style-name="ce7" table:formula="of:=ROUND((NORMINV(RAND();[.M$5];[.M$9])+(RAND()-0.5)*[.M$9]*0.2)/[.$N$1])" office:value-type="float" office:value="603" calcext:value-type="float">
            <text:p>603</text:p>
          </table:table-cell>
          <table:table-cell table:number-columns-repeated="10"/>
        </table:table-row>
        <table:table-row table:style-name="ro3">
          <table:table-cell table:style-name="ce7" office:value-type="float" office:value="26" calcext:value-type="float">
            <text:p>2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78" calcext:value-type="float">
            <text:p>578</text:p>
          </table:table-cell>
          <table:table-cell table:number-columns-repeated="11"/>
          <table:table-cell table:style-name="ce65" office:value-type="float" office:value="26" calcext:value-type="float">
            <text:p>26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556" calcext:value-type="float">
            <text:p>556</text:p>
          </table:table-cell>
          <table:table-cell table:number-columns-repeated="10"/>
        </table:table-row>
        <table:table-row table:style-name="ro3">
          <table:table-cell table:style-name="ce7" office:value-type="float" office:value="27" calcext:value-type="float">
            <text:p>2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38" calcext:value-type="float">
            <text:p>638</text:p>
          </table:table-cell>
          <table:table-cell table:number-columns-repeated="11"/>
          <table:table-cell table:style-name="ce65" office:value-type="float" office:value="27" calcext:value-type="float">
            <text:p>27</text:p>
          </table:table-cell>
          <table:table-cell table:style-name="ce7" table:formula="of:=ROUND((NORMINV(RAND();[.I$5];[.I$9])+(RAND()-0.5)*[.I$9]*0.2)/[.$N$1])" office:value-type="float" office:value="6" calcext:value-type="float">
            <text:p>6</text:p>
          </table:table-cell>
          <table:table-cell table:style-name="ce7" table:formula="of:=ROUND((NORMINV(RAND();[.M$5];[.M$9])+(RAND()-0.5)*[.M$9]*0.2)/[.$N$1])" office:value-type="float" office:value="596" calcext:value-type="float">
            <text:p>596</text:p>
          </table:table-cell>
          <table:table-cell table:number-columns-repeated="10"/>
        </table:table-row>
        <table:table-row table:style-name="ro3">
          <table:table-cell table:style-name="ce7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1" calcext:value-type="float">
            <text:p>591</text:p>
          </table:table-cell>
          <table:table-cell table:number-columns-repeated="11"/>
          <table:table-cell table:style-name="ce65" office:value-type="float" office:value="28" calcext:value-type="float">
            <text:p>28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592" calcext:value-type="float">
            <text:p>592</text:p>
          </table:table-cell>
          <table:table-cell table:number-columns-repeated="10"/>
        </table:table-row>
        <table:table-row table:style-name="ro3"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08" calcext:value-type="float">
            <text:p>608</text:p>
          </table:table-cell>
          <table:table-cell table:number-columns-repeated="11"/>
          <table:table-cell table:style-name="ce65" office:value-type="float" office:value="29" calcext:value-type="float">
            <text:p>29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614" calcext:value-type="float">
            <text:p>614</text:p>
          </table:table-cell>
          <table:table-cell table:number-columns-repeated="10"/>
        </table:table-row>
        <table:table-row table:style-name="ro3">
          <table:table-cell table:style-name="ce7" office:value-type="float" office:value="30" calcext:value-type="float">
            <text:p>3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07" calcext:value-type="float">
            <text:p>607</text:p>
          </table:table-cell>
          <table:table-cell table:number-columns-repeated="11"/>
          <table:table-cell table:style-name="ce65" office:value-type="float" office:value="30" calcext:value-type="float">
            <text:p>30</text:p>
          </table:table-cell>
          <table:table-cell table:style-name="ce7" table:formula="of:=ROUND((NORMINV(RAND();[.I$5];[.I$9])+(RAND()-0.5)*[.I$9]*0.2)/[.$N$1])" office:value-type="float" office:value="14" calcext:value-type="float">
            <text:p>14</text:p>
          </table:table-cell>
          <table:table-cell table:style-name="ce7" table:formula="of:=ROUND((NORMINV(RAND();[.M$5];[.M$9])+(RAND()-0.5)*[.M$9]*0.2)/[.$N$1])" office:value-type="float" office:value="578" calcext:value-type="float">
            <text:p>578</text:p>
          </table:table-cell>
          <table:table-cell table:number-columns-repeated="10"/>
        </table:table-row>
        <table:table-row table:style-name="ro3">
          <table:table-cell table:style-name="ce7" office:value-type="float" office:value="31" calcext:value-type="float">
            <text:p>3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03" calcext:value-type="float">
            <text:p>603</text:p>
          </table:table-cell>
          <table:table-cell table:number-columns-repeated="11"/>
          <table:table-cell table:style-name="ce65" office:value-type="float" office:value="31" calcext:value-type="float">
            <text:p>31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615" calcext:value-type="float">
            <text:p>615</text:p>
          </table:table-cell>
          <table:table-cell table:number-columns-repeated="10"/>
        </table:table-row>
        <table:table-row table:style-name="ro3"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20" calcext:value-type="float">
            <text:p>620</text:p>
          </table:table-cell>
          <table:table-cell table:number-columns-repeated="11"/>
          <table:table-cell table:style-name="ce65" office:value-type="float" office:value="32" calcext:value-type="float">
            <text:p>32</text:p>
          </table:table-cell>
          <table:table-cell table:style-name="ce7" table:formula="of:=ROUND((NORMINV(RAND();[.I$5];[.I$9])+(RAND()-0.5)*[.I$9]*0.2)/[.$N$1])" office:value-type="float" office:value="16" calcext:value-type="float">
            <text:p>16</text:p>
          </table:table-cell>
          <table:table-cell table:style-name="ce7" table:formula="of:=ROUND((NORMINV(RAND();[.M$5];[.M$9])+(RAND()-0.5)*[.M$9]*0.2)/[.$N$1])" office:value-type="float" office:value="584" calcext:value-type="float">
            <text:p>584</text:p>
          </table:table-cell>
          <table:table-cell table:number-columns-repeated="10"/>
        </table:table-row>
        <table:table-row table:style-name="ro3">
          <table:table-cell table:style-name="ce7" office:value-type="float" office:value="33" calcext:value-type="float">
            <text:p>3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89" calcext:value-type="float">
            <text:p>589</text:p>
          </table:table-cell>
          <table:table-cell table:number-columns-repeated="11"/>
          <table:table-cell table:style-name="ce65" office:value-type="float" office:value="33" calcext:value-type="float">
            <text:p>33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588" calcext:value-type="float">
            <text:p>588</text:p>
          </table:table-cell>
          <table:table-cell table:number-columns-repeated="10"/>
        </table:table-row>
        <table:table-row table:style-name="ro3">
          <table:table-cell table:style-name="ce7" office:value-type="float" office:value="34" calcext:value-type="float">
            <text:p>3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35" calcext:value-type="float">
            <text:p>635</text:p>
          </table:table-cell>
          <table:table-cell table:number-columns-repeated="11"/>
          <table:table-cell table:style-name="ce65" office:value-type="float" office:value="34" calcext:value-type="float">
            <text:p>34</text:p>
          </table:table-cell>
          <table:table-cell table:style-name="ce7" table:formula="of:=ROUND((NORMINV(RAND();[.I$5];[.I$9])+(RAND()-0.5)*[.I$9]*0.2)/[.$N$1])" office:value-type="float" office:value="14" calcext:value-type="float">
            <text:p>14</text:p>
          </table:table-cell>
          <table:table-cell table:style-name="ce7" table:formula="of:=ROUND((NORMINV(RAND();[.M$5];[.M$9])+(RAND()-0.5)*[.M$9]*0.2)/[.$N$1])" office:value-type="float" office:value="539" calcext:value-type="float">
            <text:p>539</text:p>
          </table:table-cell>
          <table:table-cell table:number-columns-repeated="10"/>
        </table:table-row>
        <table:table-row table:style-name="ro3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07" calcext:value-type="float">
            <text:p>607</text:p>
          </table:table-cell>
          <table:table-cell table:number-columns-repeated="11"/>
          <table:table-cell table:style-name="ce65" office:value-type="float" office:value="35" calcext:value-type="float">
            <text:p>35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538" calcext:value-type="float">
            <text:p>538</text:p>
          </table:table-cell>
          <table:table-cell table:number-columns-repeated="10"/>
        </table:table-row>
        <table:table-row table:style-name="ro3"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76" calcext:value-type="float">
            <text:p>576</text:p>
          </table:table-cell>
          <table:table-cell table:number-columns-repeated="11"/>
          <table:table-cell table:style-name="ce65" office:value-type="float" office:value="36" calcext:value-type="float">
            <text:p>36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621" calcext:value-type="float">
            <text:p>621</text:p>
          </table:table-cell>
          <table:table-cell table:number-columns-repeated="10"/>
        </table:table-row>
        <table:table-row table:style-name="ro3">
          <table:table-cell table:style-name="ce7" office:value-type="float" office:value="37" calcext:value-type="float">
            <text:p>3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52" calcext:value-type="float">
            <text:p>652</text:p>
          </table:table-cell>
          <table:table-cell table:number-columns-repeated="11"/>
          <table:table-cell table:style-name="ce65" office:value-type="float" office:value="37" calcext:value-type="float">
            <text:p>37</text:p>
          </table:table-cell>
          <table:table-cell table:style-name="ce7" table:formula="of:=ROUND((NORMINV(RAND();[.I$5];[.I$9])+(RAND()-0.5)*[.I$9]*0.2)/[.$N$1])" office:value-type="float" office:value="16" calcext:value-type="float">
            <text:p>16</text:p>
          </table:table-cell>
          <table:table-cell table:style-name="ce7" table:formula="of:=ROUND((NORMINV(RAND();[.M$5];[.M$9])+(RAND()-0.5)*[.M$9]*0.2)/[.$N$1])" office:value-type="float" office:value="613" calcext:value-type="float">
            <text:p>613</text:p>
          </table:table-cell>
          <table:table-cell table:number-columns-repeated="10"/>
        </table:table-row>
        <table:table-row table:style-name="ro3">
          <table:table-cell table:style-name="ce7" office:value-type="float" office:value="38" calcext:value-type="float">
            <text:p>3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21" calcext:value-type="float">
            <text:p>621</text:p>
          </table:table-cell>
          <table:table-cell table:number-columns-repeated="11"/>
          <table:table-cell table:style-name="ce65" office:value-type="float" office:value="38" calcext:value-type="float">
            <text:p>38</text:p>
          </table:table-cell>
          <table:table-cell table:style-name="ce7" table:formula="of:=ROUND((NORMINV(RAND();[.I$5];[.I$9])+(RAND()-0.5)*[.I$9]*0.2)/[.$N$1])" office:value-type="float" office:value="16" calcext:value-type="float">
            <text:p>16</text:p>
          </table:table-cell>
          <table:table-cell table:style-name="ce7" table:formula="of:=ROUND((NORMINV(RAND();[.M$5];[.M$9])+(RAND()-0.5)*[.M$9]*0.2)/[.$N$1])" office:value-type="float" office:value="591" calcext:value-type="float">
            <text:p>591</text:p>
          </table:table-cell>
          <table:table-cell table:number-columns-repeated="10"/>
        </table:table-row>
        <table:table-row table:style-name="ro3">
          <table:table-cell table:style-name="ce7" office:value-type="float" office:value="39" calcext:value-type="float">
            <text:p>3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97" calcext:value-type="float">
            <text:p>597</text:p>
          </table:table-cell>
          <table:table-cell table:number-columns-repeated="11"/>
          <table:table-cell table:style-name="ce65" office:value-type="float" office:value="39" calcext:value-type="float">
            <text:p>39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616" calcext:value-type="float">
            <text:p>616</text:p>
          </table:table-cell>
          <table:table-cell table:number-columns-repeated="10"/>
        </table:table-row>
        <table:table-row table:style-name="ro3">
          <table:table-cell table:style-name="ce7" office:value-type="float" office:value="40" calcext:value-type="float">
            <text:p>4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04" calcext:value-type="float">
            <text:p>604</text:p>
          </table:table-cell>
          <table:table-cell table:number-columns-repeated="11"/>
          <table:table-cell table:style-name="ce65" office:value-type="float" office:value="40" calcext:value-type="float">
            <text:p>40</text:p>
          </table:table-cell>
          <table:table-cell table:style-name="ce7" table:formula="of:=ROUND((NORMINV(RAND();[.I$5];[.I$9])+(RAND()-0.5)*[.I$9]*0.2)/[.$N$1])" office:value-type="float" office:value="14" calcext:value-type="float">
            <text:p>14</text:p>
          </table:table-cell>
          <table:table-cell table:style-name="ce7" table:formula="of:=ROUND((NORMINV(RAND();[.M$5];[.M$9])+(RAND()-0.5)*[.M$9]*0.2)/[.$N$1])" office:value-type="float" office:value="605" calcext:value-type="float">
            <text:p>605</text:p>
          </table:table-cell>
          <table:table-cell table:number-columns-repeated="10"/>
        </table:table-row>
        <table:table-row table:style-name="ro3">
          <table:table-cell table:style-name="ce7" office:value-type="float" office:value="41" calcext:value-type="float">
            <text:p>4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09" calcext:value-type="float">
            <text:p>609</text:p>
          </table:table-cell>
          <table:table-cell table:number-columns-repeated="11"/>
          <table:table-cell table:style-name="ce65" office:value-type="float" office:value="41" calcext:value-type="float">
            <text:p>41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588" calcext:value-type="float">
            <text:p>588</text:p>
          </table:table-cell>
          <table:table-cell table:number-columns-repeated="10"/>
        </table:table-row>
        <table:table-row table:style-name="ro3">
          <table:table-cell table:style-name="ce7" office:value-type="float" office:value="42" calcext:value-type="float">
            <text:p>4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92" calcext:value-type="float">
            <text:p>592</text:p>
          </table:table-cell>
          <table:table-cell table:number-columns-repeated="11"/>
          <table:table-cell table:style-name="ce65" office:value-type="float" office:value="42" calcext:value-type="float">
            <text:p>42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549" calcext:value-type="float">
            <text:p>549</text:p>
          </table:table-cell>
          <table:table-cell table:number-columns-repeated="10"/>
        </table:table-row>
        <table:table-row table:style-name="ro3">
          <table:table-cell table:style-name="ce7" office:value-type="float" office:value="43" calcext:value-type="float">
            <text:p>4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15" calcext:value-type="float">
            <text:p>615</text:p>
          </table:table-cell>
          <table:table-cell table:number-columns-repeated="11"/>
          <table:table-cell table:style-name="ce65" office:value-type="float" office:value="43" calcext:value-type="float">
            <text:p>43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602" calcext:value-type="float">
            <text:p>602</text:p>
          </table:table-cell>
          <table:table-cell table:number-columns-repeated="10"/>
        </table:table-row>
        <table:table-row table:style-name="ro3">
          <table:table-cell table:style-name="ce7" office:value-type="float" office:value="44" calcext:value-type="float">
            <text:p>4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13" calcext:value-type="float">
            <text:p>613</text:p>
          </table:table-cell>
          <table:table-cell table:number-columns-repeated="11"/>
          <table:table-cell table:style-name="ce65" office:value-type="float" office:value="44" calcext:value-type="float">
            <text:p>44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633" calcext:value-type="float">
            <text:p>633</text:p>
          </table:table-cell>
          <table:table-cell table:number-columns-repeated="10"/>
        </table:table-row>
        <table:table-row table:style-name="ro3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96" calcext:value-type="float">
            <text:p>596</text:p>
          </table:table-cell>
          <table:table-cell table:number-columns-repeated="11"/>
          <table:table-cell table:style-name="ce65" office:value-type="float" office:value="45" calcext:value-type="float">
            <text:p>45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567" calcext:value-type="float">
            <text:p>567</text:p>
          </table:table-cell>
          <table:table-cell table:number-columns-repeated="10"/>
        </table:table-row>
        <table:table-row table:style-name="ro3">
          <table:table-cell table:style-name="ce7" office:value-type="float" office:value="46" calcext:value-type="float">
            <text:p>4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39" calcext:value-type="float">
            <text:p>639</text:p>
          </table:table-cell>
          <table:table-cell table:number-columns-repeated="11"/>
          <table:table-cell table:style-name="ce65" office:value-type="float" office:value="46" calcext:value-type="float">
            <text:p>46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600" calcext:value-type="float">
            <text:p>600</text:p>
          </table:table-cell>
          <table:table-cell table:number-columns-repeated="10"/>
        </table:table-row>
        <table:table-row table:style-name="ro3">
          <table:table-cell table:style-name="ce7" office:value-type="float" office:value="47" calcext:value-type="float">
            <text:p>4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24" calcext:value-type="float">
            <text:p>624</text:p>
          </table:table-cell>
          <table:table-cell table:number-columns-repeated="11"/>
          <table:table-cell table:style-name="ce65" office:value-type="float" office:value="47" calcext:value-type="float">
            <text:p>47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600" calcext:value-type="float">
            <text:p>600</text:p>
          </table:table-cell>
          <table:table-cell table:number-columns-repeated="10"/>
        </table:table-row>
        <table:table-row table:style-name="ro3">
          <table:table-cell table:style-name="ce7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13" calcext:value-type="float">
            <text:p>613</text:p>
          </table:table-cell>
          <table:table-cell table:number-columns-repeated="11"/>
          <table:table-cell table:style-name="ce65" office:value-type="float" office:value="48" calcext:value-type="float">
            <text:p>48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592" calcext:value-type="float">
            <text:p>592</text:p>
          </table:table-cell>
          <table:table-cell table:number-columns-repeated="10"/>
        </table:table-row>
        <table:table-row table:style-name="ro3">
          <table:table-cell table:style-name="ce7" office:value-type="float" office:value="49" calcext:value-type="float">
            <text:p>4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71" calcext:value-type="float">
            <text:p>571</text:p>
          </table:table-cell>
          <table:table-cell table:number-columns-repeated="11"/>
          <table:table-cell table:style-name="ce65" office:value-type="float" office:value="49" calcext:value-type="float">
            <text:p>49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613" calcext:value-type="float">
            <text:p>613</text:p>
          </table:table-cell>
          <table:table-cell table:number-columns-repeated="10"/>
        </table:table-row>
        <table:table-row table:style-name="ro3">
          <table:table-cell table:style-name="ce7" office:value-type="float" office:value="50" calcext:value-type="float">
            <text:p>5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96" calcext:value-type="float">
            <text:p>596</text:p>
          </table:table-cell>
          <table:table-cell table:number-columns-repeated="11"/>
          <table:table-cell table:style-name="ce65" office:value-type="float" office:value="50" calcext:value-type="float">
            <text:p>50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630" calcext:value-type="float">
            <text:p>630</text:p>
          </table:table-cell>
          <table:table-cell table:number-columns-repeated="10"/>
        </table:table-row>
        <table:table-row table:style-name="ro3">
          <table:table-cell table:style-name="ce7" office:value-type="float" office:value="51" calcext:value-type="float">
            <text:p>5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11" calcext:value-type="float">
            <text:p>611</text:p>
          </table:table-cell>
          <table:table-cell table:number-columns-repeated="11"/>
          <table:table-cell table:style-name="ce65" office:value-type="float" office:value="51" calcext:value-type="float">
            <text:p>51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588" calcext:value-type="float">
            <text:p>588</text:p>
          </table:table-cell>
          <table:table-cell table:number-columns-repeated="10"/>
        </table:table-row>
        <table:table-row table:style-name="ro3">
          <table:table-cell table:style-name="ce7" office:value-type="float" office:value="52" calcext:value-type="float">
            <text:p>5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70" calcext:value-type="float">
            <text:p>670</text:p>
          </table:table-cell>
          <table:table-cell table:number-columns-repeated="11"/>
          <table:table-cell table:style-name="ce65" office:value-type="float" office:value="52" calcext:value-type="float">
            <text:p>52</text:p>
          </table:table-cell>
          <table:table-cell table:style-name="ce7" table:formula="of:=ROUND((NORMINV(RAND();[.I$5];[.I$9])+(RAND()-0.5)*[.I$9]*0.2)/[.$N$1])" office:value-type="float" office:value="16" calcext:value-type="float">
            <text:p>16</text:p>
          </table:table-cell>
          <table:table-cell table:style-name="ce7" table:formula="of:=ROUND((NORMINV(RAND();[.M$5];[.M$9])+(RAND()-0.5)*[.M$9]*0.2)/[.$N$1])" office:value-type="float" office:value="589" calcext:value-type="float">
            <text:p>589</text:p>
          </table:table-cell>
          <table:table-cell table:number-columns-repeated="10"/>
        </table:table-row>
        <table:table-row table:style-name="ro3">
          <table:table-cell table:style-name="ce7" office:value-type="float" office:value="53" calcext:value-type="float">
            <text:p>5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92" calcext:value-type="float">
            <text:p>692</text:p>
          </table:table-cell>
          <table:table-cell table:number-columns-repeated="11"/>
          <table:table-cell table:style-name="ce65" office:value-type="float" office:value="53" calcext:value-type="float">
            <text:p>53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605" calcext:value-type="float">
            <text:p>605</text:p>
          </table:table-cell>
          <table:table-cell table:number-columns-repeated="10"/>
        </table:table-row>
        <table:table-row table:style-name="ro3">
          <table:table-cell table:style-name="ce7" office:value-type="float" office:value="54" calcext:value-type="float">
            <text:p>5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31" calcext:value-type="float">
            <text:p>531</text:p>
          </table:table-cell>
          <table:table-cell table:number-columns-repeated="11"/>
          <table:table-cell table:style-name="ce65" office:value-type="float" office:value="54" calcext:value-type="float">
            <text:p>54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617" calcext:value-type="float">
            <text:p>617</text:p>
          </table:table-cell>
          <table:table-cell table:number-columns-repeated="10"/>
        </table:table-row>
        <table:table-row table:style-name="ro3">
          <table:table-cell table:style-name="ce7" office:value-type="float" office:value="55" calcext:value-type="float">
            <text:p>5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73" calcext:value-type="float">
            <text:p>573</text:p>
          </table:table-cell>
          <table:table-cell table:number-columns-repeated="11"/>
          <table:table-cell table:style-name="ce65" office:value-type="float" office:value="55" calcext:value-type="float">
            <text:p>55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590" calcext:value-type="float">
            <text:p>590</text:p>
          </table:table-cell>
          <table:table-cell table:number-columns-repeated="10"/>
        </table:table-row>
        <table:table-row table:style-name="ro3">
          <table:table-cell table:style-name="ce7" office:value-type="float" office:value="56" calcext:value-type="float">
            <text:p>5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84" calcext:value-type="float">
            <text:p>584</text:p>
          </table:table-cell>
          <table:table-cell table:number-columns-repeated="11"/>
          <table:table-cell table:style-name="ce65" office:value-type="float" office:value="56" calcext:value-type="float">
            <text:p>56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607" calcext:value-type="float">
            <text:p>607</text:p>
          </table:table-cell>
          <table:table-cell table:number-columns-repeated="10"/>
        </table:table-row>
        <table:table-row table:style-name="ro3">
          <table:table-cell table:style-name="ce7" office:value-type="float" office:value="57" calcext:value-type="float">
            <text:p>5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98" calcext:value-type="float">
            <text:p>598</text:p>
          </table:table-cell>
          <table:table-cell table:number-columns-repeated="11"/>
          <table:table-cell table:style-name="ce65" office:value-type="float" office:value="57" calcext:value-type="float">
            <text:p>57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612" calcext:value-type="float">
            <text:p>612</text:p>
          </table:table-cell>
          <table:table-cell table:number-columns-repeated="10"/>
        </table:table-row>
        <table:table-row table:style-name="ro3">
          <table:table-cell table:style-name="ce7" office:value-type="float" office:value="58" calcext:value-type="float">
            <text:p>5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03" calcext:value-type="float">
            <text:p>603</text:p>
          </table:table-cell>
          <table:table-cell table:number-columns-repeated="11"/>
          <table:table-cell table:style-name="ce65" office:value-type="float" office:value="58" calcext:value-type="float">
            <text:p>58</text:p>
          </table:table-cell>
          <table:table-cell table:style-name="ce7" table:formula="of:=ROUND((NORMINV(RAND();[.I$5];[.I$9])+(RAND()-0.5)*[.I$9]*0.2)/[.$N$1])" office:value-type="float" office:value="16" calcext:value-type="float">
            <text:p>16</text:p>
          </table:table-cell>
          <table:table-cell table:style-name="ce7" table:formula="of:=ROUND((NORMINV(RAND();[.M$5];[.M$9])+(RAND()-0.5)*[.M$9]*0.2)/[.$N$1])" office:value-type="float" office:value="584" calcext:value-type="float">
            <text:p>584</text:p>
          </table:table-cell>
          <table:table-cell table:number-columns-repeated="10"/>
        </table:table-row>
        <table:table-row table:style-name="ro3">
          <table:table-cell table:style-name="ce7" office:value-type="float" office:value="59" calcext:value-type="float">
            <text:p>5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41" calcext:value-type="float">
            <text:p>541</text:p>
          </table:table-cell>
          <table:table-cell table:number-columns-repeated="11"/>
          <table:table-cell table:style-name="ce65" office:value-type="float" office:value="59" calcext:value-type="float">
            <text:p>59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565" calcext:value-type="float">
            <text:p>565</text:p>
          </table:table-cell>
          <table:table-cell table:number-columns-repeated="10"/>
        </table:table-row>
        <table:table-row table:style-name="ro3">
          <table:table-cell table:style-name="ce7" office:value-type="float" office:value="60" calcext:value-type="float">
            <text:p>6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86" calcext:value-type="float">
            <text:p>586</text:p>
          </table:table-cell>
          <table:table-cell table:number-columns-repeated="11"/>
          <table:table-cell table:style-name="ce65" office:value-type="float" office:value="60" calcext:value-type="float">
            <text:p>60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609" calcext:value-type="float">
            <text:p>609</text:p>
          </table:table-cell>
          <table:table-cell table:number-columns-repeated="10"/>
        </table:table-row>
        <table:table-row table:style-name="ro3">
          <table:table-cell table:style-name="ce7" office:value-type="float" office:value="61" calcext:value-type="float">
            <text:p>6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2" calcext:value-type="float">
            <text:p>602</text:p>
          </table:table-cell>
          <table:table-cell table:number-columns-repeated="11"/>
          <table:table-cell table:style-name="ce65" office:value-type="float" office:value="61" calcext:value-type="float">
            <text:p>61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587" calcext:value-type="float">
            <text:p>587</text:p>
          </table:table-cell>
          <table:table-cell table:number-columns-repeated="10"/>
        </table:table-row>
        <table:table-row table:style-name="ro3">
          <table:table-cell table:style-name="ce7" office:value-type="float" office:value="62" calcext:value-type="float">
            <text:p>6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85" calcext:value-type="float">
            <text:p>585</text:p>
          </table:table-cell>
          <table:table-cell table:number-columns-repeated="11"/>
          <table:table-cell table:style-name="ce65" office:value-type="float" office:value="62" calcext:value-type="float">
            <text:p>62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545" calcext:value-type="float">
            <text:p>545</text:p>
          </table:table-cell>
          <table:table-cell table:number-columns-repeated="10"/>
        </table:table-row>
        <table:table-row table:style-name="ro3">
          <table:table-cell table:style-name="ce7" office:value-type="float" office:value="63" calcext:value-type="float">
            <text:p>6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96" calcext:value-type="float">
            <text:p>596</text:p>
          </table:table-cell>
          <table:table-cell table:number-columns-repeated="11"/>
          <table:table-cell table:style-name="ce65" office:value-type="float" office:value="63" calcext:value-type="float">
            <text:p>63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547" calcext:value-type="float">
            <text:p>547</text:p>
          </table:table-cell>
          <table:table-cell table:number-columns-repeated="10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84" calcext:value-type="float">
            <text:p>584</text:p>
          </table:table-cell>
          <table:table-cell table:number-columns-repeated="11"/>
          <table:table-cell table:style-name="ce65" office:value-type="float" office:value="64" calcext:value-type="float">
            <text:p>64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572" calcext:value-type="float">
            <text:p>572</text:p>
          </table:table-cell>
          <table:table-cell table:number-columns-repeated="10"/>
        </table:table-row>
        <table:table-row table:style-name="ro3">
          <table:table-cell table:style-name="ce7" office:value-type="float" office:value="65" calcext:value-type="float">
            <text:p>6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00" calcext:value-type="float">
            <text:p>600</text:p>
          </table:table-cell>
          <table:table-cell table:number-columns-repeated="11"/>
          <table:table-cell table:style-name="ce65" office:value-type="float" office:value="65" calcext:value-type="float">
            <text:p>65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632" calcext:value-type="float">
            <text:p>632</text:p>
          </table:table-cell>
          <table:table-cell table:number-columns-repeated="10"/>
        </table:table-row>
        <table:table-row table:style-name="ro3">
          <table:table-cell table:style-name="ce7" office:value-type="float" office:value="66" calcext:value-type="float">
            <text:p>6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96" calcext:value-type="float">
            <text:p>596</text:p>
          </table:table-cell>
          <table:table-cell table:number-columns-repeated="11"/>
          <table:table-cell table:style-name="ce65" office:value-type="float" office:value="66" calcext:value-type="float">
            <text:p>66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579" calcext:value-type="float">
            <text:p>579</text:p>
          </table:table-cell>
          <table:table-cell table:number-columns-repeated="10"/>
        </table:table-row>
        <table:table-row table:style-name="ro3">
          <table:table-cell table:style-name="ce7" office:value-type="float" office:value="67" calcext:value-type="float">
            <text:p>6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47" calcext:value-type="float">
            <text:p>547</text:p>
          </table:table-cell>
          <table:table-cell table:number-columns-repeated="11"/>
          <table:table-cell table:style-name="ce65" office:value-type="float" office:value="67" calcext:value-type="float">
            <text:p>67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611" calcext:value-type="float">
            <text:p>611</text:p>
          </table:table-cell>
          <table:table-cell table:number-columns-repeated="10"/>
        </table:table-row>
        <table:table-row table:style-name="ro3">
          <table:table-cell table:style-name="ce7" office:value-type="float" office:value="68" calcext:value-type="float">
            <text:p>6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56" calcext:value-type="float">
            <text:p>556</text:p>
          </table:table-cell>
          <table:table-cell table:number-columns-repeated="11"/>
          <table:table-cell table:style-name="ce65" office:value-type="float" office:value="68" calcext:value-type="float">
            <text:p>68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551" calcext:value-type="float">
            <text:p>551</text:p>
          </table:table-cell>
          <table:table-cell table:number-columns-repeated="10"/>
        </table:table-row>
        <table:table-row table:style-name="ro3">
          <table:table-cell table:style-name="ce7" office:value-type="float" office:value="69" calcext:value-type="float">
            <text:p>6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78" calcext:value-type="float">
            <text:p>578</text:p>
          </table:table-cell>
          <table:table-cell table:number-columns-repeated="11"/>
          <table:table-cell table:style-name="ce65" office:value-type="float" office:value="69" calcext:value-type="float">
            <text:p>69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610" calcext:value-type="float">
            <text:p>610</text:p>
          </table:table-cell>
          <table:table-cell table:number-columns-repeated="10"/>
        </table:table-row>
        <table:table-row table:style-name="ro3">
          <table:table-cell table:style-name="ce7" office:value-type="float" office:value="70" calcext:value-type="float">
            <text:p>7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67" calcext:value-type="float">
            <text:p>567</text:p>
          </table:table-cell>
          <table:table-cell table:number-columns-repeated="11"/>
          <table:table-cell table:style-name="ce65" office:value-type="float" office:value="70" calcext:value-type="float">
            <text:p>70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630" calcext:value-type="float">
            <text:p>630</text:p>
          </table:table-cell>
          <table:table-cell table:number-columns-repeated="10"/>
        </table:table-row>
        <table:table-row table:style-name="ro3">
          <table:table-cell table:style-name="ce7" office:value-type="float" office:value="71" calcext:value-type="float">
            <text:p>7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71" calcext:value-type="float">
            <text:p>571</text:p>
          </table:table-cell>
          <table:table-cell table:number-columns-repeated="11"/>
          <table:table-cell table:style-name="ce65" office:value-type="float" office:value="71" calcext:value-type="float">
            <text:p>71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631" calcext:value-type="float">
            <text:p>631</text:p>
          </table:table-cell>
          <table:table-cell table:number-columns-repeated="10"/>
        </table:table-row>
        <table:table-row table:style-name="ro3">
          <table:table-cell table:style-name="ce7" office:value-type="float" office:value="72" calcext:value-type="float">
            <text:p>7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87" calcext:value-type="float">
            <text:p>587</text:p>
          </table:table-cell>
          <table:table-cell table:number-columns-repeated="11"/>
          <table:table-cell table:style-name="ce65" office:value-type="float" office:value="72" calcext:value-type="float">
            <text:p>72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583" calcext:value-type="float">
            <text:p>583</text:p>
          </table:table-cell>
          <table:table-cell table:number-columns-repeated="10"/>
        </table:table-row>
        <table:table-row table:style-name="ro3">
          <table:table-cell table:style-name="ce7" office:value-type="float" office:value="73" calcext:value-type="float">
            <text:p>7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81" calcext:value-type="float">
            <text:p>581</text:p>
          </table:table-cell>
          <table:table-cell table:number-columns-repeated="11"/>
          <table:table-cell table:style-name="ce65" office:value-type="float" office:value="73" calcext:value-type="float">
            <text:p>73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593" calcext:value-type="float">
            <text:p>593</text:p>
          </table:table-cell>
          <table:table-cell table:number-columns-repeated="10"/>
        </table:table-row>
        <table:table-row table:style-name="ro3">
          <table:table-cell table:style-name="ce7" office:value-type="float" office:value="74" calcext:value-type="float">
            <text:p>7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89" calcext:value-type="float">
            <text:p>589</text:p>
          </table:table-cell>
          <table:table-cell table:number-columns-repeated="11"/>
          <table:table-cell table:style-name="ce65" office:value-type="float" office:value="74" calcext:value-type="float">
            <text:p>74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587" calcext:value-type="float">
            <text:p>587</text:p>
          </table:table-cell>
          <table:table-cell table:number-columns-repeated="10"/>
        </table:table-row>
        <table:table-row table:style-name="ro3"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92" calcext:value-type="float">
            <text:p>592</text:p>
          </table:table-cell>
          <table:table-cell table:number-columns-repeated="11"/>
          <table:table-cell table:style-name="ce65" office:value-type="float" office:value="75" calcext:value-type="float">
            <text:p>75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581" calcext:value-type="float">
            <text:p>581</text:p>
          </table:table-cell>
          <table:table-cell table:number-columns-repeated="10"/>
        </table:table-row>
        <table:table-row table:style-name="ro3">
          <table:table-cell table:style-name="ce7" office:value-type="float" office:value="76" calcext:value-type="float">
            <text:p>7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75" calcext:value-type="float">
            <text:p>575</text:p>
          </table:table-cell>
          <table:table-cell table:number-columns-repeated="11"/>
          <table:table-cell table:style-name="ce65" office:value-type="float" office:value="76" calcext:value-type="float">
            <text:p>76</text:p>
          </table:table-cell>
          <table:table-cell table:style-name="ce7" table:formula="of:=ROUND((NORMINV(RAND();[.I$5];[.I$9])+(RAND()-0.5)*[.I$9]*0.2)/[.$N$1])" office:value-type="float" office:value="6" calcext:value-type="float">
            <text:p>6</text:p>
          </table:table-cell>
          <table:table-cell table:style-name="ce7" table:formula="of:=ROUND((NORMINV(RAND();[.M$5];[.M$9])+(RAND()-0.5)*[.M$9]*0.2)/[.$N$1])" office:value-type="float" office:value="600" calcext:value-type="float">
            <text:p>600</text:p>
          </table:table-cell>
          <table:table-cell table:number-columns-repeated="10"/>
        </table:table-row>
        <table:table-row table:style-name="ro3">
          <table:table-cell table:style-name="ce7" office:value-type="float" office:value="77" calcext:value-type="float">
            <text:p>7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56" calcext:value-type="float">
            <text:p>556</text:p>
          </table:table-cell>
          <table:table-cell table:number-columns-repeated="11"/>
          <table:table-cell table:style-name="ce65" office:value-type="float" office:value="77" calcext:value-type="float">
            <text:p>77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639" calcext:value-type="float">
            <text:p>639</text:p>
          </table:table-cell>
          <table:table-cell table:number-columns-repeated="10"/>
        </table:table-row>
        <table:table-row table:style-name="ro3">
          <table:table-cell table:style-name="ce7" office:value-type="float" office:value="78" calcext:value-type="float">
            <text:p>7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00" calcext:value-type="float">
            <text:p>600</text:p>
          </table:table-cell>
          <table:table-cell table:number-columns-repeated="11"/>
          <table:table-cell table:style-name="ce65" office:value-type="float" office:value="78" calcext:value-type="float">
            <text:p>78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592" calcext:value-type="float">
            <text:p>592</text:p>
          </table:table-cell>
          <table:table-cell table:number-columns-repeated="10"/>
        </table:table-row>
        <table:table-row table:style-name="ro3">
          <table:table-cell table:style-name="ce7" office:value-type="float" office:value="79" calcext:value-type="float">
            <text:p>7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92" calcext:value-type="float">
            <text:p>592</text:p>
          </table:table-cell>
          <table:table-cell table:number-columns-repeated="11"/>
          <table:table-cell table:style-name="ce65" office:value-type="float" office:value="79" calcext:value-type="float">
            <text:p>79</text:p>
          </table:table-cell>
          <table:table-cell table:style-name="ce7" table:formula="of:=ROUND((NORMINV(RAND();[.I$5];[.I$9])+(RAND()-0.5)*[.I$9]*0.2)/[.$N$1])" office:value-type="float" office:value="16" calcext:value-type="float">
            <text:p>16</text:p>
          </table:table-cell>
          <table:table-cell table:style-name="ce7" table:formula="of:=ROUND((NORMINV(RAND();[.M$5];[.M$9])+(RAND()-0.5)*[.M$9]*0.2)/[.$N$1])" office:value-type="float" office:value="626" calcext:value-type="float">
            <text:p>626</text:p>
          </table:table-cell>
          <table:table-cell table:number-columns-repeated="10"/>
        </table:table-row>
        <table:table-row table:style-name="ro3"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04" calcext:value-type="float">
            <text:p>604</text:p>
          </table:table-cell>
          <table:table-cell table:number-columns-repeated="11"/>
          <table:table-cell table:style-name="ce65" office:value-type="float" office:value="80" calcext:value-type="float">
            <text:p>80</text:p>
          </table:table-cell>
          <table:table-cell table:style-name="ce7" table:formula="of:=ROUND((NORMINV(RAND();[.I$5];[.I$9])+(RAND()-0.5)*[.I$9]*0.2)/[.$N$1])" office:value-type="float" office:value="14" calcext:value-type="float">
            <text:p>14</text:p>
          </table:table-cell>
          <table:table-cell table:style-name="ce7" table:formula="of:=ROUND((NORMINV(RAND();[.M$5];[.M$9])+(RAND()-0.5)*[.M$9]*0.2)/[.$N$1])" office:value-type="float" office:value="624" calcext:value-type="float">
            <text:p>624</text:p>
          </table:table-cell>
          <table:table-cell table:number-columns-repeated="10"/>
        </table:table-row>
        <table:table-row table:style-name="ro3">
          <table:table-cell table:style-name="ce7" office:value-type="float" office:value="81" calcext:value-type="float">
            <text:p>8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73" calcext:value-type="float">
            <text:p>573</text:p>
          </table:table-cell>
          <table:table-cell table:number-columns-repeated="11"/>
          <table:table-cell table:style-name="ce65" office:value-type="float" office:value="81" calcext:value-type="float">
            <text:p>81</text:p>
          </table:table-cell>
          <table:table-cell table:style-name="ce7" table:formula="of:=ROUND((NORMINV(RAND();[.I$5];[.I$9])+(RAND()-0.5)*[.I$9]*0.2)/[.$N$1])" office:value-type="float" office:value="14" calcext:value-type="float">
            <text:p>14</text:p>
          </table:table-cell>
          <table:table-cell table:style-name="ce7" table:formula="of:=ROUND((NORMINV(RAND();[.M$5];[.M$9])+(RAND()-0.5)*[.M$9]*0.2)/[.$N$1])" office:value-type="float" office:value="524" calcext:value-type="float">
            <text:p>524</text:p>
          </table:table-cell>
          <table:table-cell table:number-columns-repeated="10"/>
        </table:table-row>
        <table:table-row table:style-name="ro3">
          <table:table-cell table:style-name="ce7" office:value-type="float" office:value="82" calcext:value-type="float">
            <text:p>8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17" calcext:value-type="float">
            <text:p>617</text:p>
          </table:table-cell>
          <table:table-cell table:number-columns-repeated="11"/>
          <table:table-cell table:style-name="ce65" office:value-type="float" office:value="82" calcext:value-type="float">
            <text:p>82</text:p>
          </table:table-cell>
          <table:table-cell table:style-name="ce7" table:formula="of:=ROUND((NORMINV(RAND();[.I$5];[.I$9])+(RAND()-0.5)*[.I$9]*0.2)/[.$N$1])" office:value-type="float" office:value="17" calcext:value-type="float">
            <text:p>17</text:p>
          </table:table-cell>
          <table:table-cell table:style-name="ce7" table:formula="of:=ROUND((NORMINV(RAND();[.M$5];[.M$9])+(RAND()-0.5)*[.M$9]*0.2)/[.$N$1])" office:value-type="float" office:value="583" calcext:value-type="float">
            <text:p>583</text:p>
          </table:table-cell>
          <table:table-cell table:number-columns-repeated="10"/>
        </table:table-row>
        <table:table-row table:style-name="ro3">
          <table:table-cell table:style-name="ce7" office:value-type="float" office:value="83" calcext:value-type="float">
            <text:p>8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12" calcext:value-type="float">
            <text:p>612</text:p>
          </table:table-cell>
          <table:table-cell table:number-columns-repeated="11"/>
          <table:table-cell table:style-name="ce65" office:value-type="float" office:value="83" calcext:value-type="float">
            <text:p>83</text:p>
          </table:table-cell>
          <table:table-cell table:style-name="ce7" table:formula="of:=ROUND((NORMINV(RAND();[.I$5];[.I$9])+(RAND()-0.5)*[.I$9]*0.2)/[.$N$1])" office:value-type="float" office:value="14" calcext:value-type="float">
            <text:p>14</text:p>
          </table:table-cell>
          <table:table-cell table:style-name="ce7" table:formula="of:=ROUND((NORMINV(RAND();[.M$5];[.M$9])+(RAND()-0.5)*[.M$9]*0.2)/[.$N$1])" office:value-type="float" office:value="648" calcext:value-type="float">
            <text:p>648</text:p>
          </table:table-cell>
          <table:table-cell table:number-columns-repeated="10"/>
        </table:table-row>
        <table:table-row table:style-name="ro3">
          <table:table-cell table:style-name="ce7" office:value-type="float" office:value="84" calcext:value-type="float">
            <text:p>8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30" calcext:value-type="float">
            <text:p>530</text:p>
          </table:table-cell>
          <table:table-cell table:number-columns-repeated="11"/>
          <table:table-cell table:style-name="ce65" office:value-type="float" office:value="84" calcext:value-type="float">
            <text:p>84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555" calcext:value-type="float">
            <text:p>555</text:p>
          </table:table-cell>
          <table:table-cell table:number-columns-repeated="10"/>
        </table:table-row>
        <table:table-row table:style-name="ro3">
          <table:table-cell table:style-name="ce7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48" calcext:value-type="float">
            <text:p>548</text:p>
          </table:table-cell>
          <table:table-cell table:number-columns-repeated="11"/>
          <table:table-cell table:style-name="ce65" office:value-type="float" office:value="85" calcext:value-type="float">
            <text:p>85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615" calcext:value-type="float">
            <text:p>615</text:p>
          </table:table-cell>
          <table:table-cell table:number-columns-repeated="10"/>
        </table:table-row>
        <table:table-row table:style-name="ro3">
          <table:table-cell table:style-name="ce7" office:value-type="float" office:value="86" calcext:value-type="float">
            <text:p>8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67" calcext:value-type="float">
            <text:p>567</text:p>
          </table:table-cell>
          <table:table-cell table:number-columns-repeated="11"/>
          <table:table-cell table:style-name="ce65" office:value-type="float" office:value="86" calcext:value-type="float">
            <text:p>86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565" calcext:value-type="float">
            <text:p>565</text:p>
          </table:table-cell>
          <table:table-cell table:number-columns-repeated="10"/>
        </table:table-row>
        <table:table-row table:style-name="ro3">
          <table:table-cell table:style-name="ce7" office:value-type="float" office:value="87" calcext:value-type="float">
            <text:p>8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25" calcext:value-type="float">
            <text:p>525</text:p>
          </table:table-cell>
          <table:table-cell table:number-columns-repeated="11"/>
          <table:table-cell table:style-name="ce65" office:value-type="float" office:value="87" calcext:value-type="float">
            <text:p>87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605" calcext:value-type="float">
            <text:p>605</text:p>
          </table:table-cell>
          <table:table-cell table:number-columns-repeated="10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22" calcext:value-type="float">
            <text:p>622</text:p>
          </table:table-cell>
          <table:table-cell table:number-columns-repeated="11"/>
          <table:table-cell table:style-name="ce65" office:value-type="float" office:value="88" calcext:value-type="float">
            <text:p>88</text:p>
          </table:table-cell>
          <table:table-cell table:style-name="ce7" table:formula="of:=ROUND((NORMINV(RAND();[.I$5];[.I$9])+(RAND()-0.5)*[.I$9]*0.2)/[.$N$1])" office:value-type="float" office:value="16" calcext:value-type="float">
            <text:p>16</text:p>
          </table:table-cell>
          <table:table-cell table:style-name="ce7" table:formula="of:=ROUND((NORMINV(RAND();[.M$5];[.M$9])+(RAND()-0.5)*[.M$9]*0.2)/[.$N$1])" office:value-type="float" office:value="571" calcext:value-type="float">
            <text:p>571</text:p>
          </table:table-cell>
          <table:table-cell table:number-columns-repeated="10"/>
        </table:table-row>
        <table:table-row table:style-name="ro3">
          <table:table-cell table:style-name="ce7" office:value-type="float" office:value="89" calcext:value-type="float">
            <text:p>8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15" calcext:value-type="float">
            <text:p>615</text:p>
          </table:table-cell>
          <table:table-cell table:number-columns-repeated="11"/>
          <table:table-cell table:style-name="ce65" office:value-type="float" office:value="89" calcext:value-type="float">
            <text:p>89</text:p>
          </table:table-cell>
          <table:table-cell table:style-name="ce7" table:formula="of:=ROUND((NORMINV(RAND();[.I$5];[.I$9])+(RAND()-0.5)*[.I$9]*0.2)/[.$N$1])" office:value-type="float" office:value="13" calcext:value-type="float">
            <text:p>13</text:p>
          </table:table-cell>
          <table:table-cell table:style-name="ce7" table:formula="of:=ROUND((NORMINV(RAND();[.M$5];[.M$9])+(RAND()-0.5)*[.M$9]*0.2)/[.$N$1])" office:value-type="float" office:value="598" calcext:value-type="float">
            <text:p>598</text:p>
          </table:table-cell>
          <table:table-cell table:number-columns-repeated="10"/>
        </table:table-row>
        <table:table-row table:style-name="ro3"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4" calcext:value-type="float">
            <text:p>604</text:p>
          </table:table-cell>
          <table:table-cell table:number-columns-repeated="11"/>
          <table:table-cell table:style-name="ce65" office:value-type="float" office:value="90" calcext:value-type="float">
            <text:p>90</text:p>
          </table:table-cell>
          <table:table-cell table:style-name="ce7" table:formula="of:=ROUND((NORMINV(RAND();[.I$5];[.I$9])+(RAND()-0.5)*[.I$9]*0.2)/[.$N$1])" office:value-type="float" office:value="18" calcext:value-type="float">
            <text:p>18</text:p>
          </table:table-cell>
          <table:table-cell table:style-name="ce7" table:formula="of:=ROUND((NORMINV(RAND();[.M$5];[.M$9])+(RAND()-0.5)*[.M$9]*0.2)/[.$N$1])" office:value-type="float" office:value="625" calcext:value-type="float">
            <text:p>625</text:p>
          </table:table-cell>
          <table:table-cell table:number-columns-repeated="10"/>
        </table:table-row>
        <table:table-row table:style-name="ro3">
          <table:table-cell table:style-name="ce7" office:value-type="float" office:value="91" calcext:value-type="float">
            <text:p>9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82" calcext:value-type="float">
            <text:p>582</text:p>
          </table:table-cell>
          <table:table-cell table:number-columns-repeated="11"/>
          <table:table-cell table:style-name="ce65" office:value-type="float" office:value="91" calcext:value-type="float">
            <text:p>91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573" calcext:value-type="float">
            <text:p>573</text:p>
          </table:table-cell>
          <table:table-cell table:number-columns-repeated="10"/>
        </table:table-row>
        <table:table-row table:style-name="ro3">
          <table:table-cell table:style-name="ce7" office:value-type="float" office:value="92" calcext:value-type="float">
            <text:p>9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03" calcext:value-type="float">
            <text:p>603</text:p>
          </table:table-cell>
          <table:table-cell table:number-columns-repeated="11"/>
          <table:table-cell table:style-name="ce65" office:value-type="float" office:value="92" calcext:value-type="float">
            <text:p>92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633" calcext:value-type="float">
            <text:p>633</text:p>
          </table:table-cell>
          <table:table-cell table:number-columns-repeated="10"/>
        </table:table-row>
        <table:table-row table:style-name="ro3">
          <table:table-cell table:style-name="ce7" office:value-type="float" office:value="93" calcext:value-type="float">
            <text:p>9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52" calcext:value-type="float">
            <text:p>552</text:p>
          </table:table-cell>
          <table:table-cell table:number-columns-repeated="11"/>
          <table:table-cell table:style-name="ce65" office:value-type="float" office:value="93" calcext:value-type="float">
            <text:p>93</text:p>
          </table:table-cell>
          <table:table-cell table:style-name="ce7" table:formula="of:=ROUND((NORMINV(RAND();[.I$5];[.I$9])+(RAND()-0.5)*[.I$9]*0.2)/[.$N$1])" office:value-type="float" office:value="10" calcext:value-type="float">
            <text:p>10</text:p>
          </table:table-cell>
          <table:table-cell table:style-name="ce7" table:formula="of:=ROUND((NORMINV(RAND();[.M$5];[.M$9])+(RAND()-0.5)*[.M$9]*0.2)/[.$N$1])" office:value-type="float" office:value="598" calcext:value-type="float">
            <text:p>598</text:p>
          </table:table-cell>
          <table:table-cell table:number-columns-repeated="10"/>
        </table:table-row>
        <table:table-row table:style-name="ro3">
          <table:table-cell table:style-name="ce7" office:value-type="float" office:value="94" calcext:value-type="float">
            <text:p>9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41" calcext:value-type="float">
            <text:p>541</text:p>
          </table:table-cell>
          <table:table-cell table:number-columns-repeated="11"/>
          <table:table-cell table:style-name="ce65" office:value-type="float" office:value="94" calcext:value-type="float">
            <text:p>94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585" calcext:value-type="float">
            <text:p>585</text:p>
          </table:table-cell>
          <table:table-cell table:number-columns-repeated="10"/>
        </table:table-row>
        <table:table-row table:style-name="ro3"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87" calcext:value-type="float">
            <text:p>587</text:p>
          </table:table-cell>
          <table:table-cell table:number-columns-repeated="11"/>
          <table:table-cell table:style-name="ce65" office:value-type="float" office:value="95" calcext:value-type="float">
            <text:p>95</text:p>
          </table:table-cell>
          <table:table-cell table:style-name="ce7" table:formula="of:=ROUND((NORMINV(RAND();[.I$5];[.I$9])+(RAND()-0.5)*[.I$9]*0.2)/[.$N$1])" office:value-type="float" office:value="11" calcext:value-type="float">
            <text:p>11</text:p>
          </table:table-cell>
          <table:table-cell table:style-name="ce7" table:formula="of:=ROUND((NORMINV(RAND();[.M$5];[.M$9])+(RAND()-0.5)*[.M$9]*0.2)/[.$N$1])" office:value-type="float" office:value="599" calcext:value-type="float">
            <text:p>599</text:p>
          </table:table-cell>
          <table:table-cell table:number-columns-repeated="10"/>
        </table:table-row>
        <table:table-row table:style-name="ro3">
          <table:table-cell table:style-name="ce7" office:value-type="float" office:value="96" calcext:value-type="float">
            <text:p>9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37" calcext:value-type="float">
            <text:p>637</text:p>
          </table:table-cell>
          <table:table-cell table:number-columns-repeated="11"/>
          <table:table-cell table:style-name="ce65" office:value-type="float" office:value="96" calcext:value-type="float">
            <text:p>96</text:p>
          </table:table-cell>
          <table:table-cell table:style-name="ce7" table:formula="of:=ROUND((NORMINV(RAND();[.I$5];[.I$9])+(RAND()-0.5)*[.I$9]*0.2)/[.$N$1])" office:value-type="float" office:value="15" calcext:value-type="float">
            <text:p>15</text:p>
          </table:table-cell>
          <table:table-cell table:style-name="ce7" table:formula="of:=ROUND((NORMINV(RAND();[.M$5];[.M$9])+(RAND()-0.5)*[.M$9]*0.2)/[.$N$1])" office:value-type="float" office:value="582" calcext:value-type="float">
            <text:p>582</text:p>
          </table:table-cell>
          <table:table-cell table:number-columns-repeated="10"/>
        </table:table-row>
        <table:table-row table:style-name="ro3">
          <table:table-cell table:style-name="ce7" office:value-type="float" office:value="97" calcext:value-type="float">
            <text:p>9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2" calcext:value-type="float">
            <text:p>602</text:p>
          </table:table-cell>
          <table:table-cell table:number-columns-repeated="11"/>
          <table:table-cell table:style-name="ce65" office:value-type="float" office:value="97" calcext:value-type="float">
            <text:p>97</text:p>
          </table:table-cell>
          <table:table-cell table:style-name="ce7" table:formula="of:=ROUND((NORMINV(RAND();[.I$5];[.I$9])+(RAND()-0.5)*[.I$9]*0.2)/[.$N$1])" office:value-type="float" office:value="9" calcext:value-type="float">
            <text:p>9</text:p>
          </table:table-cell>
          <table:table-cell table:style-name="ce7" table:formula="of:=ROUND((NORMINV(RAND();[.M$5];[.M$9])+(RAND()-0.5)*[.M$9]*0.2)/[.$N$1])" office:value-type="float" office:value="589" calcext:value-type="float">
            <text:p>589</text:p>
          </table:table-cell>
          <table:table-cell table:number-columns-repeated="10"/>
        </table:table-row>
        <table:table-row table:style-name="ro3">
          <table:table-cell table:style-name="ce7" office:value-type="float" office:value="98" calcext:value-type="float">
            <text:p>9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44" calcext:value-type="float">
            <text:p>544</text:p>
          </table:table-cell>
          <table:table-cell table:number-columns-repeated="11"/>
          <table:table-cell table:style-name="ce65" office:value-type="float" office:value="98" calcext:value-type="float">
            <text:p>98</text:p>
          </table:table-cell>
          <table:table-cell table:style-name="ce7" table:formula="of:=ROUND((NORMINV(RAND();[.I$5];[.I$9])+(RAND()-0.5)*[.I$9]*0.2)/[.$N$1])" office:value-type="float" office:value="12" calcext:value-type="float">
            <text:p>12</text:p>
          </table:table-cell>
          <table:table-cell table:style-name="ce7" table:formula="of:=ROUND((NORMINV(RAND();[.M$5];[.M$9])+(RAND()-0.5)*[.M$9]*0.2)/[.$N$1])" office:value-type="float" office:value="618" calcext:value-type="float">
            <text:p>618</text:p>
          </table:table-cell>
          <table:table-cell table:number-columns-repeated="10"/>
        </table:table-row>
        <table:table-row table:style-name="ro3">
          <table:table-cell table:style-name="ce7" office:value-type="float" office:value="99" calcext:value-type="float">
            <text:p>9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96" calcext:value-type="float">
            <text:p>596</text:p>
          </table:table-cell>
          <table:table-cell table:number-columns-repeated="11"/>
          <table:table-cell table:style-name="ce65" office:value-type="float" office:value="99" calcext:value-type="float">
            <text:p>99</text:p>
          </table:table-cell>
          <table:table-cell table:style-name="ce7" table:formula="of:=ROUND((NORMINV(RAND();[.I$5];[.I$9])+(RAND()-0.5)*[.I$9]*0.2)/[.$N$1])" office:value-type="float" office:value="14" calcext:value-type="float">
            <text:p>14</text:p>
          </table:table-cell>
          <table:table-cell table:style-name="ce7" table:formula="of:=ROUND((NORMINV(RAND();[.M$5];[.M$9])+(RAND()-0.5)*[.M$9]*0.2)/[.$N$1])" office:value-type="float" office:value="601" calcext:value-type="float">
            <text:p>601</text:p>
          </table:table-cell>
          <table:table-cell table:number-columns-repeated="10"/>
        </table:table-row>
        <table:table-row table:style-name="ro3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87" calcext:value-type="float">
            <text:p>587</text:p>
          </table:table-cell>
          <table:table-cell table:number-columns-repeated="11"/>
          <table:table-cell table:style-name="ce65" office:value-type="float" office:value="100" calcext:value-type="float">
            <text:p>100</text:p>
          </table:table-cell>
          <table:table-cell table:style-name="ce7" table:formula="of:=ROUND((NORMINV(RAND();[.I$5];[.I$9])+(RAND()-0.5)*[.I$9]*0.2)/[.$N$1])" office:value-type="float" office:value="8" calcext:value-type="float">
            <text:p>8</text:p>
          </table:table-cell>
          <table:table-cell table:style-name="ce7" table:formula="of:=ROUND((NORMINV(RAND();[.M$5];[.M$9])+(RAND()-0.5)*[.M$9]*0.2)/[.$N$1])" office:value-type="float" office:value="634" calcext:value-type="float">
            <text:p>634</text:p>
          </table:table-cell>
          <table:table-cell table:number-columns-repeated="10"/>
        </table:table-row>
        <table:table-row table:style-name="ro3" table:number-rows-repeated="1048472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Лаба 9" table:style-name="ta1">
        <table:shapes>
          <draw:frame draw:z-index="0" draw:style-name="gr1" draw:text-style-name="P1" svg:width="82.42mm" svg:height="71.96mm" svg:x="193.93mm" svg:y="64.85mm">
            <loext:p draw:notify-on-update-of-ranges="'Лаба 9'.M2:'Лаба 9'.P2 'Лаба 9'.M3:'Лаба 9'.P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9" table:default-cell-style-name="ce32"/>
        <table:table-column table:style-name="co23" table:default-cell-style-name="ce32"/>
        <table:table-column table:style-name="co50" table:default-cell-style-name="ce7"/>
        <table:table-column table:style-name="co51" table:number-columns-repeated="2" table:default-cell-style-name="ce7"/>
        <table:table-column table:style-name="co51" table:default-cell-style-name="ce18"/>
        <table:table-column table:style-name="co50" table:default-cell-style-name="ce12"/>
        <table:table-column table:style-name="co51" table:number-columns-repeated="2" table:default-cell-style-name="ce12"/>
        <table:table-column table:style-name="co51" table:default-cell-style-name="ce75"/>
        <table:table-column table:style-name="co52" table:default-cell-style-name="Default"/>
        <table:table-column table:style-name="co44" table:default-cell-style-name="Default"/>
        <table:table-column table:style-name="co4" table:number-columns-repeated="4" table:default-cell-style-name="Default"/>
        <table:table-column table:style-name="co53" table:default-cell-style-name="Default"/>
        <table:table-column table:style-name="co22" table:default-cell-style-name="ce7"/>
        <table:table-column table:style-name="co23" table:default-cell-style-name="ce7"/>
        <table:table-column table:style-name="co50" table:default-cell-style-name="ce7"/>
        <table:table-column table:style-name="co51" table:number-columns-repeated="3" table:default-cell-style-name="ce7"/>
        <table:table-column table:style-name="co13" table:number-columns-repeated="3" table:default-cell-style-name="ce12"/>
        <table:table-column table:style-name="co13" table:default-cell-style-name="ce75"/>
        <table:table-column table:style-name="co28" table:default-cell-style-name="Default"/>
        <table:table-column table:style-name="co44" table:default-cell-style-name="Default"/>
        <table:table-column table:style-name="co4" table:number-columns-repeated="4" table:default-cell-style-name="Default"/>
        <table:table-row table:style-name="ro3">
          <table:table-cell table:style-name="ce30" office:value-type="string" calcext:value-type="string" table:number-columns-spanned="16" table:number-rows-spanned="1">
            <text:p>Масштаб =</text:p>
          </table:table-cell>
          <table:covered-table-cell table:number-columns-repeated="2" table:style-name="ce16"/>
          <table:covered-table-cell table:style-name="Default"/>
          <table:covered-table-cell table:number-columns-repeated="2" table:style-name="ce16"/>
          <table:covered-table-cell table:style-name="Default"/>
          <table:covered-table-cell table:number-columns-repeated="3" table:style-name="ce16"/>
          <table:covered-table-cell table:number-columns-repeated="6"/>
          <table:table-cell table:style-name="ce64" office:value-type="float" office:value="0.01" calcext:value-type="float" table:number-columns-spanned="17" table:number-rows-spanned="1">
            <text:p>0,01</text:p>
          </table:table-cell>
          <table:covered-table-cell table:number-columns-repeated="10" table:style-name="Default"/>
          <table:covered-table-cell table:number-columns-repeated="6"/>
        </table:table-row>
        <table:table-row table:style-name="ro2">
          <table:table-cell table:style-name="ce66" office:value-type="string" calcext:value-type="string" table:number-columns-spanned="1" table:number-rows-spanned="2">
            <text:p>№</text:p>
          </table:table-cell>
          <table:table-cell table:style-name="ce66" office:value-type="string" calcext:value-type="string" table:number-columns-spanned="1" table:number-rows-spanned="2">
            <text:p>D<text:span text:style-name="T3">фон</text:span></text:p>
          </table:table-cell>
          <table:table-cell table:style-name="ce70" office:value-type="string" calcext:value-type="string" table:number-columns-spanned="4" table:number-rows-spanned="1">
            <text:p>D<text:span text:style-name="T3">Cs</text:span></text:p>
          </table:table-cell>
          <table:covered-table-cell table:number-columns-repeated="2" table:style-name="ce72"/>
          <table:covered-table-cell table:style-name="ce70"/>
          <table:table-cell table:style-name="ce70" office:value-type="string" calcext:value-type="string" table:number-columns-spanned="4" table:number-rows-spanned="1">
            <text:p>Y = ln(D<text:span text:style-name="T3">Cs</text:span><text:span text:style-name="T2"> — D</text:span><text:span text:style-name="T3">фон</text:span><text:span text:style-name="T2">)</text:span></text:p>
          </table:table-cell>
          <table:covered-table-cell table:number-columns-repeated="2" table:style-name="ce72"/>
          <table:covered-table-cell table:style-name="ce70"/>
          <table:table-cell/>
          <table:table-cell table:style-name="ce19" office:value-type="string" calcext:value-type="string">
            <text:p>l, мм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.9" calcext:value-type="float">
            <text:p>2,9</text:p>
          </table:table-cell>
          <table:table-cell table:style-name="ce80" office:value-type="float" office:value="5.8" calcext:value-type="float">
            <text:p>5,8</text:p>
          </table:table-cell>
          <table:table-cell table:style-name="ce87" office:value-type="float" office:value="8.7" calcext:value-type="float">
            <text:p>8,7</text:p>
          </table:table-cell>
          <table:table-cell/>
          <table:table-cell table:style-name="ce1" office:value-type="string" calcext:value-type="string" table:number-columns-spanned="1" table:number-rows-spanned="2">
            <text:p>№</text:p>
          </table:table-cell>
          <table:table-cell table:style-name="ce1" office:value-type="string" calcext:value-type="string" table:number-columns-spanned="1" table:number-rows-spanned="2">
            <text:p>D<text:span text:style-name="T3">фон</text:span></text:p>
          </table:table-cell>
          <table:table-cell table:style-name="ce1" office:value-type="string" calcext:value-type="string" table:number-columns-spanned="4" table:number-rows-spanned="1">
            <text:p>D<text:span text:style-name="T3">Cs</text:span></text:p>
          </table:table-cell>
          <table:covered-table-cell table:number-columns-repeated="3" table:style-name="ce1"/>
          <table:table-cell table:style-name="ce70" office:value-type="string" calcext:value-type="string" table:number-columns-spanned="4" table:number-rows-spanned="1">
            <text:p>Y = ln(D<text:span text:style-name="T3">Cs</text:span><text:span text:style-name="T2"> — D</text:span><text:span text:style-name="T3">фон</text:span><text:span text:style-name="T2">)</text:span></text:p>
          </table:table-cell>
          <table:covered-table-cell table:number-columns-repeated="2" table:style-name="ce72"/>
          <table:covered-table-cell table:style-name="ce70"/>
          <table:table-cell/>
          <table:table-cell table:style-name="ce19" office:value-type="string" calcext:value-type="string">
            <text:p>l, мм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.9" calcext:value-type="float">
            <text:p>2,9</text:p>
          </table:table-cell>
          <table:table-cell table:style-name="ce80" office:value-type="float" office:value="5.8" calcext:value-type="float">
            <text:p>5,8</text:p>
          </table:table-cell>
          <table:table-cell table:style-name="ce87" office:value-type="float" office:value="8.7" calcext:value-type="float">
            <text:p>8,7</text:p>
          </table:table-cell>
        </table:table-row>
        <table:table-row table:style-name="ro3">
          <table:covered-table-cell table:number-columns-repeated="2" table:style-name="ce67"/>
          <table:table-cell table:style-name="ce71" office:value-type="string" calcext:value-type="string">
            <text:p>Как есть</text:p>
          </table:table-cell>
          <table:table-cell table:style-name="ce71" office:value-type="string" calcext:value-type="string">
            <text:p>1 пластинка</text:p>
          </table:table-cell>
          <table:table-cell table:style-name="ce71" office:value-type="string" calcext:value-type="string">
            <text:p>2 пластинки</text:p>
          </table:table-cell>
          <table:table-cell table:style-name="ce73" office:value-type="string" calcext:value-type="string">
            <text:p>3 пластинки</text:p>
          </table:table-cell>
          <table:table-cell table:style-name="ce71" office:value-type="string" calcext:value-type="string">
            <text:p>Как есть</text:p>
          </table:table-cell>
          <table:table-cell table:style-name="ce71" office:value-type="string" calcext:value-type="string">
            <text:p>1 пластинка</text:p>
          </table:table-cell>
          <table:table-cell table:style-name="ce71" office:value-type="string" calcext:value-type="string">
            <text:p>2 пластинки</text:p>
          </table:table-cell>
          <table:table-cell table:style-name="ce73" office:value-type="string" calcext:value-type="string">
            <text:p>3 пластинки</text:p>
          </table:table-cell>
          <table:table-cell/>
          <table:table-cell table:style-name="ce20" office:value-type="string" calcext:value-type="string">
            <text:p>Y</text:p>
          </table:table-cell>
          <table:table-cell table:style-name="ce81" table:formula="of:=AVERAGE([.G4:.G23])" office:value-type="float" office:value="-0.426566530923243" calcext:value-type="float">
            <text:p>-0,43</text:p>
          </table:table-cell>
          <table:table-cell table:style-name="ce81" table:formula="of:=AVERAGE([.H4:.H23])" office:value-type="float" office:value="-0.877459547343466" calcext:value-type="float">
            <text:p>-0,88</text:p>
          </table:table-cell>
          <table:table-cell table:style-name="ce81" table:formula="of:=AVERAGE([.I4:.I23])" office:value-type="float" office:value="-1.03583452298078" calcext:value-type="float">
            <text:p>-1,04</text:p>
          </table:table-cell>
          <table:table-cell table:style-name="ce88" table:formula="of:=AVERAGE([.J4:.J23])" office:value-type="float" office:value="-1.14246375585931" calcext:value-type="float">
            <text:p>-1,14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Как есть</text:p>
          </table:table-cell>
          <table:table-cell table:style-name="ce1" office:value-type="string" calcext:value-type="string">
            <text:p>1 пластинка</text:p>
          </table:table-cell>
          <table:table-cell table:style-name="ce1" office:value-type="string" calcext:value-type="string">
            <text:p>2 пластинки</text:p>
          </table:table-cell>
          <table:table-cell table:style-name="ce1" office:value-type="string" calcext:value-type="string">
            <text:p>3 пластинки</text:p>
          </table:table-cell>
          <table:table-cell table:style-name="ce71" office:value-type="string" calcext:value-type="string">
            <text:p>Как есть</text:p>
          </table:table-cell>
          <table:table-cell table:style-name="ce71" office:value-type="string" calcext:value-type="string">
            <text:p>1 пластинка</text:p>
          </table:table-cell>
          <table:table-cell table:style-name="ce71" office:value-type="string" calcext:value-type="string">
            <text:p>2 пластинки</text:p>
          </table:table-cell>
          <table:table-cell table:style-name="ce73" office:value-type="string" calcext:value-type="string">
            <text:p>3 пластинки</text:p>
          </table:table-cell>
          <table:table-cell/>
          <table:table-cell table:style-name="ce20" office:value-type="string" calcext:value-type="string">
            <text:p>Y</text:p>
          </table:table-cell>
          <table:table-cell table:style-name="ce81" table:formula="of:=AVERAGE([.X4:.X23])" office:value-type="float" office:value="-0.469710174655581" calcext:value-type="float">
            <text:p>-0,47</text:p>
          </table:table-cell>
          <table:table-cell table:style-name="ce81" table:formula="of:=AVERAGE([.Y4:.Y23])" office:value-type="float" office:value="-0.93730135007267" calcext:value-type="float">
            <text:p>-0,94</text:p>
          </table:table-cell>
          <table:table-cell table:style-name="ce81" table:formula="of:=AVERAGE([.Z4:.Z23])" office:value-type="float" office:value="-1.0470352260623" calcext:value-type="float">
            <text:p>-1,05</text:p>
          </table:table-cell>
          <table:table-cell table:style-name="ce88" table:formula="of:=AVERAGE([.AA4:.AA23])" office:value-type="float" office:value="-1.16548544873223" calcext:value-type="float">
            <text:p>-1,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LN(([.C4]-AVERAGE([.$B$4:.$B$23]))*[.$Q$1])" office:value-type="float" office:value="-0.136965855073157" calcext:value-type="float">
            <text:p>-0,14</text:p>
          </table:table-cell>
          <table:table-cell table:formula="of:=LN(([.D4]-AVERAGE([.$B$4:.$B$23]))*[.$Q$1])" office:value-type="float" office:value="-0.98886142470899" calcext:value-type="float">
            <text:p>-0,99</text:p>
          </table:table-cell>
          <table:table-cell table:formula="of:=LN(([.E4]-AVERAGE([.$B$4:.$B$23]))*[.$Q$1])" office:value-type="float" office:value="-1.10262031006565" calcext:value-type="float">
            <text:p>-1,10</text:p>
          </table:table-cell>
          <table:table-cell table:formula="of:=LN(([.F4]-AVERAGE([.$B$4:.$B$23]))*[.$Q$1])" office:value-type="float" office:value="-1.26584820804402" calcext:value-type="float">
            <text:p>-1,27</text:p>
          </table:table-cell>
          <table:table-cell/>
          <table:table-cell table:style-name="ce20" office:value-type="string" calcext:value-type="string">
            <text:p>D</text:p>
          </table:table-cell>
          <table:table-cell table:style-name="ce82" table:formula="of:=VARPA([.G4:.G23])" office:value-type="float" office:value="0.0226691578522266" calcext:value-type="float">
            <text:p>0,0227</text:p>
          </table:table-cell>
          <table:table-cell table:style-name="ce82" table:formula="of:=VARPA([.H4:.H23])" office:value-type="float" office:value="0.0314748238952292" calcext:value-type="float">
            <text:p>0,0315</text:p>
          </table:table-cell>
          <table:table-cell table:style-name="ce82" table:formula="of:=VARPA([.I4:.I23])" office:value-type="float" office:value="0.0324042427442279" calcext:value-type="float">
            <text:p>0,0324</text:p>
          </table:table-cell>
          <table:table-cell table:style-name="ce89" table:formula="of:=VARPA([.J4:.J23])" office:value-type="float" office:value="0.027934925765711" calcext:value-type="float">
            <text:p>0,0279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(NORMINV(RAND();AVERAGE([.B$4:.B$23]);STDEVP([.B$4:.B$23]))+(RAND()-0.5)*STDEVP([.B$4:.B$23])*0.2))" office:value-type="float" office:value="16" calcext:value-type="float">
            <text:p>16</text:p>
          </table:table-cell>
          <table:table-cell table:formula="of:=ROUND((NORMINV(RAND();AVERAGE([.C$4:.C$23]);STDEVP([.C$4:.C$23]))+(RAND()-0.5)*STDEVP([.C$4:.C$23])*0.2))" office:value-type="float" office:value="73" calcext:value-type="float">
            <text:p>73</text:p>
          </table:table-cell>
          <table:table-cell table:formula="of:=ROUND((NORMINV(RAND();AVERAGE([.D$4:.D$23]);STDEVP([.D$4:.D$23]))+(RAND()-0.5)*STDEVP([.D$4:.D$23])*0.2))" office:value-type="float" office:value="56" calcext:value-type="float">
            <text:p>56</text:p>
          </table:table-cell>
          <table:table-cell table:formula="of:=ROUND((NORMINV(RAND();AVERAGE([.E$4:.E$23]);STDEVP([.E$4:.E$23]))+(RAND()-0.5)*STDEVP([.E$4:.E$23])*0.2))" office:value-type="float" office:value="61" calcext:value-type="float">
            <text:p>61</text:p>
          </table:table-cell>
          <table:table-cell table:formula="of:=ROUND((NORMINV(RAND();AVERAGE([.F$4:.F$23]);STDEVP([.F$4:.F$23]))+(RAND()-0.5)*STDEVP([.F$4:.F$23])*0.2))" office:value-type="float" office:value="44" calcext:value-type="float">
            <text:p>44</text:p>
          </table:table-cell>
          <table:table-cell table:formula="of:=LN(([.T4]-AVERAGE([.$B$4:.$B$23]))*[.$Q$1])" office:value-type="float" office:value="-0.541284831250699" calcext:value-type="float">
            <text:p>-0,54</text:p>
          </table:table-cell>
          <table:table-cell table:formula="of:=LN(([.U4]-AVERAGE([.$B$4:.$B$23]))*[.$Q$1])" office:value-type="float" office:value="-0.886731929632611" calcext:value-type="float">
            <text:p>-0,89</text:p>
          </table:table-cell>
          <table:table-cell table:formula="of:=LN(([.V4]-AVERAGE([.$B$4:.$B$23]))*[.$Q$1])" office:value-type="float" office:value="-0.772190387900398" calcext:value-type="float">
            <text:p>-0,77</text:p>
          </table:table-cell>
          <table:table-cell table:formula="of:=LN(([.W4]-AVERAGE([.$B$4:.$B$23]))*[.$Q$1])" office:value-type="float" office:value="-1.23100147671386" calcext:value-type="float">
            <text:p>-1,23</text:p>
          </table:table-cell>
          <table:table-cell/>
          <table:table-cell table:style-name="ce20" office:value-type="string" calcext:value-type="string">
            <text:p>D</text:p>
          </table:table-cell>
          <table:table-cell table:style-name="ce82" table:formula="of:=VARPA([.X4:.X23])" office:value-type="float" office:value="0.0208368846380585" calcext:value-type="float">
            <text:p>0,0208</text:p>
          </table:table-cell>
          <table:table-cell table:style-name="ce82" table:formula="of:=VARPA([.Y4:.Y23])" office:value-type="float" office:value="0.0578219415418133" calcext:value-type="float">
            <text:p>0,0578</text:p>
          </table:table-cell>
          <table:table-cell table:style-name="ce82" table:formula="of:=VARPA([.Z4:.Z23])" office:value-type="float" office:value="0.0286404997039136" calcext:value-type="float">
            <text:p>0,0286</text:p>
          </table:table-cell>
          <table:table-cell table:style-name="ce89" table:formula="of:=VARPA([.AA4:.AA23])" office:value-type="float" office:value="0.0175586523652417" calcext:value-type="float">
            <text:p>0,017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LN(([.C5]-AVERAGE([.$B$4:.$B$23]))*[.$Q$1])" office:value-type="float" office:value="-0.45886588483528" calcext:value-type="float">
            <text:p>-0,46</text:p>
          </table:table-cell>
          <table:table-cell table:formula="of:=LN(([.D5]-AVERAGE([.$B$4:.$B$23]))*[.$Q$1])" office:value-type="float" office:value="-0.750776293396582" calcext:value-type="float">
            <text:p>-0,75</text:p>
          </table:table-cell>
          <table:table-cell table:formula="of:=LN(([.E5]-AVERAGE([.$B$4:.$B$23]))*[.$Q$1])" office:value-type="float" office:value="-1.19732826160727" calcext:value-type="float">
            <text:p>-1,20</text:p>
          </table:table-cell>
          <table:table-cell table:formula="of:=LN(([.F5]-AVERAGE([.$B$4:.$B$23]))*[.$Q$1])" office:value-type="float" office:value="-1.16475209117265" calcext:value-type="float">
            <text:p>-1,16</text:p>
          </table:table-cell>
          <table:table-cell/>
          <table:table-cell table:style-name="ce20" office:value-type="string" calcext:value-type="string">
            <text:p>σ</text:p>
          </table:table-cell>
          <table:table-cell table:style-name="ce81" table:formula="of:=STDEVP([.G4:.G23])" office:value-type="float" office:value="0.150562803680811" calcext:value-type="float">
            <text:p>0,15</text:p>
          </table:table-cell>
          <table:table-cell table:style-name="ce81" table:formula="of:=STDEVP([.H4:.H23])" office:value-type="float" office:value="0.17741145367543" calcext:value-type="float">
            <text:p>0,18</text:p>
          </table:table-cell>
          <table:table-cell table:style-name="ce81" table:formula="of:=STDEVP([.I4:.I23])" office:value-type="float" office:value="0.180011785014837" calcext:value-type="float">
            <text:p>0,18</text:p>
          </table:table-cell>
          <table:table-cell table:style-name="ce88" table:formula="of:=STDEVP([.J4:.J23])" office:value-type="float" office:value="0.167137445731682" calcext:value-type="float">
            <text:p>0,17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(NORMINV(RAND();AVERAGE([.B$4:.B$23]);STDEVP([.B$4:.B$23]))+(RAND()-0.5)*STDEVP([.B$4:.B$23])*0.2))" office:value-type="float" office:value="12" calcext:value-type="float">
            <text:p>12</text:p>
          </table:table-cell>
          <table:table-cell table:formula="of:=ROUND((NORMINV(RAND();AVERAGE([.C$4:.C$23]);STDEVP([.C$4:.C$23]))+(RAND()-0.5)*STDEVP([.C$4:.C$23])*0.2))" office:value-type="float" office:value="64" calcext:value-type="float">
            <text:p>64</text:p>
          </table:table-cell>
          <table:table-cell table:formula="of:=ROUND((NORMINV(RAND();AVERAGE([.D$4:.D$23]);STDEVP([.D$4:.D$23]))+(RAND()-0.5)*STDEVP([.D$4:.D$23])*0.2))" office:value-type="float" office:value="47" calcext:value-type="float">
            <text:p>47</text:p>
          </table:table-cell>
          <table:table-cell table:formula="of:=ROUND((NORMINV(RAND();AVERAGE([.E$4:.E$23]);STDEVP([.E$4:.E$23]))+(RAND()-0.5)*STDEVP([.E$4:.E$23])*0.2))" office:value-type="float" office:value="52" calcext:value-type="float">
            <text:p>52</text:p>
          </table:table-cell>
          <table:table-cell table:formula="of:=ROUND((NORMINV(RAND();AVERAGE([.F$4:.F$23]);STDEVP([.F$4:.F$23]))+(RAND()-0.5)*STDEVP([.F$4:.F$23])*0.2))" office:value-type="float" office:value="54" calcext:value-type="float">
            <text:p>54</text:p>
          </table:table-cell>
          <table:table-cell table:formula="of:=LN(([.T5]-AVERAGE([.$B$4:.$B$23]))*[.$Q$1])" office:value-type="float" office:value="-0.709276562489829" calcext:value-type="float">
            <text:p>-0,71</text:p>
          </table:table-cell>
          <table:table-cell table:formula="of:=LN(([.U5]-AVERAGE([.$B$4:.$B$23]))*[.$Q$1])" office:value-type="float" office:value="-1.13320373343773" calcext:value-type="float">
            <text:p>-1,13</text:p>
          </table:table-cell>
          <table:table-cell table:formula="of:=LN(([.V5]-AVERAGE([.$B$4:.$B$23]))*[.$Q$1])" office:value-type="float" office:value="-0.98886142470899" calcext:value-type="float">
            <text:p>-0,99</text:p>
          </table:table-cell>
          <table:table-cell table:formula="of:=LN(([.W5]-AVERAGE([.$B$4:.$B$23]))*[.$Q$1])" office:value-type="float" office:value="-0.936493439191674" calcext:value-type="float">
            <text:p>-0,94</text:p>
          </table:table-cell>
          <table:table-cell/>
          <table:table-cell table:style-name="ce20" office:value-type="string" calcext:value-type="string">
            <text:p>σ</text:p>
          </table:table-cell>
          <table:table-cell table:style-name="ce81" table:formula="of:=STDEVP([.X4:.X23])" office:value-type="float" office:value="0.144349868853624" calcext:value-type="float">
            <text:p>0,14</text:p>
          </table:table-cell>
          <table:table-cell table:style-name="ce81" table:formula="of:=STDEVP([.Y4:.Y23])" office:value-type="float" office:value="0.240461933664797" calcext:value-type="float">
            <text:p>0,24</text:p>
          </table:table-cell>
          <table:table-cell table:style-name="ce81" table:formula="of:=STDEVP([.Z4:.Z23])" office:value-type="float" office:value="0.169235042777533" calcext:value-type="float">
            <text:p>0,17</text:p>
          </table:table-cell>
          <table:table-cell table:style-name="ce88" table:formula="of:=STDEVP([.AA4:.AA23])" office:value-type="float" office:value="0.132509065219108" calcext:value-type="float">
            <text:p>0,1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formula="of:=LN(([.C6]-AVERAGE([.$B$4:.$B$23]))*[.$Q$1])" office:value-type="float" office:value="-0.650087691099498" calcext:value-type="float">
            <text:p>-0,65</text:p>
          </table:table-cell>
          <table:table-cell table:formula="of:=LN(([.D6]-AVERAGE([.$B$4:.$B$23]))*[.$Q$1])" office:value-type="float" office:value="-0.631111789640493" calcext:value-type="float">
            <text:p>-0,63</text:p>
          </table:table-cell>
          <table:table-cell table:formula="of:=LN(([.E6]-AVERAGE([.$B$4:.$B$23]))*[.$Q$1])" office:value-type="float" office:value="-0.816445396904439" calcext:value-type="float">
            <text:p>-0,82</text:p>
          </table:table-cell>
          <table:table-cell table:formula="of:=LN(([.F6]-AVERAGE([.$B$4:.$B$23]))*[.$Q$1])" office:value-type="float" office:value="-1.01611106715637" calcext:value-type="float">
            <text:p>-1,02</text:p>
          </table:table-cell>
          <table:table-cell/>
          <table:table-cell table:style-name="ce20" office:value-type="string" calcext:value-type="string">
            <text:p>A</text:p>
          </table:table-cell>
          <table:table-cell table:style-name="ce83" table:formula="of:=SKEW([.G4:.G23])*[.M5]^3" office:value-type="float" office:value="-0.00190679370979604" calcext:value-type="float">
            <text:p>-1,91E-3</text:p>
          </table:table-cell>
          <table:table-cell table:style-name="ce83" table:formula="of:=SKEW([.H4:.H23])*[.N5]^3" office:value-type="float" office:value="0.00137815226540006" calcext:value-type="float">
            <text:p>1,38E-3</text:p>
          </table:table-cell>
          <table:table-cell table:style-name="ce83" table:formula="of:=SKEW([.I4:.I23])*[.O5]^3" office:value-type="float" office:value="-0.00399289714397436" calcext:value-type="float">
            <text:p>-3,99E-3</text:p>
          </table:table-cell>
          <table:table-cell table:style-name="ce90" table:formula="of:=SKEW([.J4:.J23])*[.P5]^3" office:value-type="float" office:value="-0.000294632809623696" calcext:value-type="float">
            <text:p>-2,95E-4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(NORMINV(RAND();AVERAGE([.B$4:.B$23]);STDEVP([.B$4:.B$23]))+(RAND()-0.5)*STDEVP([.B$4:.B$23])*0.2))" office:value-type="float" office:value="24" calcext:value-type="float">
            <text:p>24</text:p>
          </table:table-cell>
          <table:table-cell table:formula="of:=ROUND((NORMINV(RAND();AVERAGE([.C$4:.C$23]);STDEVP([.C$4:.C$23]))+(RAND()-0.5)*STDEVP([.C$4:.C$23])*0.2))" office:value-type="float" office:value="80" calcext:value-type="float">
            <text:p>80</text:p>
          </table:table-cell>
          <table:table-cell table:formula="of:=ROUND((NORMINV(RAND();AVERAGE([.D$4:.D$23]);STDEVP([.D$4:.D$23]))+(RAND()-0.5)*STDEVP([.D$4:.D$23])*0.2))" office:value-type="float" office:value="67" calcext:value-type="float">
            <text:p>67</text:p>
          </table:table-cell>
          <table:table-cell table:formula="of:=ROUND((NORMINV(RAND();AVERAGE([.E$4:.E$23]);STDEVP([.E$4:.E$23]))+(RAND()-0.5)*STDEVP([.E$4:.E$23])*0.2))" office:value-type="float" office:value="52" calcext:value-type="float">
            <text:p>52</text:p>
          </table:table-cell>
          <table:table-cell table:formula="of:=ROUND((NORMINV(RAND();AVERAGE([.F$4:.F$23]);STDEVP([.F$4:.F$23]))+(RAND()-0.5)*STDEVP([.F$4:.F$23])*0.2))" office:value-type="float" office:value="50" calcext:value-type="float">
            <text:p>50</text:p>
          </table:table-cell>
          <table:table-cell table:formula="of:=LN(([.T6]-AVERAGE([.$B$4:.$B$23]))*[.$Q$1])" office:value-type="float" office:value="-0.427710717055484" calcext:value-type="float">
            <text:p>-0,43</text:p>
          </table:table-cell>
          <table:table-cell table:formula="of:=LN(([.U6]-AVERAGE([.$B$4:.$B$23]))*[.$Q$1])" office:value-type="float" office:value="-0.650087691099498" calcext:value-type="float">
            <text:p>-0,65</text:p>
          </table:table-cell>
          <table:table-cell table:formula="of:=LN(([.V6]-AVERAGE([.$B$4:.$B$23]))*[.$Q$1])" office:value-type="float" office:value="-0.98886142470899" calcext:value-type="float">
            <text:p>-0,99</text:p>
          </table:table-cell>
          <table:table-cell table:formula="of:=LN(([.W6]-AVERAGE([.$B$4:.$B$23]))*[.$Q$1])" office:value-type="float" office:value="-1.04412410338404" calcext:value-type="float">
            <text:p>-1,04</text:p>
          </table:table-cell>
          <table:table-cell/>
          <table:table-cell table:style-name="ce20" office:value-type="string" calcext:value-type="string">
            <text:p>A</text:p>
          </table:table-cell>
          <table:table-cell table:style-name="ce83" table:formula="of:=SKEW([.X4:.X23])*[.AD5]^3" office:value-type="float" office:value="-0.00235895548097041" calcext:value-type="float">
            <text:p>-2,36E-3</text:p>
          </table:table-cell>
          <table:table-cell table:style-name="ce83" table:formula="of:=SKEW([.Y4:.Y23])*[.AE5]^3" office:value-type="float" office:value="-0.00180949424386414" calcext:value-type="float">
            <text:p>-1,81E-3</text:p>
          </table:table-cell>
          <table:table-cell table:style-name="ce83" table:formula="of:=SKEW([.Z4:.Z23])*[.AF5]^3" office:value-type="float" office:value="-0.000492469351512215" calcext:value-type="float">
            <text:p>-4,92E-4</text:p>
          </table:table-cell>
          <table:table-cell table:style-name="ce90" table:formula="of:=SKEW([.AA4:.AA23])*[.AG5]^3" office:value-type="float" office:value="-0.000388732238616785" calcext:value-type="float">
            <text:p>-3,89E-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formula="of:=LN(([.C7]-AVERAGE([.$B$4:.$B$23]))*[.$Q$1])" office:value-type="float" office:value="-0.491022996469811" calcext:value-type="float">
            <text:p>-0,49</text:p>
          </table:table-cell>
          <table:table-cell table:formula="of:=LN(([.D7]-AVERAGE([.$B$4:.$B$23]))*[.$Q$1])" office:value-type="float" office:value="-0.862749964946125" calcext:value-type="float">
            <text:p>-0,86</text:p>
          </table:table-cell>
          <table:table-cell table:formula="of:=LN(([.E7]-AVERAGE([.$B$4:.$B$23]))*[.$Q$1])" office:value-type="float" office:value="-0.936493439191674" calcext:value-type="float">
            <text:p>-0,94</text:p>
          </table:table-cell>
          <table:table-cell table:formula="of:=LN(([.F7]-AVERAGE([.$B$4:.$B$23]))*[.$Q$1])" office:value-type="float" office:value="-1.10262031006565" calcext:value-type="float">
            <text:p>-1,10</text:p>
          </table:table-cell>
          <table:table-cell/>
          <table:table-cell table:style-name="ce20" office:value-type="string" calcext:value-type="string">
            <text:p>a</text:p>
          </table:table-cell>
          <table:table-cell table:style-name="ce81" table:formula="of:=SKEW([.G4:.G23])" office:value-type="float" office:value="-0.558663928113862" calcext:value-type="float">
            <text:p>-0,56</text:p>
          </table:table-cell>
          <table:table-cell table:style-name="ce81" table:formula="of:=SKEW([.H4:.H23])" office:value-type="float" office:value="0.246804026092774" calcext:value-type="float">
            <text:p>0,25</text:p>
          </table:table-cell>
          <table:table-cell table:style-name="ce81" table:formula="of:=SKEW([.I4:.I23])" office:value-type="float" office:value="-0.684518685549498" calcext:value-type="float">
            <text:p>-0,68</text:p>
          </table:table-cell>
          <table:table-cell table:style-name="ce88" table:formula="of:=SKEW([.J4:.J23])" office:value-type="float" office:value="-0.0631044265933701" calcext:value-type="float">
            <text:p>-0,06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(NORMINV(RAND();AVERAGE([.B$4:.B$23]);STDEVP([.B$4:.B$23]))+(RAND()-0.5)*STDEVP([.B$4:.B$23])*0.2))" office:value-type="float" office:value="14" calcext:value-type="float">
            <text:p>14</text:p>
          </table:table-cell>
          <table:table-cell table:formula="of:=ROUND((NORMINV(RAND();AVERAGE([.C$4:.C$23]);STDEVP([.C$4:.C$23]))+(RAND()-0.5)*STDEVP([.C$4:.C$23])*0.2))" office:value-type="float" office:value="83" calcext:value-type="float">
            <text:p>83</text:p>
          </table:table-cell>
          <table:table-cell table:formula="of:=ROUND((NORMINV(RAND();AVERAGE([.D$4:.D$23]);STDEVP([.D$4:.D$23]))+(RAND()-0.5)*STDEVP([.D$4:.D$23])*0.2))" office:value-type="float" office:value="46" calcext:value-type="float">
            <text:p>46</text:p>
          </table:table-cell>
          <table:table-cell table:formula="of:=ROUND((NORMINV(RAND();AVERAGE([.E$4:.E$23]);STDEVP([.E$4:.E$23]))+(RAND()-0.5)*STDEVP([.E$4:.E$23])*0.2))" office:value-type="float" office:value="53" calcext:value-type="float">
            <text:p>53</text:p>
          </table:table-cell>
          <table:table-cell table:formula="of:=ROUND((NORMINV(RAND();AVERAGE([.F$4:.F$23]);STDEVP([.F$4:.F$23]))+(RAND()-0.5)*STDEVP([.F$4:.F$23])*0.2))" office:value-type="float" office:value="39" calcext:value-type="float">
            <text:p>39</text:p>
          </table:table-cell>
          <table:table-cell table:formula="of:=LN(([.T7]-AVERAGE([.$B$4:.$B$23]))*[.$Q$1])" office:value-type="float" office:value="-0.382725621138675" calcext:value-type="float">
            <text:p>-0,38</text:p>
          </table:table-cell>
          <table:table-cell table:formula="of:=LN(([.U7]-AVERAGE([.$B$4:.$B$23]))*[.$Q$1])" office:value-type="float" office:value="-1.16475209117265" calcext:value-type="float">
            <text:p>-1,16</text:p>
          </table:table-cell>
          <table:table-cell table:formula="of:=LN(([.V7]-AVERAGE([.$B$4:.$B$23]))*[.$Q$1])" office:value-type="float" office:value="-0.962334670375562" calcext:value-type="float">
            <text:p>-0,96</text:p>
          </table:table-cell>
          <table:table-cell table:formula="of:=LN(([.W7]-AVERAGE([.$B$4:.$B$23]))*[.$Q$1])" office:value-type="float" office:value="-1.41881755282545" calcext:value-type="float">
            <text:p>-1,42</text:p>
          </table:table-cell>
          <table:table-cell/>
          <table:table-cell table:style-name="ce20" office:value-type="string" calcext:value-type="string">
            <text:p>a</text:p>
          </table:table-cell>
          <table:table-cell table:style-name="ce81" table:formula="of:=SKEW([.X4:.X23])" office:value-type="float" office:value="-0.78427895927707" calcext:value-type="float">
            <text:p>-0,78</text:p>
          </table:table-cell>
          <table:table-cell table:style-name="ce81" table:formula="of:=SKEW([.Y4:.Y23])" office:value-type="float" office:value="-0.130142216917002" calcext:value-type="float">
            <text:p>-0,13</text:p>
          </table:table-cell>
          <table:table-cell table:style-name="ce81" table:formula="of:=SKEW([.Z4:.Z23])" office:value-type="float" office:value="-0.101603418698026" calcext:value-type="float">
            <text:p>-0,10</text:p>
          </table:table-cell>
          <table:table-cell table:style-name="ce88" table:formula="of:=SKEW([.AA4:.AA23])" office:value-type="float" office:value="-0.167075892027409" calcext:value-type="float">
            <text:p>-0,1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LN(([.C8]-AVERAGE([.$B$4:.$B$23]))*[.$Q$1])" office:value-type="float" office:value="-0.412489723045129" calcext:value-type="float">
            <text:p>-0,41</text:p>
          </table:table-cell>
          <table:table-cell table:formula="of:=LN(([.D8]-AVERAGE([.$B$4:.$B$23]))*[.$Q$1])" office:value-type="float" office:value="-0.576253429088446" calcext:value-type="float">
            <text:p>-0,58</text:p>
          </table:table-cell>
          <table:table-cell table:formula="of:=LN(([.E8]-AVERAGE([.$B$4:.$B$23]))*[.$Q$1])" office:value-type="float" office:value="-1.19732826160727" calcext:value-type="float">
            <text:p>-1,20</text:p>
          </table:table-cell>
          <table:table-cell table:formula="of:=LN(([.F8]-AVERAGE([.$B$4:.$B$23]))*[.$Q$1])" office:value-type="float" office:value="-1.16475209117265" calcext:value-type="float">
            <text:p>-1,16</text:p>
          </table:table-cell>
          <table:table-cell/>
          <table:table-cell table:style-name="ce20" office:value-type="string" calcext:value-type="string">
            <text:p>Э</text:p>
          </table:table-cell>
          <table:table-cell table:style-name="ce83" table:formula="of:=(KURT([.G4:.G23])+3)*[.M5]^4" office:value-type="float" office:value="0.0020380461446899" calcext:value-type="float">
            <text:p>2,04E-3</text:p>
          </table:table-cell>
          <table:table-cell table:style-name="ce83" table:formula="of:=(KURT([.H4:.H23])+3)*[.N5]^4" office:value-type="float" office:value="0.00165756289444058" calcext:value-type="float">
            <text:p>1,66E-3</text:p>
          </table:table-cell>
          <table:table-cell table:style-name="ce83" table:formula="of:=(KURT([.I4:.I23])+3)*[.O5]^4" office:value-type="float" office:value="0.00291297199208653" calcext:value-type="float">
            <text:p>2,91E-3</text:p>
          </table:table-cell>
          <table:table-cell table:style-name="ce90" table:formula="of:=(KURT([.J4:.J23])+3)*[.P5]^4" office:value-type="float" office:value="0.00219220065346772" calcext:value-type="float">
            <text:p>2,19E-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(NORMINV(RAND();AVERAGE([.B$4:.B$23]);STDEVP([.B$4:.B$23]))+(RAND()-0.5)*STDEVP([.B$4:.B$23])*0.2))" office:value-type="float" office:value="13" calcext:value-type="float">
            <text:p>13</text:p>
          </table:table-cell>
          <table:table-cell table:formula="of:=ROUND((NORMINV(RAND();AVERAGE([.C$4:.C$23]);STDEVP([.C$4:.C$23]))+(RAND()-0.5)*STDEVP([.C$4:.C$23])*0.2))" office:value-type="float" office:value="88" calcext:value-type="float">
            <text:p>88</text:p>
          </table:table-cell>
          <table:table-cell table:formula="of:=ROUND((NORMINV(RAND();AVERAGE([.D$4:.D$23]);STDEVP([.D$4:.D$23]))+(RAND()-0.5)*STDEVP([.D$4:.D$23])*0.2))" office:value-type="float" office:value="45" calcext:value-type="float">
            <text:p>45</text:p>
          </table:table-cell>
          <table:table-cell table:formula="of:=ROUND((NORMINV(RAND();AVERAGE([.E$4:.E$23]);STDEVP([.E$4:.E$23]))+(RAND()-0.5)*STDEVP([.E$4:.E$23])*0.2))" office:value-type="float" office:value="44" calcext:value-type="float">
            <text:p>44</text:p>
          </table:table-cell>
          <table:table-cell table:formula="of:=ROUND((NORMINV(RAND();AVERAGE([.F$4:.F$23]);STDEVP([.F$4:.F$23]))+(RAND()-0.5)*STDEVP([.F$4:.F$23])*0.2))" office:value-type="float" office:value="41" calcext:value-type="float">
            <text:p>41</text:p>
          </table:table-cell>
          <table:table-cell table:formula="of:=LN(([.T8]-AVERAGE([.$B$4:.$B$23]))*[.$Q$1])" office:value-type="float" office:value="-0.311974765020825" calcext:value-type="float">
            <text:p>-0,31</text:p>
          </table:table-cell>
          <table:table-cell table:formula="of:=LN(([.U8]-AVERAGE([.$B$4:.$B$23]))*[.$Q$1])" office:value-type="float" office:value="-1.19732826160727" calcext:value-type="float">
            <text:p>-1,20</text:p>
          </table:table-cell>
          <table:table-cell table:formula="of:=LN(([.V8]-AVERAGE([.$B$4:.$B$23]))*[.$Q$1])" office:value-type="float" office:value="-1.23100147671386" calcext:value-type="float">
            <text:p>-1,23</text:p>
          </table:table-cell>
          <table:table-cell table:formula="of:=LN(([.W8]-AVERAGE([.$B$4:.$B$23]))*[.$Q$1])" office:value-type="float" office:value="-1.33941077522104" calcext:value-type="float">
            <text:p>-1,34</text:p>
          </table:table-cell>
          <table:table-cell/>
          <table:table-cell table:style-name="ce20" office:value-type="string" calcext:value-type="string">
            <text:p>Э</text:p>
          </table:table-cell>
          <table:table-cell table:style-name="ce83" table:formula="of:=(KURT([.X4:.X23])+3)*[.AD5]^4" office:value-type="float" office:value="0.00133807437048888" calcext:value-type="float">
            <text:p>1,34E-3</text:p>
          </table:table-cell>
          <table:table-cell table:style-name="ce83" table:formula="of:=(KURT([.Y4:.Y23])+3)*[.AE5]^4" office:value-type="float" office:value="0.00645834897626849" calcext:value-type="float">
            <text:p>6,46E-3</text:p>
          </table:table-cell>
          <table:table-cell table:style-name="ce83" table:formula="of:=(KURT([.Z4:.Z23])+3)*[.AF5]^4" office:value-type="float" office:value="0.00167699388908286" calcext:value-type="float">
            <text:p>1,68E-3</text:p>
          </table:table-cell>
          <table:table-cell table:style-name="ce90" table:formula="of:=(KURT([.AA4:.AA23])+3)*[.AG5]^4" office:value-type="float" office:value="0.00087067291050422" calcext:value-type="float">
            <text:p>8,71E-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=LN(([.C9]-AVERAGE([.$B$4:.$B$23]))*[.$Q$1])" office:value-type="float" office:value="-0.311974765020825" calcext:value-type="float">
            <text:p>-0,31</text:p>
          </table:table-cell>
          <table:table-cell table:formula="of:=LN(([.D9]-AVERAGE([.$B$4:.$B$23]))*[.$Q$1])" office:value-type="float" office:value="-0.709276562489829" calcext:value-type="float">
            <text:p>-0,71</text:p>
          </table:table-cell>
          <table:table-cell table:formula="of:=LN(([.E9]-AVERAGE([.$B$4:.$B$23]))*[.$Q$1])" office:value-type="float" office:value="-1.46101790731583" calcext:value-type="float">
            <text:p>-1,46</text:p>
          </table:table-cell>
          <table:table-cell table:formula="of:=LN(([.F9]-AVERAGE([.$B$4:.$B$23]))*[.$Q$1])" office:value-type="float" office:value="-0.98886142470899" calcext:value-type="float">
            <text:p>-0,99</text:p>
          </table:table-cell>
          <table:table-cell/>
          <table:table-cell table:style-name="ce77" office:value-type="string" calcext:value-type="string">
            <text:p>ε</text:p>
          </table:table-cell>
          <table:table-cell table:style-name="ce84" table:formula="of:=KURT([.G4:.G23])+3" office:value-type="float" office:value="3.9659135189206" calcext:value-type="float">
            <text:p>4,0</text:p>
          </table:table-cell>
          <table:table-cell table:style-name="ce84" table:formula="of:=KURT([.H4:.H23])+3" office:value-type="float" office:value="1.67318282707424" calcext:value-type="float">
            <text:p>1,7</text:p>
          </table:table-cell>
          <table:table-cell table:style-name="ce84" table:formula="of:=KURT([.I4:.I23])+3" office:value-type="float" office:value="2.77416670570367" calcext:value-type="float">
            <text:p>2,8</text:p>
          </table:table-cell>
          <table:table-cell table:style-name="ce91" table:formula="of:=KURT([.J4:.J23])+3" office:value-type="float" office:value="2.80921681743412" calcext:value-type="float">
            <text:p>2,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(NORMINV(RAND();AVERAGE([.B$4:.B$23]);STDEVP([.B$4:.B$23]))+(RAND()-0.5)*STDEVP([.B$4:.B$23])*0.2))" office:value-type="float" office:value="20" calcext:value-type="float">
            <text:p>20</text:p>
          </table:table-cell>
          <table:table-cell table:formula="of:=ROUND((NORMINV(RAND();AVERAGE([.C$4:.C$23]);STDEVP([.C$4:.C$23]))+(RAND()-0.5)*STDEVP([.C$4:.C$23])*0.2))" office:value-type="float" office:value="81" calcext:value-type="float">
            <text:p>81</text:p>
          </table:table-cell>
          <table:table-cell table:formula="of:=ROUND((NORMINV(RAND();AVERAGE([.D$4:.D$23]);STDEVP([.D$4:.D$23]))+(RAND()-0.5)*STDEVP([.D$4:.D$23])*0.2))" office:value-type="float" office:value="51" calcext:value-type="float">
            <text:p>51</text:p>
          </table:table-cell>
          <table:table-cell table:formula="of:=ROUND((NORMINV(RAND();AVERAGE([.E$4:.E$23]);STDEVP([.E$4:.E$23]))+(RAND()-0.5)*STDEVP([.E$4:.E$23])*0.2))" office:value-type="float" office:value="53" calcext:value-type="float">
            <text:p>53</text:p>
          </table:table-cell>
          <table:table-cell table:formula="of:=ROUND((NORMINV(RAND();AVERAGE([.F$4:.F$23]);STDEVP([.F$4:.F$23]))+(RAND()-0.5)*STDEVP([.F$4:.F$23])*0.2))" office:value-type="float" office:value="46" calcext:value-type="float">
            <text:p>46</text:p>
          </table:table-cell>
          <table:table-cell table:formula="of:=LN(([.T9]-AVERAGE([.$B$4:.$B$23]))*[.$Q$1])" office:value-type="float" office:value="-0.412489723045129" calcext:value-type="float">
            <text:p>-0,41</text:p>
          </table:table-cell>
          <table:table-cell table:formula="of:=LN(([.U9]-AVERAGE([.$B$4:.$B$23]))*[.$Q$1])" office:value-type="float" office:value="-1.01611106715637" calcext:value-type="float">
            <text:p>-1,02</text:p>
          </table:table-cell>
          <table:table-cell table:formula="of:=LN(([.V9]-AVERAGE([.$B$4:.$B$23]))*[.$Q$1])" office:value-type="float" office:value="-0.962334670375562" calcext:value-type="float">
            <text:p>-0,96</text:p>
          </table:table-cell>
          <table:table-cell table:formula="of:=LN(([.W9]-AVERAGE([.$B$4:.$B$23]))*[.$Q$1])" office:value-type="float" office:value="-1.16475209117265" calcext:value-type="float">
            <text:p>-1,16</text:p>
          </table:table-cell>
          <table:table-cell/>
          <table:table-cell table:style-name="ce77" office:value-type="string" calcext:value-type="string">
            <text:p>ε</text:p>
          </table:table-cell>
          <table:table-cell table:style-name="ce84" table:formula="of:=KURT([.X4:.X23])+3" office:value-type="float" office:value="3.08187257186666" calcext:value-type="float">
            <text:p>3,1</text:p>
          </table:table-cell>
          <table:table-cell table:style-name="ce84" table:formula="of:=KURT([.Y4:.Y23])+3" office:value-type="float" office:value="1.93168437891505" calcext:value-type="float">
            <text:p>1,9</text:p>
          </table:table-cell>
          <table:table-cell table:style-name="ce84" table:formula="of:=KURT([.Z4:.Z23])+3" office:value-type="float" office:value="2.04442083364956" calcext:value-type="float">
            <text:p>2,0</text:p>
          </table:table-cell>
          <table:table-cell table:style-name="ce91" table:formula="of:=KURT([.AA4:.AA23])+3" office:value-type="float" office:value="2.82405188308796" calcext:value-type="float">
            <text:p>2,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LN(([.C10]-AVERAGE([.$B$4:.$B$23]))*[.$Q$1])" office:value-type="float" office:value="-0.271808723295491" calcext:value-type="float">
            <text:p>-0,27</text:p>
          </table:table-cell>
          <table:table-cell table:formula="of:=LN(([.D10]-AVERAGE([.$B$4:.$B$23]))*[.$Q$1])" office:value-type="float" office:value="-0.886731929632611" calcext:value-type="float">
            <text:p>-0,89</text:p>
          </table:table-cell>
          <table:table-cell table:formula="of:=LN(([.E10]-AVERAGE([.$B$4:.$B$23]))*[.$Q$1])" office:value-type="float" office:value="-1.16475209117265" calcext:value-type="float">
            <text:p>-1,16</text:p>
          </table:table-cell>
          <table:table-cell table:formula="of:=LN(([.F10]-AVERAGE([.$B$4:.$B$23]))*[.$Q$1])" office:value-type="float" office:value="-1.01611106715637" calcext:value-type="float">
            <text:p>-1,02</text:p>
          </table:table-cell>
          <table:table-cell/>
          <table:table-cell table:style-name="ce78" office:value-type="string" calcext:value-type="string">
            <text:p>δ</text:p>
          </table:table-cell>
          <table:table-cell table:style-name="ce85" table:formula="of:=-[.M5]/[.M3]" office:value-type="percentage" office:value="0.352964409455518" calcext:value-type="percentage">
            <text:p>35%</text:p>
          </table:table-cell>
          <table:table-cell table:style-name="ce85" table:formula="of:=-[.N5]/[.N3]" office:value-type="percentage" office:value="0.202187615614359" calcext:value-type="percentage">
            <text:p>20%</text:p>
          </table:table-cell>
          <table:table-cell table:style-name="ce85" table:formula="of:=-[.O5]/[.O3]" office:value-type="percentage" office:value="0.173784307262538" calcext:value-type="percentage">
            <text:p>17%</text:p>
          </table:table-cell>
          <table:table-cell table:style-name="ce92" table:formula="of:=-[.P5]/[.P3]" office:value-type="percentage" office:value="0.146295621961302" calcext:value-type="percentage">
            <text:p>15%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(NORMINV(RAND();AVERAGE([.B$4:.B$23]);STDEVP([.B$4:.B$23]))+(RAND()-0.5)*STDEVP([.B$4:.B$23])*0.2))" office:value-type="float" office:value="16" calcext:value-type="float">
            <text:p>16</text:p>
          </table:table-cell>
          <table:table-cell table:formula="of:=ROUND((NORMINV(RAND();AVERAGE([.C$4:.C$23]);STDEVP([.C$4:.C$23]))+(RAND()-0.5)*STDEVP([.C$4:.C$23])*0.2))" office:value-type="float" office:value="88" calcext:value-type="float">
            <text:p>88</text:p>
          </table:table-cell>
          <table:table-cell table:formula="of:=ROUND((NORMINV(RAND();AVERAGE([.D$4:.D$23]);STDEVP([.D$4:.D$23]))+(RAND()-0.5)*STDEVP([.D$4:.D$23])*0.2))" office:value-type="float" office:value="56" calcext:value-type="float">
            <text:p>56</text:p>
          </table:table-cell>
          <table:table-cell table:formula="of:=ROUND((NORMINV(RAND();AVERAGE([.E$4:.E$23]);STDEVP([.E$4:.E$23]))+(RAND()-0.5)*STDEVP([.E$4:.E$23])*0.2))" office:value-type="float" office:value="44" calcext:value-type="float">
            <text:p>44</text:p>
          </table:table-cell>
          <table:table-cell table:formula="of:=ROUND((NORMINV(RAND();AVERAGE([.F$4:.F$23]);STDEVP([.F$4:.F$23]))+(RAND()-0.5)*STDEVP([.F$4:.F$23])*0.2))" office:value-type="float" office:value="46" calcext:value-type="float">
            <text:p>46</text:p>
          </table:table-cell>
          <table:table-cell table:formula="of:=LN(([.T10]-AVERAGE([.$B$4:.$B$23]))*[.$Q$1])" office:value-type="float" office:value="-0.311974765020825" calcext:value-type="float">
            <text:p>-0,31</text:p>
          </table:table-cell>
          <table:table-cell table:formula="of:=LN(([.U10]-AVERAGE([.$B$4:.$B$23]))*[.$Q$1])" office:value-type="float" office:value="-0.886731929632611" calcext:value-type="float">
            <text:p>-0,89</text:p>
          </table:table-cell>
          <table:table-cell table:formula="of:=LN(([.V10]-AVERAGE([.$B$4:.$B$23]))*[.$Q$1])" office:value-type="float" office:value="-1.23100147671386" calcext:value-type="float">
            <text:p>-1,23</text:p>
          </table:table-cell>
          <table:table-cell table:formula="of:=LN(([.W10]-AVERAGE([.$B$4:.$B$23]))*[.$Q$1])" office:value-type="float" office:value="-1.16475209117265" calcext:value-type="float">
            <text:p>-1,16</text:p>
          </table:table-cell>
          <table:table-cell/>
          <table:table-cell table:style-name="ce78" office:value-type="string" calcext:value-type="string">
            <text:p>δ</text:p>
          </table:table-cell>
          <table:table-cell table:style-name="ce85" table:formula="of:=-[.AD5]/[.AD3]" office:value-type="percentage" office:value="0.30731688739651" calcext:value-type="percentage">
            <text:p>31%</text:p>
          </table:table-cell>
          <table:table-cell table:style-name="ce85" table:formula="of:=-[.AE5]/[.AE3]" office:value-type="percentage" office:value="0.256547089840587" calcext:value-type="percentage">
            <text:p>26%</text:p>
          </table:table-cell>
          <table:table-cell table:style-name="ce85" table:formula="of:=-[.AF5]/[.AF3]" office:value-type="percentage" office:value="0.161632616138422" calcext:value-type="percentage">
            <text:p>16%</text:p>
          </table:table-cell>
          <table:table-cell table:style-name="ce92" table:formula="of:=-[.AG5]/[.AG3]" office:value-type="percentage" office:value="0.113694311124387" calcext:value-type="percentage">
            <text:p>11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formula="of:=LN(([.C11]-AVERAGE([.$B$4:.$B$23]))*[.$Q$1])" office:value-type="float" office:value="-0.524248644098131" calcext:value-type="float">
            <text:p>-0,52</text:p>
          </table:table-cell>
          <table:table-cell table:formula="of:=LN(([.D11]-AVERAGE([.$B$4:.$B$23]))*[.$Q$1])" office:value-type="float" office:value="-1.10262031006565" calcext:value-type="float">
            <text:p>-1,10</text:p>
          </table:table-cell>
          <table:table-cell table:formula="of:=LN(([.E11]-AVERAGE([.$B$4:.$B$23]))*[.$Q$1])" office:value-type="float" office:value="-0.816445396904439" calcext:value-type="float">
            <text:p>-0,82</text:p>
          </table:table-cell>
          <table:table-cell table:formula="of:=LN(([.F11]-AVERAGE([.$B$4:.$B$23]))*[.$Q$1])" office:value-type="float" office:value="-1.26584820804402" calcext:value-type="float">
            <text:p>-1,27</text:p>
          </table:table-cell>
          <table:table-cell/>
          <table:table-cell table:style-name="ce49"/>
          <table:table-cell table:number-columns-repeated="5"/>
          <table:table-cell office:value-type="float" office:value="8" calcext:value-type="float">
            <text:p>8</text:p>
          </table:table-cell>
          <table:table-cell table:formula="of:=ROUND((NORMINV(RAND();AVERAGE([.B$4:.B$23]);STDEVP([.B$4:.B$23]))+(RAND()-0.5)*STDEVP([.B$4:.B$23])*0.2))" office:value-type="float" office:value="16" calcext:value-type="float">
            <text:p>16</text:p>
          </table:table-cell>
          <table:table-cell table:formula="of:=ROUND((NORMINV(RAND();AVERAGE([.C$4:.C$23]);STDEVP([.C$4:.C$23]))+(RAND()-0.5)*STDEVP([.C$4:.C$23])*0.2))" office:value-type="float" office:value="78" calcext:value-type="float">
            <text:p>78</text:p>
          </table:table-cell>
          <table:table-cell table:formula="of:=ROUND((NORMINV(RAND();AVERAGE([.D$4:.D$23]);STDEVP([.D$4:.D$23]))+(RAND()-0.5)*STDEVP([.D$4:.D$23])*0.2))" office:value-type="float" office:value="49" calcext:value-type="float">
            <text:p>49</text:p>
          </table:table-cell>
          <table:table-cell table:formula="of:=ROUND((NORMINV(RAND();AVERAGE([.E$4:.E$23]);STDEVP([.E$4:.E$23]))+(RAND()-0.5)*STDEVP([.E$4:.E$23])*0.2))" office:value-type="float" office:value="50" calcext:value-type="float">
            <text:p>50</text:p>
          </table:table-cell>
          <table:table-cell table:formula="of:=ROUND((NORMINV(RAND();AVERAGE([.F$4:.F$23]);STDEVP([.F$4:.F$23]))+(RAND()-0.5)*STDEVP([.F$4:.F$23])*0.2))" office:value-type="float" office:value="39" calcext:value-type="float">
            <text:p>39</text:p>
          </table:table-cell>
          <table:table-cell table:formula="of:=LN(([.T11]-AVERAGE([.$B$4:.$B$23]))*[.$Q$1])" office:value-type="float" office:value="-0.45886588483528" calcext:value-type="float">
            <text:p>-0,46</text:p>
          </table:table-cell>
          <table:table-cell table:formula="of:=LN(([.U11]-AVERAGE([.$B$4:.$B$23]))*[.$Q$1])" office:value-type="float" office:value="-1.07294454191953" calcext:value-type="float">
            <text:p>-1,07</text:p>
          </table:table-cell>
          <table:table-cell table:formula="of:=LN(([.V11]-AVERAGE([.$B$4:.$B$23]))*[.$Q$1])" office:value-type="float" office:value="-1.04412410338404" calcext:value-type="float">
            <text:p>-1,04</text:p>
          </table:table-cell>
          <table:table-cell table:formula="of:=LN(([.W11]-AVERAGE([.$B$4:.$B$23]))*[.$Q$1])" office:value-type="float" office:value="-1.41881755282545" calcext:value-type="float">
            <text:p>-1,42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LN(([.C12]-AVERAGE([.$B$4:.$B$23]))*[.$Q$1])" office:value-type="float" office:value="-0.325730140089311" calcext:value-type="float">
            <text:p>-0,33</text:p>
          </table:table-cell>
          <table:table-cell table:formula="of:=LN(([.D12]-AVERAGE([.$B$4:.$B$23]))*[.$Q$1])" office:value-type="float" office:value="-0.98886142470899" calcext:value-type="float">
            <text:p>-0,99</text:p>
          </table:table-cell>
          <table:table-cell table:formula="of:=LN(([.E12]-AVERAGE([.$B$4:.$B$23]))*[.$Q$1])" office:value-type="float" office:value="-0.911303190363116" calcext:value-type="float">
            <text:p>-0,91</text:p>
          </table:table-cell>
          <table:table-cell table:formula="of:=LN(([.F12]-AVERAGE([.$B$4:.$B$23]))*[.$Q$1])" office:value-type="float" office:value="-0.886731929632611" calcext:value-type="float">
            <text:p>-0,8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ROUND((NORMINV(RAND();AVERAGE([.B$4:.B$23]);STDEVP([.B$4:.B$23]))+(RAND()-0.5)*STDEVP([.B$4:.B$23])*0.2))" office:value-type="float" office:value="21" calcext:value-type="float">
            <text:p>21</text:p>
          </table:table-cell>
          <table:table-cell table:formula="of:=ROUND((NORMINV(RAND();AVERAGE([.C$4:.C$23]);STDEVP([.C$4:.C$23]))+(RAND()-0.5)*STDEVP([.C$4:.C$23])*0.2))" office:value-type="float" office:value="71" calcext:value-type="float">
            <text:p>71</text:p>
          </table:table-cell>
          <table:table-cell table:formula="of:=ROUND((NORMINV(RAND();AVERAGE([.D$4:.D$23]);STDEVP([.D$4:.D$23]))+(RAND()-0.5)*STDEVP([.D$4:.D$23])*0.2))" office:value-type="float" office:value="41" calcext:value-type="float">
            <text:p>41</text:p>
          </table:table-cell>
          <table:table-cell table:formula="of:=ROUND((NORMINV(RAND();AVERAGE([.E$4:.E$23]);STDEVP([.E$4:.E$23]))+(RAND()-0.5)*STDEVP([.E$4:.E$23])*0.2))" office:value-type="float" office:value="50" calcext:value-type="float">
            <text:p>50</text:p>
          </table:table-cell>
          <table:table-cell table:formula="of:=ROUND((NORMINV(RAND();AVERAGE([.F$4:.F$23]);STDEVP([.F$4:.F$23]))+(RAND()-0.5)*STDEVP([.F$4:.F$23])*0.2))" office:value-type="float" office:value="53" calcext:value-type="float">
            <text:p>53</text:p>
          </table:table-cell>
          <table:table-cell table:formula="of:=LN(([.T12]-AVERAGE([.$B$4:.$B$23]))*[.$Q$1])" office:value-type="float" office:value="-0.576253429088446" calcext:value-type="float">
            <text:p>-0,58</text:p>
          </table:table-cell>
          <table:table-cell table:formula="of:=LN(([.U12]-AVERAGE([.$B$4:.$B$23]))*[.$Q$1])" office:value-type="float" office:value="-1.33941077522104" calcext:value-type="float">
            <text:p>-1,34</text:p>
          </table:table-cell>
          <table:table-cell table:formula="of:=LN(([.V12]-AVERAGE([.$B$4:.$B$23]))*[.$Q$1])" office:value-type="float" office:value="-1.04412410338404" calcext:value-type="float">
            <text:p>-1,04</text:p>
          </table:table-cell>
          <table:table-cell table:formula="of:=LN(([.W12]-AVERAGE([.$B$4:.$B$23]))*[.$Q$1])" office:value-type="float" office:value="-0.962334670375562" calcext:value-type="float">
            <text:p>-0,96</text:p>
          </table:table-cell>
          <table:table-cell table:number-columns-repeated="6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formula="of:=LN(([.C13]-AVERAGE([.$B$4:.$B$23]))*[.$Q$1])" office:value-type="float" office:value="-0.285018955032297" calcext:value-type="float">
            <text:p>-0,29</text:p>
          </table:table-cell>
          <table:table-cell table:formula="of:=LN(([.D13]-AVERAGE([.$B$4:.$B$23]))*[.$Q$1])" office:value-type="float" office:value="-1.04412410338404" calcext:value-type="float">
            <text:p>-1,04</text:p>
          </table:table-cell>
          <table:table-cell table:formula="of:=LN(([.E13]-AVERAGE([.$B$4:.$B$23]))*[.$Q$1])" office:value-type="float" office:value="-0.962334670375562" calcext:value-type="float">
            <text:p>-0,96</text:p>
          </table:table-cell>
          <table:table-cell table:formula="of:=LN(([.F13]-AVERAGE([.$B$4:.$B$23]))*[.$Q$1])" office:value-type="float" office:value="-1.33941077522104" calcext:value-type="float">
            <text:p>-1,34</text:p>
          </table:table-cell>
          <table:table-cell/>
          <table:table-cell table:style-name="ce79" office:value-type="string" calcext:value-type="string">
            <text:p>Y<text:span text:style-name="T3">0</text:span><text:span text:style-name="T2"> = </text:span></text:p>
          </table:table-cell>
          <table:table-cell table:style-name="ce86" table:formula="of:=INTERCEPT([.M3:.P3];[.M2:.P2])" office:value-type="float" office:value="-0.524671091709873" calcext:value-type="float">
            <text:p>-0,5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(NORMINV(RAND();AVERAGE([.B$4:.B$23]);STDEVP([.B$4:.B$23]))+(RAND()-0.5)*STDEVP([.B$4:.B$23])*0.2))" office:value-type="float" office:value="13" calcext:value-type="float">
            <text:p>13</text:p>
          </table:table-cell>
          <table:table-cell table:formula="of:=ROUND((NORMINV(RAND();AVERAGE([.C$4:.C$23]);STDEVP([.C$4:.C$23]))+(RAND()-0.5)*STDEVP([.C$4:.C$23])*0.2))" office:value-type="float" office:value="82" calcext:value-type="float">
            <text:p>82</text:p>
          </table:table-cell>
          <table:table-cell table:formula="of:=ROUND((NORMINV(RAND();AVERAGE([.D$4:.D$23]);STDEVP([.D$4:.D$23]))+(RAND()-0.5)*STDEVP([.D$4:.D$23])*0.2))" office:value-type="float" office:value="68" calcext:value-type="float">
            <text:p>68</text:p>
          </table:table-cell>
          <table:table-cell table:formula="of:=ROUND((NORMINV(RAND();AVERAGE([.E$4:.E$23]);STDEVP([.E$4:.E$23]))+(RAND()-0.5)*STDEVP([.E$4:.E$23])*0.2))" office:value-type="float" office:value="48" calcext:value-type="float">
            <text:p>48</text:p>
          </table:table-cell>
          <table:table-cell table:formula="of:=ROUND((NORMINV(RAND();AVERAGE([.F$4:.F$23]);STDEVP([.F$4:.F$23]))+(RAND()-0.5)*STDEVP([.F$4:.F$23])*0.2))" office:value-type="float" office:value="50" calcext:value-type="float">
            <text:p>50</text:p>
          </table:table-cell>
          <table:table-cell table:formula="of:=LN(([.T13]-AVERAGE([.$B$4:.$B$23]))*[.$Q$1])" office:value-type="float" office:value="-0.397496938458987" calcext:value-type="float">
            <text:p>-0,40</text:p>
          </table:table-cell>
          <table:table-cell table:formula="of:=LN(([.U13]-AVERAGE([.$B$4:.$B$23]))*[.$Q$1])" office:value-type="float" office:value="-0.631111789640493" calcext:value-type="float">
            <text:p>-0,63</text:p>
          </table:table-cell>
          <table:table-cell table:formula="of:=LN(([.V13]-AVERAGE([.$B$4:.$B$23]))*[.$Q$1])" office:value-type="float" office:value="-1.10262031006565" calcext:value-type="float">
            <text:p>-1,10</text:p>
          </table:table-cell>
          <table:table-cell table:formula="of:=LN(([.W13]-AVERAGE([.$B$4:.$B$23]))*[.$Q$1])" office:value-type="float" office:value="-1.04412410338404" calcext:value-type="float">
            <text:p>-1,04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formula="of:=LN(([.C14]-AVERAGE([.$B$4:.$B$23]))*[.$Q$1])" office:value-type="float" office:value="-0.816445396904439" calcext:value-type="float">
            <text:p>-0,82</text:p>
          </table:table-cell>
          <table:table-cell table:formula="of:=LN(([.D14]-AVERAGE([.$B$4:.$B$23]))*[.$Q$1])" office:value-type="float" office:value="-0.729811164931537" calcext:value-type="float">
            <text:p>-0,73</text:p>
          </table:table-cell>
          <table:table-cell table:formula="of:=LN(([.E14]-AVERAGE([.$B$4:.$B$23]))*[.$Q$1])" office:value-type="float" office:value="-0.816445396904439" calcext:value-type="float">
            <text:p>-0,82</text:p>
          </table:table-cell>
          <table:table-cell table:formula="of:=LN(([.F14]-AVERAGE([.$B$4:.$B$23]))*[.$Q$1])" office:value-type="float" office:value="-1.16475209117265" calcext:value-type="float">
            <text:p>-1,1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ROUND((NORMINV(RAND();AVERAGE([.B$4:.B$23]);STDEVP([.B$4:.B$23]))+(RAND()-0.5)*STDEVP([.B$4:.B$23])*0.2))" office:value-type="float" office:value="15" calcext:value-type="float">
            <text:p>15</text:p>
          </table:table-cell>
          <table:table-cell table:formula="of:=ROUND((NORMINV(RAND();AVERAGE([.C$4:.C$23]);STDEVP([.C$4:.C$23]))+(RAND()-0.5)*STDEVP([.C$4:.C$23])*0.2))" office:value-type="float" office:value="83" calcext:value-type="float">
            <text:p>83</text:p>
          </table:table-cell>
          <table:table-cell table:formula="of:=ROUND((NORMINV(RAND();AVERAGE([.D$4:.D$23]);STDEVP([.D$4:.D$23]))+(RAND()-0.5)*STDEVP([.D$4:.D$23])*0.2))" office:value-type="float" office:value="57" calcext:value-type="float">
            <text:p>57</text:p>
          </table:table-cell>
          <table:table-cell table:formula="of:=ROUND((NORMINV(RAND();AVERAGE([.E$4:.E$23]);STDEVP([.E$4:.E$23]))+(RAND()-0.5)*STDEVP([.E$4:.E$23])*0.2))" office:value-type="float" office:value="41" calcext:value-type="float">
            <text:p>41</text:p>
          </table:table-cell>
          <table:table-cell table:formula="of:=ROUND((NORMINV(RAND();AVERAGE([.F$4:.F$23]);STDEVP([.F$4:.F$23]))+(RAND()-0.5)*STDEVP([.F$4:.F$23])*0.2))" office:value-type="float" office:value="43" calcext:value-type="float">
            <text:p>43</text:p>
          </table:table-cell>
          <table:table-cell table:formula="of:=LN(([.T14]-AVERAGE([.$B$4:.$B$23]))*[.$Q$1])" office:value-type="float" office:value="-0.382725621138675" calcext:value-type="float">
            <text:p>-0,38</text:p>
          </table:table-cell>
          <table:table-cell table:formula="of:=LN(([.U14]-AVERAGE([.$B$4:.$B$23]))*[.$Q$1])" office:value-type="float" office:value="-0.862749964946125" calcext:value-type="float">
            <text:p>-0,86</text:p>
          </table:table-cell>
          <table:table-cell table:formula="of:=LN(([.V14]-AVERAGE([.$B$4:.$B$23]))*[.$Q$1])" office:value-type="float" office:value="-1.33941077522104" calcext:value-type="float">
            <text:p>-1,34</text:p>
          </table:table-cell>
          <table:table-cell table:formula="of:=LN(([.W14]-AVERAGE([.$B$4:.$B$23]))*[.$Q$1])" office:value-type="float" office:value="-1.26584820804402" calcext:value-type="float">
            <text:p>-1,27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LN(([.C15]-AVERAGE([.$B$4:.$B$23]))*[.$Q$1])" office:value-type="float" office:value="-0.45886588483528" calcext:value-type="float">
            <text:p>-0,46</text:p>
          </table:table-cell>
          <table:table-cell table:formula="of:=LN(([.D15]-AVERAGE([.$B$4:.$B$23]))*[.$Q$1])" office:value-type="float" office:value="-1.04412410338404" calcext:value-type="float">
            <text:p>-1,04</text:p>
          </table:table-cell>
          <table:table-cell table:formula="of:=LN(([.E15]-AVERAGE([.$B$4:.$B$23]))*[.$Q$1])" office:value-type="float" office:value="-1.33941077522104" calcext:value-type="float">
            <text:p>-1,34</text:p>
          </table:table-cell>
          <table:table-cell table:formula="of:=LN(([.F15]-AVERAGE([.$B$4:.$B$23]))*[.$Q$1])" office:value-type="float" office:value="-1.23100147671386" calcext:value-type="float">
            <text:p>-1,2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ROUND((NORMINV(RAND();AVERAGE([.B$4:.B$23]);STDEVP([.B$4:.B$23]))+(RAND()-0.5)*STDEVP([.B$4:.B$23])*0.2))" office:value-type="float" office:value="20" calcext:value-type="float">
            <text:p>20</text:p>
          </table:table-cell>
          <table:table-cell table:formula="of:=ROUND((NORMINV(RAND();AVERAGE([.C$4:.C$23]);STDEVP([.C$4:.C$23]))+(RAND()-0.5)*STDEVP([.C$4:.C$23])*0.2))" office:value-type="float" office:value="59" calcext:value-type="float">
            <text:p>59</text:p>
          </table:table-cell>
          <table:table-cell table:formula="of:=ROUND((NORMINV(RAND();AVERAGE([.D$4:.D$23]);STDEVP([.D$4:.D$23]))+(RAND()-0.5)*STDEVP([.D$4:.D$23])*0.2))" office:value-type="float" office:value="49" calcext:value-type="float">
            <text:p>49</text:p>
          </table:table-cell>
          <table:table-cell table:formula="of:=ROUND((NORMINV(RAND();AVERAGE([.E$4:.E$23]);STDEVP([.E$4:.E$23]))+(RAND()-0.5)*STDEVP([.E$4:.E$23])*0.2))" office:value-type="float" office:value="60" calcext:value-type="float">
            <text:p>60</text:p>
          </table:table-cell>
          <table:table-cell table:formula="of:=ROUND((NORMINV(RAND();AVERAGE([.F$4:.F$23]);STDEVP([.F$4:.F$23]))+(RAND()-0.5)*STDEVP([.F$4:.F$23])*0.2))" office:value-type="float" office:value="47" calcext:value-type="float">
            <text:p>47</text:p>
          </table:table-cell>
          <table:table-cell table:formula="of:=LN(([.T15]-AVERAGE([.$B$4:.$B$23]))*[.$Q$1])" office:value-type="float" office:value="-0.816445396904439" calcext:value-type="float">
            <text:p>-0,82</text:p>
          </table:table-cell>
          <table:table-cell table:formula="of:=LN(([.U15]-AVERAGE([.$B$4:.$B$23]))*[.$Q$1])" office:value-type="float" office:value="-1.07294454191953" calcext:value-type="float">
            <text:p>-1,07</text:p>
          </table:table-cell>
          <table:table-cell table:formula="of:=LN(([.V15]-AVERAGE([.$B$4:.$B$23]))*[.$Q$1])" office:value-type="float" office:value="-0.794073099149906" calcext:value-type="float">
            <text:p>-0,79</text:p>
          </table:table-cell>
          <table:table-cell table:formula="of:=LN(([.W15]-AVERAGE([.$B$4:.$B$23]))*[.$Q$1])" office:value-type="float" office:value="-1.13320373343773" calcext:value-type="float">
            <text:p>-1,13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formula="of:=LN(([.C16]-AVERAGE([.$B$4:.$B$23]))*[.$Q$1])" office:value-type="float" office:value="-0.298406035814757" calcext:value-type="float">
            <text:p>-0,30</text:p>
          </table:table-cell>
          <table:table-cell table:formula="of:=LN(([.D16]-AVERAGE([.$B$4:.$B$23]))*[.$Q$1])" office:value-type="float" office:value="-1.04412410338404" calcext:value-type="float">
            <text:p>-1,04</text:p>
          </table:table-cell>
          <table:table-cell table:formula="of:=LN(([.E16]-AVERAGE([.$B$4:.$B$23]))*[.$Q$1])" office:value-type="float" office:value="-0.839329690738027" calcext:value-type="float">
            <text:p>-0,84</text:p>
          </table:table-cell>
          <table:table-cell table:formula="of:=LN(([.F16]-AVERAGE([.$B$4:.$B$23]))*[.$Q$1])" office:value-type="float" office:value="-1.23100147671386" calcext:value-type="float">
            <text:p>-1,2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ROUND((NORMINV(RAND();AVERAGE([.B$4:.B$23]);STDEVP([.B$4:.B$23]))+(RAND()-0.5)*STDEVP([.B$4:.B$23])*0.2))" office:value-type="float" office:value="15" calcext:value-type="float">
            <text:p>15</text:p>
          </table:table-cell>
          <table:table-cell table:formula="of:=ROUND((NORMINV(RAND();AVERAGE([.C$4:.C$23]);STDEVP([.C$4:.C$23]))+(RAND()-0.5)*STDEVP([.C$4:.C$23])*0.2))" office:value-type="float" office:value="92" calcext:value-type="float">
            <text:p>92</text:p>
          </table:table-cell>
          <table:table-cell table:formula="of:=ROUND((NORMINV(RAND();AVERAGE([.D$4:.D$23]);STDEVP([.D$4:.D$23]))+(RAND()-0.5)*STDEVP([.D$4:.D$23])*0.2))" office:value-type="float" office:value="64" calcext:value-type="float">
            <text:p>64</text:p>
          </table:table-cell>
          <table:table-cell table:formula="of:=ROUND((NORMINV(RAND();AVERAGE([.E$4:.E$23]);STDEVP([.E$4:.E$23]))+(RAND()-0.5)*STDEVP([.E$4:.E$23])*0.2))" office:value-type="float" office:value="52" calcext:value-type="float">
            <text:p>52</text:p>
          </table:table-cell>
          <table:table-cell table:formula="of:=ROUND((NORMINV(RAND();AVERAGE([.F$4:.F$23]);STDEVP([.F$4:.F$23]))+(RAND()-0.5)*STDEVP([.F$4:.F$23])*0.2))" office:value-type="float" office:value="44" calcext:value-type="float">
            <text:p>44</text:p>
          </table:table-cell>
          <table:table-cell table:formula="of:=LN(([.T16]-AVERAGE([.$B$4:.$B$23]))*[.$Q$1])" office:value-type="float" office:value="-0.258770728957361" calcext:value-type="float">
            <text:p>-0,26</text:p>
          </table:table-cell>
          <table:table-cell table:formula="of:=LN(([.U16]-AVERAGE([.$B$4:.$B$23]))*[.$Q$1])" office:value-type="float" office:value="-0.709276562489829" calcext:value-type="float">
            <text:p>-0,71</text:p>
          </table:table-cell>
          <table:table-cell table:formula="of:=LN(([.V16]-AVERAGE([.$B$4:.$B$23]))*[.$Q$1])" office:value-type="float" office:value="-0.98886142470899" calcext:value-type="float">
            <text:p>-0,99</text:p>
          </table:table-cell>
          <table:table-cell table:formula="of:=LN(([.W16]-AVERAGE([.$B$4:.$B$23]))*[.$Q$1])" office:value-type="float" office:value="-1.23100147671386" calcext:value-type="float">
            <text:p>-1,23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formula="of:=LN(([.C17]-AVERAGE([.$B$4:.$B$23]))*[.$Q$1])" office:value-type="float" office:value="-0.524248644098131" calcext:value-type="float">
            <text:p>-0,52</text:p>
          </table:table-cell>
          <table:table-cell table:formula="of:=LN(([.D17]-AVERAGE([.$B$4:.$B$23]))*[.$Q$1])" office:value-type="float" office:value="-1.01611106715637" calcext:value-type="float">
            <text:p>-1,02</text:p>
          </table:table-cell>
          <table:table-cell table:formula="of:=LN(([.E17]-AVERAGE([.$B$4:.$B$23]))*[.$Q$1])" office:value-type="float" office:value="-0.886731929632611" calcext:value-type="float">
            <text:p>-0,89</text:p>
          </table:table-cell>
          <table:table-cell table:formula="of:=LN(([.F17]-AVERAGE([.$B$4:.$B$23]))*[.$Q$1])" office:value-type="float" office:value="-1.10262031006565" calcext:value-type="float">
            <text:p>-1,10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ROUND((NORMINV(RAND();AVERAGE([.B$4:.B$23]);STDEVP([.B$4:.B$23]))+(RAND()-0.5)*STDEVP([.B$4:.B$23])*0.2))" office:value-type="float" office:value="12" calcext:value-type="float">
            <text:p>12</text:p>
          </table:table-cell>
          <table:table-cell table:formula="of:=ROUND((NORMINV(RAND();AVERAGE([.C$4:.C$23]);STDEVP([.C$4:.C$23]))+(RAND()-0.5)*STDEVP([.C$4:.C$23])*0.2))" office:value-type="float" office:value="71" calcext:value-type="float">
            <text:p>71</text:p>
          </table:table-cell>
          <table:table-cell table:formula="of:=ROUND((NORMINV(RAND();AVERAGE([.D$4:.D$23]);STDEVP([.D$4:.D$23]))+(RAND()-0.5)*STDEVP([.D$4:.D$23])*0.2))" office:value-type="float" office:value="66" calcext:value-type="float">
            <text:p>66</text:p>
          </table:table-cell>
          <table:table-cell table:formula="of:=ROUND((NORMINV(RAND();AVERAGE([.E$4:.E$23]);STDEVP([.E$4:.E$23]))+(RAND()-0.5)*STDEVP([.E$4:.E$23])*0.2))" office:value-type="float" office:value="43" calcext:value-type="float">
            <text:p>43</text:p>
          </table:table-cell>
          <table:table-cell table:formula="of:=ROUND((NORMINV(RAND();AVERAGE([.F$4:.F$23]);STDEVP([.F$4:.F$23]))+(RAND()-0.5)*STDEVP([.F$4:.F$23])*0.2))" office:value-type="float" office:value="45" calcext:value-type="float">
            <text:p>45</text:p>
          </table:table-cell>
          <table:table-cell table:formula="of:=LN(([.T17]-AVERAGE([.$B$4:.$B$23]))*[.$Q$1])" office:value-type="float" office:value="-0.576253429088446" calcext:value-type="float">
            <text:p>-0,58</text:p>
          </table:table-cell>
          <table:table-cell table:formula="of:=LN(([.U17]-AVERAGE([.$B$4:.$B$23]))*[.$Q$1])" office:value-type="float" office:value="-0.669430653942629" calcext:value-type="float">
            <text:p>-0,67</text:p>
          </table:table-cell>
          <table:table-cell table:formula="of:=LN(([.V17]-AVERAGE([.$B$4:.$B$23]))*[.$Q$1])" office:value-type="float" office:value="-1.26584820804402" calcext:value-type="float">
            <text:p>-1,27</text:p>
          </table:table-cell>
          <table:table-cell table:formula="of:=LN(([.W17]-AVERAGE([.$B$4:.$B$23]))*[.$Q$1])" office:value-type="float" office:value="-1.19732826160727" calcext:value-type="float">
            <text:p>-1,20</text:p>
          </table:table-cell>
          <table:table-cell table:number-columns-repeated="6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LN(([.C18]-AVERAGE([.$B$4:.$B$23]))*[.$Q$1])" office:value-type="float" office:value="-0.382725621138675" calcext:value-type="float">
            <text:p>-0,38</text:p>
          </table:table-cell>
          <table:table-cell table:formula="of:=LN(([.D18]-AVERAGE([.$B$4:.$B$23]))*[.$Q$1])" office:value-type="float" office:value="-1.16475209117265" calcext:value-type="float">
            <text:p>-1,16</text:p>
          </table:table-cell>
          <table:table-cell table:formula="of:=LN(([.E18]-AVERAGE([.$B$4:.$B$23]))*[.$Q$1])" office:value-type="float" office:value="-0.98886142470899" calcext:value-type="float">
            <text:p>-0,99</text:p>
          </table:table-cell>
          <table:table-cell table:formula="of:=LN(([.F18]-AVERAGE([.$B$4:.$B$23]))*[.$Q$1])" office:value-type="float" office:value="-0.862749964946125" calcext:value-type="float">
            <text:p>-0,8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ROUND((NORMINV(RAND();AVERAGE([.B$4:.B$23]);STDEVP([.B$4:.B$23]))+(RAND()-0.5)*STDEVP([.B$4:.B$23])*0.2))" office:value-type="float" office:value="16" calcext:value-type="float">
            <text:p>16</text:p>
          </table:table-cell>
          <table:table-cell table:formula="of:=ROUND((NORMINV(RAND();AVERAGE([.C$4:.C$23]);STDEVP([.C$4:.C$23]))+(RAND()-0.5)*STDEVP([.C$4:.C$23])*0.2))" office:value-type="float" office:value="80" calcext:value-type="float">
            <text:p>80</text:p>
          </table:table-cell>
          <table:table-cell table:formula="of:=ROUND((NORMINV(RAND();AVERAGE([.D$4:.D$23]);STDEVP([.D$4:.D$23]))+(RAND()-0.5)*STDEVP([.D$4:.D$23])*0.2))" office:value-type="float" office:value="71" calcext:value-type="float">
            <text:p>71</text:p>
          </table:table-cell>
          <table:table-cell table:formula="of:=ROUND((NORMINV(RAND();AVERAGE([.E$4:.E$23]);STDEVP([.E$4:.E$23]))+(RAND()-0.5)*STDEVP([.E$4:.E$23])*0.2))" office:value-type="float" office:value="57" calcext:value-type="float">
            <text:p>57</text:p>
          </table:table-cell>
          <table:table-cell table:formula="of:=ROUND((NORMINV(RAND();AVERAGE([.F$4:.F$23]);STDEVP([.F$4:.F$23]))+(RAND()-0.5)*STDEVP([.F$4:.F$23])*0.2))" office:value-type="float" office:value="46" calcext:value-type="float">
            <text:p>46</text:p>
          </table:table-cell>
          <table:table-cell table:formula="of:=LN(([.T18]-AVERAGE([.$B$4:.$B$23]))*[.$Q$1])" office:value-type="float" office:value="-0.427710717055484" calcext:value-type="float">
            <text:p>-0,43</text:p>
          </table:table-cell>
          <table:table-cell table:formula="of:=LN(([.U18]-AVERAGE([.$B$4:.$B$23]))*[.$Q$1])" office:value-type="float" office:value="-0.576253429088446" calcext:value-type="float">
            <text:p>-0,58</text:p>
          </table:table-cell>
          <table:table-cell table:formula="of:=LN(([.V18]-AVERAGE([.$B$4:.$B$23]))*[.$Q$1])" office:value-type="float" office:value="-0.862749964946125" calcext:value-type="float">
            <text:p>-0,86</text:p>
          </table:table-cell>
          <table:table-cell table:formula="of:=LN(([.W18]-AVERAGE([.$B$4:.$B$23]))*[.$Q$1])" office:value-type="float" office:value="-1.16475209117265" calcext:value-type="float">
            <text:p>-1,16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formula="of:=LN(([.C19]-AVERAGE([.$B$4:.$B$23]))*[.$Q$1])" office:value-type="float" office:value="-0.558616287602339" calcext:value-type="float">
            <text:p>-0,56</text:p>
          </table:table-cell>
          <table:table-cell table:formula="of:=LN(([.D19]-AVERAGE([.$B$4:.$B$23]))*[.$Q$1])" office:value-type="float" office:value="-0.631111789640493" calcext:value-type="float">
            <text:p>-0,63</text:p>
          </table:table-cell>
          <table:table-cell table:formula="of:=LN(([.E19]-AVERAGE([.$B$4:.$B$23]))*[.$Q$1])" office:value-type="float" office:value="-0.911303190363116" calcext:value-type="float">
            <text:p>-0,91</text:p>
          </table:table-cell>
          <table:table-cell table:formula="of:=LN(([.F19]-AVERAGE([.$B$4:.$B$23]))*[.$Q$1])" office:value-type="float" office:value="-1.50507789710986" calcext:value-type="float">
            <text:p>-1,5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ROUND((NORMINV(RAND();AVERAGE([.B$4:.B$23]);STDEVP([.B$4:.B$23]))+(RAND()-0.5)*STDEVP([.B$4:.B$23])*0.2))" office:value-type="float" office:value="16" calcext:value-type="float">
            <text:p>16</text:p>
          </table:table-cell>
          <table:table-cell table:formula="of:=ROUND((NORMINV(RAND();AVERAGE([.C$4:.C$23]);STDEVP([.C$4:.C$23]))+(RAND()-0.5)*STDEVP([.C$4:.C$23])*0.2))" office:value-type="float" office:value="66" calcext:value-type="float">
            <text:p>66</text:p>
          </table:table-cell>
          <table:table-cell table:formula="of:=ROUND((NORMINV(RAND();AVERAGE([.D$4:.D$23]);STDEVP([.D$4:.D$23]))+(RAND()-0.5)*STDEVP([.D$4:.D$23])*0.2))" office:value-type="float" office:value="47" calcext:value-type="float">
            <text:p>47</text:p>
          </table:table-cell>
          <table:table-cell table:formula="of:=ROUND((NORMINV(RAND();AVERAGE([.E$4:.E$23]);STDEVP([.E$4:.E$23]))+(RAND()-0.5)*STDEVP([.E$4:.E$23])*0.2))" office:value-type="float" office:value="49" calcext:value-type="float">
            <text:p>49</text:p>
          </table:table-cell>
          <table:table-cell table:formula="of:=ROUND((NORMINV(RAND();AVERAGE([.F$4:.F$23]);STDEVP([.F$4:.F$23]))+(RAND()-0.5)*STDEVP([.F$4:.F$23])*0.2))" office:value-type="float" office:value="47" calcext:value-type="float">
            <text:p>47</text:p>
          </table:table-cell>
          <table:table-cell table:formula="of:=LN(([.T19]-AVERAGE([.$B$4:.$B$23]))*[.$Q$1])" office:value-type="float" office:value="-0.669430653942629" calcext:value-type="float">
            <text:p>-0,67</text:p>
          </table:table-cell>
          <table:table-cell table:formula="of:=LN(([.U19]-AVERAGE([.$B$4:.$B$23]))*[.$Q$1])" office:value-type="float" office:value="-1.13320373343773" calcext:value-type="float">
            <text:p>-1,13</text:p>
          </table:table-cell>
          <table:table-cell table:formula="of:=LN(([.V19]-AVERAGE([.$B$4:.$B$23]))*[.$Q$1])" office:value-type="float" office:value="-1.07294454191953" calcext:value-type="float">
            <text:p>-1,07</text:p>
          </table:table-cell>
          <table:table-cell table:formula="of:=LN(([.W19]-AVERAGE([.$B$4:.$B$23]))*[.$Q$1])" office:value-type="float" office:value="-1.13320373343773" calcext:value-type="float">
            <text:p>-1,13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LN(([.C20]-AVERAGE([.$B$4:.$B$23]))*[.$Q$1])" office:value-type="float" office:value="-0.382725621138675" calcext:value-type="float">
            <text:p>-0,38</text:p>
          </table:table-cell>
          <table:table-cell table:formula="of:=LN(([.D20]-AVERAGE([.$B$4:.$B$23]))*[.$Q$1])" office:value-type="float" office:value="-0.794073099149906" calcext:value-type="float">
            <text:p>-0,79</text:p>
          </table:table-cell>
          <table:table-cell table:formula="of:=LN(([.E20]-AVERAGE([.$B$4:.$B$23]))*[.$Q$1])" office:value-type="float" office:value="-1.16475209117265" calcext:value-type="float">
            <text:p>-1,16</text:p>
          </table:table-cell>
          <table:table-cell table:formula="of:=LN(([.F20]-AVERAGE([.$B$4:.$B$23]))*[.$Q$1])" office:value-type="float" office:value="-1.19732826160727" calcext:value-type="float">
            <text:p>-1,2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formula="of:=ROUND((NORMINV(RAND();AVERAGE([.B$4:.B$23]);STDEVP([.B$4:.B$23]))+(RAND()-0.5)*STDEVP([.B$4:.B$23])*0.2))" office:value-type="float" office:value="12" calcext:value-type="float">
            <text:p>12</text:p>
          </table:table-cell>
          <table:table-cell table:formula="of:=ROUND((NORMINV(RAND();AVERAGE([.C$4:.C$23]);STDEVP([.C$4:.C$23]))+(RAND()-0.5)*STDEVP([.C$4:.C$23])*0.2))" office:value-type="float" office:value="89" calcext:value-type="float">
            <text:p>89</text:p>
          </table:table-cell>
          <table:table-cell table:formula="of:=ROUND((NORMINV(RAND();AVERAGE([.D$4:.D$23]);STDEVP([.D$4:.D$23]))+(RAND()-0.5)*STDEVP([.D$4:.D$23])*0.2))" office:value-type="float" office:value="59" calcext:value-type="float">
            <text:p>59</text:p>
          </table:table-cell>
          <table:table-cell table:formula="of:=ROUND((NORMINV(RAND();AVERAGE([.E$4:.E$23]);STDEVP([.E$4:.E$23]))+(RAND()-0.5)*STDEVP([.E$4:.E$23])*0.2))" office:value-type="float" office:value="53" calcext:value-type="float">
            <text:p>53</text:p>
          </table:table-cell>
          <table:table-cell table:formula="of:=ROUND((NORMINV(RAND();AVERAGE([.F$4:.F$23]);STDEVP([.F$4:.F$23]))+(RAND()-0.5)*STDEVP([.F$4:.F$23])*0.2))" office:value-type="float" office:value="47" calcext:value-type="float">
            <text:p>47</text:p>
          </table:table-cell>
          <table:table-cell table:formula="of:=LN(([.T20]-AVERAGE([.$B$4:.$B$23]))*[.$Q$1])" office:value-type="float" office:value="-0.298406035814757" calcext:value-type="float">
            <text:p>-0,30</text:p>
          </table:table-cell>
          <table:table-cell table:formula="of:=LN(([.U20]-AVERAGE([.$B$4:.$B$23]))*[.$Q$1])" office:value-type="float" office:value="-0.816445396904439" calcext:value-type="float">
            <text:p>-0,82</text:p>
          </table:table-cell>
          <table:table-cell table:formula="of:=LN(([.V20]-AVERAGE([.$B$4:.$B$23]))*[.$Q$1])" office:value-type="float" office:value="-0.962334670375562" calcext:value-type="float">
            <text:p>-0,96</text:p>
          </table:table-cell>
          <table:table-cell table:formula="of:=LN(([.W20]-AVERAGE([.$B$4:.$B$23]))*[.$Q$1])" office:value-type="float" office:value="-1.13320373343773" calcext:value-type="float">
            <text:p>-1,13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LN(([.C21]-AVERAGE([.$B$4:.$B$23]))*[.$Q$1])" office:value-type="float" office:value="-0.474815186242958" calcext:value-type="float">
            <text:p>-0,47</text:p>
          </table:table-cell>
          <table:table-cell table:formula="of:=LN(([.D21]-AVERAGE([.$B$4:.$B$23]))*[.$Q$1])" office:value-type="float" office:value="-0.631111789640493" calcext:value-type="float">
            <text:p>-0,63</text:p>
          </table:table-cell>
          <table:table-cell table:formula="of:=LN(([.E21]-AVERAGE([.$B$4:.$B$23]))*[.$Q$1])" office:value-type="float" office:value="-0.962334670375562" calcext:value-type="float">
            <text:p>-0,96</text:p>
          </table:table-cell>
          <table:table-cell table:formula="of:=LN(([.F21]-AVERAGE([.$B$4:.$B$23]))*[.$Q$1])" office:value-type="float" office:value="-1.37832619147071" calcext:value-type="float">
            <text:p>-1,3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formula="of:=ROUND((NORMINV(RAND();AVERAGE([.B$4:.B$23]);STDEVP([.B$4:.B$23]))+(RAND()-0.5)*STDEVP([.B$4:.B$23])*0.2))" office:value-type="float" office:value="19" calcext:value-type="float">
            <text:p>19</text:p>
          </table:table-cell>
          <table:table-cell table:formula="of:=ROUND((NORMINV(RAND();AVERAGE([.C$4:.C$23]);STDEVP([.C$4:.C$23]))+(RAND()-0.5)*STDEVP([.C$4:.C$23])*0.2))" office:value-type="float" office:value="80" calcext:value-type="float">
            <text:p>80</text:p>
          </table:table-cell>
          <table:table-cell table:formula="of:=ROUND((NORMINV(RAND();AVERAGE([.D$4:.D$23]);STDEVP([.D$4:.D$23]))+(RAND()-0.5)*STDEVP([.D$4:.D$23])*0.2))" office:value-type="float" office:value="69" calcext:value-type="float">
            <text:p>69</text:p>
          </table:table-cell>
          <table:table-cell table:formula="of:=ROUND((NORMINV(RAND();AVERAGE([.E$4:.E$23]);STDEVP([.E$4:.E$23]))+(RAND()-0.5)*STDEVP([.E$4:.E$23])*0.2))" office:value-type="float" office:value="42" calcext:value-type="float">
            <text:p>42</text:p>
          </table:table-cell>
          <table:table-cell table:formula="of:=ROUND((NORMINV(RAND();AVERAGE([.F$4:.F$23]);STDEVP([.F$4:.F$23]))+(RAND()-0.5)*STDEVP([.F$4:.F$23])*0.2))" office:value-type="float" office:value="44" calcext:value-type="float">
            <text:p>44</text:p>
          </table:table-cell>
          <table:table-cell table:formula="of:=LN(([.T21]-AVERAGE([.$B$4:.$B$23]))*[.$Q$1])" office:value-type="float" office:value="-0.427710717055484" calcext:value-type="float">
            <text:p>-0,43</text:p>
          </table:table-cell>
          <table:table-cell table:formula="of:=LN(([.U21]-AVERAGE([.$B$4:.$B$23]))*[.$Q$1])" office:value-type="float" office:value="-0.612489277542491" calcext:value-type="float">
            <text:p>-0,61</text:p>
          </table:table-cell>
          <table:table-cell table:formula="of:=LN(([.V21]-AVERAGE([.$B$4:.$B$23]))*[.$Q$1])" office:value-type="float" office:value="-1.30195321268614" calcext:value-type="float">
            <text:p>-1,30</text:p>
          </table:table-cell>
          <table:table-cell table:formula="of:=LN(([.W21]-AVERAGE([.$B$4:.$B$23]))*[.$Q$1])" office:value-type="float" office:value="-1.23100147671386" calcext:value-type="float">
            <text:p>-1,23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LN(([.C22]-AVERAGE([.$B$4:.$B$23]))*[.$Q$1])" office:value-type="float" office:value="-0.258770728957361" calcext:value-type="float">
            <text:p>-0,26</text:p>
          </table:table-cell>
          <table:table-cell table:formula="of:=LN(([.D22]-AVERAGE([.$B$4:.$B$23]))*[.$Q$1])" office:value-type="float" office:value="-1.01611106715637" calcext:value-type="float">
            <text:p>-1,02</text:p>
          </table:table-cell>
          <table:table-cell table:formula="of:=LN(([.E22]-AVERAGE([.$B$4:.$B$23]))*[.$Q$1])" office:value-type="float" office:value="-1.04412410338404" calcext:value-type="float">
            <text:p>-1,04</text:p>
          </table:table-cell>
          <table:table-cell table:formula="of:=LN(([.F22]-AVERAGE([.$B$4:.$B$23]))*[.$Q$1])" office:value-type="float" office:value="-0.862749964946125" calcext:value-type="float">
            <text:p>-0,86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formula="of:=ROUND((NORMINV(RAND();AVERAGE([.B$4:.B$23]);STDEVP([.B$4:.B$23]))+(RAND()-0.5)*STDEVP([.B$4:.B$23])*0.2))" office:value-type="float" office:value="17" calcext:value-type="float">
            <text:p>17</text:p>
          </table:table-cell>
          <table:table-cell table:formula="of:=ROUND((NORMINV(RAND();AVERAGE([.C$4:.C$23]);STDEVP([.C$4:.C$23]))+(RAND()-0.5)*STDEVP([.C$4:.C$23])*0.2))" office:value-type="float" office:value="70" calcext:value-type="float">
            <text:p>70</text:p>
          </table:table-cell>
          <table:table-cell table:formula="of:=ROUND((NORMINV(RAND();AVERAGE([.D$4:.D$23]);STDEVP([.D$4:.D$23]))+(RAND()-0.5)*STDEVP([.D$4:.D$23])*0.2))" office:value-type="float" office:value="40" calcext:value-type="float">
            <text:p>40</text:p>
          </table:table-cell>
          <table:table-cell table:formula="of:=ROUND((NORMINV(RAND();AVERAGE([.E$4:.E$23]);STDEVP([.E$4:.E$23]))+(RAND()-0.5)*STDEVP([.E$4:.E$23])*0.2))" office:value-type="float" office:value="44" calcext:value-type="float">
            <text:p>44</text:p>
          </table:table-cell>
          <table:table-cell table:formula="of:=ROUND((NORMINV(RAND();AVERAGE([.F$4:.F$23]);STDEVP([.F$4:.F$23]))+(RAND()-0.5)*STDEVP([.F$4:.F$23])*0.2))" office:value-type="float" office:value="53" calcext:value-type="float">
            <text:p>53</text:p>
          </table:table-cell>
          <table:table-cell table:formula="of:=LN(([.T22]-AVERAGE([.$B$4:.$B$23]))*[.$Q$1])" office:value-type="float" office:value="-0.594207232705042" calcext:value-type="float">
            <text:p>-0,59</text:p>
          </table:table-cell>
          <table:table-cell table:formula="of:=LN(([.U22]-AVERAGE([.$B$4:.$B$23]))*[.$Q$1])" office:value-type="float" office:value="-1.37832619147071" calcext:value-type="float">
            <text:p>-1,38</text:p>
          </table:table-cell>
          <table:table-cell table:formula="of:=LN(([.V22]-AVERAGE([.$B$4:.$B$23]))*[.$Q$1])" office:value-type="float" office:value="-1.23100147671386" calcext:value-type="float">
            <text:p>-1,23</text:p>
          </table:table-cell>
          <table:table-cell table:formula="of:=LN(([.W22]-AVERAGE([.$B$4:.$B$23]))*[.$Q$1])" office:value-type="float" office:value="-0.962334670375562" calcext:value-type="float">
            <text:p>-0,96</text:p>
          </table:table-cell>
          <table:table-cell table:number-columns-repeated="6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5" calcext:value-type="float">
            <text:p>45</text:p>
          </table:table-cell>
          <table:table-cell table:style-name="ce38" office:value-type="float" office:value="48" calcext:value-type="float">
            <text:p>48</text:p>
          </table:table-cell>
          <table:table-cell table:style-name="ce74" table:formula="of:=LN(([.C23]-AVERAGE([.$B$4:.$B$23]))*[.$Q$1])" office:value-type="float" office:value="-0.507497833673316" calcext:value-type="float">
            <text:p>-0,51</text:p>
          </table:table-cell>
          <table:table-cell table:style-name="ce74" table:formula="of:=LN(([.D23]-AVERAGE([.$B$4:.$B$23]))*[.$Q$1])" office:value-type="float" office:value="-0.936493439191674" calcext:value-type="float">
            <text:p>-0,94</text:p>
          </table:table-cell>
          <table:table-cell table:style-name="ce74" table:formula="of:=LN(([.E23]-AVERAGE([.$B$4:.$B$23]))*[.$Q$1])" office:value-type="float" office:value="-1.19732826160727" calcext:value-type="float">
            <text:p>-1,20</text:p>
          </table:table-cell>
          <table:table-cell table:style-name="ce76" table:formula="of:=LN(([.F23]-AVERAGE([.$B$4:.$B$23]))*[.$Q$1])" office:value-type="float" office:value="-1.10262031006565" calcext:value-type="float">
            <text:p>-1,1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formula="of:=ROUND((NORMINV(RAND();AVERAGE([.B$4:.B$23]);STDEVP([.B$4:.B$23]))+(RAND()-0.5)*STDEVP([.B$4:.B$23])*0.2))" office:value-type="float" office:value="17" calcext:value-type="float">
            <text:p>17</text:p>
          </table:table-cell>
          <table:table-cell table:formula="of:=ROUND((NORMINV(RAND();AVERAGE([.C$4:.C$23]);STDEVP([.C$4:.C$23]))+(RAND()-0.5)*STDEVP([.C$4:.C$23])*0.2))" office:value-type="float" office:value="81" calcext:value-type="float">
            <text:p>81</text:p>
          </table:table-cell>
          <table:table-cell table:formula="of:=ROUND((NORMINV(RAND();AVERAGE([.D$4:.D$23]);STDEVP([.D$4:.D$23]))+(RAND()-0.5)*STDEVP([.D$4:.D$23])*0.2))" office:value-type="float" office:value="54" calcext:value-type="float">
            <text:p>54</text:p>
          </table:table-cell>
          <table:table-cell table:formula="of:=ROUND((NORMINV(RAND();AVERAGE([.E$4:.E$23]);STDEVP([.E$4:.E$23]))+(RAND()-0.5)*STDEVP([.E$4:.E$23])*0.2))" office:value-type="float" office:value="60" calcext:value-type="float">
            <text:p>60</text:p>
          </table:table-cell>
          <table:table-cell table:formula="of:=ROUND((NORMINV(RAND();AVERAGE([.F$4:.F$23]);STDEVP([.F$4:.F$23]))+(RAND()-0.5)*STDEVP([.F$4:.F$23])*0.2))" office:value-type="float" office:value="47" calcext:value-type="float">
            <text:p>47</text:p>
          </table:table-cell>
          <table:table-cell table:style-name="ce74" table:formula="of:=LN(([.T23]-AVERAGE([.$B$4:.$B$23]))*[.$Q$1])" office:value-type="float" office:value="-0.412489723045129" calcext:value-type="float">
            <text:p>-0,41</text:p>
          </table:table-cell>
          <table:table-cell table:style-name="ce74" table:formula="of:=LN(([.U23]-AVERAGE([.$B$4:.$B$23]))*[.$Q$1])" office:value-type="float" office:value="-0.936493439191674" calcext:value-type="float">
            <text:p>-0,94</text:p>
          </table:table-cell>
          <table:table-cell table:style-name="ce74" table:formula="of:=LN(([.V23]-AVERAGE([.$B$4:.$B$23]))*[.$Q$1])" office:value-type="float" office:value="-0.794073099149906" calcext:value-type="float">
            <text:p>-0,79</text:p>
          </table:table-cell>
          <table:table-cell table:style-name="ce76" table:formula="of:=LN(([.W23]-AVERAGE([.$B$4:.$B$23]))*[.$Q$1])" office:value-type="float" office:value="-1.13320373343773" calcext:value-type="float">
            <text:p>-1,13</text:p>
          </table:table-cell>
          <table:table-cell table:number-columns-repeated="6"/>
        </table:table-row>
        <table:table-row table:style-name="ro3">
          <table:table-cell table:style-name="ce68"/>
          <table:table-cell table:style-name="ce69" table:number-columns-repeated="5"/>
          <table:table-cell table:style-name="Default" table:number-columns-repeated="4"/>
          <table:table-cell table:number-columns-repeated="7"/>
          <table:table-cell table:style-name="Default" table:number-columns-repeated="10"/>
          <table:table-cell table:number-columns-repeated="6"/>
        </table:table-row>
      </table:table>
      <table:table table:name="Лаба 11" table:style-name="ta1">
        <table:table-column table:style-name="co54" table:default-cell-style-name="ce7"/>
        <table:table-column table:style-name="co6" table:default-cell-style-name="ce7"/>
        <table:table-column table:style-name="co55" table:number-columns-repeated="2" table:default-cell-style-name="ce7"/>
        <table:table-column table:style-name="co56" table:default-cell-style-name="Default"/>
        <table:table-column table:style-name="co57" table:default-cell-style-name="Default"/>
        <table:table-column table:style-name="co29" table:default-cell-style-name="Default"/>
        <table:table-column table:style-name="co7" table:default-cell-style-name="Default"/>
        <table:table-column table:style-name="co58" table:default-cell-style-name="Default"/>
        <table:table-column table:style-name="co5" table:default-cell-style-name="Default"/>
        <table:table-column table:style-name="co2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9" table:default-cell-style-name="Default"/>
        <table:table-column table:style-name="co45" table:default-cell-style-name="ce7"/>
        <table:table-column table:style-name="co6" table:default-cell-style-name="ce7"/>
        <table:table-column table:style-name="co55" table:number-columns-repeated="2" table:default-cell-style-name="ce7"/>
        <table:table-column table:style-name="co59" table:default-cell-style-name="Default"/>
        <table:table-column table:style-name="co57" table:default-cell-style-name="Default"/>
        <table:table-column table:style-name="co29" table:default-cell-style-name="Default"/>
        <table:table-column table:style-name="co7" table:default-cell-style-name="Default"/>
        <table:table-column table:style-name="co58" table:default-cell-style-name="Default"/>
        <table:table-column table:style-name="co5" table:default-cell-style-name="Default"/>
        <table:table-column table:style-name="co27" table:default-cell-style-name="Default"/>
        <table:table-column table:style-name="co4" table:default-cell-style-name="Default"/>
        <table:table-column table:style-name="co6" table:default-cell-style-name="Default"/>
        <table:table-row table:style-name="ro3">
          <table:table-cell office:value-type="string" calcext:value-type="string" table:number-columns-spanned="13" table:number-rows-spanned="1">
            <text:p>Лаба нормального человека</text:p>
          </table:table-cell>
          <table:covered-table-cell table:number-columns-repeated="3" table:style-name="ce49"/>
          <table:covered-table-cell table:style-name="ce16"/>
          <table:covered-table-cell table:number-columns-repeated="4" table:style-name="ce49"/>
          <table:covered-table-cell table:style-name="ce95"/>
          <table:covered-table-cell table:number-columns-repeated="3" table:style-name="ce49"/>
          <table:table-cell table:style-name="ce60"/>
          <table:table-cell office:value-type="string" calcext:value-type="string" table:number-columns-spanned="12" table:number-rows-spanned="1">
            <text:p>Лаба курильщика</text:p>
          </table:table-cell>
          <table:covered-table-cell table:number-columns-repeated="3" table:style-name="ce49"/>
          <table:covered-table-cell/>
          <table:covered-table-cell table:number-columns-repeated="3" table:style-name="ce49"/>
          <table:covered-table-cell table:style-name="ce95"/>
          <table:covered-table-cell table:number-columns-repeated="3" table:style-name="ce49"/>
          <table:table-cell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D<text:span text:style-name="T3">Э фон</text:span></text:p>
            <text:p><text:span text:style-name="T2">Гр</text:span></text:p>
          </table:table-cell>
          <table:table-cell table:style-name="ce1" office:value-type="string" calcext:value-type="string">
            <text:p>D<text:span text:style-name="T3">Э Со</text:span><text:span text:style-name="T2"> + D</text:span><text:span text:style-name="T3">Э фон</text:span></text:p>
            <text:p><text:span text:style-name="T2">Гр</text:span></text:p>
          </table:table-cell>
          <table:table-cell table:style-name="ce1" office:value-type="string" calcext:value-type="string">
            <text:p>D<text:span text:style-name="T3">Э Сs</text:span><text:span text:style-name="T2"> + D</text:span><text:span text:style-name="T3">Э фон</text:span></text:p>
            <text:p><text:span text:style-name="T2">Гр</text:span></text:p>
          </table:table-cell>
          <table:table-cell table:style-name="ce16"/>
          <table:table-cell table:style-name="ce1" office:value-type="string" calcext:value-type="string">
            <text:p>Вещество</text:p>
          </table:table-cell>
          <table:table-cell table:style-name="ce1" office:value-type="string" calcext:value-type="string">
            <text:p>D<text:span text:style-name="T3">Э</text:span><text:span text:style-name="T2">, Гр</text:span></text:p>
          </table:table-cell>
          <table:table-cell table:style-name="ce1" office:value-type="string" calcext:value-type="string">
            <text:p>D<text:span text:style-name="T3">Э</text:span><text:span text:style-name="T2">, Зв</text:span></text:p>
          </table:table-cell>
          <table:table-cell table:style-name="ce1" office:value-type="string" calcext:value-type="string">
            <text:p>T<text:span text:style-name="T3">1/2 </text:span><text:span text:style-name="T2">, лет</text:span></text:p>
          </table:table-cell>
          <table:table-cell table:style-name="ce9" office:value-type="string" calcext:value-type="string">
            <text:p>λ, c<text:span text:style-name="T1">-1</text:span></text:p>
          </table:table-cell>
          <table:table-cell table:style-name="ce1" office:value-type="string" calcext:value-type="string">
            <text:p>M, г/моль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, Ки</text:p>
          </table:table-cell>
          <table:table-cell table:style-name="ce60"/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D<text:span text:style-name="T3">Э фон</text:span></text:p>
          </table:table-cell>
          <table:table-cell table:style-name="ce1" office:value-type="string" calcext:value-type="string">
            <text:p>D<text:span text:style-name="T3">Э Со</text:span><text:span text:style-name="T2"> + D</text:span><text:span text:style-name="T3">Э фон</text:span></text:p>
          </table:table-cell>
          <table:table-cell table:style-name="ce1" office:value-type="string" calcext:value-type="string">
            <text:p>D<text:span text:style-name="T3">Э Сs</text:span><text:span text:style-name="T2"> + D</text:span><text:span text:style-name="T3">Э фон</text:span></text:p>
          </table:table-cell>
          <table:table-cell/>
          <table:table-cell table:style-name="ce1" office:value-type="string" calcext:value-type="string">
            <text:p>Вещество</text:p>
          </table:table-cell>
          <table:table-cell table:style-name="ce1" office:value-type="string" calcext:value-type="string">
            <text:p>D<text:span text:style-name="T3">Э</text:span><text:span text:style-name="T2">, Гр</text:span></text:p>
          </table:table-cell>
          <table:table-cell table:style-name="ce1" office:value-type="string" calcext:value-type="string">
            <text:p>D<text:span text:style-name="T3">Э</text:span><text:span text:style-name="T2">, Зв</text:span></text:p>
          </table:table-cell>
          <table:table-cell table:style-name="ce1" office:value-type="string" calcext:value-type="string">
            <text:p>T<text:span text:style-name="T3">1/2 </text:span><text:span text:style-name="T2">, лет</text:span></text:p>
          </table:table-cell>
          <table:table-cell table:style-name="ce9" office:value-type="string" calcext:value-type="string">
            <text:p>λ, c<text:span text:style-name="T1">-1</text:span></text:p>
          </table:table-cell>
          <table:table-cell table:style-name="ce1" office:value-type="string" calcext:value-type="string">
            <text:p>M, г/моль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, Ки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style-name="ce1" office:value-type="string" calcext:value-type="string">
            <text:p>Co</text:p>
          </table:table-cell>
          <table:table-cell table:style-name="ce81" table:formula="of:=([.C53]-[.B53])/100" office:value-type="float" office:value="0.1412" calcext:value-type="float">
            <text:p>0,14</text:p>
          </table:table-cell>
          <table:table-cell table:style-name="ce81" table:formula="of:=[.G3]" office:value-type="float" office:value="0.1412" calcext:value-type="float">
            <text:p>0,14</text:p>
          </table:table-cell>
          <table:table-cell table:style-name="ce7" office:value-type="float" office:value="5.27" calcext:value-type="float">
            <text:p>5,27</text:p>
          </table:table-cell>
          <table:table-cell table:style-name="ce96" table:formula="of:=LN(2)/[.I3]/3.15/10^7" office:value-type="float" office:value="0.00000000417545965820274" calcext:value-type="float">
            <text:p>4,18E-9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6.022*10^23/[.K3]" office:value-type="float" office:value="1.00366666666667E+022" calcext:value-type="float">
            <text:p>1,0E+22</text:p>
          </table:table-cell>
          <table:table-cell table:style-name="ce23" table:formula="of:=[.L3]*[.J3]/3.7/10^10" office:value-type="float" office:value="1132.64045322959" calcext:value-type="float">
            <text:p>1133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formula="of:=ROUND((NORMINV(RAND();AVERAGE([.B$3:.B$52]);STDEVP([.B$3:.B$52]))+(RAND()-0.5)*STDEVP([.B$3:.B$52])*0.2))" office:value-type="float" office:value="17" calcext:value-type="float">
            <text:p>17</text:p>
          </table:table-cell>
          <table:table-cell table:formula="of:=ROUND((NORMINV(RAND();AVERAGE([.C$3:.C$52]);STDEVP([.C$3:.C$52]))+(RAND()-0.5)*STDEVP([.C$3:.C$52])*0.2))" office:value-type="float" office:value="30" calcext:value-type="float">
            <text:p>30</text:p>
          </table:table-cell>
          <table:table-cell table:formula="of:=ROUND((NORMINV(RAND();AVERAGE([.D$3:.D$52]);STDEVP([.D$3:.D$52]))+(RAND()-0.5)*STDEVP([.D$3:.D$52])*0.2))" office:value-type="float" office:value="69" calcext:value-type="float">
            <text:p>69</text:p>
          </table:table-cell>
          <table:table-cell/>
          <table:table-cell table:style-name="ce1" office:value-type="string" calcext:value-type="string">
            <text:p>Co</text:p>
          </table:table-cell>
          <table:table-cell table:style-name="ce81" table:formula="of:=([.Q53]-[.P53])/100" office:value-type="float" office:value="0.1248" calcext:value-type="float">
            <text:p>0,12</text:p>
          </table:table-cell>
          <table:table-cell table:style-name="ce81" table:formula="of:=[.U3]" office:value-type="float" office:value="0.1248" calcext:value-type="float">
            <text:p>0,12</text:p>
          </table:table-cell>
          <table:table-cell table:style-name="ce7" office:value-type="float" office:value="5.27" calcext:value-type="float">
            <text:p>5,27</text:p>
          </table:table-cell>
          <table:table-cell table:style-name="ce96" table:formula="of:=LN(2)/[.W3]/3.15/10^7" office:value-type="float" office:value="0.00000000417545965820274" calcext:value-type="float">
            <text:p>4,18E-9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6.022*10^23/[.Y3]" office:value-type="float" office:value="1.00366666666667E+022" calcext:value-type="float">
            <text:p>1,0E+22</text:p>
          </table:table-cell>
          <table:table-cell table:style-name="ce23" table:formula="of:=[.Z3]*[.X3]/3.7/10^10" office:value-type="float" office:value="1132.64045322959" calcext:value-type="float">
            <text:p>113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style-name="ce16"/>
          <table:table-cell table:style-name="ce1" office:value-type="string" calcext:value-type="string">
            <text:p>Cs</text:p>
          </table:table-cell>
          <table:table-cell table:style-name="ce81" table:formula="of:=([.D53]-[.B53])/100" office:value-type="float" office:value="0.6404" calcext:value-type="float">
            <text:p>0,64</text:p>
          </table:table-cell>
          <table:table-cell table:style-name="ce81" table:formula="of:=[.G4]" office:value-type="float" office:value="0.6404" calcext:value-type="float">
            <text:p>0,64</text:p>
          </table:table-cell>
          <table:table-cell table:style-name="ce7" office:value-type="float" office:value="30.169" calcext:value-type="float">
            <text:p>30,169</text:p>
          </table:table-cell>
          <table:table-cell table:style-name="ce96" table:formula="of:=LN(2)/[.I4]/3.15/10^7" office:value-type="float" office:value="0.000000000729380237950493" calcext:value-type="float">
            <text:p>7,29E-10</text:p>
          </table:table-cell>
          <table:table-cell table:style-name="ce7" office:value-type="float" office:value="137" calcext:value-type="float">
            <text:p>137</text:p>
          </table:table-cell>
          <table:table-cell table:style-name="ce11" table:formula="of:=6.022*10^23/[.K4]" office:value-type="float" office:value="4.3956204379562E+021" calcext:value-type="float">
            <text:p>4,4E+21</text:p>
          </table:table-cell>
          <table:table-cell table:style-name="ce23" table:formula="of:=[.L4]*[.J4]/3.7/10^10" office:value-type="float" office:value="86.6507751615282" calcext:value-type="float">
            <text:p>87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table:formula="of:=ROUND((NORMINV(RAND();AVERAGE([.B$3:.B$52]);STDEVP([.B$3:.B$52]))+(RAND()-0.5)*STDEVP([.B$3:.B$52])*0.2))" office:value-type="float" office:value="20" calcext:value-type="float">
            <text:p>20</text:p>
          </table:table-cell>
          <table:table-cell table:formula="of:=ROUND((NORMINV(RAND();AVERAGE([.C$3:.C$52]);STDEVP([.C$3:.C$52]))+(RAND()-0.5)*STDEVP([.C$3:.C$52])*0.2))" office:value-type="float" office:value="24" calcext:value-type="float">
            <text:p>24</text:p>
          </table:table-cell>
          <table:table-cell table:formula="of:=ROUND((NORMINV(RAND();AVERAGE([.D$3:.D$52]);STDEVP([.D$3:.D$52]))+(RAND()-0.5)*STDEVP([.D$3:.D$52])*0.2))" office:value-type="float" office:value="86" calcext:value-type="float">
            <text:p>86</text:p>
          </table:table-cell>
          <table:table-cell/>
          <table:table-cell table:style-name="ce1" office:value-type="string" calcext:value-type="string">
            <text:p>Cs</text:p>
          </table:table-cell>
          <table:table-cell table:style-name="ce81" table:formula="of:=([.R53]-[.P53])/100" office:value-type="float" office:value="0.6364" calcext:value-type="float">
            <text:p>0,64</text:p>
          </table:table-cell>
          <table:table-cell table:style-name="ce81" table:formula="of:=[.U4]" office:value-type="float" office:value="0.6364" calcext:value-type="float">
            <text:p>0,64</text:p>
          </table:table-cell>
          <table:table-cell table:style-name="ce7" office:value-type="float" office:value="30.169" calcext:value-type="float">
            <text:p>30,169</text:p>
          </table:table-cell>
          <table:table-cell table:style-name="ce96" table:formula="of:=LN(2)/[.W4]/3.15/10^7" office:value-type="float" office:value="0.000000000729380237950493" calcext:value-type="float">
            <text:p>7,29E-10</text:p>
          </table:table-cell>
          <table:table-cell table:style-name="ce7" office:value-type="float" office:value="137" calcext:value-type="float">
            <text:p>137</text:p>
          </table:table-cell>
          <table:table-cell table:style-name="ce11" table:formula="of:=6.022*10^23/[.Y4]" office:value-type="float" office:value="4.3956204379562E+021" calcext:value-type="float">
            <text:p>4,4E+21</text:p>
          </table:table-cell>
          <table:table-cell table:style-name="ce23" table:formula="of:=[.Z4]*[.X4]/3.7/10^10" office:value-type="float" office:value="86.6507751615283" calcext:value-type="float">
            <text:p>8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table:style-name="ce16" table:number-columns-repeated="9"/>
          <table:table-cell/>
          <table:table-cell office:value-type="float" office:value="3" calcext:value-type="float">
            <text:p>3</text:p>
          </table:table-cell>
          <table:table-cell table:formula="of:=ROUND((NORMINV(RAND();AVERAGE([.B$3:.B$52]);STDEVP([.B$3:.B$52]))+(RAND()-0.5)*STDEVP([.B$3:.B$52])*0.2))" office:value-type="float" office:value="26" calcext:value-type="float">
            <text:p>26</text:p>
          </table:table-cell>
          <table:table-cell table:formula="of:=ROUND((NORMINV(RAND();AVERAGE([.C$3:.C$52]);STDEVP([.C$3:.C$52]))+(RAND()-0.5)*STDEVP([.C$3:.C$52])*0.2))" office:value-type="float" office:value="37" calcext:value-type="float">
            <text:p>37</text:p>
          </table:table-cell>
          <table:table-cell table:formula="of:=ROUND((NORMINV(RAND();AVERAGE([.D$3:.D$52]);STDEVP([.D$3:.D$52]))+(RAND()-0.5)*STDEVP([.D$3:.D$52])*0.2))" office:value-type="float" office:value="101" calcext:value-type="float">
            <text:p>101</text:p>
          </table:table-cell>
          <table:table-cell/>
          <table:table-cell table:style-name="ce16"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style-name="ce16"/>
          <table:table-cell table:style-name="ce7" office:value-type="string" calcext:value-type="string" table:number-columns-spanned="4" table:number-rows-spanned="2">
            <text:p>Раковые заболевания</text:p>
          </table:table-cell>
          <table:covered-table-cell table:number-columns-repeated="3" table:style-name="ce7"/>
          <table:table-cell table:style-name="ce7" office:value-type="string" calcext:value-type="string" table:number-columns-spanned="2" table:number-rows-spanned="1">
            <text:p>Прогноз заболевших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Риск</text:p>
          </table:table-cell>
          <table:covered-table-cell table:style-name="ce7"/>
          <table:table-cell/>
          <table:table-cell office:value-type="float" office:value="4" calcext:value-type="float">
            <text:p>4</text:p>
          </table:table-cell>
          <table:table-cell table:formula="of:=ROUND((NORMINV(RAND();AVERAGE([.B$3:.B$52]);STDEVP([.B$3:.B$52]))+(RAND()-0.5)*STDEVP([.B$3:.B$52])*0.2))" office:value-type="float" office:value="28" calcext:value-type="float">
            <text:p>28</text:p>
          </table:table-cell>
          <table:table-cell table:formula="of:=ROUND((NORMINV(RAND();AVERAGE([.C$3:.C$52]);STDEVP([.C$3:.C$52]))+(RAND()-0.5)*STDEVP([.C$3:.C$52])*0.2))" office:value-type="float" office:value="36" calcext:value-type="float">
            <text:p>36</text:p>
          </table:table-cell>
          <table:table-cell table:formula="of:=ROUND((NORMINV(RAND();AVERAGE([.D$3:.D$52]);STDEVP([.D$3:.D$52]))+(RAND()-0.5)*STDEVP([.D$3:.D$52])*0.2))" office:value-type="float" office:value="91" calcext:value-type="float">
            <text:p>91</text:p>
          </table:table-cell>
          <table:table-cell/>
          <table:table-cell table:style-name="ce7" office:value-type="string" calcext:value-type="string" table:number-columns-spanned="4" table:number-rows-spanned="2">
            <text:p>Раковые заболевания</text:p>
          </table:table-cell>
          <table:covered-table-cell table:number-columns-repeated="3" table:style-name="ce7"/>
          <table:table-cell table:style-name="ce7" office:value-type="string" calcext:value-type="string" table:number-columns-spanned="2" table:number-rows-spanned="1">
            <text:p>Прогноз заболевших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Риск</text:p>
          </table:table-cell>
          <table:covered-table-cell table:style-name="ce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table:style-name="ce16"/>
          <table:covered-table-cell table:number-columns-repeated="4" table:style-name="ce7"/>
          <table:table-cell table:style-name="ce7" office:value-type="string" calcext:value-type="string">
            <text:p>Со</text:p>
          </table:table-cell>
          <table:table-cell table:style-name="ce7" office:value-type="string" calcext:value-type="string">
            <text:p>Cs</text:p>
          </table:table-cell>
          <table:table-cell table:style-name="ce7" office:value-type="string" calcext:value-type="string">
            <text:p>Со</text:p>
          </table:table-cell>
          <table:table-cell table:style-name="ce7" office:value-type="string" calcext:value-type="string">
            <text:p>Cs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(NORMINV(RAND();AVERAGE([.B$3:.B$52]);STDEVP([.B$3:.B$52]))+(RAND()-0.5)*STDEVP([.B$3:.B$52])*0.2))" office:value-type="float" office:value="16" calcext:value-type="float">
            <text:p>16</text:p>
          </table:table-cell>
          <table:table-cell table:formula="of:=ROUND((NORMINV(RAND();AVERAGE([.C$3:.C$52]);STDEVP([.C$3:.C$52]))+(RAND()-0.5)*STDEVP([.C$3:.C$52])*0.2))" office:value-type="float" office:value="25" calcext:value-type="float">
            <text:p>25</text:p>
          </table:table-cell>
          <table:table-cell table:formula="of:=ROUND((NORMINV(RAND();AVERAGE([.D$3:.D$52]);STDEVP([.D$3:.D$52]))+(RAND()-0.5)*STDEVP([.D$3:.D$52])*0.2))" office:value-type="float" office:value="88" calcext:value-type="float">
            <text:p>88</text:p>
          </table:table-cell>
          <table:table-cell/>
          <table:covered-table-cell table:number-columns-repeated="4" table:style-name="ce7"/>
          <table:table-cell table:style-name="ce7" office:value-type="string" calcext:value-type="string">
            <text:p>Со</text:p>
          </table:table-cell>
          <table:table-cell table:style-name="ce7" office:value-type="string" calcext:value-type="string">
            <text:p>Cs</text:p>
          </table:table-cell>
          <table:table-cell table:style-name="ce7" office:value-type="string" calcext:value-type="string">
            <text:p>Со</text:p>
          </table:table-cell>
          <table:table-cell table:style-name="ce7" office:value-type="string" calcext:value-type="string">
            <text:p>Cs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table:style-name="ce16"/>
          <table:table-cell table:style-name="ce7" office:value-type="string" calcext:value-type="string" table:number-columns-spanned="4" table:number-rows-spanned="1">
            <text:p>Крови (лейкемия)</text:p>
          </table:table-cell>
          <table:covered-table-cell table:number-columns-repeated="3" table:style-name="ce7"/>
          <table:table-cell table:style-name="ce12" table:formula="of:=2*[.$G$3]" office:value-type="float" office:value="0.2824" calcext:value-type="float">
            <text:p>0,28</text:p>
          </table:table-cell>
          <table:table-cell table:style-name="ce12" table:formula="of:=2*[.$G$4]" office:value-type="float" office:value="1.2808" calcext:value-type="float">
            <text:p>1,28</text:p>
          </table:table-cell>
          <table:table-cell table:style-name="ce97" table:formula="of:=[.J8]/1000" office:value-type="float" office:value="0.0002824" calcext:value-type="float">
            <text:p>3E-4</text:p>
          </table:table-cell>
          <table:table-cell table:style-name="ce97" table:formula="of:=[.K8]/1000" office:value-type="float" office:value="0.0012808" calcext:value-type="float">
            <text:p>1E-3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(NORMINV(RAND();AVERAGE([.B$3:.B$52]);STDEVP([.B$3:.B$52]))+(RAND()-0.5)*STDEVP([.B$3:.B$52])*0.2))" office:value-type="float" office:value="22" calcext:value-type="float">
            <text:p>22</text:p>
          </table:table-cell>
          <table:table-cell table:formula="of:=ROUND((NORMINV(RAND();AVERAGE([.C$3:.C$52]);STDEVP([.C$3:.C$52]))+(RAND()-0.5)*STDEVP([.C$3:.C$52])*0.2))" office:value-type="float" office:value="32" calcext:value-type="float">
            <text:p>32</text:p>
          </table:table-cell>
          <table:table-cell table:formula="of:=ROUND((NORMINV(RAND();AVERAGE([.D$3:.D$52]);STDEVP([.D$3:.D$52]))+(RAND()-0.5)*STDEVP([.D$3:.D$52])*0.2))" office:value-type="float" office:value="81" calcext:value-type="float">
            <text:p>81</text:p>
          </table:table-cell>
          <table:table-cell/>
          <table:table-cell table:style-name="ce7" office:value-type="string" calcext:value-type="string" table:number-columns-spanned="4" table:number-rows-spanned="1">
            <text:p>Крови (лейкемия)</text:p>
          </table:table-cell>
          <table:covered-table-cell table:number-columns-repeated="3" table:style-name="ce7"/>
          <table:table-cell table:style-name="ce12" table:formula="of:=2*[.$G$3]" office:value-type="float" office:value="0.2824" calcext:value-type="float">
            <text:p>0,28</text:p>
          </table:table-cell>
          <table:table-cell table:style-name="ce12" table:formula="of:=2*[.$G$4]" office:value-type="float" office:value="1.2808" calcext:value-type="float">
            <text:p>1,28</text:p>
          </table:table-cell>
          <table:table-cell table:style-name="ce97" table:formula="of:=[.X8]/1000" office:value-type="float" office:value="0.0002824" calcext:value-type="float">
            <text:p>3E-4</text:p>
          </table:table-cell>
          <table:table-cell table:style-name="ce97" table:formula="of:=[.Y8]/1000" office:value-type="float" office:value="0.0012808" calcext:value-type="float">
            <text:p>1E-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table:style-name="ce16"/>
          <table:table-cell table:style-name="ce7" office:value-type="string" calcext:value-type="string" table:number-columns-spanned="4" table:number-rows-spanned="1">
            <text:p>Щитовидной железы</text:p>
          </table:table-cell>
          <table:covered-table-cell table:number-columns-repeated="3" table:style-name="ce7"/>
          <table:table-cell table:style-name="ce12" table:formula="of:=10*[.$G$3]" office:value-type="float" office:value="1.412" calcext:value-type="float">
            <text:p>1,41</text:p>
          </table:table-cell>
          <table:table-cell table:style-name="ce12" table:formula="of:=10*[.$G$4]" office:value-type="float" office:value="6.404" calcext:value-type="float">
            <text:p>6,40</text:p>
          </table:table-cell>
          <table:table-cell table:style-name="ce97" table:formula="of:=[.J9]/1000" office:value-type="float" office:value="0.001412" calcext:value-type="float">
            <text:p>1E-3</text:p>
          </table:table-cell>
          <table:table-cell table:style-name="ce97" table:formula="of:=[.K9]/1000" office:value-type="float" office:value="0.006404" calcext:value-type="float">
            <text:p>6E-3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(NORMINV(RAND();AVERAGE([.B$3:.B$52]);STDEVP([.B$3:.B$52]))+(RAND()-0.5)*STDEVP([.B$3:.B$52])*0.2))" office:value-type="float" office:value="20" calcext:value-type="float">
            <text:p>20</text:p>
          </table:table-cell>
          <table:table-cell table:formula="of:=ROUND((NORMINV(RAND();AVERAGE([.C$3:.C$52]);STDEVP([.C$3:.C$52]))+(RAND()-0.5)*STDEVP([.C$3:.C$52])*0.2))" office:value-type="float" office:value="33" calcext:value-type="float">
            <text:p>33</text:p>
          </table:table-cell>
          <table:table-cell table:formula="of:=ROUND((NORMINV(RAND();AVERAGE([.D$3:.D$52]);STDEVP([.D$3:.D$52]))+(RAND()-0.5)*STDEVP([.D$3:.D$52])*0.2))" office:value-type="float" office:value="88" calcext:value-type="float">
            <text:p>88</text:p>
          </table:table-cell>
          <table:table-cell/>
          <table:table-cell table:style-name="ce7" office:value-type="string" calcext:value-type="string" table:number-columns-spanned="4" table:number-rows-spanned="1">
            <text:p>Щитовидной железы</text:p>
          </table:table-cell>
          <table:covered-table-cell table:number-columns-repeated="3" table:style-name="ce7"/>
          <table:table-cell table:style-name="ce12" table:formula="of:=10*[.$G$3]" office:value-type="float" office:value="1.412" calcext:value-type="float">
            <text:p>1,41</text:p>
          </table:table-cell>
          <table:table-cell table:style-name="ce12" table:formula="of:=10*[.$G$4]" office:value-type="float" office:value="6.404" calcext:value-type="float">
            <text:p>6,40</text:p>
          </table:table-cell>
          <table:table-cell table:style-name="ce97" table:formula="of:=[.X9]/1000" office:value-type="float" office:value="0.001412" calcext:value-type="float">
            <text:p>1E-3</text:p>
          </table:table-cell>
          <table:table-cell table:style-name="ce97" table:formula="of:=[.Y9]/1000" office:value-type="float" office:value="0.006404" calcext:value-type="float">
            <text:p>6E-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style-name="ce16"/>
          <table:table-cell table:style-name="ce7" office:value-type="string" calcext:value-type="string" table:number-columns-spanned="4" table:number-rows-spanned="1">
            <text:p>Молочной железы</text:p>
          </table:table-cell>
          <table:covered-table-cell table:number-columns-repeated="3" table:style-name="ce7"/>
          <table:table-cell table:style-name="ce12" table:formula="of:=10*[.$G$3]" office:value-type="float" office:value="1.412" calcext:value-type="float">
            <text:p>1,41</text:p>
          </table:table-cell>
          <table:table-cell table:style-name="ce12" table:formula="of:=10*[.$G$4]" office:value-type="float" office:value="6.404" calcext:value-type="float">
            <text:p>6,40</text:p>
          </table:table-cell>
          <table:table-cell table:style-name="ce97" table:formula="of:=[.J10]/1000" office:value-type="float" office:value="0.001412" calcext:value-type="float">
            <text:p>1E-3</text:p>
          </table:table-cell>
          <table:table-cell table:style-name="ce97" table:formula="of:=[.K10]/1000" office:value-type="float" office:value="0.006404" calcext:value-type="float">
            <text:p>6E-3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(NORMINV(RAND();AVERAGE([.B$3:.B$52]);STDEVP([.B$3:.B$52]))+(RAND()-0.5)*STDEVP([.B$3:.B$52])*0.2))" office:value-type="float" office:value="25" calcext:value-type="float">
            <text:p>25</text:p>
          </table:table-cell>
          <table:table-cell table:formula="of:=ROUND((NORMINV(RAND();AVERAGE([.C$3:.C$52]);STDEVP([.C$3:.C$52]))+(RAND()-0.5)*STDEVP([.C$3:.C$52])*0.2))" office:value-type="float" office:value="39" calcext:value-type="float">
            <text:p>39</text:p>
          </table:table-cell>
          <table:table-cell table:formula="of:=ROUND((NORMINV(RAND();AVERAGE([.D$3:.D$52]);STDEVP([.D$3:.D$52]))+(RAND()-0.5)*STDEVP([.D$3:.D$52])*0.2))" office:value-type="float" office:value="83" calcext:value-type="float">
            <text:p>83</text:p>
          </table:table-cell>
          <table:table-cell/>
          <table:table-cell table:style-name="ce7" office:value-type="string" calcext:value-type="string" table:number-columns-spanned="4" table:number-rows-spanned="1">
            <text:p>Молочной железы</text:p>
          </table:table-cell>
          <table:covered-table-cell table:number-columns-repeated="3" table:style-name="ce7"/>
          <table:table-cell table:style-name="ce12" table:formula="of:=10*[.$G$3]" office:value-type="float" office:value="1.412" calcext:value-type="float">
            <text:p>1,41</text:p>
          </table:table-cell>
          <table:table-cell table:style-name="ce12" table:formula="of:=10*[.$G$4]" office:value-type="float" office:value="6.404" calcext:value-type="float">
            <text:p>6,40</text:p>
          </table:table-cell>
          <table:table-cell table:style-name="ce97" table:formula="of:=[.X10]/1000" office:value-type="float" office:value="0.001412" calcext:value-type="float">
            <text:p>1E-3</text:p>
          </table:table-cell>
          <table:table-cell table:style-name="ce97" table:formula="of:=[.Y10]/1000" office:value-type="float" office:value="0.006404" calcext:value-type="float">
            <text:p>6E-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table:style-name="ce16"/>
          <table:table-cell table:style-name="ce7" office:value-type="string" calcext:value-type="string" table:number-columns-spanned="4" table:number-rows-spanned="1">
            <text:p>Легких</text:p>
          </table:table-cell>
          <table:covered-table-cell table:number-columns-repeated="3" table:style-name="ce7"/>
          <table:table-cell table:style-name="ce12" table:formula="of:=5*[.$G$3]" office:value-type="float" office:value="0.706" calcext:value-type="float">
            <text:p>0,71</text:p>
          </table:table-cell>
          <table:table-cell table:style-name="ce12" table:formula="of:=5*[.$G$4]" office:value-type="float" office:value="3.202" calcext:value-type="float">
            <text:p>3,20</text:p>
          </table:table-cell>
          <table:table-cell table:style-name="ce97" table:formula="of:=[.J11]/1000" office:value-type="float" office:value="0.000706" calcext:value-type="float">
            <text:p>7E-4</text:p>
          </table:table-cell>
          <table:table-cell table:style-name="ce97" table:formula="of:=[.K11]/1000" office:value-type="float" office:value="0.003202" calcext:value-type="float">
            <text:p>3E-3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(NORMINV(RAND();AVERAGE([.B$3:.B$52]);STDEVP([.B$3:.B$52]))+(RAND()-0.5)*STDEVP([.B$3:.B$52])*0.2))" office:value-type="float" office:value="20" calcext:value-type="float">
            <text:p>20</text:p>
          </table:table-cell>
          <table:table-cell table:formula="of:=ROUND((NORMINV(RAND();AVERAGE([.C$3:.C$52]);STDEVP([.C$3:.C$52]))+(RAND()-0.5)*STDEVP([.C$3:.C$52])*0.2))" office:value-type="float" office:value="32" calcext:value-type="float">
            <text:p>32</text:p>
          </table:table-cell>
          <table:table-cell table:formula="of:=ROUND((NORMINV(RAND();AVERAGE([.D$3:.D$52]);STDEVP([.D$3:.D$52]))+(RAND()-0.5)*STDEVP([.D$3:.D$52])*0.2))" office:value-type="float" office:value="71" calcext:value-type="float">
            <text:p>71</text:p>
          </table:table-cell>
          <table:table-cell/>
          <table:table-cell table:style-name="ce7" office:value-type="string" calcext:value-type="string" table:number-columns-spanned="4" table:number-rows-spanned="1">
            <text:p>Легких</text:p>
          </table:table-cell>
          <table:covered-table-cell table:number-columns-repeated="3" table:style-name="ce7"/>
          <table:table-cell table:style-name="ce12" table:formula="of:=5*[.$G$3]" office:value-type="float" office:value="0.706" calcext:value-type="float">
            <text:p>0,71</text:p>
          </table:table-cell>
          <table:table-cell table:style-name="ce12" table:formula="of:=5*[.$G$4]" office:value-type="float" office:value="3.202" calcext:value-type="float">
            <text:p>3,20</text:p>
          </table:table-cell>
          <table:table-cell table:style-name="ce97" table:formula="of:=[.X11]/1000" office:value-type="float" office:value="0.000706" calcext:value-type="float">
            <text:p>7E-4</text:p>
          </table:table-cell>
          <table:table-cell table:style-name="ce97" table:formula="of:=[.Y11]/1000" office:value-type="float" office:value="0.003202" calcext:value-type="float">
            <text:p>3E-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style-name="ce16"/>
          <table:table-cell table:style-name="ce7" office:value-type="string" calcext:value-type="string" table:number-columns-spanned="4" table:number-rows-spanned="1">
            <text:p>Желудка, печени, толстой кишки</text:p>
          </table:table-cell>
          <table:covered-table-cell table:number-columns-repeated="3" table:style-name="ce7"/>
          <table:table-cell table:style-name="ce12" table:formula="of:=[.$G$3]" office:value-type="float" office:value="0.1412" calcext:value-type="float">
            <text:p>0,14</text:p>
          </table:table-cell>
          <table:table-cell table:style-name="ce12" table:formula="of:=[.$G$4]" office:value-type="float" office:value="0.6404" calcext:value-type="float">
            <text:p>0,64</text:p>
          </table:table-cell>
          <table:table-cell table:style-name="ce97" table:formula="of:=[.J12]/1000" office:value-type="float" office:value="0.0001412" calcext:value-type="float">
            <text:p>1E-4</text:p>
          </table:table-cell>
          <table:table-cell table:style-name="ce97" table:formula="of:=[.K12]/1000" office:value-type="float" office:value="0.0006404" calcext:value-type="float">
            <text:p>6E-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(NORMINV(RAND();AVERAGE([.B$3:.B$52]);STDEVP([.B$3:.B$52]))+(RAND()-0.5)*STDEVP([.B$3:.B$52])*0.2))" office:value-type="float" office:value="25" calcext:value-type="float">
            <text:p>25</text:p>
          </table:table-cell>
          <table:table-cell table:formula="of:=ROUND((NORMINV(RAND();AVERAGE([.C$3:.C$52]);STDEVP([.C$3:.C$52]))+(RAND()-0.5)*STDEVP([.C$3:.C$52])*0.2))" office:value-type="float" office:value="37" calcext:value-type="float">
            <text:p>37</text:p>
          </table:table-cell>
          <table:table-cell table:formula="of:=ROUND((NORMINV(RAND();AVERAGE([.D$3:.D$52]);STDEVP([.D$3:.D$52]))+(RAND()-0.5)*STDEVP([.D$3:.D$52])*0.2))" office:value-type="float" office:value="89" calcext:value-type="float">
            <text:p>89</text:p>
          </table:table-cell>
          <table:table-cell/>
          <table:table-cell table:style-name="ce7" office:value-type="string" calcext:value-type="string" table:number-columns-spanned="4" table:number-rows-spanned="1">
            <text:p>Желудка, печени, толстой кишки</text:p>
          </table:table-cell>
          <table:covered-table-cell table:number-columns-repeated="3" table:style-name="ce7"/>
          <table:table-cell table:style-name="ce12" table:formula="of:=[.$G$3]" office:value-type="float" office:value="0.1412" calcext:value-type="float">
            <text:p>0,14</text:p>
          </table:table-cell>
          <table:table-cell table:style-name="ce12" table:formula="of:=[.$G$4]" office:value-type="float" office:value="0.6404" calcext:value-type="float">
            <text:p>0,64</text:p>
          </table:table-cell>
          <table:table-cell table:style-name="ce97" table:formula="of:=[.X12]/1000" office:value-type="float" office:value="0.0001412" calcext:value-type="float">
            <text:p>1E-4</text:p>
          </table:table-cell>
          <table:table-cell table:style-name="ce97" table:formula="of:=[.Y12]/1000" office:value-type="float" office:value="0.0006404" calcext:value-type="float">
            <text:p>6E-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table:style-name="ce16"/>
          <table:table-cell table:style-name="ce7" office:value-type="string" calcext:value-type="string" table:number-columns-spanned="4" table:number-rows-spanned="2">
            <text:p>Костных тканей, пищевода, тонкой</text:p>
            <text:p>кишки, лимфатической ткани</text:p>
          </table:table-cell>
          <table:covered-table-cell table:number-columns-repeated="3" table:style-name="ce7"/>
          <table:table-cell table:style-name="ce12" table:formula="of:=0.2*[.$G$3]" office:value-type="float" office:value="0.02824" calcext:value-type="float" table:number-columns-spanned="1" table:number-rows-spanned="2">
            <text:p>0,03</text:p>
          </table:table-cell>
          <table:table-cell table:style-name="ce12" table:formula="of:=0.2*[.$G$4]" office:value-type="float" office:value="0.12808" calcext:value-type="float" table:number-columns-spanned="1" table:number-rows-spanned="2">
            <text:p>0,13</text:p>
          </table:table-cell>
          <table:table-cell table:style-name="ce97" table:formula="of:=[.J13]/1000" office:value-type="float" office:value="0.00002824" calcext:value-type="float" table:number-columns-spanned="1" table:number-rows-spanned="2">
            <text:p>3E-5</text:p>
          </table:table-cell>
          <table:table-cell table:style-name="ce97" table:formula="of:=[.K13]/1000" office:value-type="float" office:value="0.00012808" calcext:value-type="float" table:number-columns-spanned="1" table:number-rows-spanned="2">
            <text:p>1E-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(NORMINV(RAND();AVERAGE([.B$3:.B$52]);STDEVP([.B$3:.B$52]))+(RAND()-0.5)*STDEVP([.B$3:.B$52])*0.2))" office:value-type="float" office:value="18" calcext:value-type="float">
            <text:p>18</text:p>
          </table:table-cell>
          <table:table-cell table:formula="of:=ROUND((NORMINV(RAND();AVERAGE([.C$3:.C$52]);STDEVP([.C$3:.C$52]))+(RAND()-0.5)*STDEVP([.C$3:.C$52])*0.2))" office:value-type="float" office:value="36" calcext:value-type="float">
            <text:p>36</text:p>
          </table:table-cell>
          <table:table-cell table:formula="of:=ROUND((NORMINV(RAND();AVERAGE([.D$3:.D$52]);STDEVP([.D$3:.D$52]))+(RAND()-0.5)*STDEVP([.D$3:.D$52])*0.2))" office:value-type="float" office:value="88" calcext:value-type="float">
            <text:p>88</text:p>
          </table:table-cell>
          <table:table-cell/>
          <table:table-cell table:style-name="ce7" office:value-type="string" calcext:value-type="string" table:number-columns-spanned="4" table:number-rows-spanned="2">
            <text:p>Костных тканей, пищевода, тонкой</text:p>
            <text:p>кишки, лимфатической ткани</text:p>
          </table:table-cell>
          <table:covered-table-cell table:number-columns-repeated="3" table:style-name="ce7"/>
          <table:table-cell table:style-name="ce12" table:formula="of:=0.2*[.$G$3]" office:value-type="float" office:value="0.02824" calcext:value-type="float" table:number-columns-spanned="1" table:number-rows-spanned="2">
            <text:p>0,03</text:p>
          </table:table-cell>
          <table:table-cell table:style-name="ce12" table:formula="of:=0.2*[.$G$4]" office:value-type="float" office:value="0.12808" calcext:value-type="float" table:number-columns-spanned="1" table:number-rows-spanned="2">
            <text:p>0,13</text:p>
          </table:table-cell>
          <table:table-cell table:style-name="ce97" table:formula="of:=[.X13]/1000" office:value-type="float" office:value="0.00002824" calcext:value-type="float" table:number-columns-spanned="1" table:number-rows-spanned="2">
            <text:p>3E-5</text:p>
          </table:table-cell>
          <table:table-cell table:style-name="ce97" table:formula="of:=[.Y13]/1000" office:value-type="float" office:value="0.00012808" calcext:value-type="float" table:number-columns-spanned="1" table:number-rows-spanned="2">
            <text:p>1E-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style-name="ce16"/>
          <table:covered-table-cell table:number-columns-repeated="6" table:style-name="ce7"/>
          <table:covered-table-cell table:number-columns-repeated="2" table:style-name="ce97"/>
          <table:table-cell/>
          <table:table-cell office:value-type="float" office:value="12" calcext:value-type="float">
            <text:p>12</text:p>
          </table:table-cell>
          <table:table-cell table:formula="of:=ROUND((NORMINV(RAND();AVERAGE([.B$3:.B$52]);STDEVP([.B$3:.B$52]))+(RAND()-0.5)*STDEVP([.B$3:.B$52])*0.2))" office:value-type="float" office:value="22" calcext:value-type="float">
            <text:p>22</text:p>
          </table:table-cell>
          <table:table-cell table:formula="of:=ROUND((NORMINV(RAND();AVERAGE([.C$3:.C$52]);STDEVP([.C$3:.C$52]))+(RAND()-0.5)*STDEVP([.C$3:.C$52])*0.2))" office:value-type="float" office:value="18" calcext:value-type="float">
            <text:p>18</text:p>
          </table:table-cell>
          <table:table-cell table:formula="of:=ROUND((NORMINV(RAND();AVERAGE([.D$3:.D$52]);STDEVP([.D$3:.D$52]))+(RAND()-0.5)*STDEVP([.D$3:.D$52])*0.2))" office:value-type="float" office:value="89" calcext:value-type="float">
            <text:p>89</text:p>
          </table:table-cell>
          <table:table-cell/>
          <table:covered-table-cell table:number-columns-repeated="6" table:style-name="ce7"/>
          <table:covered-table-cell table:number-columns-repeated="2" table:style-name="ce9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style-name="ce16" table:number-columns-repeated="9"/>
          <table:table-cell/>
          <table:table-cell office:value-type="float" office:value="13" calcext:value-type="float">
            <text:p>13</text:p>
          </table:table-cell>
          <table:table-cell table:formula="of:=ROUND((NORMINV(RAND();AVERAGE([.B$3:.B$52]);STDEVP([.B$3:.B$52]))+(RAND()-0.5)*STDEVP([.B$3:.B$52])*0.2))" office:value-type="float" office:value="22" calcext:value-type="float">
            <text:p>22</text:p>
          </table:table-cell>
          <table:table-cell table:formula="of:=ROUND((NORMINV(RAND();AVERAGE([.C$3:.C$52]);STDEVP([.C$3:.C$52]))+(RAND()-0.5)*STDEVP([.C$3:.C$52])*0.2))" office:value-type="float" office:value="31" calcext:value-type="float">
            <text:p>31</text:p>
          </table:table-cell>
          <table:table-cell table:formula="of:=ROUND((NORMINV(RAND();AVERAGE([.D$3:.D$52]);STDEVP([.D$3:.D$52]))+(RAND()-0.5)*STDEVP([.D$3:.D$52])*0.2))" office:value-type="float" office:value="75" calcext:value-type="float">
            <text:p>75</text:p>
          </table:table-cell>
          <table:table-cell/>
          <table:table-cell table:style-name="ce16" table:number-columns-repeated="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style-name="ce16"/>
          <table:table-cell table:style-name="ce7" office:value-type="string" calcext:value-type="string" table:number-columns-spanned="4" table:number-rows-spanned="3">
            <text:p>Генетические заболевания</text:p>
          </table:table-cell>
          <table:covered-table-cell table:number-columns-repeated="3" table:style-name="ce7"/>
          <table:table-cell table:style-name="ce7" office:value-type="string" calcext:value-type="string" table:number-columns-spanned="2" table:number-rows-spanned="2">
            <text:p>К-во забол.</text:p>
            <text:p>Первое поколение</text:p>
          </table:table-cell>
          <table:covered-table-cell table:style-name="ce7"/>
          <table:table-cell table:style-name="ce7" office:value-type="string" calcext:value-type="string" table:number-columns-spanned="2" table:number-rows-spanned="2">
            <text:p>К-во забол.</text:p>
            <text:p>Конечный уровень</text:p>
          </table:table-cell>
          <table:covered-table-cell table:style-name="ce7"/>
          <table:table-cell/>
          <table:table-cell office:value-type="float" office:value="14" calcext:value-type="float">
            <text:p>14</text:p>
          </table:table-cell>
          <table:table-cell table:formula="of:=ROUND((NORMINV(RAND();AVERAGE([.B$3:.B$52]);STDEVP([.B$3:.B$52]))+(RAND()-0.5)*STDEVP([.B$3:.B$52])*0.2))" office:value-type="float" office:value="19" calcext:value-type="float">
            <text:p>19</text:p>
          </table:table-cell>
          <table:table-cell table:formula="of:=ROUND((NORMINV(RAND();AVERAGE([.C$3:.C$52]);STDEVP([.C$3:.C$52]))+(RAND()-0.5)*STDEVP([.C$3:.C$52])*0.2))" office:value-type="float" office:value="34" calcext:value-type="float">
            <text:p>34</text:p>
          </table:table-cell>
          <table:table-cell table:formula="of:=ROUND((NORMINV(RAND();AVERAGE([.D$3:.D$52]);STDEVP([.D$3:.D$52]))+(RAND()-0.5)*STDEVP([.D$3:.D$52])*0.2))" office:value-type="float" office:value="93" calcext:value-type="float">
            <text:p>93</text:p>
          </table:table-cell>
          <table:table-cell/>
          <table:table-cell table:style-name="ce7" office:value-type="string" calcext:value-type="string" table:number-columns-spanned="4" table:number-rows-spanned="3">
            <text:p>Генетические заболевания</text:p>
          </table:table-cell>
          <table:covered-table-cell table:number-columns-repeated="3" table:style-name="ce7"/>
          <table:table-cell table:style-name="ce7" office:value-type="string" calcext:value-type="string" table:number-columns-spanned="2" table:number-rows-spanned="2">
            <text:p>К-во забол.</text:p>
            <text:p>Первое поколение</text:p>
          </table:table-cell>
          <table:covered-table-cell table:style-name="ce7"/>
          <table:table-cell table:style-name="ce7" office:value-type="string" calcext:value-type="string" table:number-columns-spanned="2" table:number-rows-spanned="2">
            <text:p>К-во забол.</text:p>
            <text:p>Конечный уровень</text:p>
          </table:table-cell>
          <table:covered-table-cell table:style-name="ce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table:style-name="ce16"/>
          <table:covered-table-cell table:number-columns-repeated="8" table:style-name="ce7"/>
          <table:table-cell/>
          <table:table-cell office:value-type="float" office:value="15" calcext:value-type="float">
            <text:p>15</text:p>
          </table:table-cell>
          <table:table-cell table:formula="of:=ROUND((NORMINV(RAND();AVERAGE([.B$3:.B$52]);STDEVP([.B$3:.B$52]))+(RAND()-0.5)*STDEVP([.B$3:.B$52])*0.2))" office:value-type="float" office:value="24" calcext:value-type="float">
            <text:p>24</text:p>
          </table:table-cell>
          <table:table-cell table:formula="of:=ROUND((NORMINV(RAND();AVERAGE([.C$3:.C$52]);STDEVP([.C$3:.C$52]))+(RAND()-0.5)*STDEVP([.C$3:.C$52])*0.2))" office:value-type="float" office:value="21" calcext:value-type="float">
            <text:p>21</text:p>
          </table:table-cell>
          <table:table-cell table:formula="of:=ROUND((NORMINV(RAND();AVERAGE([.D$3:.D$52]);STDEVP([.D$3:.D$52]))+(RAND()-0.5)*STDEVP([.D$3:.D$52])*0.2))" office:value-type="float" office:value="92" calcext:value-type="float">
            <text:p>92</text:p>
          </table:table-cell>
          <table:table-cell/>
          <table:covered-table-cell table:number-columns-repeated="8" table:style-name="ce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16"/>
          <table:covered-table-cell table:number-columns-repeated="4" table:style-name="ce7"/>
          <table:table-cell table:style-name="ce7" office:value-type="string" calcext:value-type="string">
            <text:p>Со</text:p>
          </table:table-cell>
          <table:table-cell table:style-name="ce7" office:value-type="string" calcext:value-type="string">
            <text:p>Cs</text:p>
          </table:table-cell>
          <table:table-cell table:style-name="ce7" office:value-type="string" calcext:value-type="string">
            <text:p>Со</text:p>
          </table:table-cell>
          <table:table-cell table:style-name="ce7" office:value-type="string" calcext:value-type="string">
            <text:p>Cs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(NORMINV(RAND();AVERAGE([.B$3:.B$52]);STDEVP([.B$3:.B$52]))+(RAND()-0.5)*STDEVP([.B$3:.B$52])*0.2))" office:value-type="float" office:value="8" calcext:value-type="float">
            <text:p>8</text:p>
          </table:table-cell>
          <table:table-cell table:formula="of:=ROUND((NORMINV(RAND();AVERAGE([.C$3:.C$52]);STDEVP([.C$3:.C$52]))+(RAND()-0.5)*STDEVP([.C$3:.C$52])*0.2))" office:value-type="float" office:value="32" calcext:value-type="float">
            <text:p>32</text:p>
          </table:table-cell>
          <table:table-cell table:formula="of:=ROUND((NORMINV(RAND();AVERAGE([.D$3:.D$52]);STDEVP([.D$3:.D$52]))+(RAND()-0.5)*STDEVP([.D$3:.D$52])*0.2))" office:value-type="float" office:value="99" calcext:value-type="float">
            <text:p>99</text:p>
          </table:table-cell>
          <table:table-cell/>
          <table:covered-table-cell table:number-columns-repeated="4" table:style-name="ce7"/>
          <table:table-cell table:style-name="ce7" office:value-type="string" calcext:value-type="string">
            <text:p>Со</text:p>
          </table:table-cell>
          <table:table-cell table:style-name="ce7" office:value-type="string" calcext:value-type="string">
            <text:p>Cs</text:p>
          </table:table-cell>
          <table:table-cell table:style-name="ce7" office:value-type="string" calcext:value-type="string">
            <text:p>Со</text:p>
          </table:table-cell>
          <table:table-cell table:style-name="ce7" office:value-type="string" calcext:value-type="string">
            <text:p>C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style-name="ce16"/>
          <table:table-cell table:style-name="ce7" office:value-type="string" calcext:value-type="string" table:number-columns-spanned="4" table:number-rows-spanned="1">
            <text:p>Доминантные и рецессивные</text:p>
          </table:table-cell>
          <table:covered-table-cell table:number-columns-repeated="3" table:style-name="ce7"/>
          <table:table-cell table:style-name="ce7" table:formula="of:=1500*[.$G$3]" office:value-type="float" office:value="211.8" calcext:value-type="float">
            <text:p>211,8</text:p>
          </table:table-cell>
          <table:table-cell table:style-name="ce7" table:formula="of:=1500*[.$G$4]" office:value-type="float" office:value="960.6" calcext:value-type="float">
            <text:p>960,6</text:p>
          </table:table-cell>
          <table:table-cell table:style-name="ce7" table:formula="of:=10000*[.$G$3]" office:value-type="float" office:value="1412" calcext:value-type="float">
            <text:p>1412</text:p>
          </table:table-cell>
          <table:table-cell table:style-name="ce7" table:formula="of:=10000*[.$G$4]" office:value-type="float" office:value="6404" calcext:value-type="float">
            <text:p>640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OUND((NORMINV(RAND();AVERAGE([.B$3:.B$52]);STDEVP([.B$3:.B$52]))+(RAND()-0.5)*STDEVP([.B$3:.B$52])*0.2))" office:value-type="float" office:value="14" calcext:value-type="float">
            <text:p>14</text:p>
          </table:table-cell>
          <table:table-cell table:formula="of:=ROUND((NORMINV(RAND();AVERAGE([.C$3:.C$52]);STDEVP([.C$3:.C$52]))+(RAND()-0.5)*STDEVP([.C$3:.C$52])*0.2))" office:value-type="float" office:value="34" calcext:value-type="float">
            <text:p>34</text:p>
          </table:table-cell>
          <table:table-cell table:formula="of:=ROUND((NORMINV(RAND();AVERAGE([.D$3:.D$52]);STDEVP([.D$3:.D$52]))+(RAND()-0.5)*STDEVP([.D$3:.D$52])*0.2))" office:value-type="float" office:value="87" calcext:value-type="float">
            <text:p>87</text:p>
          </table:table-cell>
          <table:table-cell/>
          <table:table-cell table:style-name="ce7" office:value-type="string" calcext:value-type="string" table:number-columns-spanned="4" table:number-rows-spanned="1">
            <text:p>Доминантные и рецессивные</text:p>
          </table:table-cell>
          <table:covered-table-cell table:number-columns-repeated="3" table:style-name="ce7"/>
          <table:table-cell table:style-name="ce7" table:formula="of:=1500*[.$G$3]" office:value-type="float" office:value="211.8" calcext:value-type="float">
            <text:p>211,8</text:p>
          </table:table-cell>
          <table:table-cell table:style-name="ce7" table:formula="of:=1500*[.$G$4]" office:value-type="float" office:value="960.6" calcext:value-type="float">
            <text:p>960,6</text:p>
          </table:table-cell>
          <table:table-cell table:style-name="ce7" table:formula="of:=10000*[.$G$3]" office:value-type="float" office:value="1412" calcext:value-type="float">
            <text:p>1412</text:p>
          </table:table-cell>
          <table:table-cell table:style-name="ce7" table:formula="of:=10000*[.$G$4]" office:value-type="float" office:value="6404" calcext:value-type="float">
            <text:p>6404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style-name="ce16"/>
          <table:table-cell table:style-name="ce7" office:value-type="string" calcext:value-type="string" table:number-columns-spanned="4" table:number-rows-spanned="1">
            <text:p>Хромосомные аберрации</text:p>
          </table:table-cell>
          <table:covered-table-cell table:number-columns-repeated="3" table:style-name="ce7"/>
          <table:table-cell table:style-name="ce7" table:formula="of:=240*[.$G$3]" office:value-type="float" office:value="33.888" calcext:value-type="float">
            <text:p>33,888</text:p>
          </table:table-cell>
          <table:table-cell table:style-name="ce7" table:formula="of:=240*[.$G$4]" office:value-type="float" office:value="153.696" calcext:value-type="float">
            <text:p>153,696</text:p>
          </table:table-cell>
          <table:table-cell table:style-name="ce7" table:formula="of:=400*[.$G$3]" office:value-type="float" office:value="56.48" calcext:value-type="float">
            <text:p>56,48</text:p>
          </table:table-cell>
          <table:table-cell table:style-name="ce7" table:formula="of:=400*[.$G$4]" office:value-type="float" office:value="256.16" calcext:value-type="float">
            <text:p>256,1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(NORMINV(RAND();AVERAGE([.B$3:.B$52]);STDEVP([.B$3:.B$52]))+(RAND()-0.5)*STDEVP([.B$3:.B$52])*0.2))" office:value-type="float" office:value="18" calcext:value-type="float">
            <text:p>18</text:p>
          </table:table-cell>
          <table:table-cell table:formula="of:=ROUND((NORMINV(RAND();AVERAGE([.C$3:.C$52]);STDEVP([.C$3:.C$52]))+(RAND()-0.5)*STDEVP([.C$3:.C$52])*0.2))" office:value-type="float" office:value="21" calcext:value-type="float">
            <text:p>21</text:p>
          </table:table-cell>
          <table:table-cell table:formula="of:=ROUND((NORMINV(RAND();AVERAGE([.D$3:.D$52]);STDEVP([.D$3:.D$52]))+(RAND()-0.5)*STDEVP([.D$3:.D$52])*0.2))" office:value-type="float" office:value="85" calcext:value-type="float">
            <text:p>85</text:p>
          </table:table-cell>
          <table:table-cell/>
          <table:table-cell table:style-name="ce7" office:value-type="string" calcext:value-type="string" table:number-columns-spanned="4" table:number-rows-spanned="1">
            <text:p>Хромосомные аберрации</text:p>
          </table:table-cell>
          <table:covered-table-cell table:number-columns-repeated="3" table:style-name="ce7"/>
          <table:table-cell table:style-name="ce7" table:formula="of:=240*[.$G$3]" office:value-type="float" office:value="33.888" calcext:value-type="float">
            <text:p>33,888</text:p>
          </table:table-cell>
          <table:table-cell table:style-name="ce7" table:formula="of:=240*[.$G$4]" office:value-type="float" office:value="153.696" calcext:value-type="float">
            <text:p>153,696</text:p>
          </table:table-cell>
          <table:table-cell table:style-name="ce7" table:formula="of:=400*[.$G$3]" office:value-type="float" office:value="56.48" calcext:value-type="float">
            <text:p>56,48</text:p>
          </table:table-cell>
          <table:table-cell table:style-name="ce7" table:formula="of:=400*[.$G$4]" office:value-type="float" office:value="256.16" calcext:value-type="float">
            <text:p>256,16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style-name="ce16"/>
          <table:table-cell table:style-name="ce7" office:value-type="string" calcext:value-type="string" table:number-columns-spanned="4" table:number-rows-spanned="1">
            <text:p>Другие наследственные болезни</text:p>
          </table:table-cell>
          <table:covered-table-cell table:number-columns-repeated="3" table:style-name="ce7"/>
          <table:table-cell table:style-name="ce7" table:formula="of:=450*[.$G$3]" office:value-type="float" office:value="63.54" calcext:value-type="float">
            <text:p>63,54</text:p>
          </table:table-cell>
          <table:table-cell table:style-name="ce7" table:formula="of:=450*[.$G$4]" office:value-type="float" office:value="288.18" calcext:value-type="float">
            <text:p>288,18</text:p>
          </table:table-cell>
          <table:table-cell table:style-name="ce7" table:formula="of:=4500*[.$G$3]" office:value-type="float" office:value="635.4" calcext:value-type="float">
            <text:p>635,4</text:p>
          </table:table-cell>
          <table:table-cell table:style-name="ce7" table:formula="of:=4500*[.$G$4]" office:value-type="float" office:value="2881.8" calcext:value-type="float">
            <text:p>2881,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ROUND((NORMINV(RAND();AVERAGE([.B$3:.B$52]);STDEVP([.B$3:.B$52]))+(RAND()-0.5)*STDEVP([.B$3:.B$52])*0.2))" office:value-type="float" office:value="16" calcext:value-type="float">
            <text:p>16</text:p>
          </table:table-cell>
          <table:table-cell table:formula="of:=ROUND((NORMINV(RAND();AVERAGE([.C$3:.C$52]);STDEVP([.C$3:.C$52]))+(RAND()-0.5)*STDEVP([.C$3:.C$52])*0.2))" office:value-type="float" office:value="36" calcext:value-type="float">
            <text:p>36</text:p>
          </table:table-cell>
          <table:table-cell table:formula="of:=ROUND((NORMINV(RAND();AVERAGE([.D$3:.D$52]);STDEVP([.D$3:.D$52]))+(RAND()-0.5)*STDEVP([.D$3:.D$52])*0.2))" office:value-type="float" office:value="88" calcext:value-type="float">
            <text:p>88</text:p>
          </table:table-cell>
          <table:table-cell/>
          <table:table-cell table:style-name="ce7" office:value-type="string" calcext:value-type="string" table:number-columns-spanned="4" table:number-rows-spanned="1">
            <text:p>Другие наследственные болезни</text:p>
          </table:table-cell>
          <table:covered-table-cell table:number-columns-repeated="3" table:style-name="ce7"/>
          <table:table-cell table:style-name="ce7" table:formula="of:=450*[.$G$3]" office:value-type="float" office:value="63.54" calcext:value-type="float">
            <text:p>63,54</text:p>
          </table:table-cell>
          <table:table-cell table:style-name="ce7" table:formula="of:=450*[.$G$4]" office:value-type="float" office:value="288.18" calcext:value-type="float">
            <text:p>288,18</text:p>
          </table:table-cell>
          <table:table-cell table:style-name="ce7" table:formula="of:=4500*[.$G$3]" office:value-type="float" office:value="635.4" calcext:value-type="float">
            <text:p>635,4</text:p>
          </table:table-cell>
          <table:table-cell table:style-name="ce7" table:formula="of:=4500*[.$G$4]" office:value-type="float" office:value="2881.8" calcext:value-type="float">
            <text:p>2881,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formula="of:=ROUND((NORMINV(RAND();AVERAGE([.B$3:.B$52]);STDEVP([.B$3:.B$52]))+(RAND()-0.5)*STDEVP([.B$3:.B$52])*0.2))" office:value-type="float" office:value="20" calcext:value-type="float">
            <text:p>20</text:p>
          </table:table-cell>
          <table:table-cell table:formula="of:=ROUND((NORMINV(RAND();AVERAGE([.C$3:.C$52]);STDEVP([.C$3:.C$52]))+(RAND()-0.5)*STDEVP([.C$3:.C$52])*0.2))" office:value-type="float" office:value="33" calcext:value-type="float">
            <text:p>33</text:p>
          </table:table-cell>
          <table:table-cell table:formula="of:=ROUND((NORMINV(RAND();AVERAGE([.D$3:.D$52]);STDEVP([.D$3:.D$52]))+(RAND()-0.5)*STDEVP([.D$3:.D$52])*0.2))" office:value-type="float" office:value="90" calcext:value-type="float">
            <text:p>90</text:p>
          </table:table-cell>
          <table:table-cell table:number-columns-repeated="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formula="of:=ROUND((NORMINV(RAND();AVERAGE([.B$3:.B$52]);STDEVP([.B$3:.B$52]))+(RAND()-0.5)*STDEVP([.B$3:.B$52])*0.2))" office:value-type="float" office:value="15" calcext:value-type="float">
            <text:p>15</text:p>
          </table:table-cell>
          <table:table-cell table:formula="of:=ROUND((NORMINV(RAND();AVERAGE([.C$3:.C$52]);STDEVP([.C$3:.C$52]))+(RAND()-0.5)*STDEVP([.C$3:.C$52])*0.2))" office:value-type="float" office:value="35" calcext:value-type="float">
            <text:p>35</text:p>
          </table:table-cell>
          <table:table-cell table:formula="of:=ROUND((NORMINV(RAND();AVERAGE([.D$3:.D$52]);STDEVP([.D$3:.D$52]))+(RAND()-0.5)*STDEVP([.D$3:.D$52])*0.2))" office:value-type="float" office:value="87" calcext:value-type="float">
            <text:p>87</text:p>
          </table:table-cell>
          <table:table-cell table:number-columns-repeated="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94"/>
          <table:table-cell table:number-columns-repeated="8"/>
          <table:table-cell office:value-type="float" office:value="22" calcext:value-type="float">
            <text:p>22</text:p>
          </table:table-cell>
          <table:table-cell table:formula="of:=ROUND((NORMINV(RAND();AVERAGE([.B$3:.B$52]);STDEVP([.B$3:.B$52]))+(RAND()-0.5)*STDEVP([.B$3:.B$52])*0.2))" office:value-type="float" office:value="15" calcext:value-type="float">
            <text:p>15</text:p>
          </table:table-cell>
          <table:table-cell table:formula="of:=ROUND((NORMINV(RAND();AVERAGE([.C$3:.C$52]);STDEVP([.C$3:.C$52]))+(RAND()-0.5)*STDEVP([.C$3:.C$52])*0.2))" office:value-type="float" office:value="27" calcext:value-type="float">
            <text:p>27</text:p>
          </table:table-cell>
          <table:table-cell table:formula="of:=ROUND((NORMINV(RAND();AVERAGE([.D$3:.D$52]);STDEVP([.D$3:.D$52]))+(RAND()-0.5)*STDEVP([.D$3:.D$52])*0.2))" office:value-type="float" office:value="84" calcext:value-type="float">
            <text:p>84</text:p>
          </table:table-cell>
          <table:table-cell table:number-columns-repeated="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94"/>
          <table:table-cell table:number-columns-repeated="8"/>
          <table:table-cell office:value-type="float" office:value="23" calcext:value-type="float">
            <text:p>23</text:p>
          </table:table-cell>
          <table:table-cell table:formula="of:=ROUND((NORMINV(RAND();AVERAGE([.B$3:.B$52]);STDEVP([.B$3:.B$52]))+(RAND()-0.5)*STDEVP([.B$3:.B$52])*0.2))" office:value-type="float" office:value="16" calcext:value-type="float">
            <text:p>16</text:p>
          </table:table-cell>
          <table:table-cell table:formula="of:=ROUND((NORMINV(RAND();AVERAGE([.C$3:.C$52]);STDEVP([.C$3:.C$52]))+(RAND()-0.5)*STDEVP([.C$3:.C$52])*0.2))" office:value-type="float" office:value="33" calcext:value-type="float">
            <text:p>33</text:p>
          </table:table-cell>
          <table:table-cell table:formula="of:=ROUND((NORMINV(RAND();AVERAGE([.D$3:.D$52]);STDEVP([.D$3:.D$52]))+(RAND()-0.5)*STDEVP([.D$3:.D$52])*0.2))" office:value-type="float" office:value="77" calcext:value-type="float">
            <text:p>77</text:p>
          </table:table-cell>
          <table:table-cell table:number-columns-repeated="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94"/>
          <table:table-cell table:number-columns-repeated="8"/>
          <table:table-cell office:value-type="float" office:value="24" calcext:value-type="float">
            <text:p>24</text:p>
          </table:table-cell>
          <table:table-cell table:formula="of:=ROUND((NORMINV(RAND();AVERAGE([.B$3:.B$52]);STDEVP([.B$3:.B$52]))+(RAND()-0.5)*STDEVP([.B$3:.B$52])*0.2))" office:value-type="float" office:value="26" calcext:value-type="float">
            <text:p>26</text:p>
          </table:table-cell>
          <table:table-cell table:formula="of:=ROUND((NORMINV(RAND();AVERAGE([.C$3:.C$52]);STDEVP([.C$3:.C$52]))+(RAND()-0.5)*STDEVP([.C$3:.C$52])*0.2))" office:value-type="float" office:value="24" calcext:value-type="float">
            <text:p>24</text:p>
          </table:table-cell>
          <table:table-cell table:formula="of:=ROUND((NORMINV(RAND();AVERAGE([.D$3:.D$52]);STDEVP([.D$3:.D$52]))+(RAND()-0.5)*STDEVP([.D$3:.D$52])*0.2))" office:value-type="float" office:value="89" calcext:value-type="float">
            <text:p>89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94"/>
          <table:table-cell table:number-columns-repeated="8"/>
          <table:table-cell office:value-type="float" office:value="25" calcext:value-type="float">
            <text:p>25</text:p>
          </table:table-cell>
          <table:table-cell table:formula="of:=ROUND((NORMINV(RAND();AVERAGE([.B$3:.B$52]);STDEVP([.B$3:.B$52]))+(RAND()-0.5)*STDEVP([.B$3:.B$52])*0.2))" office:value-type="float" office:value="16" calcext:value-type="float">
            <text:p>16</text:p>
          </table:table-cell>
          <table:table-cell table:formula="of:=ROUND((NORMINV(RAND();AVERAGE([.C$3:.C$52]);STDEVP([.C$3:.C$52]))+(RAND()-0.5)*STDEVP([.C$3:.C$52])*0.2))" office:value-type="float" office:value="33" calcext:value-type="float">
            <text:p>33</text:p>
          </table:table-cell>
          <table:table-cell table:formula="of:=ROUND((NORMINV(RAND();AVERAGE([.D$3:.D$52]);STDEVP([.D$3:.D$52]))+(RAND()-0.5)*STDEVP([.D$3:.D$52])*0.2))" office:value-type="float" office:value="74" calcext:value-type="float">
            <text:p>74</text:p>
          </table:table-cell>
          <table:table-cell table:number-columns-repeated="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formula="of:=ROUND((NORMINV(RAND();AVERAGE([.B$3:.B$52]);STDEVP([.B$3:.B$52]))+(RAND()-0.5)*STDEVP([.B$3:.B$52])*0.2))" office:value-type="float" office:value="20" calcext:value-type="float">
            <text:p>20</text:p>
          </table:table-cell>
          <table:table-cell table:formula="of:=ROUND((NORMINV(RAND();AVERAGE([.C$3:.C$52]);STDEVP([.C$3:.C$52]))+(RAND()-0.5)*STDEVP([.C$3:.C$52])*0.2))" office:value-type="float" office:value="34" calcext:value-type="float">
            <text:p>34</text:p>
          </table:table-cell>
          <table:table-cell table:formula="of:=ROUND((NORMINV(RAND();AVERAGE([.D$3:.D$52]);STDEVP([.D$3:.D$52]))+(RAND()-0.5)*STDEVP([.D$3:.D$52])*0.2))" office:value-type="float" office:value="76" calcext:value-type="float">
            <text:p>76</text:p>
          </table:table-cell>
          <table:table-cell table:number-columns-repeated="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formula="of:=ROUND((NORMINV(RAND();AVERAGE([.B$3:.B$52]);STDEVP([.B$3:.B$52]))+(RAND()-0.5)*STDEVP([.B$3:.B$52])*0.2))" office:value-type="float" office:value="24" calcext:value-type="float">
            <text:p>24</text:p>
          </table:table-cell>
          <table:table-cell table:formula="of:=ROUND((NORMINV(RAND();AVERAGE([.C$3:.C$52]);STDEVP([.C$3:.C$52]))+(RAND()-0.5)*STDEVP([.C$3:.C$52])*0.2))" office:value-type="float" office:value="30" calcext:value-type="float">
            <text:p>30</text:p>
          </table:table-cell>
          <table:table-cell table:formula="of:=ROUND((NORMINV(RAND();AVERAGE([.D$3:.D$52]);STDEVP([.D$3:.D$52]))+(RAND()-0.5)*STDEVP([.D$3:.D$52])*0.2))" office:value-type="float" office:value="94" calcext:value-type="float">
            <text:p>94</text:p>
          </table:table-cell>
          <table:table-cell table:number-columns-repeated="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formula="of:=ROUND((NORMINV(RAND();AVERAGE([.B$3:.B$52]);STDEVP([.B$3:.B$52]))+(RAND()-0.5)*STDEVP([.B$3:.B$52])*0.2))" office:value-type="float" office:value="18" calcext:value-type="float">
            <text:p>18</text:p>
          </table:table-cell>
          <table:table-cell table:formula="of:=ROUND((NORMINV(RAND();AVERAGE([.C$3:.C$52]);STDEVP([.C$3:.C$52]))+(RAND()-0.5)*STDEVP([.C$3:.C$52])*0.2))" office:value-type="float" office:value="36" calcext:value-type="float">
            <text:p>36</text:p>
          </table:table-cell>
          <table:table-cell table:formula="of:=ROUND((NORMINV(RAND();AVERAGE([.D$3:.D$52]);STDEVP([.D$3:.D$52]))+(RAND()-0.5)*STDEVP([.D$3:.D$52])*0.2))" office:value-type="float" office:value="92" calcext:value-type="float">
            <text:p>92</text:p>
          </table:table-cell>
          <table:table-cell table:number-columns-repeated="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table:formula="of:=ROUND((NORMINV(RAND();AVERAGE([.B$3:.B$52]);STDEVP([.B$3:.B$52]))+(RAND()-0.5)*STDEVP([.B$3:.B$52])*0.2))" office:value-type="float" office:value="15" calcext:value-type="float">
            <text:p>15</text:p>
          </table:table-cell>
          <table:table-cell table:formula="of:=ROUND((NORMINV(RAND();AVERAGE([.C$3:.C$52]);STDEVP([.C$3:.C$52]))+(RAND()-0.5)*STDEVP([.C$3:.C$52])*0.2))" office:value-type="float" office:value="34" calcext:value-type="float">
            <text:p>34</text:p>
          </table:table-cell>
          <table:table-cell table:formula="of:=ROUND((NORMINV(RAND();AVERAGE([.D$3:.D$52]);STDEVP([.D$3:.D$52]))+(RAND()-0.5)*STDEVP([.D$3:.D$52])*0.2))" office:value-type="float" office:value="66" calcext:value-type="float">
            <text:p>66</text:p>
          </table:table-cell>
          <table:table-cell table:number-columns-repeated="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table:formula="of:=ROUND((NORMINV(RAND();AVERAGE([.B$3:.B$52]);STDEVP([.B$3:.B$52]))+(RAND()-0.5)*STDEVP([.B$3:.B$52])*0.2))" office:value-type="float" office:value="21" calcext:value-type="float">
            <text:p>21</text:p>
          </table:table-cell>
          <table:table-cell table:formula="of:=ROUND((NORMINV(RAND();AVERAGE([.C$3:.C$52]);STDEVP([.C$3:.C$52]))+(RAND()-0.5)*STDEVP([.C$3:.C$52])*0.2))" office:value-type="float" office:value="20" calcext:value-type="float">
            <text:p>20</text:p>
          </table:table-cell>
          <table:table-cell table:formula="of:=ROUND((NORMINV(RAND();AVERAGE([.D$3:.D$52]);STDEVP([.D$3:.D$52]))+(RAND()-0.5)*STDEVP([.D$3:.D$52])*0.2))" office:value-type="float" office:value="77" calcext:value-type="float">
            <text:p>77</text:p>
          </table:table-cell>
          <table:table-cell table:number-columns-repeated="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table:formula="of:=ROUND((NORMINV(RAND();AVERAGE([.B$3:.B$52]);STDEVP([.B$3:.B$52]))+(RAND()-0.5)*STDEVP([.B$3:.B$52])*0.2))" office:value-type="float" office:value="23" calcext:value-type="float">
            <text:p>23</text:p>
          </table:table-cell>
          <table:table-cell table:formula="of:=ROUND((NORMINV(RAND();AVERAGE([.C$3:.C$52]);STDEVP([.C$3:.C$52]))+(RAND()-0.5)*STDEVP([.C$3:.C$52])*0.2))" office:value-type="float" office:value="31" calcext:value-type="float">
            <text:p>31</text:p>
          </table:table-cell>
          <table:table-cell table:formula="of:=ROUND((NORMINV(RAND();AVERAGE([.D$3:.D$52]);STDEVP([.D$3:.D$52]))+(RAND()-0.5)*STDEVP([.D$3:.D$52])*0.2))" office:value-type="float" office:value="89" calcext:value-type="float">
            <text:p>89</text:p>
          </table:table-cell>
          <table:table-cell table:number-columns-repeated="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table:formula="of:=ROUND((NORMINV(RAND();AVERAGE([.B$3:.B$52]);STDEVP([.B$3:.B$52]))+(RAND()-0.5)*STDEVP([.B$3:.B$52])*0.2))" office:value-type="float" office:value="19" calcext:value-type="float">
            <text:p>19</text:p>
          </table:table-cell>
          <table:table-cell table:formula="of:=ROUND((NORMINV(RAND();AVERAGE([.C$3:.C$52]);STDEVP([.C$3:.C$52]))+(RAND()-0.5)*STDEVP([.C$3:.C$52])*0.2))" office:value-type="float" office:value="33" calcext:value-type="float">
            <text:p>33</text:p>
          </table:table-cell>
          <table:table-cell table:formula="of:=ROUND((NORMINV(RAND();AVERAGE([.D$3:.D$52]);STDEVP([.D$3:.D$52]))+(RAND()-0.5)*STDEVP([.D$3:.D$52])*0.2))" office:value-type="float" office:value="77" calcext:value-type="float">
            <text:p>77</text:p>
          </table:table-cell>
          <table:table-cell table:number-columns-repeated="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formula="of:=ROUND((NORMINV(RAND();AVERAGE([.B$3:.B$52]);STDEVP([.B$3:.B$52]))+(RAND()-0.5)*STDEVP([.B$3:.B$52])*0.2))" office:value-type="float" office:value="12" calcext:value-type="float">
            <text:p>12</text:p>
          </table:table-cell>
          <table:table-cell table:formula="of:=ROUND((NORMINV(RAND();AVERAGE([.C$3:.C$52]);STDEVP([.C$3:.C$52]))+(RAND()-0.5)*STDEVP([.C$3:.C$52])*0.2))" office:value-type="float" office:value="31" calcext:value-type="float">
            <text:p>31</text:p>
          </table:table-cell>
          <table:table-cell table:formula="of:=ROUND((NORMINV(RAND();AVERAGE([.D$3:.D$52]);STDEVP([.D$3:.D$52]))+(RAND()-0.5)*STDEVP([.D$3:.D$52])*0.2))" office:value-type="float" office:value="85" calcext:value-type="float">
            <text:p>85</text:p>
          </table:table-cell>
          <table:table-cell table:number-columns-repeated="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table:formula="of:=ROUND((NORMINV(RAND();AVERAGE([.B$3:.B$52]);STDEVP([.B$3:.B$52]))+(RAND()-0.5)*STDEVP([.B$3:.B$52])*0.2))" office:value-type="float" office:value="19" calcext:value-type="float">
            <text:p>19</text:p>
          </table:table-cell>
          <table:table-cell table:formula="of:=ROUND((NORMINV(RAND();AVERAGE([.C$3:.C$52]);STDEVP([.C$3:.C$52]))+(RAND()-0.5)*STDEVP([.C$3:.C$52])*0.2))" office:value-type="float" office:value="37" calcext:value-type="float">
            <text:p>37</text:p>
          </table:table-cell>
          <table:table-cell table:formula="of:=ROUND((NORMINV(RAND();AVERAGE([.D$3:.D$52]);STDEVP([.D$3:.D$52]))+(RAND()-0.5)*STDEVP([.D$3:.D$52])*0.2))" office:value-type="float" office:value="92" calcext:value-type="float">
            <text:p>92</text:p>
          </table:table-cell>
          <table:table-cell table:number-columns-repeated="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formula="of:=ROUND((NORMINV(RAND();AVERAGE([.B$3:.B$52]);STDEVP([.B$3:.B$52]))+(RAND()-0.5)*STDEVP([.B$3:.B$52])*0.2))" office:value-type="float" office:value="22" calcext:value-type="float">
            <text:p>22</text:p>
          </table:table-cell>
          <table:table-cell table:formula="of:=ROUND((NORMINV(RAND();AVERAGE([.C$3:.C$52]);STDEVP([.C$3:.C$52]))+(RAND()-0.5)*STDEVP([.C$3:.C$52])*0.2))" office:value-type="float" office:value="28" calcext:value-type="float">
            <text:p>28</text:p>
          </table:table-cell>
          <table:table-cell table:formula="of:=ROUND((NORMINV(RAND();AVERAGE([.D$3:.D$52]);STDEVP([.D$3:.D$52]))+(RAND()-0.5)*STDEVP([.D$3:.D$52])*0.2))" office:value-type="float" office:value="62" calcext:value-type="float">
            <text:p>62</text:p>
          </table:table-cell>
          <table:table-cell table:number-columns-repeated="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table:formula="of:=ROUND((NORMINV(RAND();AVERAGE([.B$3:.B$52]);STDEVP([.B$3:.B$52]))+(RAND()-0.5)*STDEVP([.B$3:.B$52])*0.2))" office:value-type="float" office:value="21" calcext:value-type="float">
            <text:p>21</text:p>
          </table:table-cell>
          <table:table-cell table:formula="of:=ROUND((NORMINV(RAND();AVERAGE([.C$3:.C$52]);STDEVP([.C$3:.C$52]))+(RAND()-0.5)*STDEVP([.C$3:.C$52])*0.2))" office:value-type="float" office:value="28" calcext:value-type="float">
            <text:p>28</text:p>
          </table:table-cell>
          <table:table-cell table:formula="of:=ROUND((NORMINV(RAND();AVERAGE([.D$3:.D$52]);STDEVP([.D$3:.D$52]))+(RAND()-0.5)*STDEVP([.D$3:.D$52])*0.2))" office:value-type="float" office:value="91" calcext:value-type="float">
            <text:p>91</text:p>
          </table:table-cell>
          <table:table-cell table:number-columns-repeated="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table:formula="of:=ROUND((NORMINV(RAND();AVERAGE([.B$3:.B$52]);STDEVP([.B$3:.B$52]))+(RAND()-0.5)*STDEVP([.B$3:.B$52])*0.2))" office:value-type="float" office:value="21" calcext:value-type="float">
            <text:p>21</text:p>
          </table:table-cell>
          <table:table-cell table:formula="of:=ROUND((NORMINV(RAND();AVERAGE([.C$3:.C$52]);STDEVP([.C$3:.C$52]))+(RAND()-0.5)*STDEVP([.C$3:.C$52])*0.2))" office:value-type="float" office:value="30" calcext:value-type="float">
            <text:p>30</text:p>
          </table:table-cell>
          <table:table-cell table:formula="of:=ROUND((NORMINV(RAND();AVERAGE([.D$3:.D$52]);STDEVP([.D$3:.D$52]))+(RAND()-0.5)*STDEVP([.D$3:.D$52])*0.2))" office:value-type="float" office:value="62" calcext:value-type="float">
            <text:p>62</text:p>
          </table:table-cell>
          <table:table-cell table:number-columns-repeated="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table:formula="of:=ROUND((NORMINV(RAND();AVERAGE([.B$3:.B$52]);STDEVP([.B$3:.B$52]))+(RAND()-0.5)*STDEVP([.B$3:.B$52])*0.2))" office:value-type="float" office:value="20" calcext:value-type="float">
            <text:p>20</text:p>
          </table:table-cell>
          <table:table-cell table:formula="of:=ROUND((NORMINV(RAND();AVERAGE([.C$3:.C$52]);STDEVP([.C$3:.C$52]))+(RAND()-0.5)*STDEVP([.C$3:.C$52])*0.2))" office:value-type="float" office:value="32" calcext:value-type="float">
            <text:p>32</text:p>
          </table:table-cell>
          <table:table-cell table:formula="of:=ROUND((NORMINV(RAND();AVERAGE([.D$3:.D$52]);STDEVP([.D$3:.D$52]))+(RAND()-0.5)*STDEVP([.D$3:.D$52])*0.2))" office:value-type="float" office:value="74" calcext:value-type="float">
            <text:p>74</text:p>
          </table:table-cell>
          <table:table-cell table:number-columns-repeated="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table:formula="of:=ROUND((NORMINV(RAND();AVERAGE([.B$3:.B$52]);STDEVP([.B$3:.B$52]))+(RAND()-0.5)*STDEVP([.B$3:.B$52])*0.2))" office:value-type="float" office:value="25" calcext:value-type="float">
            <text:p>25</text:p>
          </table:table-cell>
          <table:table-cell table:formula="of:=ROUND((NORMINV(RAND();AVERAGE([.C$3:.C$52]);STDEVP([.C$3:.C$52]))+(RAND()-0.5)*STDEVP([.C$3:.C$52])*0.2))" office:value-type="float" office:value="34" calcext:value-type="float">
            <text:p>34</text:p>
          </table:table-cell>
          <table:table-cell table:formula="of:=ROUND((NORMINV(RAND();AVERAGE([.D$3:.D$52]);STDEVP([.D$3:.D$52]))+(RAND()-0.5)*STDEVP([.D$3:.D$52])*0.2))" office:value-type="float" office:value="81" calcext:value-type="float">
            <text:p>81</text:p>
          </table:table-cell>
          <table:table-cell table:number-columns-repeated="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formula="of:=ROUND((NORMINV(RAND();AVERAGE([.B$3:.B$52]);STDEVP([.B$3:.B$52]))+(RAND()-0.5)*STDEVP([.B$3:.B$52])*0.2))" office:value-type="float" office:value="14" calcext:value-type="float">
            <text:p>14</text:p>
          </table:table-cell>
          <table:table-cell table:formula="of:=ROUND((NORMINV(RAND();AVERAGE([.C$3:.C$52]);STDEVP([.C$3:.C$52]))+(RAND()-0.5)*STDEVP([.C$3:.C$52])*0.2))" office:value-type="float" office:value="38" calcext:value-type="float">
            <text:p>38</text:p>
          </table:table-cell>
          <table:table-cell table:formula="of:=ROUND((NORMINV(RAND();AVERAGE([.D$3:.D$52]);STDEVP([.D$3:.D$52]))+(RAND()-0.5)*STDEVP([.D$3:.D$52])*0.2))" office:value-type="float" office:value="91" calcext:value-type="float">
            <text:p>91</text:p>
          </table:table-cell>
          <table:table-cell table:number-columns-repeated="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table:formula="of:=ROUND((NORMINV(RAND();AVERAGE([.B$3:.B$52]);STDEVP([.B$3:.B$52]))+(RAND()-0.5)*STDEVP([.B$3:.B$52])*0.2))" office:value-type="float" office:value="25" calcext:value-type="float">
            <text:p>25</text:p>
          </table:table-cell>
          <table:table-cell table:formula="of:=ROUND((NORMINV(RAND();AVERAGE([.C$3:.C$52]);STDEVP([.C$3:.C$52]))+(RAND()-0.5)*STDEVP([.C$3:.C$52])*0.2))" office:value-type="float" office:value="36" calcext:value-type="float">
            <text:p>36</text:p>
          </table:table-cell>
          <table:table-cell table:formula="of:=ROUND((NORMINV(RAND();AVERAGE([.D$3:.D$52]);STDEVP([.D$3:.D$52]))+(RAND()-0.5)*STDEVP([.D$3:.D$52])*0.2))" office:value-type="float" office:value="94" calcext:value-type="float">
            <text:p>94</text:p>
          </table:table-cell>
          <table:table-cell table:number-columns-repeated="9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table:formula="of:=ROUND((NORMINV(RAND();AVERAGE([.B$3:.B$52]);STDEVP([.B$3:.B$52]))+(RAND()-0.5)*STDEVP([.B$3:.B$52])*0.2))" office:value-type="float" office:value="24" calcext:value-type="float">
            <text:p>24</text:p>
          </table:table-cell>
          <table:table-cell table:formula="of:=ROUND((NORMINV(RAND();AVERAGE([.C$3:.C$52]);STDEVP([.C$3:.C$52]))+(RAND()-0.5)*STDEVP([.C$3:.C$52])*0.2))" office:value-type="float" office:value="40" calcext:value-type="float">
            <text:p>40</text:p>
          </table:table-cell>
          <table:table-cell table:formula="of:=ROUND((NORMINV(RAND();AVERAGE([.D$3:.D$52]);STDEVP([.D$3:.D$52]))+(RAND()-0.5)*STDEVP([.D$3:.D$52])*0.2))" office:value-type="float" office:value="70" calcext:value-type="float">
            <text:p>70</text:p>
          </table:table-cell>
          <table:table-cell table:number-columns-repeated="9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table:formula="of:=ROUND((NORMINV(RAND();AVERAGE([.B$3:.B$52]);STDEVP([.B$3:.B$52]))+(RAND()-0.5)*STDEVP([.B$3:.B$52])*0.2))" office:value-type="float" office:value="17" calcext:value-type="float">
            <text:p>17</text:p>
          </table:table-cell>
          <table:table-cell table:formula="of:=ROUND((NORMINV(RAND();AVERAGE([.C$3:.C$52]);STDEVP([.C$3:.C$52]))+(RAND()-0.5)*STDEVP([.C$3:.C$52])*0.2))" office:value-type="float" office:value="36" calcext:value-type="float">
            <text:p>36</text:p>
          </table:table-cell>
          <table:table-cell table:formula="of:=ROUND((NORMINV(RAND();AVERAGE([.D$3:.D$52]);STDEVP([.D$3:.D$52]))+(RAND()-0.5)*STDEVP([.D$3:.D$52])*0.2))" office:value-type="float" office:value="81" calcext:value-type="float">
            <text:p>81</text:p>
          </table:table-cell>
          <table:table-cell table:number-columns-repeated="9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table:formula="of:=ROUND((NORMINV(RAND();AVERAGE([.B$3:.B$52]);STDEVP([.B$3:.B$52]))+(RAND()-0.5)*STDEVP([.B$3:.B$52])*0.2))" office:value-type="float" office:value="18" calcext:value-type="float">
            <text:p>18</text:p>
          </table:table-cell>
          <table:table-cell table:formula="of:=ROUND((NORMINV(RAND();AVERAGE([.C$3:.C$52]);STDEVP([.C$3:.C$52]))+(RAND()-0.5)*STDEVP([.C$3:.C$52])*0.2))" office:value-type="float" office:value="38" calcext:value-type="float">
            <text:p>38</text:p>
          </table:table-cell>
          <table:table-cell table:formula="of:=ROUND((NORMINV(RAND();AVERAGE([.D$3:.D$52]);STDEVP([.D$3:.D$52]))+(RAND()-0.5)*STDEVP([.D$3:.D$52])*0.2))" office:value-type="float" office:value="78" calcext:value-type="float">
            <text:p>78</text:p>
          </table:table-cell>
          <table:table-cell table:number-columns-repeated="9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table:formula="of:=ROUND((NORMINV(RAND();AVERAGE([.B$3:.B$52]);STDEVP([.B$3:.B$52]))+(RAND()-0.5)*STDEVP([.B$3:.B$52])*0.2))" office:value-type="float" office:value="25" calcext:value-type="float">
            <text:p>25</text:p>
          </table:table-cell>
          <table:table-cell table:formula="of:=ROUND((NORMINV(RAND();AVERAGE([.C$3:.C$52]);STDEVP([.C$3:.C$52]))+(RAND()-0.5)*STDEVP([.C$3:.C$52])*0.2))" office:value-type="float" office:value="28" calcext:value-type="float">
            <text:p>28</text:p>
          </table:table-cell>
          <table:table-cell table:formula="of:=ROUND((NORMINV(RAND();AVERAGE([.D$3:.D$52]);STDEVP([.D$3:.D$52]))+(RAND()-0.5)*STDEVP([.D$3:.D$52])*0.2))" office:value-type="float" office:value="83" calcext:value-type="float">
            <text:p>83</text:p>
          </table:table-cell>
          <table:table-cell table:number-columns-repeated="9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table:formula="of:=ROUND((NORMINV(RAND();AVERAGE([.B$3:.B$52]);STDEVP([.B$3:.B$52]))+(RAND()-0.5)*STDEVP([.B$3:.B$52])*0.2))" office:value-type="float" office:value="22" calcext:value-type="float">
            <text:p>22</text:p>
          </table:table-cell>
          <table:table-cell table:formula="of:=ROUND((NORMINV(RAND();AVERAGE([.C$3:.C$52]);STDEVP([.C$3:.C$52]))+(RAND()-0.5)*STDEVP([.C$3:.C$52])*0.2))" office:value-type="float" office:value="35" calcext:value-type="float">
            <text:p>35</text:p>
          </table:table-cell>
          <table:table-cell table:formula="of:=ROUND((NORMINV(RAND();AVERAGE([.D$3:.D$52]);STDEVP([.D$3:.D$52]))+(RAND()-0.5)*STDEVP([.D$3:.D$52])*0.2))" office:value-type="float" office:value="84" calcext:value-type="float">
            <text:p>84</text:p>
          </table:table-cell>
          <table:table-cell table:number-columns-repeated="9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table:formula="of:=ROUND((NORMINV(RAND();AVERAGE([.B$3:.B$52]);STDEVP([.B$3:.B$52]))+(RAND()-0.5)*STDEVP([.B$3:.B$52])*0.2))" office:value-type="float" office:value="15" calcext:value-type="float">
            <text:p>15</text:p>
          </table:table-cell>
          <table:table-cell table:formula="of:=ROUND((NORMINV(RAND();AVERAGE([.C$3:.C$52]);STDEVP([.C$3:.C$52]))+(RAND()-0.5)*STDEVP([.C$3:.C$52])*0.2))" office:value-type="float" office:value="44" calcext:value-type="float">
            <text:p>44</text:p>
          </table:table-cell>
          <table:table-cell table:formula="of:=ROUND((NORMINV(RAND();AVERAGE([.D$3:.D$52]);STDEVP([.D$3:.D$52]))+(RAND()-0.5)*STDEVP([.D$3:.D$52])*0.2))" office:value-type="float" office:value="77" calcext:value-type="float">
            <text:p>77</text:p>
          </table:table-cell>
          <table:table-cell table:number-columns-repeated="9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table:formula="of:=ROUND((NORMINV(RAND();AVERAGE([.B$3:.B$52]);STDEVP([.B$3:.B$52]))+(RAND()-0.5)*STDEVP([.B$3:.B$52])*0.2))" office:value-type="float" office:value="15" calcext:value-type="float">
            <text:p>15</text:p>
          </table:table-cell>
          <table:table-cell table:formula="of:=ROUND((NORMINV(RAND();AVERAGE([.C$3:.C$52]);STDEVP([.C$3:.C$52]))+(RAND()-0.5)*STDEVP([.C$3:.C$52])*0.2))" office:value-type="float" office:value="35" calcext:value-type="float">
            <text:p>35</text:p>
          </table:table-cell>
          <table:table-cell table:formula="of:=ROUND((NORMINV(RAND();AVERAGE([.D$3:.D$52]);STDEVP([.D$3:.D$52]))+(RAND()-0.5)*STDEVP([.D$3:.D$52])*0.2))" office:value-type="float" office:value="86" calcext:value-type="float">
            <text:p>86</text:p>
          </table:table-cell>
          <table:table-cell table:number-columns-repeated="9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table:formula="of:=ROUND((NORMINV(RAND();AVERAGE([.B$3:.B$52]);STDEVP([.B$3:.B$52]))+(RAND()-0.5)*STDEVP([.B$3:.B$52])*0.2))" office:value-type="float" office:value="23" calcext:value-type="float">
            <text:p>23</text:p>
          </table:table-cell>
          <table:table-cell table:formula="of:=ROUND((NORMINV(RAND();AVERAGE([.C$3:.C$52]);STDEVP([.C$3:.C$52]))+(RAND()-0.5)*STDEVP([.C$3:.C$52])*0.2))" office:value-type="float" office:value="44" calcext:value-type="float">
            <text:p>44</text:p>
          </table:table-cell>
          <table:table-cell table:formula="of:=ROUND((NORMINV(RAND();AVERAGE([.D$3:.D$52]);STDEVP([.D$3:.D$52]))+(RAND()-0.5)*STDEVP([.D$3:.D$52])*0.2))" office:value-type="float" office:value="88" calcext:value-type="float">
            <text:p>88</text:p>
          </table:table-cell>
          <table:table-cell table:number-columns-repeated="9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formula="of:=ROUND((NORMINV(RAND();AVERAGE([.B$3:.B$52]);STDEVP([.B$3:.B$52]))+(RAND()-0.5)*STDEVP([.B$3:.B$52])*0.2))" office:value-type="float" office:value="27" calcext:value-type="float">
            <text:p>27</text:p>
          </table:table-cell>
          <table:table-cell table:formula="of:=ROUND((NORMINV(RAND();AVERAGE([.C$3:.C$52]);STDEVP([.C$3:.C$52]))+(RAND()-0.5)*STDEVP([.C$3:.C$52])*0.2))" office:value-type="float" office:value="32" calcext:value-type="float">
            <text:p>32</text:p>
          </table:table-cell>
          <table:table-cell table:formula="of:=ROUND((NORMINV(RAND();AVERAGE([.D$3:.D$52]);STDEVP([.D$3:.D$52]))+(RAND()-0.5)*STDEVP([.D$3:.D$52])*0.2))" office:value-type="float" office:value="81" calcext:value-type="float">
            <text:p>81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&lt;D&gt;, Гр</text:p>
          </table:table-cell>
          <table:table-cell table:style-name="ce93" table:formula="of:=AVERAGE([.B3:.B52])" office:value-type="float" office:value="19.34" calcext:value-type="float">
            <text:p>19</text:p>
          </table:table-cell>
          <table:table-cell table:style-name="ce93" table:formula="of:=AVERAGE([.C3:.C52])" office:value-type="float" office:value="33.46" calcext:value-type="float">
            <text:p>33</text:p>
          </table:table-cell>
          <table:table-cell table:style-name="ce93" table:formula="of:=AVERAGE([.D3:.D52])" office:value-type="float" office:value="83.38" calcext:value-type="float">
            <text:p>83</text:p>
          </table:table-cell>
          <table:table-cell table:number-columns-repeated="10"/>
          <table:table-cell table:style-name="ce1" office:value-type="string" calcext:value-type="string">
            <text:p>&lt;D&gt;</text:p>
          </table:table-cell>
          <table:table-cell table:style-name="ce93" table:formula="of:=AVERAGE([.P3:.P52])" office:value-type="float" office:value="19.86" calcext:value-type="float">
            <text:p>20</text:p>
          </table:table-cell>
          <table:table-cell table:style-name="ce93" table:formula="of:=AVERAGE([.Q3:.Q52])" office:value-type="float" office:value="32.34" calcext:value-type="float">
            <text:p>32</text:p>
          </table:table-cell>
          <table:table-cell table:style-name="ce93" table:formula="of:=AVERAGE([.R3:.R52])" office:value-type="float" office:value="83.5" calcext:value-type="float">
            <text:p>8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" loext:min-decimal-places="1" number:min-integer-digits="1" number:grouping="true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24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.00.0000</text:date>, <text:time style:data-style-name="N2" text:time-value="11:23:26.07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6-02-18T13:44:08.76</meta:creation-date>
    <dc:date>2016-05-05T11:58:34.521000000</dc:date>
    <meta:editing-duration>PT21H28M57S</meta:editing-duration>
    <meta:editing-cycles>202</meta:editing-cycles>
    <meta:generator>LibreOffice/5.1.1.3$Windows_x86 LibreOffice_project/89f508ef3ecebd2cfb8e1def0f0ba9a803b88a6d</meta:generator>
    <meta:document-statistic meta:table-count="8" meta:cell-count="385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bar" chart:style-name="ch1">
        <chart:title svg:x="3.507cm" svg:y="0.256cm" chart:style-name="ch2">
          <text:p>Фон</text:p>
        </chart:title>
        <chart:plot-area chart:style-name="ch3" table:cell-range-address="'Лаба 6'.F11:'Лаба 6'.F21 'Лаба 6'.H11:'Лаба 6'.H21" chart:data-source-has-labels="column" svg:x="0.16cm" svg:y="1.155cm" svg:width="7.681cm" svg:height="4.726cm">
          <chartooo:coordinate-region svg:x="1.072cm" svg:y="1.354cm" svg:width="6.769cm" svg:height="3.88cm"/>
          <chart:axis chart:dimension="x" chart:name="primary-x" chart:style-name="ch4" chartooo:axis-type="auto">
            <chartooo:date-scale/>
            <chart:categories table:cell-range-address="'Лаба 6'.F11:'Лаба 6'.F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аба 6'.H11:'Лаба 6'.H2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Лаба 6'.F11:'Лаба 6'.F21</svg:desc>
                </draw:g>
              </table:table-cell>
              <table:table-cell office:value-type="float" office:value="7">
                <text:p>7</text:p>
                <draw:g>
                  <svg:desc>'Лаба 6'.H11:'Лаба 6'.H21</svg:desc>
                </draw:g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bar" chart:style-name="ch1">
        <chart:title svg:x="3.639cm" svg:y="0.256cm" chart:style-name="ch2">
          <text:p>Co</text:p>
        </chart:title>
        <chart:plot-area chart:style-name="ch3" table:cell-range-address="'Лаба 6'.I11:'Лаба 6'.I21 'Лаба 6'.K11:'Лаба 6'.K21" chart:data-source-has-labels="column" svg:x="0.16cm" svg:y="1.155cm" svg:width="7.681cm" svg:height="4.726cm">
          <chartooo:coordinate-region svg:x="1.072cm" svg:y="1.354cm" svg:width="6.769cm" svg:height="3.88cm"/>
          <chart:axis chart:dimension="x" chart:name="primary-x" chart:style-name="ch4" chartooo:axis-type="auto">
            <chartooo:date-scale/>
            <chart:categories table:cell-range-address="'Лаба 6'.I11:'Лаба 6'.I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аба 6'.K11:'Лаба 6'.K2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float" office:value="23">
                <text:p>23</text:p>
                <draw:g>
                  <svg:desc>'Лаба 6'.I11:'Лаба 6'.I21</svg:desc>
                </draw:g>
              </table:table-cell>
              <table:table-cell office:value-type="float" office:value="2">
                <text:p>2</text:p>
                <draw:g>
                  <svg:desc>'Лаба 6'.K11:'Лаба 6'.K21</svg:desc>
                </draw:g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bar" chart:style-name="ch1">
        <chart:title svg:x="3.652cm" svg:y="0.256cm" chart:style-name="ch2">
          <text:p>Cs</text:p>
        </chart:title>
        <chart:plot-area chart:style-name="ch3" table:cell-range-address="'Лаба 6'.L11:'Лаба 6'.L21 'Лаба 6'.N11:'Лаба 6'.N21" chart:data-source-has-labels="column" svg:x="0.16cm" svg:y="1.155cm" svg:width="7.681cm" svg:height="4.726cm">
          <chartooo:coordinate-region svg:x="1.072cm" svg:y="1.354cm" svg:width="6.769cm" svg:height="3.88cm"/>
          <chart:axis chart:dimension="x" chart:name="primary-x" chart:style-name="ch4" chartooo:axis-type="auto">
            <chartooo:date-scale/>
            <chart:categories table:cell-range-address="'Лаба 6'.L11:'Лаба 6'.L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аба 6'.N11:'Лаба 6'.N2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float" office:value="61">
                <text:p>61</text:p>
                <draw:g>
                  <svg:desc>'Лаба 6'.L11:'Лаба 6'.L21</svg:desc>
                </draw:g>
              </table:table-cell>
              <table:table-cell office:value-type="float" office:value="1">
                <text:p>1</text:p>
                <draw:g>
                  <svg:desc>'Лаба 6'.N11:'Лаба 6'.N21</svg:desc>
                </draw:g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.3999999999999">
                <text:p>93.3999999999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6.9999999999999">
                <text:p>96.99999999999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bar" chart:style-name="ch1">
        <chart:title svg:x="3.507cm" svg:y="0.256cm" chart:style-name="ch2">
          <text:p>Фон</text:p>
        </chart:title>
        <chart:plot-area chart:style-name="ch3" table:cell-range-address="'Лаба 6'.U11:'Лаба 6'.U21 'Лаба 6'.W11:'Лаба 6'.W21" chart:data-source-has-labels="column" svg:x="0.16cm" svg:y="1.155cm" svg:width="7.681cm" svg:height="4.726cm">
          <chartooo:coordinate-region svg:x="1.072cm" svg:y="1.354cm" svg:width="6.769cm" svg:height="3.88cm"/>
          <chart:axis chart:dimension="x" chart:name="primary-x" chart:style-name="ch4" chartooo:axis-type="auto">
            <chartooo:date-scale/>
            <chart:categories table:cell-range-address="'Лаба 6'.U11:'Лаба 6'.U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аба 6'.W11:'Лаба 6'.W2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W</text:p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'Лаба 6'.U11:'Лаба 6'.U21</svg:desc>
                </draw:g>
              </table:table-cell>
              <table:table-cell office:value-type="float" office:value="6">
                <text:p>6</text:p>
                <draw:g>
                  <svg:desc>'Лаба 6'.W11:'Лаба 6'.W21</svg:desc>
                </draw:g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bar" chart:style-name="ch1">
        <chart:title svg:x="3.639cm" svg:y="0.256cm" chart:style-name="ch2">
          <text:p>Co</text:p>
        </chart:title>
        <chart:plot-area chart:style-name="ch3" table:cell-range-address="'Лаба 6'.X11:'Лаба 6'.X21 'Лаба 6'.Z11:'Лаба 6'.Z21" chart:data-source-has-labels="column" svg:x="0.16cm" svg:y="1.155cm" svg:width="7.681cm" svg:height="4.726cm">
          <chartooo:coordinate-region svg:x="1.072cm" svg:y="1.354cm" svg:width="6.769cm" svg:height="3.88cm"/>
          <chart:axis chart:dimension="x" chart:name="primary-x" chart:style-name="ch4" chartooo:axis-type="auto">
            <chartooo:date-scale/>
            <chart:categories table:cell-range-address="'Лаба 6'.X11:'Лаба 6'.X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аба 6'.Z11:'Лаба 6'.Z2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Z</text:p>
              </table:table-cell>
            </table:table-row>
          </table:table-header-rows>
          <table:table-rows>
            <table:table-row>
              <table:table-cell office:value-type="float" office:value="24">
                <text:p>24</text:p>
                <draw:g>
                  <svg:desc>'Лаба 6'.X11:'Лаба 6'.X21</svg:desc>
                </draw:g>
              </table:table-cell>
              <table:table-cell office:value-type="float" office:value="3">
                <text:p>3</text:p>
                <draw:g>
                  <svg:desc>'Лаба 6'.Z11:'Лаба 6'.Z21</svg:desc>
                </draw:g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bar" chart:style-name="ch1">
        <chart:title svg:x="3.652cm" svg:y="0.256cm" chart:style-name="ch2">
          <text:p>Cs</text:p>
        </chart:title>
        <chart:plot-area chart:style-name="ch3" table:cell-range-address="'Лаба 6'.AA11:'Лаба 6'.AA21 'Лаба 6'.AC11:'Лаба 6'.AC21" chart:data-source-has-labels="column" svg:x="0.16cm" svg:y="1.155cm" svg:width="7.681cm" svg:height="4.726cm">
          <chartooo:coordinate-region svg:x="1.072cm" svg:y="1.354cm" svg:width="6.769cm" svg:height="3.88cm"/>
          <chart:axis chart:dimension="x" chart:name="primary-x" chart:style-name="ch4" chartooo:axis-type="auto">
            <chartooo:date-scale/>
            <chart:categories table:cell-range-address="'Лаба 6'.AA11:'Лаба 6'.AA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аба 6'.AC11:'Лаба 6'.AC2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C</text:p>
              </table:table-cell>
            </table:table-row>
          </table:table-header-rows>
          <table:table-rows>
            <table:table-row>
              <table:table-cell office:value-type="float" office:value="61">
                <text:p>61</text:p>
                <draw:g>
                  <svg:desc>'Лаба 6'.AA11:'Лаба 6'.AA21</svg:desc>
                </draw:g>
              </table:table-cell>
              <table:table-cell office:value-type="float" office:value="4">
                <text:p>4</text:p>
                <draw:g>
                  <svg:desc>'Лаба 6'.AC11:'Лаба 6'.AC21</svg:desc>
                </draw:g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.3999999999999">
                <text:p>93.3999999999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6.9999999999999">
                <text:p>96.9999999999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bar" chart:style-name="ch1">
        <chart:title svg:x="3.507cm" svg:y="0.256cm" chart:style-name="ch2">
          <text:p>Фон</text:p>
        </chart:title>
        <chart:plot-area chart:style-name="ch3" table:cell-range-address="'Лаба 7'.E17:'Лаба 7'.E26 'Лаба 7'.G17:'Лаба 7'.G26" chart:data-source-has-labels="column" svg:x="0.16cm" svg:y="1.155cm" svg:width="7.681cm" svg:height="4.726cm">
          <chartooo:coordinate-region svg:x="0.781cm" svg:y="1.354cm" svg:width="7.06cm" svg:height="3.88cm"/>
          <chart:axis chart:dimension="x" chart:name="primary-x" chart:style-name="ch4" chartooo:axis-type="auto">
            <chartooo:date-scale/>
            <chart:categories table:cell-range-address="'Лаба 7'.E17:'Лаба 7'.E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аба 7'.G17:'Лаба 7'.G26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Лаба 7'.E17:'Лаба 7'.E26</svg:desc>
                </draw:g>
              </table:table-cell>
              <table:table-cell office:value-type="float" office:value="2">
                <text:p>2</text:p>
                <draw:g>
                  <svg:desc>'Лаба 7'.G17:'Лаба 7'.G26</svg:desc>
                </draw:g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bar" chart:style-name="ch1">
        <chart:title svg:x="3.652cm" svg:y="0.256cm" chart:style-name="ch2">
          <text:p>Cs</text:p>
        </chart:title>
        <chart:plot-area chart:style-name="ch3" table:cell-range-address="'Лаба 7'.H17:'Лаба 7'.H26 'Лаба 7'.J17:'Лаба 7'.J26" chart:data-source-has-labels="column" svg:x="0.16cm" svg:y="1.155cm" svg:width="7.681cm" svg:height="4.726cm">
          <chartooo:coordinate-region svg:x="0.781cm" svg:y="1.354cm" svg:width="7.06cm" svg:height="3.88cm"/>
          <chart:axis chart:dimension="x" chart:name="primary-x" chart:style-name="ch4" chartooo:axis-type="auto">
            <chartooo:date-scale/>
            <chart:categories table:cell-range-address="'Лаба 7'.H17:'Лаба 7'.H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аба 7'.J17:'Лаба 7'.J26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float" office:value="469">
                <text:p>469</text:p>
                <draw:g>
                  <svg:desc>'Лаба 7'.H17:'Лаба 7'.H26</svg:desc>
                </draw:g>
              </table:table-cell>
              <table:table-cell office:value-type="float" office:value="1">
                <text:p>1</text:p>
                <draw:g>
                  <svg:desc>'Лаба 7'.J17:'Лаба 7'.J26</svg:desc>
                </draw:g>
              </table:table-cell>
            </table:table-row>
            <table:table-row>
              <table:table-cell office:value-type="float" office:value="491.3">
                <text:p>49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.6">
                <text:p>51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5.9">
                <text:p>535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58.2">
                <text:p>558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0.5">
                <text:p>580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02.8">
                <text:p>602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5.1">
                <text:p>625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7.4">
                <text:p>647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9.7">
                <text:p>669.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near-axis-other-side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display-label="true" chart:logarithmic="false" chart:origin="0" chart:reverse-direction="tru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43cm" svg:height="7.197cm" xlink:href=".." xlink:type="simple" chart:class="chart:scatter" chart:style-name="ch1">
        <chart:title svg:x="1.564cm" svg:y="0.278cm" chart:style-name="ch2">
          <text:p>Зависимость излучения
от толщины меди</text:p>
        </chart:title>
        <chart:plot-area chart:style-name="ch3" table:cell-range-address="'Лаба 9'.M2:'Лаба 9'.P3" svg:x="0.359cm" svg:y="1.764cm" svg:width="7.8cm" svg:height="4.99cm">
          <chartooo:coordinate-region svg:x="1.192cm" svg:y="1.964cm" svg:width="6.78cm" svg:height="4.293cm"/>
          <chart:axis chart:dimension="x" chart:name="primary-x" chart:style-name="ch4">
            <chart:title svg:x="7.08cm" svg:y="5.347cm" chart:style-name="ch5">
              <text:p>l, мм</text:p>
            </chart:title>
            <chart:grid chart:style-name="ch6" chart:class="major"/>
          </chart:axis>
          <chart:axis chart:dimension="y" chart:name="primary-y" chart:style-name="ch7">
            <chart:title svg:x="1.194cm" svg:y="1.356cm" chart:style-name="ch5">
              <text:p>ln(D)</text:p>
            </chart:title>
            <chart:grid chart:style-name="ch6" chart:class="major"/>
          </chart:axis>
          <chart:series chart:style-name="ch8" chart:values-cell-range-address="'Лаба 9'.M3:'Лаба 9'.P3" chart:class="chart:scatter">
            <chart:domain table:cell-range-address="'Лаба 9'.M2:'Лаба 9'.P2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Лаба 9'.M2:'Лаба 9'.P2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5.8">
                <text:p>5.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-0.426566530923243">
                <text:p>-0.426566530923243</text:p>
                <draw:g>
                  <svg:desc>'Лаба 9'.M3:'Лаба 9'.P3</svg:desc>
                </draw:g>
              </table:table-cell>
              <table:table-cell office:value-type="float" office:value="-0.877459547343466">
                <text:p>-0.877459547343466</text:p>
              </table:table-cell>
              <table:table-cell office:value-type="float" office:value="-1.03583452298078">
                <text:p>-1.03583452298078</text:p>
              </table:table-cell>
              <table:table-cell office:value-type="float" office:value="-1.14246375585931">
                <text:p>-1.142463755859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